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3.3402in"/>
    </style:style>
    <style:style style:name="co3" style:family="table-column">
      <style:table-column-properties fo:break-before="auto" style:column-width="0.4063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1425in"/>
    </style:style>
    <style:style style:name="co6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6543in"/>
    </style:style>
    <style:style style:name="co9" style:family="table-column">
      <style:table-column-properties fo:break-before="auto" style:column-width="0.72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4" style:family="table-cell" style:parent-style-name="Default"/>
    <style:style style:name="ce3" style:family="table-cell" style:parent-style-name="Default" style:data-style-name="N61"/>
    <style:style style:name="ce6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ce1"/>
        <table:table-column table:style-name="co5" table:number-columns-repeated="13" table:default-cell-style-name="Default"/>
        <table:table-column table:style-name="co6" table:number-columns-repeated="2" table:default-cell-style-name="ce1"/>
        <table:table-column table:style-name="co5" table:number-columns-repeated="13" table:default-cell-style-name="Default"/>
        <table:table-column table:style-name="co6" table:number-columns-repeated="2" table:default-cell-style-name="ce1"/>
        <table:table-column table:style-name="co5" table:number-columns-repeated="13" table:default-cell-style-name="Default"/>
        <table:table-column table:style-name="co6" table:number-columns-repeated="2" table:default-cell-style-name="ce1"/>
        <table:table-column table:style-name="co5" table:number-columns-repeated="13" table:default-cell-style-name="Default"/>
        <table:table-column table:style-name="co6" table:number-columns-repeated="2" table:default-cell-style-name="ce1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ce1"/>
        <table:table-column table:style-name="co5" table:number-columns-repeated="20" table:default-cell-style-name="Default"/>
        <table:table-column table:style-name="co9" table:default-cell-style-name="ce6"/>
        <table:table-column table:style-name="co5" table:number-columns-repeated="194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datadirname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binning</text:p>
          </table:table-cell>
          <table:table-cell office:value-type="string" calcext:value-type="string">
            <text:p>ignore_last_minutes</text:p>
          </table:table-cell>
          <table:table-cell office:value-type="string" calcext:value-type="string">
            <text:p>moving_average</text:p>
          </table:table-cell>
          <table:table-cell office:value-type="string" calcext:value-type="string">
            <text:p>regression_window_in_minutes</text:p>
          </table:table-cell>
          <table:table-cell office:value-type="string" calcext:value-type="string">
            <text:p>regression_step_in_minute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1,0.01,0.4)train_accuracy</text:p>
          </table:table-cell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T(entropy,1,0.01,0.4)macro_sensitivity</text:p>
          </table:table-cell>
          <table:table-cell office:value-type="string" calcext:value-type="string">
            <text:p>T(entropy,1,0.01,0.4)safe_macro_sensitivity</text:p>
          </table:table-cell>
          <table:table-cell office:value-type="string" calcext:value-type="string">
            <text:p>T(entropy,1,0.01,0.4)safe_macro_specificity</text:p>
          </table:table-cell>
          <table:table-cell office:value-type="string" calcext:value-type="string">
            <text:p>T(entropy,1,0.01,0.4)safe_macro_PPV</text:p>
          </table:table-cell>
          <table:table-cell office:value-type="string" calcext:value-type="string">
            <text:p>T(entropy,1,0.01,0.4)safe_macro_NPV</text:p>
          </table:table-cell>
          <table:table-cell office:value-type="string" calcext:value-type="string">
            <text:p>T(entropy,1,0.01,0.4)safe_macro_F1</text:p>
          </table:table-cell>
          <table:table-cell office:value-type="string" calcext:value-type="string">
            <text:p>T(entropy,1,0.01,0.4)n_nodes</text:p>
          </table:table-cell>
          <table:table-cell office:value-type="string" calcext:value-type="string">
            <text:p>T(entropy,1,0.01,0.4)n_leaves</text:p>
          </table:table-cell>
          <table:table-cell office:value-type="string" calcext:value-type="string">
            <text:p>T(entropy,1,0.01,0.4)height</text:p>
          </table:table-cell>
          <table:table-cell office:value-type="string" calcext:value-type="string">
            <text:p>T(entropy,1,0.01,0.4)modal_height</text:p>
          </table:table-cell>
          <table:table-cell office:value-type="string" calcext:value-type="string">
            <text:p>T(entropy,1,0.01,0.4)t</text:p>
          </table:table-cell>
          <table:table-cell office:value-type="string" calcext:value-type="string">
            <text:p>T(entropy,1,0.01,0.4)hash</text:p>
          </table:table-cell>
          <table:table-cell office:value-type="string" calcext:value-type="string">
            <text:p>T(entropy,1,0.01,0.6)train_accuracy</text:p>
          </table:table-cell>
          <table:table-cell office:value-type="string" calcext:value-type="string">
            <text:p>T(entropy,1,0.01,0.6)K</text:p>
          </table:table-cell>
          <table:table-cell office:value-type="string" calcext:value-type="string">
            <text:p>T(entropy,1,0.01,0.6)accuracy</text:p>
          </table:table-cell>
          <table:table-cell office:value-type="string" calcext:value-type="string">
            <text:p>T(entropy,1,0.01,0.6)macro_sensitivity</text:p>
          </table:table-cell>
          <table:table-cell office:value-type="string" calcext:value-type="string">
            <text:p>T(entropy,1,0.01,0.6)safe_macro_sensitivity</text:p>
          </table:table-cell>
          <table:table-cell office:value-type="string" calcext:value-type="string">
            <text:p>T(entropy,1,0.01,0.6)safe_macro_specificity</text:p>
          </table:table-cell>
          <table:table-cell office:value-type="string" calcext:value-type="string">
            <text:p>T(entropy,1,0.01,0.6)safe_macro_PPV</text:p>
          </table:table-cell>
          <table:table-cell office:value-type="string" calcext:value-type="string">
            <text:p>T(entropy,1,0.01,0.6)safe_macro_NPV</text:p>
          </table:table-cell>
          <table:table-cell office:value-type="string" calcext:value-type="string">
            <text:p>T(entropy,1,0.01,0.6)safe_macro_F1</text:p>
          </table:table-cell>
          <table:table-cell office:value-type="string" calcext:value-type="string">
            <text:p>T(entropy,1,0.01,0.6)n_nodes</text:p>
          </table:table-cell>
          <table:table-cell office:value-type="string" calcext:value-type="string">
            <text:p>T(entropy,1,0.01,0.6)n_leaves</text:p>
          </table:table-cell>
          <table:table-cell office:value-type="string" calcext:value-type="string">
            <text:p>T(entropy,1,0.01,0.6)height</text:p>
          </table:table-cell>
          <table:table-cell office:value-type="string" calcext:value-type="string">
            <text:p>T(entropy,1,0.01,0.6)modal_height</text:p>
          </table:table-cell>
          <table:table-cell office:value-type="string" calcext:value-type="string">
            <text:p>T(entropy,1,0.01,0.6)t</text:p>
          </table:table-cell>
          <table:table-cell office:value-type="string" calcext:value-type="string">
            <text:p>T(entropy,1,0.01,0.6)hash</text:p>
          </table:table-cell>
          <table:table-cell office:value-type="string" calcext:value-type="string">
            <text:p>T(entropy,1,0.001,0.4)train_accuracy</text:p>
          </table:table-cell>
          <table:table-cell office:value-type="string" calcext:value-type="string">
            <text:p>T(entropy,1,0.001,0.4)K</text:p>
          </table:table-cell>
          <table:table-cell office:value-type="string" calcext:value-type="string">
            <text:p>T(entropy,1,0.001,0.4)accuracy</text:p>
          </table:table-cell>
          <table:table-cell office:value-type="string" calcext:value-type="string">
            <text:p>T(entropy,1,0.001,0.4)macro_sensitivity</text:p>
          </table:table-cell>
          <table:table-cell office:value-type="string" calcext:value-type="string">
            <text:p>T(entropy,1,0.001,0.4)safe_macro_sensitivity</text:p>
          </table:table-cell>
          <table:table-cell office:value-type="string" calcext:value-type="string">
            <text:p>T(entropy,1,0.001,0.4)safe_macro_specificity</text:p>
          </table:table-cell>
          <table:table-cell office:value-type="string" calcext:value-type="string">
            <text:p>T(entropy,1,0.001,0.4)safe_macro_PPV</text:p>
          </table:table-cell>
          <table:table-cell office:value-type="string" calcext:value-type="string">
            <text:p>T(entropy,1,0.001,0.4)safe_macro_NPV</text:p>
          </table:table-cell>
          <table:table-cell office:value-type="string" calcext:value-type="string">
            <text:p>T(entropy,1,0.001,0.4)safe_macro_F1</text:p>
          </table:table-cell>
          <table:table-cell office:value-type="string" calcext:value-type="string">
            <text:p>T(entropy,1,0.001,0.4)n_nodes</text:p>
          </table:table-cell>
          <table:table-cell office:value-type="string" calcext:value-type="string">
            <text:p>T(entropy,1,0.001,0.4)n_leaves</text:p>
          </table:table-cell>
          <table:table-cell office:value-type="string" calcext:value-type="string">
            <text:p>T(entropy,1,0.001,0.4)height</text:p>
          </table:table-cell>
          <table:table-cell office:value-type="string" calcext:value-type="string">
            <text:p>T(entropy,1,0.001,0.4)modal_height</text:p>
          </table:table-cell>
          <table:table-cell office:value-type="string" calcext:value-type="string">
            <text:p>T(entropy,1,0.001,0.4)t</text:p>
          </table:table-cell>
          <table:table-cell office:value-type="string" calcext:value-type="string">
            <text:p>T(entropy,1,0.001,0.4)hash</text:p>
          </table:table-cell>
          <table:table-cell office:value-type="string" calcext:value-type="string">
            <text:p>T(entropy,1,0.001,0.6)train_accuracy</text:p>
          </table:table-cell>
          <table:table-cell office:value-type="string" calcext:value-type="string">
            <text:p>T(entropy,1,0.001,0.6)K</text:p>
          </table:table-cell>
          <table:table-cell office:value-type="string" calcext:value-type="string">
            <text:p>T(entropy,1,0.001,0.6)accuracy</text:p>
          </table:table-cell>
          <table:table-cell office:value-type="string" calcext:value-type="string">
            <text:p>T(entropy,1,0.001,0.6)macro_sensitivity</text:p>
          </table:table-cell>
          <table:table-cell office:value-type="string" calcext:value-type="string">
            <text:p>T(entropy,1,0.001,0.6)safe_macro_sensitivity</text:p>
          </table:table-cell>
          <table:table-cell office:value-type="string" calcext:value-type="string">
            <text:p>T(entropy,1,0.001,0.6)safe_macro_specificity</text:p>
          </table:table-cell>
          <table:table-cell office:value-type="string" calcext:value-type="string">
            <text:p>T(entropy,1,0.001,0.6)safe_macro_PPV</text:p>
          </table:table-cell>
          <table:table-cell office:value-type="string" calcext:value-type="string">
            <text:p>T(entropy,1,0.001,0.6)safe_macro_NPV</text:p>
          </table:table-cell>
          <table:table-cell office:value-type="string" calcext:value-type="string">
            <text:p>T(entropy,1,0.001,0.6)safe_macro_F1</text:p>
          </table:table-cell>
          <table:table-cell office:value-type="string" calcext:value-type="string">
            <text:p>T(entropy,1,0.001,0.6)n_nodes</text:p>
          </table:table-cell>
          <table:table-cell office:value-type="string" calcext:value-type="string">
            <text:p>T(entropy,1,0.001,0.6)n_leaves</text:p>
          </table:table-cell>
          <table:table-cell office:value-type="string" calcext:value-type="string">
            <text:p>T(entropy,1,0.001,0.6)height</text:p>
          </table:table-cell>
          <table:table-cell office:value-type="string" calcext:value-type="string">
            <text:p>T(entropy,1,0.001,0.6)modal_height</text:p>
          </table:table-cell>
          <table:table-cell office:value-type="string" calcext:value-type="string">
            <text:p>T(entropy,1,0.001,0.6)t</text:p>
          </table:table-cell>
          <table:table-cell office:value-type="string" calcext:value-type="string">
            <text:p>T(entropy,1,0.001,0.6)hash</text:p>
          </table:table-cell>
          <table:table-cell office:value-type="string" calcext:value-type="string">
            <text:p>RF(0.7,50,half,all)train_accuracy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macro_sensitivit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trees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ﺩ√ﺁ٢ train_accuracy</text:p>
          </table:table-cell>
          <table:table-cell office:value-type="string" calcext:value-type="string">
            <text:p>RF(0.7,50,half,all)ﺩ√ﺁ٢ K</text:p>
          </table:table-cell>
          <table:table-cell office:value-type="string" calcext:value-type="string">
            <text:p>RF(0.7,50,half,all)ﺩ√ﺁ٢ accuracy</text:p>
          </table:table-cell>
          <table:table-cell office:value-type="string" calcext:value-type="string">
            <text:p>RF(0.7,50,half,all)ﺩ√ﺁ٢ macro_sensitivity</text:p>
          </table:table-cell>
          <table:table-cell office:value-type="string" calcext:value-type="string">
            <text:p>RF(0.7,50,half,all)ﺩ√ﺁ٢ safe_macro_sensitivity</text:p>
          </table:table-cell>
          <table:table-cell office:value-type="string" calcext:value-type="string">
            <text:p>RF(0.7,50,half,all)ﺩ√ﺁ٢ safe_macro_specificity</text:p>
          </table:table-cell>
          <table:table-cell office:value-type="string" calcext:value-type="string">
            <text:p>RF(0.7,50,half,all)ﺩ√ﺁ٢ safe_macro_PPV</text:p>
          </table:table-cell>
          <table:table-cell office:value-type="string" calcext:value-type="string">
            <text:p>RF(0.7,50,half,all)ﺩ√ﺁ٢ safe_macro_NPV</text:p>
          </table:table-cell>
          <table:table-cell office:value-type="string" calcext:value-type="string">
            <text:p>RF(0.7,50,half,all)ﺩ√ﺁ٢ safe_macro_F1</text:p>
          </table:table-cell>
          <table:table-cell office:value-type="string" calcext:value-type="string">
            <text:p>RF(0.7,50,half,all)ﺩ√ﺁ٢ oob_error</text:p>
          </table:table-cell>
          <table:table-cell office:value-type="string" calcext:value-type="string">
            <text:p>RF(0.7,50,half,all)ﺩ√ﺁ٢ n_trees</text:p>
          </table:table-cell>
          <table:table-cell office:value-type="string" calcext:value-type="string">
            <text:p>RF(0.7,50,half,all)ﺩ√ﺁ٢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train_accuracy</text:p>
          </table:table-cell>
          <table:table-cell office:value-type="string" calcext:value-type="string">
            <text:p>RF(0.7,100,half,all)K</text:p>
          </table:table-cell>
          <table:table-cell office:value-type="string" calcext:value-type="string">
            <text:p>RF(0.7,100,half,all)accuracy</text:p>
          </table:table-cell>
          <table:table-cell office:value-type="string" calcext:value-type="string">
            <text:p>RF(0.7,100,half,all)macro_sensitivity</text:p>
          </table:table-cell>
          <table:table-cell office:value-type="string" calcext:value-type="string">
            <text:p>RF(0.7,100,half,all)safe_macro_sensitivity</text:p>
          </table:table-cell>
          <table:table-cell office:value-type="string" calcext:value-type="string">
            <text:p>RF(0.7,100,half,all)safe_macro_specificity</text:p>
          </table:table-cell>
          <table:table-cell office:value-type="string" calcext:value-type="string">
            <text:p>RF(0.7,100,half,all)safe_macro_PPV</text:p>
          </table:table-cell>
          <table:table-cell office:value-type="string" calcext:value-type="string">
            <text:p>RF(0.7,100,half,all)safe_macro_NPV</text:p>
          </table:table-cell>
          <table:table-cell office:value-type="string" calcext:value-type="string">
            <text:p>RF(0.7,100,half,all)safe_macro_F1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trees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ﺩ√ﺁ٢ train_accuracy</text:p>
          </table:table-cell>
          <table:table-cell office:value-type="string" calcext:value-type="string">
            <text:p>RF(0.7,100,half,all)ﺩ√ﺁ٢ K</text:p>
          </table:table-cell>
          <table:table-cell office:value-type="string" calcext:value-type="string">
            <text:p>RF(0.7,100,half,all)ﺩ√ﺁ٢ accuracy</text:p>
          </table:table-cell>
          <table:table-cell office:value-type="string" calcext:value-type="string">
            <text:p>RF(0.7,100,half,all)ﺩ√ﺁ٢ macro_sensitivity</text:p>
          </table:table-cell>
          <table:table-cell office:value-type="string" calcext:value-type="string">
            <text:p>RF(0.7,100,half,all)ﺩ√ﺁ٢ safe_macro_sensitivity</text:p>
          </table:table-cell>
          <table:table-cell office:value-type="string" calcext:value-type="string">
            <text:p>RF(0.7,100,half,all)ﺩ√ﺁ٢ safe_macro_specificity</text:p>
          </table:table-cell>
          <table:table-cell office:value-type="string" calcext:value-type="string">
            <text:p>RF(0.7,100,half,all)ﺩ√ﺁ٢ safe_macro_PPV</text:p>
          </table:table-cell>
          <table:table-cell office:value-type="string" calcext:value-type="string">
            <text:p>RF(0.7,100,half,all)ﺩ√ﺁ٢ safe_macro_NPV</text:p>
          </table:table-cell>
          <table:table-cell office:value-type="string" calcext:value-type="string">
            <text:p>RF(0.7,100,half,all)ﺩ√ﺁ٢ safe_macro_F1</text:p>
          </table:table-cell>
          <table:table-cell office:value-type="string" calcext:value-type="string">
            <text:p>RF(0.7,100,half,all)ﺩ√ﺁ٢ oob_error</text:p>
          </table:table-cell>
          <table:table-cell office:value-type="string" calcext:value-type="string">
            <text:p>RF(0.7,100,half,all)ﺩ√ﺁ٢ n_trees</text:p>
          </table:table-cell>
          <table:table-cell office:value-type="string" calcext:value-type="string">
            <text:p>RF(0.7,100,half,all)ﺩ√ﺁ٢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  <table:table-cell table:number-columns-repeated="1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.37" calcext:value-type="float">
            <text:p>98.37</text:p>
          </table:table-cell>
          <table:table-cell office:value-type="float" office:value="3.46" calcext:value-type="float">
            <text:p>3.46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46.03" calcext:value-type="float">
            <text:p>46.03</text:p>
          </table:table-cell>
          <table:table-cell office:value-type="float" office:value="71.71" calcext:value-type="float">
            <text:p>71.71</text:p>
          </table:table-cell>
          <table:table-cell office:value-type="float" office:value="35.21" calcext:value-type="float">
            <text:p>35.21</text:p>
          </table:table-cell>
          <table:table-cell office:value-type="float" office:value="67.74" calcext:value-type="float">
            <text:p>67.74</text:p>
          </table:table-cell>
          <table:table-cell office:value-type="float" office:value="25.9" calcext:value-type="float">
            <text:p>25.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6.903" calcext:value-type="float">
            <text:p>56.903</text:p>
          </table:table-cell>
          <table:table-cell office:value-type="string" calcext:value-type="string">
            <text:p>135f19255277088dd7f73dcc7d6a7df1d9bb966550e3b1815fd7e4598c85562c</text:p>
          </table:table-cell>
          <table:table-cell office:value-type="float" office:value="95.12" calcext:value-type="float">
            <text:p>95.12</text:p>
          </table:table-cell>
          <table:table-cell office:value-type="float" office:value="3.56" calcext:value-type="float">
            <text:p>3.56</text:p>
          </table:table-cell>
          <table:table-cell office:value-type="float" office:value="44.08" calcext:value-type="float">
            <text:p>44.08</text:p>
          </table:table-cell>
          <table:table-cell table:number-columns-repeated="2" office:value-type="float" office:value="46.13" calcext:value-type="float">
            <text:p>46.13</text:p>
          </table:table-cell>
          <table:table-cell office:value-type="float" office:value="71.81" calcext:value-type="float">
            <text:p>71.81</text:p>
          </table:table-cell>
          <table:table-cell office:value-type="float" office:value="35.26" calcext:value-type="float">
            <text:p>35.26</text:p>
          </table:table-cell>
          <table:table-cell office:value-type="float" office:value="67.77" calcext:value-type="float">
            <text:p>67.77</text:p>
          </table:table-cell>
          <table:table-cell office:value-type="float" office:value="26.05" calcext:value-type="float">
            <text:p>26.0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085" calcext:value-type="float">
            <text:p>9.085</text:p>
          </table:table-cell>
          <table:table-cell office:value-type="string" calcext:value-type="string">
            <text:p>1cb597b4f1b5ab51b559698cffcaf5de5f8891d66dad50a6240263fc0305d115</text:p>
          </table:table-cell>
          <table:table-cell office:value-type="float" office:value="98.37" calcext:value-type="float">
            <text:p>98.37</text:p>
          </table:table-cell>
          <table:table-cell office:value-type="float" office:value="3.46" calcext:value-type="float">
            <text:p>3.46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46.03" calcext:value-type="float">
            <text:p>46.03</text:p>
          </table:table-cell>
          <table:table-cell office:value-type="float" office:value="71.71" calcext:value-type="float">
            <text:p>71.71</text:p>
          </table:table-cell>
          <table:table-cell office:value-type="float" office:value="35.21" calcext:value-type="float">
            <text:p>35.21</text:p>
          </table:table-cell>
          <table:table-cell office:value-type="float" office:value="67.74" calcext:value-type="float">
            <text:p>67.74</text:p>
          </table:table-cell>
          <table:table-cell office:value-type="float" office:value="25.9" calcext:value-type="float">
            <text:p>25.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019" calcext:value-type="float">
            <text:p>9.019</text:p>
          </table:table-cell>
          <table:table-cell office:value-type="string" calcext:value-type="string">
            <text:p>135f19255277088dd7f73dcc7d6a7df1d9bb966550e3b1815fd7e4598c85562c</text:p>
          </table:table-cell>
          <table:table-cell office:value-type="float" office:value="95.12" calcext:value-type="float">
            <text:p>95.12</text:p>
          </table:table-cell>
          <table:table-cell office:value-type="float" office:value="3.56" calcext:value-type="float">
            <text:p>3.56</text:p>
          </table:table-cell>
          <table:table-cell office:value-type="float" office:value="44.08" calcext:value-type="float">
            <text:p>44.08</text:p>
          </table:table-cell>
          <table:table-cell table:number-columns-repeated="2" office:value-type="float" office:value="46.13" calcext:value-type="float">
            <text:p>46.13</text:p>
          </table:table-cell>
          <table:table-cell office:value-type="float" office:value="71.81" calcext:value-type="float">
            <text:p>71.81</text:p>
          </table:table-cell>
          <table:table-cell office:value-type="float" office:value="35.26" calcext:value-type="float">
            <text:p>35.26</text:p>
          </table:table-cell>
          <table:table-cell office:value-type="float" office:value="67.77" calcext:value-type="float">
            <text:p>67.77</text:p>
          </table:table-cell>
          <table:table-cell office:value-type="float" office:value="26.05" calcext:value-type="float">
            <text:p>26.0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.989" calcext:value-type="float">
            <text:p>8.989</text:p>
          </table:table-cell>
          <table:table-cell office:value-type="string" calcext:value-type="string">
            <text:p>1cb597b4f1b5ab51b559698cffcaf5de5f8891d66dad50a6240263fc0305d115</text:p>
          </table:table-cell>
          <table:table-cell office:value-type="float" office:value="99.51" calcext:value-type="float">
            <text:p>99.51</text:p>
          </table:table-cell>
          <table:table-cell office:value-type="float" office:value="3.76" calcext:value-type="float">
            <text:p>3.76</text:p>
          </table:table-cell>
          <table:table-cell office:value-type="float" office:value="43.08" calcext:value-type="float">
            <text:p>43.08</text:p>
          </table:table-cell>
          <table:table-cell table:number-columns-repeated="2" office:value-type="float" office:value="47.07" calcext:value-type="float">
            <text:p>47.07</text:p>
          </table:table-cell>
          <table:table-cell office:value-type="float" office:value="73.06" calcext:value-type="float">
            <text:p>73.06</text:p>
          </table:table-cell>
          <table:table-cell office:value-type="float" office:value="35.41" calcext:value-type="float">
            <text:p>35.41</text:p>
          </table:table-cell>
          <table:table-cell office:value-type="float" office:value="67.88" calcext:value-type="float">
            <text:p>67.88</text:p>
          </table:table-cell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3040" calcext:value-type="float">
            <text:p>1530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80" calcext:value-type="float">
            <text:p>2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fca5cc4745d8d91f8b85c2c044f7eeb177c33f7d463dd4595cef4f498be298e", "173ae9133d0565503652ea3e2314b0eb32280ae440e1754017e106700497d2b4", "e57c08cbb4f99e88ad0d5275fba81fc58184861792e769c5649ca1dd30e35b8b", "4d294ee0a0b2729212a3fffa6f596da99084da3d597b8c84d2726e2fe3145437", "e555e7d965ed4bf0e190916632d8a2c39d9daac1c71713c52f643c704d40a819")</text:p>
          </table:table-cell>
          <table:table-cell office:value-type="float" office:value="100" calcext:value-type="float">
            <text:p>100</text:p>
          </table:table-cell>
          <table:table-cell office:value-type="float" office:value="4.42" calcext:value-type="float">
            <text:p>4.42</text:p>
          </table:table-cell>
          <table:table-cell office:value-type="float" office:value="46.71" calcext:value-type="float">
            <text:p>46.71</text:p>
          </table:table-cell>
          <table:table-cell table:number-columns-repeated="2" office:value-type="float" office:value="47.47" calcext:value-type="float">
            <text:p>47.47</text:p>
          </table:table-cell>
          <table:table-cell office:value-type="float" office:value="73.42" calcext:value-type="float">
            <text:p>73.42</text:p>
          </table:table-cell>
          <table:table-cell office:value-type="float" office:value="35.62" calcext:value-type="float">
            <text:p>35.62</text:p>
          </table:table-cell>
          <table:table-cell office:value-type="float" office:value="68.05" calcext:value-type="float">
            <text:p>68.05</text:p>
          </table:table-cell>
          <table:table-cell office:value-type="float" office:value="27.17" calcext:value-type="float">
            <text:p>27.17</text:p>
          </table:table-cell>
          <table:table-cell office:value-type="float" office:value="54.63" calcext:value-type="float">
            <text:p>54.63</text:p>
          </table:table-cell>
          <table:table-cell office:value-type="float" office:value="10000" calcext:value-type="float">
            <text:p>10000</text:p>
          </table:table-cell>
          <table:table-cell office:value-type="float" office:value="306600" calcext:value-type="float">
            <text:p>30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8600" calcext:value-type="float">
            <text:p>58600</text:p>
          </table:table-cell>
          <table:table-cell office:value-type="float" office:value="614.877" calcext:value-type="float">
            <text:p>614.877</text:p>
          </table:table-cell>
          <table:table-cell office:value-type="string" calcext:value-type="string">
            <text:p>("89300db7e1975dd34d88ff4587f76cfa220ab42bb6f4c0a9ab25c9d9d0f72440", "61b766c34fe7bac2b9d4296a5a9d57fcb37448da24b42f472e6f68bf695c7b75", "19bdc3240212f574266a52e57110e0812ebf016ec1b54d85ecc45c5d776eef68", "76c7f102df963dd7fb9b7ae26f05aef10dcc51d1dbb50052ca0f425aa49b6224", "401e6b1dadd87b5db28e928151939cb468b44c1fea32cf9a395dff972e7baa7a")</text:p>
          </table:table-cell>
          <table:table-cell table:number-columns-repeated="1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.37" calcext:value-type="float">
            <text:p>98.37</text:p>
          </table:table-cell>
          <table:table-cell office:value-type="float" office:value="1.85" calcext:value-type="float">
            <text:p>1.85</text:p>
          </table:table-cell>
          <table:table-cell office:value-type="float" office:value="41.57" calcext:value-type="float">
            <text:p>41.57</text:p>
          </table:table-cell>
          <table:table-cell table:number-columns-repeated="2" office:value-type="float" office:value="47.24" calcext:value-type="float">
            <text:p>47.24</text:p>
          </table:table-cell>
          <table:table-cell office:value-type="float" office:value="69.17" calcext:value-type="float">
            <text:p>69.17</text:p>
          </table:table-cell>
          <table:table-cell office:value-type="float" office:value="34.64" calcext:value-type="float">
            <text:p>34.64</text:p>
          </table:table-cell>
          <table:table-cell office:value-type="float" office:value="67.23" calcext:value-type="float">
            <text:p>67.23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1.422" calcext:value-type="float">
            <text:p>41.422</text:p>
          </table:table-cell>
          <table:table-cell office:value-type="string" calcext:value-type="string">
            <text:p>8651c64453ef60f4697550acf86474a575a740ff5ecb16123c52506b6f28fe75</text:p>
          </table:table-cell>
          <table:table-cell office:value-type="float" office:value="93.5" calcext:value-type="float">
            <text:p>93.5</text:p>
          </table:table-cell>
          <table:table-cell office:value-type="float" office:value="1.45" calcext:value-type="float">
            <text:p>1.45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47.51" calcext:value-type="float">
            <text:p>47.51</text:p>
          </table:table-cell>
          <table:table-cell office:value-type="float" office:value="69.13" calcext:value-type="float">
            <text:p>69.13</text:p>
          </table:table-cell>
          <table:table-cell office:value-type="float" office:value="34.46" calcext:value-type="float">
            <text:p>34.46</text:p>
          </table:table-cell>
          <table:table-cell office:value-type="float" office:value="67.12" calcext:value-type="float">
            <text:p>67.12</text:p>
          </table:table-cell>
          <table:table-cell office:value-type="float" office:value="22.19" calcext:value-type="float">
            <text:p>22.1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.325" calcext:value-type="float">
            <text:p>14.325</text:p>
          </table:table-cell>
          <table:table-cell office:value-type="string" calcext:value-type="string">
            <text:p>b61c60b9d4f74758a8b21e99d60eb4a211f64b83b9a9c177f80a69f0c008f9c7</text:p>
          </table:table-cell>
          <table:table-cell office:value-type="float" office:value="98.37" calcext:value-type="float">
            <text:p>98.37</text:p>
          </table:table-cell>
          <table:table-cell office:value-type="float" office:value="1.85" calcext:value-type="float">
            <text:p>1.85</text:p>
          </table:table-cell>
          <table:table-cell office:value-type="float" office:value="41.57" calcext:value-type="float">
            <text:p>41.57</text:p>
          </table:table-cell>
          <table:table-cell table:number-columns-repeated="2" office:value-type="float" office:value="47.24" calcext:value-type="float">
            <text:p>47.24</text:p>
          </table:table-cell>
          <table:table-cell office:value-type="float" office:value="69.17" calcext:value-type="float">
            <text:p>69.17</text:p>
          </table:table-cell>
          <table:table-cell office:value-type="float" office:value="34.64" calcext:value-type="float">
            <text:p>34.64</text:p>
          </table:table-cell>
          <table:table-cell office:value-type="float" office:value="67.23" calcext:value-type="float">
            <text:p>67.23</text:p>
          </table:table-cell>
          <table:table-cell office:value-type="float" office:value="24.88" calcext:value-type="float">
            <text:p>24.8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.319" calcext:value-type="float">
            <text:p>14.319</text:p>
          </table:table-cell>
          <table:table-cell office:value-type="string" calcext:value-type="string">
            <text:p>8651c64453ef60f4697550acf86474a575a740ff5ecb16123c52506b6f28fe75</text:p>
          </table:table-cell>
          <table:table-cell office:value-type="float" office:value="93.5" calcext:value-type="float">
            <text:p>93.5</text:p>
          </table:table-cell>
          <table:table-cell office:value-type="float" office:value="1.45" calcext:value-type="float">
            <text:p>1.45</text:p>
          </table:table-cell>
          <table:table-cell office:value-type="float" office:value="35.32" calcext:value-type="float">
            <text:p>35.32</text:p>
          </table:table-cell>
          <table:table-cell table:number-columns-repeated="2" office:value-type="float" office:value="47.51" calcext:value-type="float">
            <text:p>47.51</text:p>
          </table:table-cell>
          <table:table-cell office:value-type="float" office:value="69.13" calcext:value-type="float">
            <text:p>69.13</text:p>
          </table:table-cell>
          <table:table-cell office:value-type="float" office:value="34.46" calcext:value-type="float">
            <text:p>34.46</text:p>
          </table:table-cell>
          <table:table-cell office:value-type="float" office:value="67.12" calcext:value-type="float">
            <text:p>67.12</text:p>
          </table:table-cell>
          <table:table-cell office:value-type="float" office:value="22.19" calcext:value-type="float">
            <text:p>22.1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.291" calcext:value-type="float">
            <text:p>14.291</text:p>
          </table:table-cell>
          <table:table-cell office:value-type="string" calcext:value-type="string">
            <text:p>b61c60b9d4f74758a8b21e99d60eb4a211f64b83b9a9c177f80a69f0c008f9c7</text:p>
          </table:table-cell>
          <table:table-cell office:value-type="float" office:value="99.67" calcext:value-type="float">
            <text:p>99.67</text:p>
          </table:table-cell>
          <table:table-cell office:value-type="float" office:value="4.27" calcext:value-type="float">
            <text:p>4.27</text:p>
          </table:table-cell>
          <table:table-cell office:value-type="float" office:value="52.82" calcext:value-type="float">
            <text:p>52.82</text:p>
          </table:table-cell>
          <table:table-cell table:number-columns-repeated="2" office:value-type="float" office:value="50.96" calcext:value-type="float">
            <text:p>50.96</text:p>
          </table:table-cell>
          <table:table-cell office:value-type="float" office:value="71.18" calcext:value-type="float">
            <text:p>71.18</text:p>
          </table:table-cell>
          <table:table-cell office:value-type="float" office:value="35.64" calcext:value-type="float">
            <text:p>35.64</text:p>
          </table:table-cell>
          <table:table-cell office:value-type="float" office:value="67.85" calcext:value-type="float">
            <text:p>67.85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7720" calcext:value-type="float">
            <text:p>1477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20" calcext:value-type="float">
            <text:p>19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1698f6aa1e6db545c085e24d509121111976f167b579b592ef8e222c1b6b758", "6aa1b211408473a67dc4175941167a7d5081311052fbd3ee95b1949038ba014e", "3216abef2ad6a0b1960fd5bc18ac4a1011a4551b3d0392dd1043a3a7cb37f0eb", "b7c27ac295a21985054ca06f2713309a1e03bebb8e6549728afcbfc8de4216c3", "0f19825127d350b6038238bbfc8a20454d65110b66ca2d4e23edc5096f9f9c36")</text:p>
          </table:table-cell>
          <table:table-cell office:value-type="float" office:value="100" calcext:value-type="float">
            <text:p>100</text:p>
          </table:table-cell>
          <table:table-cell office:value-type="float" office:value="4.17" calcext:value-type="float">
            <text:p>4.17</text:p>
          </table:table-cell>
          <table:table-cell office:value-type="float" office:value="52.19" calcext:value-type="float">
            <text:p>52.19</text:p>
          </table:table-cell>
          <table:table-cell table:number-columns-repeated="2" office:value-type="float" office:value="50.14" calcext:value-type="float">
            <text:p>50.14</text:p>
          </table:table-cell>
          <table:table-cell office:value-type="float" office:value="71.2" calcext:value-type="float">
            <text:p>71.2</text:p>
          </table:table-cell>
          <table:table-cell office:value-type="float" office:value="35.57" calcext:value-type="float">
            <text:p>35.57</text:p>
          </table:table-cell>
          <table:table-cell office:value-type="float" office:value="67.84" calcext:value-type="float">
            <text:p>67.84</text:p>
          </table:table-cell>
          <table:table-cell office:value-type="float" office:value="29.47" calcext:value-type="float">
            <text:p>29.47</text:p>
          </table:table-cell>
          <table:table-cell office:value-type="float" office:value="49.76" calcext:value-type="float">
            <text:p>49.76</text:p>
          </table:table-cell>
          <table:table-cell office:value-type="float" office:value="10000" calcext:value-type="float">
            <text:p>10000</text:p>
          </table:table-cell>
          <table:table-cell office:value-type="float" office:value="296360" calcext:value-type="float">
            <text:p>2963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40880" calcext:value-type="float">
            <text:p>40880</text:p>
          </table:table-cell>
          <table:table-cell office:value-type="float" office:value="666.519" calcext:value-type="float">
            <text:p>666.519</text:p>
          </table:table-cell>
          <table:table-cell office:value-type="string" calcext:value-type="string">
            <text:p>("ee872794f1f576ca66de751d8feb2576f669adb789902b8a92651155c14a04c9", "11223f7885b6323cfdfce42f55aab16fc865c53f0b6b5d51c3c130bb9df278d5", "08c83d6ed5aad392899a746acb5fbd5c5bcb8a1cd866cd2ca8803b90efcb9c14", "6d12c6df7c035c93399f12c8b866e0dc90e15279725bdff5f08405f4f7297abb", "1b82c6b405439190cf028e7f5abffc4138ea135c4a0a61df4b61cb787e85750c")</text:p>
          </table:table-cell>
          <table:table-cell table:number-columns-repeated="1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.37" calcext:value-type="float">
            <text:p>98.37</text:p>
          </table:table-cell>
          <table:table-cell office:value-type="float" office:value="2.68" calcext:value-type="float">
            <text:p>2.68</text:p>
          </table:table-cell>
          <table:table-cell office:value-type="float" office:value="40.73" calcext:value-type="float">
            <text:p>40.73</text:p>
          </table:table-cell>
          <table:table-cell table:number-columns-repeated="2" office:value-type="float" office:value="44.46" calcext:value-type="float">
            <text:p>44.46</text:p>
          </table:table-cell>
          <table:table-cell office:value-type="float" office:value="72.35" calcext:value-type="float">
            <text:p>72.35</text:p>
          </table:table-cell>
          <table:table-cell office:value-type="float" office:value="34.87" calcext:value-type="float">
            <text:p>34.87</text:p>
          </table:table-cell>
          <table:table-cell office:value-type="float" office:value="67.53" calcext:value-type="float">
            <text:p>67.53</text:p>
          </table:table-cell>
          <table:table-cell office:value-type="float" office:value="24.13" calcext:value-type="float">
            <text:p>24.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.942" calcext:value-type="float">
            <text:p>39.942</text:p>
          </table:table-cell>
          <table:table-cell office:value-type="string" calcext:value-type="string">
            <text:p>a8ede2e342b607df687b31ade47f10ae1b002e770e9e389c1e9df0c8fd05f6b7</text:p>
          </table:table-cell>
          <table:table-cell office:value-type="float" office:value="86.18" calcext:value-type="float">
            <text:p>86.18</text:p>
          </table:table-cell>
          <table:table-cell office:value-type="float" office:value="3.45" calcext:value-type="float">
            <text:p>3.45</text:p>
          </table:table-cell>
          <table:table-cell office:value-type="float" office:value="41.29" calcext:value-type="float">
            <text:p>41.29</text:p>
          </table:table-cell>
          <table:table-cell table:number-columns-repeated="2" office:value-type="float" office:value="45.65" calcext:value-type="float">
            <text:p>45.65</text:p>
          </table:table-cell>
          <table:table-cell office:value-type="float" office:value="73.41" calcext:value-type="float">
            <text:p>73.41</text:p>
          </table:table-cell>
          <table:table-cell office:value-type="float" office:value="35.28" calcext:value-type="float">
            <text:p>35.28</text:p>
          </table:table-cell>
          <table:table-cell office:value-type="float" office:value="67.77" calcext:value-type="float">
            <text:p>67.77</text:p>
          </table:table-cell>
          <table:table-cell office:value-type="float" office:value="24.69" calcext:value-type="float">
            <text:p>24.6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672cb31dc0de3cee29b2c062eb881686d3a60aa4f820e33090ea77a766e380a8</text:p>
          </table:table-cell>
          <table:table-cell office:value-type="float" office:value="98.37" calcext:value-type="float">
            <text:p>98.37</text:p>
          </table:table-cell>
          <table:table-cell office:value-type="float" office:value="2.68" calcext:value-type="float">
            <text:p>2.68</text:p>
          </table:table-cell>
          <table:table-cell office:value-type="float" office:value="40.73" calcext:value-type="float">
            <text:p>40.73</text:p>
          </table:table-cell>
          <table:table-cell table:number-columns-repeated="2" office:value-type="float" office:value="44.46" calcext:value-type="float">
            <text:p>44.46</text:p>
          </table:table-cell>
          <table:table-cell office:value-type="float" office:value="72.35" calcext:value-type="float">
            <text:p>72.35</text:p>
          </table:table-cell>
          <table:table-cell office:value-type="float" office:value="34.87" calcext:value-type="float">
            <text:p>34.87</text:p>
          </table:table-cell>
          <table:table-cell office:value-type="float" office:value="67.53" calcext:value-type="float">
            <text:p>67.53</text:p>
          </table:table-cell>
          <table:table-cell office:value-type="float" office:value="24.13" calcext:value-type="float">
            <text:p>24.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.497" calcext:value-type="float">
            <text:p>13.497</text:p>
          </table:table-cell>
          <table:table-cell office:value-type="string" calcext:value-type="string">
            <text:p>a8ede2e342b607df687b31ade47f10ae1b002e770e9e389c1e9df0c8fd05f6b7</text:p>
          </table:table-cell>
          <table:table-cell office:value-type="float" office:value="86.18" calcext:value-type="float">
            <text:p>86.18</text:p>
          </table:table-cell>
          <table:table-cell office:value-type="float" office:value="3.45" calcext:value-type="float">
            <text:p>3.45</text:p>
          </table:table-cell>
          <table:table-cell office:value-type="float" office:value="41.29" calcext:value-type="float">
            <text:p>41.29</text:p>
          </table:table-cell>
          <table:table-cell table:number-columns-repeated="2" office:value-type="float" office:value="45.65" calcext:value-type="float">
            <text:p>45.65</text:p>
          </table:table-cell>
          <table:table-cell office:value-type="float" office:value="73.41" calcext:value-type="float">
            <text:p>73.41</text:p>
          </table:table-cell>
          <table:table-cell office:value-type="float" office:value="35.28" calcext:value-type="float">
            <text:p>35.28</text:p>
          </table:table-cell>
          <table:table-cell office:value-type="float" office:value="67.77" calcext:value-type="float">
            <text:p>67.77</text:p>
          </table:table-cell>
          <table:table-cell office:value-type="float" office:value="24.69" calcext:value-type="float">
            <text:p>24.6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04" calcext:value-type="float">
            <text:p>12.904</text:p>
          </table:table-cell>
          <table:table-cell office:value-type="string" calcext:value-type="string">
            <text:p>672cb31dc0de3cee29b2c062eb881686d3a60aa4f820e33090ea77a766e380a8</text:p>
          </table:table-cell>
          <table:table-cell office:value-type="float" office:value="99.84" calcext:value-type="float">
            <text:p>99.84</text:p>
          </table:table-cell>
          <table:table-cell office:value-type="float" office:value="4.02" calcext:value-type="float">
            <text:p>4.02</text:p>
          </table:table-cell>
          <table:table-cell office:value-type="float" office:value="49.39" calcext:value-type="float">
            <text:p>49.39</text:p>
          </table:table-cell>
          <table:table-cell table:number-columns-repeated="2" office:value-type="float" office:value="49.65" calcext:value-type="float">
            <text:p>49.65</text:p>
          </table:table-cell>
          <table:table-cell office:value-type="float" office:value="72.58" calcext:value-type="float">
            <text:p>72.58</text:p>
          </table:table-cell>
          <table:table-cell office:value-type="float" office:value="35.47" calcext:value-type="float">
            <text:p>35.47</text:p>
          </table:table-cell>
          <table:table-cell office:value-type="float" office:value="67.87" calcext:value-type="float">
            <text:p>67.87</text:p>
          </table:table-cell>
          <table:table-cell office:value-type="float" office:value="28.17" calcext:value-type="float">
            <text:p>28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9640" calcext:value-type="float">
            <text:p>1496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80" calcext:value-type="float">
            <text:p>9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34e23157c4bef340a832edd06ba27432e046ef3df5fd46a9b1275a2945f63a0", "431e727c403284189f3e2d7013d948b3ed0065556fd861f418e398e2dd31e153", "fbdcf112ef7835b8497df01b9e67739ff42aa1f9a05514a2cbdc4414c33f1f29", "cd410319e4917e075978974e914f8811b63e8d967337ea5e44f7cd7657ae1398", "139d1d250fa59a0cc8ca90640f0db9d97fc3e4053d2808be49060eaf02c8480f")</text:p>
          </table:table-cell>
          <table:table-cell office:value-type="float" office:value="100" calcext:value-type="float">
            <text:p>100</text:p>
          </table:table-cell>
          <table:table-cell office:value-type="float" office:value="4.86" calcext:value-type="float">
            <text:p>4.86</text:p>
          </table:table-cell>
          <table:table-cell office:value-type="float" office:value="50.87" calcext:value-type="float">
            <text:p>50.87</text:p>
          </table:table-cell>
          <table:table-cell table:number-columns-repeated="2" office:value-type="float" office:value="51.07" calcext:value-type="float">
            <text:p>51.07</text:p>
          </table:table-cell>
          <table:table-cell office:value-type="float" office:value="73.68" calcext:value-type="float">
            <text:p>73.68</text:p>
          </table:table-cell>
          <table:table-cell office:value-type="float" office:value="35.84" calcext:value-type="float">
            <text:p>35.84</text:p>
          </table:table-cell>
          <table:table-cell office:value-type="float" office:value="68.11" calcext:value-type="float">
            <text:p>68.11</text:p>
          </table:table-cell>
          <table:table-cell office:value-type="float" office:value="29.05" calcext:value-type="float">
            <text:p>29.05</text:p>
          </table:table-cell>
          <table:table-cell office:value-type="float" office:value="52.85" calcext:value-type="float">
            <text:p>52.85</text:p>
          </table:table-cell>
          <table:table-cell office:value-type="float" office:value="10000" calcext:value-type="float">
            <text:p>10000</text:p>
          </table:table-cell>
          <table:table-cell office:value-type="float" office:value="298920" calcext:value-type="float">
            <text:p>298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34120" calcext:value-type="float">
            <text:p>134120</text:p>
          </table:table-cell>
          <table:table-cell office:value-type="float" office:value="593.156" calcext:value-type="float">
            <text:p>593.156</text:p>
          </table:table-cell>
          <table:table-cell office:value-type="string" calcext:value-type="string">
            <text:p>("7aae6c1049bdf161ec9422bf1769ef9bc480987c3ca31aeb756ecc10bb3ffcc7", "2578291964add3e4b5ebd55af58fb08eb93ac44c13c8a945c2913ab29f785ead", "3f5acc22cdb97dbc23e29a0b4180ff026f735f48e6af526c3295cad77c394ee3", "af1b14ff308111fb5cc3686507bfc7cff00de0d7492a77e9c2fc2ec590c61092", "3aaebe9e1a641f7f9883764a135ecf25e27b506d46c00e37122eb7f5df53ca2d")</text:p>
          </table:table-cell>
          <table:table-cell table:number-columns-repeated="1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.37" calcext:value-type="float">
            <text:p>98.37</text:p>
          </table:table-cell>
          <table:table-cell office:value-type="float" office:value="0.4" calcext:value-type="float">
            <text:p>0.4</text:p>
          </table:table-cell>
          <table:table-cell office:value-type="float" office:value="39.24" calcext:value-type="float">
            <text:p>39.24</text:p>
          </table:table-cell>
          <table:table-cell table:number-columns-repeated="2" office:value-type="float" office:value="39.44" calcext:value-type="float">
            <text:p>39.44</text:p>
          </table:table-cell>
          <table:table-cell office:value-type="float" office:value="67.24" calcext:value-type="float">
            <text:p>67.24</text:p>
          </table:table-cell>
          <table:table-cell office:value-type="float" office:value="33.62" calcext:value-type="float">
            <text:p>33.62</text:p>
          </table:table-cell>
          <table:table-cell office:value-type="float" office:value="66.78" calcext:value-type="float">
            <text:p>66.78</text:p>
          </table:table-cell>
          <table:table-cell office:value-type="float" office:value="22.9" calcext:value-type="float">
            <text:p>22.9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.776" calcext:value-type="float">
            <text:p>20.776</text:p>
          </table:table-cell>
          <table:table-cell office:value-type="string" calcext:value-type="string">
            <text:p>4bb284bd27d97195739467f2a5206305d72d50b4fbd9871d251d01ebdb281301</text:p>
          </table:table-cell>
          <table:table-cell office:value-type="float" office:value="89.43" calcext:value-type="float">
            <text:p>89.43</text:p>
          </table:table-cell>
          <table:table-cell office:value-type="float" office:value="-0.44" calcext:value-type="float">
            <text:p>-0.44</text:p>
          </table:table-cell>
          <table:table-cell office:value-type="float" office:value="42.22" calcext:value-type="float">
            <text:p>42.22</text:p>
          </table:table-cell>
          <table:table-cell table:number-columns-repeated="2" office:value-type="float" office:value="37.54" calcext:value-type="float">
            <text:p>37.54</text:p>
          </table:table-cell>
          <table:table-cell office:value-type="float" office:value="66.6" calcext:value-type="float">
            <text:p>66.6</text:p>
          </table:table-cell>
          <table:table-cell office:value-type="float" office:value="33.13" calcext:value-type="float">
            <text:p>33.13</text:p>
          </table:table-cell>
          <table:table-cell office:value-type="float" office:value="66.54" calcext:value-type="float">
            <text:p>66.54</text:p>
          </table:table-cell>
          <table:table-cell office:value-type="float" office:value="23.39" calcext:value-type="float">
            <text:p>23.3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518" calcext:value-type="float">
            <text:p>7.518</text:p>
          </table:table-cell>
          <table:table-cell office:value-type="string" calcext:value-type="string">
            <text:p>73c290fc34b6ad17056826039a649bd8ccec3659326dd18647867994f71d9e62</text:p>
          </table:table-cell>
          <table:table-cell office:value-type="float" office:value="98.37" calcext:value-type="float">
            <text:p>98.37</text:p>
          </table:table-cell>
          <table:table-cell office:value-type="float" office:value="0.4" calcext:value-type="float">
            <text:p>0.4</text:p>
          </table:table-cell>
          <table:table-cell office:value-type="float" office:value="39.24" calcext:value-type="float">
            <text:p>39.24</text:p>
          </table:table-cell>
          <table:table-cell table:number-columns-repeated="2" office:value-type="float" office:value="39.44" calcext:value-type="float">
            <text:p>39.44</text:p>
          </table:table-cell>
          <table:table-cell office:value-type="float" office:value="67.24" calcext:value-type="float">
            <text:p>67.24</text:p>
          </table:table-cell>
          <table:table-cell office:value-type="float" office:value="33.62" calcext:value-type="float">
            <text:p>33.62</text:p>
          </table:table-cell>
          <table:table-cell office:value-type="float" office:value="66.78" calcext:value-type="float">
            <text:p>66.78</text:p>
          </table:table-cell>
          <table:table-cell office:value-type="float" office:value="22.9" calcext:value-type="float">
            <text:p>22.9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797" calcext:value-type="float">
            <text:p>7.797</text:p>
          </table:table-cell>
          <table:table-cell office:value-type="string" calcext:value-type="string">
            <text:p>4bb284bd27d97195739467f2a5206305d72d50b4fbd9871d251d01ebdb281301</text:p>
          </table:table-cell>
          <table:table-cell office:value-type="float" office:value="89.43" calcext:value-type="float">
            <text:p>89.43</text:p>
          </table:table-cell>
          <table:table-cell office:value-type="float" office:value="-0.44" calcext:value-type="float">
            <text:p>-0.44</text:p>
          </table:table-cell>
          <table:table-cell office:value-type="float" office:value="42.22" calcext:value-type="float">
            <text:p>42.22</text:p>
          </table:table-cell>
          <table:table-cell table:number-columns-repeated="2" office:value-type="float" office:value="37.54" calcext:value-type="float">
            <text:p>37.54</text:p>
          </table:table-cell>
          <table:table-cell office:value-type="float" office:value="66.6" calcext:value-type="float">
            <text:p>66.6</text:p>
          </table:table-cell>
          <table:table-cell office:value-type="float" office:value="33.13" calcext:value-type="float">
            <text:p>33.13</text:p>
          </table:table-cell>
          <table:table-cell office:value-type="float" office:value="66.54" calcext:value-type="float">
            <text:p>66.54</text:p>
          </table:table-cell>
          <table:table-cell office:value-type="float" office:value="23.39" calcext:value-type="float">
            <text:p>23.3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73c290fc34b6ad17056826039a649bd8ccec3659326dd18647867994f71d9e62</text:p>
          </table:table-cell>
          <table:table-cell office:value-type="float" office:value="100" calcext:value-type="float">
            <text:p>100</text:p>
          </table:table-cell>
          <table:table-cell office:value-type="float" office:value="4.89" calcext:value-type="float">
            <text:p>4.89</text:p>
          </table:table-cell>
          <table:table-cell office:value-type="float" office:value="51.26" calcext:value-type="float">
            <text:p>51.26</text:p>
          </table:table-cell>
          <table:table-cell table:number-columns-repeated="2" office:value-type="float" office:value="50.11" calcext:value-type="float">
            <text:p>50.11</text:p>
          </table:table-cell>
          <table:table-cell office:value-type="float" office:value="73.17" calcext:value-type="float">
            <text:p>73.17</text:p>
          </table:table-cell>
          <table:table-cell office:value-type="float" office:value="35.77" calcext:value-type="float">
            <text:p>35.77</text:p>
          </table:table-cell>
          <table:table-cell office:value-type="float" office:value="68.1" calcext:value-type="float">
            <text:p>68.1</text:p>
          </table:table-cell>
          <table:table-cell office:value-type="float" office:value="29.08" calcext:value-type="float">
            <text:p>29.0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1960" calcext:value-type="float">
            <text:p>1519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80" calcext:value-type="float">
            <text:p>69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efe205c40284ff212cd511f0382928a5043474aa7cafe6ecc35425ed9097328", "9eaa3fa7c74709bc844ad40751633b5cf7b395c21d7bdd9ddb72b981b87bad22", "0bd469591e36c7dabe02a5919044da5f19840c4b80ef5ef4856af814f9e86764", "0fc5a6d86759ab1949a4629a27e94f293cc039c31da11e342b3327830417c7c3", "cfdaef1e864a078769290a36c4beca45fcbfed5bc4b7a69d0983b34196eb083d")</text:p>
          </table:table-cell>
          <table:table-cell office:value-type="float" office:value="100" calcext:value-type="float">
            <text:p>100</text:p>
          </table:table-cell>
          <table:table-cell office:value-type="float" office:value="5.93" calcext:value-type="float">
            <text:p>5.93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float" office:value="51.16" calcext:value-type="float">
            <text:p>51.16</text:p>
          </table:table-cell>
          <table:table-cell office:value-type="float" office:value="74.43" calcext:value-type="float">
            <text:p>74.43</text:p>
          </table:table-cell>
          <table:table-cell office:value-type="float" office:value="36.16" calcext:value-type="float">
            <text:p>36.16</text:p>
          </table:table-cell>
          <table:table-cell office:value-type="float" office:value="68.38" calcext:value-type="float">
            <text:p>68.38</text:p>
          </table:table-cell>
          <table:table-cell office:value-type="float" office:value="30.01" calcext:value-type="float">
            <text:p>30.01</text:p>
          </table:table-cell>
          <table:table-cell office:value-type="float" office:value="48.62" calcext:value-type="float">
            <text:p>48.62</text:p>
          </table:table-cell>
          <table:table-cell office:value-type="float" office:value="10000" calcext:value-type="float">
            <text:p>10000</text:p>
          </table:table-cell>
          <table:table-cell office:value-type="float" office:value="304840" calcext:value-type="float">
            <text:p>30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48480" calcext:value-type="float">
            <text:p>148480</text:p>
          </table:table-cell>
          <table:table-cell office:value-type="float" office:value="592.585" calcext:value-type="float">
            <text:p>592.585</text:p>
          </table:table-cell>
          <table:table-cell office:value-type="string" calcext:value-type="string">
            <text:p>("6995ec2aa7abe6c9f465964ce129b45a0bcc5f200fba3c2dc6aaef7dfbe26bd2", "56154914d8754903cb4942d4105d4d3262f1f6fab064bf2016d891c622bb02fc", "1b622d104b5eda2b1c834c7efd11c1d9be905f3b0ef1fc507ec430c33b5b7a29", "10cd5f78c30e2595753459aae1baf758ffabb2930c4bea4cd9846820902e7481", "a9ca06c1716320929361064a5abd5cff556c69a0c18dfbe700d85aefb97158eb")</text:p>
          </table:table-cell>
          <table:table-cell table:number-columns-repeated="1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9.19" calcext:value-type="float">
            <text:p>99.19</text:p>
          </table:table-cell>
          <table:table-cell office:value-type="float" office:value="4.46" calcext:value-type="float">
            <text:p>4.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.06" calcext:value-type="float">
            <text:p>40.06</text:p>
          </table:table-cell>
          <table:table-cell office:value-type="float" office:value="73.3" calcext:value-type="float">
            <text:p>73.3</text:p>
          </table:table-cell>
          <table:table-cell office:value-type="float" office:value="35.78" calcext:value-type="float">
            <text:p>35.78</text:p>
          </table:table-cell>
          <table:table-cell office:value-type="float" office:value="67.98" calcext:value-type="float">
            <text:p>67.98</text:p>
          </table:table-cell>
          <table:table-cell office:value-type="float" office:value="27.75" calcext:value-type="float">
            <text:p>27.7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.575" calcext:value-type="float">
            <text:p>31.575</text:p>
          </table:table-cell>
          <table:table-cell office:value-type="string" calcext:value-type="string">
            <text:p>61cb1efc7c2d6577c52025b2dbeff91dfaf089069d506dec80f825486f0c10e3</text:p>
          </table:table-cell>
          <table:table-cell office:value-type="float" office:value="90.24" calcext:value-type="float">
            <text:p>90.24</text:p>
          </table:table-cell>
          <table:table-cell office:value-type="float" office:value="3.13" calcext:value-type="float">
            <text:p>3.13</text:p>
          </table:table-cell>
          <table:table-cell office:value-type="float" office:value="50.23" calcext:value-type="float">
            <text:p>50.23</text:p>
          </table:table-cell>
          <table:table-cell table:number-columns-repeated="2" office:value-type="float" office:value="39.37" calcext:value-type="float">
            <text:p>39.37</text:p>
          </table:table-cell>
          <table:table-cell office:value-type="float" office:value="70.68" calcext:value-type="float">
            <text:p>70.68</text:p>
          </table:table-cell>
          <table:table-cell office:value-type="float" office:value="34.92" calcext:value-type="float">
            <text:p>34.92</text:p>
          </table:table-cell>
          <table:table-cell office:value-type="float" office:value="67.56" calcext:value-type="float">
            <text:p>67.56</text:p>
          </table:table-cell>
          <table:table-cell office:value-type="float" office:value="27.76" calcext:value-type="float">
            <text:p>27.7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644" calcext:value-type="float">
            <text:p>13.644</text:p>
          </table:table-cell>
          <table:table-cell office:value-type="string" calcext:value-type="string">
            <text:p>0b114bcb3a8eb53439c7745d74b4158350b24ad73dd1d57f2d6509cfe979426a</text:p>
          </table:table-cell>
          <table:table-cell office:value-type="float" office:value="99.19" calcext:value-type="float">
            <text:p>99.19</text:p>
          </table:table-cell>
          <table:table-cell office:value-type="float" office:value="4.46" calcext:value-type="float">
            <text:p>4.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0.06" calcext:value-type="float">
            <text:p>40.06</text:p>
          </table:table-cell>
          <table:table-cell office:value-type="float" office:value="73.3" calcext:value-type="float">
            <text:p>73.3</text:p>
          </table:table-cell>
          <table:table-cell office:value-type="float" office:value="35.78" calcext:value-type="float">
            <text:p>35.78</text:p>
          </table:table-cell>
          <table:table-cell office:value-type="float" office:value="67.98" calcext:value-type="float">
            <text:p>67.98</text:p>
          </table:table-cell>
          <table:table-cell office:value-type="float" office:value="27.75" calcext:value-type="float">
            <text:p>27.7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.176" calcext:value-type="float">
            <text:p>14.176</text:p>
          </table:table-cell>
          <table:table-cell office:value-type="string" calcext:value-type="string">
            <text:p>61cb1efc7c2d6577c52025b2dbeff91dfaf089069d506dec80f825486f0c10e3</text:p>
          </table:table-cell>
          <table:table-cell office:value-type="float" office:value="90.24" calcext:value-type="float">
            <text:p>90.24</text:p>
          </table:table-cell>
          <table:table-cell office:value-type="float" office:value="3.13" calcext:value-type="float">
            <text:p>3.13</text:p>
          </table:table-cell>
          <table:table-cell office:value-type="float" office:value="50.23" calcext:value-type="float">
            <text:p>50.23</text:p>
          </table:table-cell>
          <table:table-cell table:number-columns-repeated="2" office:value-type="float" office:value="39.37" calcext:value-type="float">
            <text:p>39.37</text:p>
          </table:table-cell>
          <table:table-cell office:value-type="float" office:value="70.68" calcext:value-type="float">
            <text:p>70.68</text:p>
          </table:table-cell>
          <table:table-cell office:value-type="float" office:value="34.92" calcext:value-type="float">
            <text:p>34.92</text:p>
          </table:table-cell>
          <table:table-cell office:value-type="float" office:value="67.56" calcext:value-type="float">
            <text:p>67.56</text:p>
          </table:table-cell>
          <table:table-cell office:value-type="float" office:value="27.76" calcext:value-type="float">
            <text:p>27.7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546" calcext:value-type="float">
            <text:p>13.546</text:p>
          </table:table-cell>
          <table:table-cell office:value-type="string" calcext:value-type="string">
            <text:p>0b114bcb3a8eb53439c7745d74b4158350b24ad73dd1d57f2d6509cfe979426a</text:p>
          </table:table-cell>
          <table:table-cell office:value-type="float" office:value="100" calcext:value-type="float">
            <text:p>100</text:p>
          </table:table-cell>
          <table:table-cell office:value-type="float" office:value="4.83" calcext:value-type="float">
            <text:p>4.83</text:p>
          </table:table-cell>
          <table:table-cell office:value-type="float" office:value="50.51" calcext:value-type="float">
            <text:p>50.51</text:p>
          </table:table-cell>
          <table:table-cell table:number-columns-repeated="2" office:value-type="float" office:value="48.73" calcext:value-type="float">
            <text:p>48.73</text:p>
          </table:table-cell>
          <table:table-cell office:value-type="float" office:value="73.3" calcext:value-type="float">
            <text:p>73.3</text:p>
          </table:table-cell>
          <table:table-cell office:value-type="float" office:value="35.72" calcext:value-type="float">
            <text:p>35.72</text:p>
          </table:table-cell>
          <table:table-cell office:value-type="float" office:value="68.1" calcext:value-type="float">
            <text:p>68.1</text:p>
          </table:table-cell>
          <table:table-cell office:value-type="float" office:value="28.73" calcext:value-type="float">
            <text:p>28.7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6240" calcext:value-type="float">
            <text:p>156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80" calcext:value-type="float">
            <text:p>2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6a446b82f27cd9b58aa7c9454604798e433191b245aa0eed51ba08cf1a10be", "f946ef670353ec207c5f6b40751132902f392b429e63de38b8785404d60adc97", "751471212b837ebadbed2154291f05015aa526b21dae5040a74aa722d551cf8f", "35508805a343ae4b09b31a8837501f40598af1cb27a248cc971911802e1b7753", "1960afbc1a50c81529a74d6e1c64686ebaf698027db22b13f030556dbde11971")</text:p>
          </table:table-cell>
          <table:table-cell office:value-type="float" office:value="100" calcext:value-type="float">
            <text:p>100</text:p>
          </table:table-cell>
          <table:table-cell office:value-type="float" office:value="4.76" calcext:value-type="float">
            <text:p>4.76</text:p>
          </table:table-cell>
          <table:table-cell office:value-type="float" office:value="51.07" calcext:value-type="float">
            <text:p>51.07</text:p>
          </table:table-cell>
          <table:table-cell table:number-columns-repeated="2" office:value-type="float" office:value="49.84" calcext:value-type="float">
            <text:p>49.84</text:p>
          </table:table-cell>
          <table:table-cell office:value-type="float" office:value="73.17" calcext:value-type="float">
            <text:p>73.17</text:p>
          </table:table-cell>
          <table:table-cell office:value-type="float" office:value="35.7" calcext:value-type="float">
            <text:p>35.7</text:p>
          </table:table-cell>
          <table:table-cell office:value-type="float" office:value="68.06" calcext:value-type="float">
            <text:p>68.06</text:p>
          </table:table-cell>
          <table:table-cell office:value-type="float" office:value="28.93" calcext:value-type="float">
            <text:p>28.93</text:p>
          </table:table-cell>
          <table:table-cell office:value-type="float" office:value="51.22" calcext:value-type="float">
            <text:p>51.22</text:p>
          </table:table-cell>
          <table:table-cell office:value-type="float" office:value="10000" calcext:value-type="float">
            <text:p>10000</text:p>
          </table:table-cell>
          <table:table-cell office:value-type="float" office:value="310480" calcext:value-type="float">
            <text:p>310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2920" calcext:value-type="float">
            <text:p>32920</text:p>
          </table:table-cell>
          <table:table-cell office:value-type="float" office:value="589.113" calcext:value-type="float">
            <text:p>589.113</text:p>
          </table:table-cell>
          <table:table-cell office:value-type="string" calcext:value-type="string">
            <text:p>("fd4e908420136c70b2cfc5527df1503f23fe052f369f88f73944e1b0991f0e79", "7705d7b6cb84f38f5edacd2cab6fac6ed46c4f41f335cf0ad78dd368def54212", "39f8fc475b8e16798b34ca320390c4986271bc936453f2e7b4ef5fffef084ece", "ad49fe7086cd95765a8f0785a765521929dea3ae4c72dbc472a365409aee7909", "0caef654888b23b3fb425871f1cf6da0e5cf3b1c75759ba4c53d0654a0356a31")</text:p>
          </table:table-cell>
          <table:table-cell table:number-columns-repeated="19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75" calcext:value-type="float">
            <text:p>96.75</text:p>
          </table:table-cell>
          <table:table-cell office:value-type="float" office:value="1.29" calcext:value-type="float">
            <text:p>1.29</text:p>
          </table:table-cell>
          <table:table-cell office:value-type="float" office:value="40.17" calcext:value-type="float">
            <text:p>40.17</text:p>
          </table:table-cell>
          <table:table-cell table:number-columns-repeated="2" office:value-type="float" office:value="32.27" calcext:value-type="float">
            <text:p>32.27</text:p>
          </table:table-cell>
          <table:table-cell office:value-type="float" office:value="70.05" calcext:value-type="float">
            <text:p>70.05</text:p>
          </table:table-cell>
          <table:table-cell office:value-type="float" office:value="33.97" calcext:value-type="float">
            <text:p>33.97</text:p>
          </table:table-cell>
          <table:table-cell office:value-type="float" office:value="67.1" calcext:value-type="float">
            <text:p>67.1</text:p>
          </table:table-cell>
          <table:table-cell office:value-type="float" office:value="23.02" calcext:value-type="float">
            <text:p>23.0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.721" calcext:value-type="float">
            <text:p>15.721</text:p>
          </table:table-cell>
          <table:table-cell office:value-type="string" calcext:value-type="string">
            <text:p>9f07d977f076946bd75cd1b9db1d95f45f2716dfaea3a62a2add4ee3c52b82c1</text:p>
          </table:table-cell>
          <table:table-cell office:value-type="float" office:value="89.43" calcext:value-type="float">
            <text:p>89.43</text:p>
          </table:table-cell>
          <table:table-cell office:value-type="float" office:value="1.39" calcext:value-type="float">
            <text:p>1.39</text:p>
          </table:table-cell>
          <table:table-cell office:value-type="float" office:value="38.4" calcext:value-type="float">
            <text:p>38.4</text:p>
          </table:table-cell>
          <table:table-cell table:number-columns-repeated="2" office:value-type="float" office:value="36.12" calcext:value-type="float">
            <text:p>36.12</text:p>
          </table:table-cell>
          <table:table-cell office:value-type="float" office:value="70.59" calcext:value-type="float">
            <text:p>70.59</text:p>
          </table:table-cell>
          <table:table-cell office:value-type="float" office:value="34.18" calcext:value-type="float">
            <text:p>34.18</text:p>
          </table:table-cell>
          <table:table-cell office:value-type="float" office:value="67.12" calcext:value-type="float">
            <text:p>67.12</text:p>
          </table:table-cell>
          <table:table-cell office:value-type="float" office:value="22.52" calcext:value-type="float">
            <text:p>22.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352" calcext:value-type="float">
            <text:p>7.352</text:p>
          </table:table-cell>
          <table:table-cell office:value-type="string" calcext:value-type="string">
            <text:p>b0f7f15da475aa0ec1b5c1e78a264a9c95d10c894ea41d80fd2c5171b3a0e5af</text:p>
          </table:table-cell>
          <table:table-cell office:value-type="float" office:value="96.75" calcext:value-type="float">
            <text:p>96.75</text:p>
          </table:table-cell>
          <table:table-cell office:value-type="float" office:value="1.29" calcext:value-type="float">
            <text:p>1.29</text:p>
          </table:table-cell>
          <table:table-cell office:value-type="float" office:value="40.17" calcext:value-type="float">
            <text:p>40.17</text:p>
          </table:table-cell>
          <table:table-cell table:number-columns-repeated="2" office:value-type="float" office:value="32.27" calcext:value-type="float">
            <text:p>32.27</text:p>
          </table:table-cell>
          <table:table-cell office:value-type="float" office:value="70.05" calcext:value-type="float">
            <text:p>70.05</text:p>
          </table:table-cell>
          <table:table-cell office:value-type="float" office:value="33.97" calcext:value-type="float">
            <text:p>33.97</text:p>
          </table:table-cell>
          <table:table-cell office:value-type="float" office:value="67.1" calcext:value-type="float">
            <text:p>67.1</text:p>
          </table:table-cell>
          <table:table-cell office:value-type="float" office:value="23.02" calcext:value-type="float">
            <text:p>23.0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.105" calcext:value-type="float">
            <text:p>7.105</text:p>
          </table:table-cell>
          <table:table-cell office:value-type="string" calcext:value-type="string">
            <text:p>9f07d977f076946bd75cd1b9db1d95f45f2716dfaea3a62a2add4ee3c52b82c1</text:p>
          </table:table-cell>
          <table:table-cell office:value-type="float" office:value="89.43" calcext:value-type="float">
            <text:p>89.43</text:p>
          </table:table-cell>
          <table:table-cell office:value-type="float" office:value="1.39" calcext:value-type="float">
            <text:p>1.39</text:p>
          </table:table-cell>
          <table:table-cell office:value-type="float" office:value="38.4" calcext:value-type="float">
            <text:p>38.4</text:p>
          </table:table-cell>
          <table:table-cell table:number-columns-repeated="2" office:value-type="float" office:value="36.12" calcext:value-type="float">
            <text:p>36.12</text:p>
          </table:table-cell>
          <table:table-cell office:value-type="float" office:value="70.59" calcext:value-type="float">
            <text:p>70.59</text:p>
          </table:table-cell>
          <table:table-cell office:value-type="float" office:value="34.18" calcext:value-type="float">
            <text:p>34.18</text:p>
          </table:table-cell>
          <table:table-cell office:value-type="float" office:value="67.12" calcext:value-type="float">
            <text:p>67.12</text:p>
          </table:table-cell>
          <table:table-cell office:value-type="float" office:value="22.52" calcext:value-type="float">
            <text:p>22.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337" calcext:value-type="float">
            <text:p>7.337</text:p>
          </table:table-cell>
          <table:table-cell office:value-type="string" calcext:value-type="string">
            <text:p>b0f7f15da475aa0ec1b5c1e78a264a9c95d10c894ea41d80fd2c5171b3a0e5af</text:p>
          </table:table-cell>
          <table:table-cell office:value-type="float" office:value="99.67" calcext:value-type="float">
            <text:p>99.67</text:p>
          </table:table-cell>
          <table:table-cell office:value-type="float" office:value="2.58" calcext:value-type="float">
            <text:p>2.58</text:p>
          </table:table-cell>
          <table:table-cell office:value-type="float" office:value="47.75" calcext:value-type="float">
            <text:p>47.75</text:p>
          </table:table-cell>
          <table:table-cell table:number-columns-repeated="2" office:value-type="float" office:value="39.09" calcext:value-type="float">
            <text:p>39.09</text:p>
          </table:table-cell>
          <table:table-cell office:value-type="float" office:value="71.94" calcext:value-type="float">
            <text:p>71.94</text:p>
          </table:table-cell>
          <table:table-cell office:value-type="float" office:value="34.48" calcext:value-type="float">
            <text:p>34.48</text:p>
          </table:table-cell>
          <table:table-cell office:value-type="float" office:value="67.49" calcext:value-type="float">
            <text:p>67.49</text:p>
          </table:table-cell>
          <table:table-cell office:value-type="float" office:value="26.17" calcext:value-type="float">
            <text:p>26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5480" calcext:value-type="float">
            <text:p>1554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20" calcext:value-type="float">
            <text:p>38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8509c7b6492e2bba0199b7ebc9355a71d38cb04b3423667064d4173468974e7", "8952cd1056d84d16b222529105cae612f4903d50f843cedf565c0f946ec48836", "f7051bdac3f251352f0e86fe8b879deee7438a68f416dce5f1efe3b16fc1dd5e", "65b57fc65d8adb7933dbe9b1edf308125078ee1191de4b147752b85eb20809c3", "15093d22c6f95a3e3ec26ffabdb084dc154679eb9c680b96acc8cb171e4c1edf")</text:p>
          </table:table-cell>
          <table:table-cell office:value-type="float" office:value="100" calcext:value-type="float">
            <text:p>100</text:p>
          </table:table-cell>
          <table:table-cell office:value-type="float" office:value="3.45" calcext:value-type="float">
            <text:p>3.45</text:p>
          </table:table-cell>
          <table:table-cell office:value-type="float" office:value="50.75" calcext:value-type="float">
            <text:p>50.75</text:p>
          </table:table-cell>
          <table:table-cell table:number-columns-repeated="2" office:value-type="float" office:value="40.26" calcext:value-type="float">
            <text:p>40.26</text:p>
          </table:table-cell>
          <table:table-cell office:value-type="float" office:value="73.32" calcext:value-type="float">
            <text:p>73.32</text:p>
          </table:table-cell>
          <table:table-cell office:value-type="float" office:value="34.8" calcext:value-type="float">
            <text:p>34.8</text:p>
          </table:table-cell>
          <table:table-cell office:value-type="float" office:value="67.76" calcext:value-type="float">
            <text:p>67.76</text:p>
          </table:table-cell>
          <table:table-cell office:value-type="float" office:value="27.4" calcext:value-type="float">
            <text:p>27.4</text:p>
          </table:table-cell>
          <table:table-cell office:value-type="float" office:value="52.03" calcext:value-type="float">
            <text:p>52.03</text:p>
          </table:table-cell>
          <table:table-cell office:value-type="float" office:value="10000" calcext:value-type="float">
            <text:p>10000</text:p>
          </table:table-cell>
          <table:table-cell office:value-type="float" office:value="310880" calcext:value-type="float">
            <text:p>310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64320" calcext:value-type="float">
            <text:p>164320</text:p>
          </table:table-cell>
          <table:table-cell office:value-type="float" office:value="544.138" calcext:value-type="float">
            <text:p>544.138</text:p>
          </table:table-cell>
          <table:table-cell office:value-type="string" calcext:value-type="string">
            <text:p>("70fcc2532d589015fb55fbfab97df8c6a09e8fa7a17774a7e71be897dcbe9d0e", "3f2da5c6f339e1338d3070b080e23199c114c0e1b19484f812031dbc3a683204", "d27897e93d13e76da9740be014a0eb395c2914fcee0188292c03832f728533c7", "cdaf697a71200f51f3932fa794d37d3c277f1803f7654b8a39ae9ea51e5975ca", "b475728e9991ffe0a0c1fe8c4094e921d4f5b02b925bcc288d9aae37e4cb8c31")</text:p>
          </table:table-cell>
          <table:table-cell table:number-columns-repeated="19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100" calcext:value-type="float">
            <text:p>100</text:p>
          </table:table-cell>
          <table:table-cell office:value-type="float" office:value="1.37" calcext:value-type="float">
            <text:p>1.37</text:p>
          </table:table-cell>
          <table:table-cell office:value-type="float" office:value="39.05" calcext:value-type="float">
            <text:p>39.05</text:p>
          </table:table-cell>
          <table:table-cell table:number-columns-repeated="2" office:value-type="float" office:value="36.85" calcext:value-type="float">
            <text:p>36.85</text:p>
          </table:table-cell>
          <table:table-cell office:value-type="float" office:value="69.59" calcext:value-type="float">
            <text:p>69.59</text:p>
          </table:table-cell>
          <table:table-cell office:value-type="float" office:value="34.11" calcext:value-type="float">
            <text:p>34.11</text:p>
          </table:table-cell>
          <table:table-cell office:value-type="float" office:value="67.12" calcext:value-type="float">
            <text:p>67.12</text:p>
          </table:table-cell>
          <table:table-cell office:value-type="float" office:value="22.92" calcext:value-type="float">
            <text:p>22.9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.92" calcext:value-type="float">
            <text:p>30.92</text:p>
          </table:table-cell>
          <table:table-cell office:value-type="string" calcext:value-type="string">
            <text:p>b56d939a0fc0d77c9c15879e2ce2394e738c2aaf3095c8be944f909610cc841f</text:p>
          </table:table-cell>
          <table:table-cell office:value-type="float" office:value="87.8" calcext:value-type="float">
            <text:p>87.8</text:p>
          </table:table-cell>
          <table:table-cell office:value-type="float" office:value="1.29" calcext:value-type="float">
            <text:p>1.29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41.56" calcext:value-type="float">
            <text:p>41.56</text:p>
          </table:table-cell>
          <table:table-cell office:value-type="float" office:value="68.46" calcext:value-type="float">
            <text:p>68.46</text:p>
          </table:table-cell>
          <table:table-cell office:value-type="float" office:value="34.09" calcext:value-type="float">
            <text:p>34.09</text:p>
          </table:table-cell>
          <table:table-cell office:value-type="float" office:value="67.06" calcext:value-type="float">
            <text:p>67.06</text:p>
          </table:table-cell>
          <table:table-cell office:value-type="float" office:value="24.37" calcext:value-type="float">
            <text:p>24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.493" calcext:value-type="float">
            <text:p>13.493</text:p>
          </table:table-cell>
          <table:table-cell office:value-type="string" calcext:value-type="string">
            <text:p>d9bba350a146cd1a3acd27816173760c4b8a34372b101a479b98b264efe1aa5f</text:p>
          </table:table-cell>
          <table:table-cell office:value-type="float" office:value="100" calcext:value-type="float">
            <text:p>100</text:p>
          </table:table-cell>
          <table:table-cell office:value-type="float" office:value="1.37" calcext:value-type="float">
            <text:p>1.37</text:p>
          </table:table-cell>
          <table:table-cell office:value-type="float" office:value="39.05" calcext:value-type="float">
            <text:p>39.05</text:p>
          </table:table-cell>
          <table:table-cell table:number-columns-repeated="2" office:value-type="float" office:value="36.85" calcext:value-type="float">
            <text:p>36.85</text:p>
          </table:table-cell>
          <table:table-cell office:value-type="float" office:value="69.59" calcext:value-type="float">
            <text:p>69.59</text:p>
          </table:table-cell>
          <table:table-cell office:value-type="float" office:value="34.11" calcext:value-type="float">
            <text:p>34.11</text:p>
          </table:table-cell>
          <table:table-cell office:value-type="float" office:value="67.12" calcext:value-type="float">
            <text:p>67.12</text:p>
          </table:table-cell>
          <table:table-cell office:value-type="float" office:value="22.92" calcext:value-type="float">
            <text:p>22.9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.277" calcext:value-type="float">
            <text:p>14.277</text:p>
          </table:table-cell>
          <table:table-cell office:value-type="string" calcext:value-type="string">
            <text:p>b56d939a0fc0d77c9c15879e2ce2394e738c2aaf3095c8be944f909610cc841f</text:p>
          </table:table-cell>
          <table:table-cell office:value-type="float" office:value="87.8" calcext:value-type="float">
            <text:p>87.8</text:p>
          </table:table-cell>
          <table:table-cell office:value-type="float" office:value="1.29" calcext:value-type="float">
            <text:p>1.29</text:p>
          </table:table-cell>
          <table:table-cell office:value-type="float" office:value="42.31" calcext:value-type="float">
            <text:p>42.31</text:p>
          </table:table-cell>
          <table:table-cell table:number-columns-repeated="2" office:value-type="float" office:value="41.56" calcext:value-type="float">
            <text:p>41.56</text:p>
          </table:table-cell>
          <table:table-cell office:value-type="float" office:value="68.46" calcext:value-type="float">
            <text:p>68.46</text:p>
          </table:table-cell>
          <table:table-cell office:value-type="float" office:value="34.09" calcext:value-type="float">
            <text:p>34.09</text:p>
          </table:table-cell>
          <table:table-cell office:value-type="float" office:value="67.06" calcext:value-type="float">
            <text:p>67.06</text:p>
          </table:table-cell>
          <table:table-cell office:value-type="float" office:value="24.37" calcext:value-type="float">
            <text:p>24.3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.505" calcext:value-type="float">
            <text:p>13.505</text:p>
          </table:table-cell>
          <table:table-cell office:value-type="string" calcext:value-type="string">
            <text:p>d9bba350a146cd1a3acd27816173760c4b8a34372b101a479b98b264efe1aa5f</text:p>
          </table:table-cell>
          <table:table-cell office:value-type="float" office:value="99.84" calcext:value-type="float">
            <text:p>99.84</text:p>
          </table:table-cell>
          <table:table-cell office:value-type="float" office:value="4.07" calcext:value-type="float">
            <text:p>4.07</text:p>
          </table:table-cell>
          <table:table-cell office:value-type="float" office:value="52.94" calcext:value-type="float">
            <text:p>52.94</text:p>
          </table:table-cell>
          <table:table-cell table:number-columns-repeated="2" office:value-type="float" office:value="51.92" calcext:value-type="float">
            <text:p>51.92</text:p>
          </table:table-cell>
          <table:table-cell office:value-type="float" office:value="71.57" calcext:value-type="float">
            <text:p>71.57</text:p>
          </table:table-cell>
          <table:table-cell office:value-type="float" office:value="35.54" calcext:value-type="float">
            <text:p>35.54</text:p>
          </table:table-cell>
          <table:table-cell office:value-type="float" office:value="67.81" calcext:value-type="float">
            <text:p>67.81</text:p>
          </table:table-cell>
          <table:table-cell office:value-type="float" office:value="29.63" calcext:value-type="float">
            <text:p>29.6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5240" calcext:value-type="float">
            <text:p>155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80" calcext:value-type="float">
            <text:p>6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88f5291ab0f476add8be5d480b1ef5ddc23c92db8659654dbacd8a994b18d42", "f1e380fe0ceac31abff71a3ade02ea9200a85335cf6240e4a65457cfe65c68cc", "4363fceab9dca5be3fc10ec7b8b10cc15382c0627cb898374ea5b1b9e8d60b62", "2fec6ac48c095a3b22f5cf05abef6d69232a326e5fd8a112c270b35ccbaa1e95", "752f969cfbcd93a9e31ba2b81aba5d1fbcf9b5290f00e7b6197809ef6d3724f7")</text:p>
          </table:table-cell>
          <table:table-cell office:value-type="float" office:value="100" calcext:value-type="float">
            <text:p>100</text:p>
          </table:table-cell>
          <table:table-cell office:value-type="float" office:value="4.91" calcext:value-type="float">
            <text:p>4.91</text:p>
          </table:table-cell>
          <table:table-cell office:value-type="float" office:value="54.73" calcext:value-type="float">
            <text:p>54.73</text:p>
          </table:table-cell>
          <table:table-cell table:number-columns-repeated="2" office:value-type="float" office:value="50.16" calcext:value-type="float">
            <text:p>50.16</text:p>
          </table:table-cell>
          <table:table-cell office:value-type="float" office:value="72.78" calcext:value-type="float">
            <text:p>72.78</text:p>
          </table:table-cell>
          <table:table-cell office:value-type="float" office:value="35.73" calcext:value-type="float">
            <text:p>35.73</text:p>
          </table:table-cell>
          <table:table-cell office:value-type="float" office:value="68.05" calcext:value-type="float">
            <text:p>68.05</text:p>
          </table:table-cell>
          <table:table-cell office:value-type="float" office:value="30.23" calcext:value-type="float">
            <text:p>30.23</text:p>
          </table:table-cell>
          <table:table-cell office:value-type="float" office:value="54.15" calcext:value-type="float">
            <text:p>54.15</text:p>
          </table:table-cell>
          <table:table-cell office:value-type="float" office:value="10000" calcext:value-type="float">
            <text:p>10000</text:p>
          </table:table-cell>
          <table:table-cell office:value-type="float" office:value="310880" calcext:value-type="float">
            <text:p>310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22920" calcext:value-type="float">
            <text:p>122920</text:p>
          </table:table-cell>
          <table:table-cell office:value-type="float" office:value="586.367" calcext:value-type="float">
            <text:p>586.367</text:p>
          </table:table-cell>
          <table:table-cell office:value-type="string" calcext:value-type="string">
            <text:p>("0fb1515f0fdad3be2c594c4ffbc41b6c190123432266770fcd66851f199191d1", "c7823cb55acb14542f278ed08d611f1735bb39957da8a57feec9b6752629c32c", "4d9132a003cef12d9bc793607ebd9883059bf45cff2aba0cda5ff8c44e214c3b", "f37644eb7d128081c5217b0798970de299bbebb7507080d6bd9d84b138afea68", "121412638a06a4aff6acde614835336648e9050d8559d42db731a30eca72d0ca")</text:p>
          </table:table-cell>
          <table:table-cell table:number-columns-repeated="1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9.19" calcext:value-type="float">
            <text:p>99.19</text:p>
          </table:table-cell>
          <table:table-cell office:value-type="float" office:value="0.45" calcext:value-type="float">
            <text:p>0.45</text:p>
          </table:table-cell>
          <table:table-cell office:value-type="float" office:value="29.92" calcext:value-type="float">
            <text:p>29.92</text:p>
          </table:table-cell>
          <table:table-cell table:number-columns-repeated="2" office:value-type="float" office:value="38.04" calcext:value-type="float">
            <text:p>38.04</text:p>
          </table:table-cell>
          <table:table-cell office:value-type="float" office:value="66.71" calcext:value-type="float">
            <text:p>66.71</text:p>
          </table:table-cell>
          <table:table-cell office:value-type="float" office:value="33.66" calcext:value-type="float">
            <text:p>33.66</text:p>
          </table:table-cell>
          <table:table-cell office:value-type="float" office:value="66.87" calcext:value-type="float">
            <text:p>66.87</text:p>
          </table:table-cell>
          <table:table-cell office:value-type="float" office:value="19.22" calcext:value-type="float">
            <text:p>19.2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.791" calcext:value-type="float">
            <text:p>37.791</text:p>
          </table:table-cell>
          <table:table-cell office:value-type="string" calcext:value-type="string">
            <text:p>b102b39d44c12ee49d6590de5a222432fa9232bd89e35d3c529e5ce6a366b430</text:p>
          </table:table-cell>
          <table:table-cell office:value-type="float" office:value="87.8" calcext:value-type="float">
            <text:p>87.8</text:p>
          </table:table-cell>
          <table:table-cell office:value-type="float" office:value="0.96" calcext:value-type="float">
            <text:p>0.96</text:p>
          </table:table-cell>
          <table:table-cell office:value-type="float" office:value="33.55" calcext:value-type="float">
            <text:p>33.55</text:p>
          </table:table-cell>
          <table:table-cell table:number-columns-repeated="2" office:value-type="float" office:value="39.34" calcext:value-type="float">
            <text:p>39.34</text:p>
          </table:table-cell>
          <table:table-cell office:value-type="float" office:value="67.94" calcext:value-type="float">
            <text:p>67.94</text:p>
          </table:table-cell>
          <table:table-cell office:value-type="float" office:value="34.06" calcext:value-type="float">
            <text:p>34.06</text:p>
          </table:table-cell>
          <table:table-cell office:value-type="float" office:value="67.03" calcext:value-type="float">
            <text:p>67.03</text:p>
          </table:table-cell>
          <table:table-cell office:value-type="float" office:value="20.98" calcext:value-type="float">
            <text:p>20.9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.755" calcext:value-type="float">
            <text:p>19.755</text:p>
          </table:table-cell>
          <table:table-cell office:value-type="string" calcext:value-type="string">
            <text:p>bdad6d7e9e6b099dd670ed7179eb9a1958beb173ffabb1311ca74e15ec3ac3e4</text:p>
          </table:table-cell>
          <table:table-cell office:value-type="float" office:value="99.19" calcext:value-type="float">
            <text:p>99.19</text:p>
          </table:table-cell>
          <table:table-cell office:value-type="float" office:value="0.45" calcext:value-type="float">
            <text:p>0.45</text:p>
          </table:table-cell>
          <table:table-cell office:value-type="float" office:value="29.92" calcext:value-type="float">
            <text:p>29.92</text:p>
          </table:table-cell>
          <table:table-cell table:number-columns-repeated="2" office:value-type="float" office:value="38.04" calcext:value-type="float">
            <text:p>38.04</text:p>
          </table:table-cell>
          <table:table-cell office:value-type="float" office:value="66.71" calcext:value-type="float">
            <text:p>66.71</text:p>
          </table:table-cell>
          <table:table-cell office:value-type="float" office:value="33.66" calcext:value-type="float">
            <text:p>33.66</text:p>
          </table:table-cell>
          <table:table-cell office:value-type="float" office:value="66.87" calcext:value-type="float">
            <text:p>66.87</text:p>
          </table:table-cell>
          <table:table-cell office:value-type="float" office:value="19.22" calcext:value-type="float">
            <text:p>19.2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.508" calcext:value-type="float">
            <text:p>20.508</text:p>
          </table:table-cell>
          <table:table-cell office:value-type="string" calcext:value-type="string">
            <text:p>b102b39d44c12ee49d6590de5a222432fa9232bd89e35d3c529e5ce6a366b430</text:p>
          </table:table-cell>
          <table:table-cell office:value-type="float" office:value="87.8" calcext:value-type="float">
            <text:p>87.8</text:p>
          </table:table-cell>
          <table:table-cell office:value-type="float" office:value="0.96" calcext:value-type="float">
            <text:p>0.96</text:p>
          </table:table-cell>
          <table:table-cell office:value-type="float" office:value="33.55" calcext:value-type="float">
            <text:p>33.55</text:p>
          </table:table-cell>
          <table:table-cell table:number-columns-repeated="2" office:value-type="float" office:value="39.34" calcext:value-type="float">
            <text:p>39.34</text:p>
          </table:table-cell>
          <table:table-cell office:value-type="float" office:value="67.94" calcext:value-type="float">
            <text:p>67.94</text:p>
          </table:table-cell>
          <table:table-cell office:value-type="float" office:value="34.06" calcext:value-type="float">
            <text:p>34.06</text:p>
          </table:table-cell>
          <table:table-cell office:value-type="float" office:value="67.03" calcext:value-type="float">
            <text:p>67.03</text:p>
          </table:table-cell>
          <table:table-cell office:value-type="float" office:value="20.98" calcext:value-type="float">
            <text:p>20.9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.701" calcext:value-type="float">
            <text:p>19.701</text:p>
          </table:table-cell>
          <table:table-cell office:value-type="string" calcext:value-type="string">
            <text:p>bdad6d7e9e6b099dd670ed7179eb9a1958beb173ffabb1311ca74e15ec3ac3e4</text:p>
          </table:table-cell>
          <table:table-cell office:value-type="float" office:value="100" calcext:value-type="float">
            <text:p>100</text:p>
          </table:table-cell>
          <table:table-cell office:value-type="float" office:value="3.03" calcext:value-type="float">
            <text:p>3.03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43.45" calcext:value-type="float">
            <text:p>43.45</text:p>
          </table:table-cell>
          <table:table-cell office:value-type="float" office:value="71.57" calcext:value-type="float">
            <text:p>71.57</text:p>
          </table:table-cell>
          <table:table-cell office:value-type="float" office:value="35.11" calcext:value-type="float">
            <text:p>35.11</text:p>
          </table:table-cell>
          <table:table-cell office:value-type="float" office:value="67.63" calcext:value-type="float">
            <text:p>67.63</text:p>
          </table:table-cell>
          <table:table-cell office:value-type="float" office:value="26.51" calcext:value-type="float">
            <text:p>26.5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9880" calcext:value-type="float">
            <text:p>149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0" calcext:value-type="float">
            <text:p>29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098a10b06605b11a04b78a3ee021567853ce701e020c62a5adc9efed2f24740", "bcc208e33932f369a4646da934a705ec7b3386416d8d092e9e1991253d70a1e9", "3babe0b5bbaf9aaf5e5985483c0bf587d302c09ba8047a9c2f9ce660a8f23a6c", "8a352989897fbcd380535e5b89e159efc69820d4dbff9acf1a04c78642e739c6", "631c8f71ab307ecf884e2ae5b91ef372ad06d943fb0f1447f4f7d70d4646537f")</text:p>
          </table:table-cell>
          <table:table-cell office:value-type="float" office:value="99.84" calcext:value-type="float">
            <text:p>99.84</text:p>
          </table:table-cell>
          <table:table-cell office:value-type="float" office:value="3.24" calcext:value-type="float">
            <text:p>3.24</text:p>
          </table:table-cell>
          <table:table-cell office:value-type="float" office:value="46.71" calcext:value-type="float">
            <text:p>46.71</text:p>
          </table:table-cell>
          <table:table-cell table:number-columns-repeated="2" office:value-type="float" office:value="43.37" calcext:value-type="float">
            <text:p>43.37</text:p>
          </table:table-cell>
          <table:table-cell office:value-type="float" office:value="71.88" calcext:value-type="float">
            <text:p>71.88</text:p>
          </table:table-cell>
          <table:table-cell office:value-type="float" office:value="35.16" calcext:value-type="float">
            <text:p>35.16</text:p>
          </table:table-cell>
          <table:table-cell office:value-type="float" office:value="67.69" calcext:value-type="float">
            <text:p>67.69</text:p>
          </table:table-cell>
          <table:table-cell office:value-type="float" office:value="26.83" calcext:value-type="float">
            <text:p>26.83</text:p>
          </table:table-cell>
          <table:table-cell office:value-type="float" office:value="50.73" calcext:value-type="float">
            <text:p>50.73</text:p>
          </table:table-cell>
          <table:table-cell office:value-type="float" office:value="10000" calcext:value-type="float">
            <text:p>10000</text:p>
          </table:table-cell>
          <table:table-cell office:value-type="float" office:value="299680" calcext:value-type="float">
            <text:p>2996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5920" calcext:value-type="float">
            <text:p>45920</text:p>
          </table:table-cell>
          <table:table-cell office:value-type="float" office:value="615.443" calcext:value-type="float">
            <text:p>615.443</text:p>
          </table:table-cell>
          <table:table-cell office:value-type="string" calcext:value-type="string">
            <text:p>("56d4167bffccc8b553e065f171b5e155fd78a1974e543ba8f35b5ccd7008f460", "c72c750b4464cd94739bf870b0fc66e0be09896c25f6d2a2e8da56f70f1bbd30", "7d0634bf89371e2fce684fb00dcf027d3f5e442388f372e3b4b1eb34125d9868", "396d14fb36fbf8ee4c710e31214d8b8b4c56291bb60d0c94d7290274ac682992", "3fb13f95599d59158ff89f85619742775781a86b4f0eb64b72a5273cb3539420")</text:p>
          </table:table-cell>
          <table:table-cell table:number-columns-repeated="19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56" calcext:value-type="float">
            <text:p>97.56</text:p>
          </table:table-cell>
          <table:table-cell office:value-type="float" office:value="2.09" calcext:value-type="float">
            <text:p>2.09</text:p>
          </table:table-cell>
          <table:table-cell office:value-type="float" office:value="42.12" calcext:value-type="float">
            <text:p>42.12</text:p>
          </table:table-cell>
          <table:table-cell table:number-columns-repeated="2" office:value-type="float" office:value="39.46" calcext:value-type="float">
            <text:p>39.46</text:p>
          </table:table-cell>
          <table:table-cell office:value-type="float" office:value="71.12" calcext:value-type="float">
            <text:p>71.12</text:p>
          </table:table-cell>
          <table:table-cell office:value-type="float" office:value="34.45" calcext:value-type="float">
            <text:p>34.45</text:p>
          </table:table-cell>
          <table:table-cell office:value-type="float" office:value="67.34" calcext:value-type="float">
            <text:p>67.34</text:p>
          </table:table-cell>
          <table:table-cell office:value-type="float" office:value="24.28" calcext:value-type="float">
            <text:p>24.2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.383" calcext:value-type="float">
            <text:p>9.383</text:p>
          </table:table-cell>
          <table:table-cell office:value-type="string" calcext:value-type="string">
            <text:p>c6837e9088e61b1dd8e3a6f31b2c9df589e0f688e581f50d4ddc4d866ea94454</text:p>
          </table:table-cell>
          <table:table-cell office:value-type="float" office:value="91.87" calcext:value-type="float">
            <text:p>91.87</text:p>
          </table:table-cell>
          <table:table-cell office:value-type="float" office:value="1.63" calcext:value-type="float">
            <text:p>1.63</text:p>
          </table:table-cell>
          <table:table-cell office:value-type="float" office:value="44.64" calcext:value-type="float">
            <text:p>44.64</text:p>
          </table:table-cell>
          <table:table-cell table:number-columns-repeated="2" office:value-type="float" office:value="36.87" calcext:value-type="float">
            <text:p>36.87</text:p>
          </table:table-cell>
          <table:table-cell office:value-type="float" office:value="70.29" calcext:value-type="float">
            <text:p>70.29</text:p>
          </table:table-cell>
          <table:table-cell office:value-type="float" office:value="34.12" calcext:value-type="float">
            <text:p>34.12</text:p>
          </table:table-cell>
          <table:table-cell office:value-type="float" office:value="67.19" calcext:value-type="float">
            <text:p>67.19</text:p>
          </table:table-cell>
          <table:table-cell office:value-type="float" office:value="24.87" calcext:value-type="float">
            <text:p>24.8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813" calcext:value-type="float">
            <text:p>5.813</text:p>
          </table:table-cell>
          <table:table-cell office:value-type="string" calcext:value-type="string">
            <text:p>f5f5a23a66468c0877f50b08853c4a4e0303ba93300070657f1e6d2562818db1</text:p>
          </table:table-cell>
          <table:table-cell office:value-type="float" office:value="97.56" calcext:value-type="float">
            <text:p>97.56</text:p>
          </table:table-cell>
          <table:table-cell office:value-type="float" office:value="2.09" calcext:value-type="float">
            <text:p>2.09</text:p>
          </table:table-cell>
          <table:table-cell office:value-type="float" office:value="42.12" calcext:value-type="float">
            <text:p>42.12</text:p>
          </table:table-cell>
          <table:table-cell table:number-columns-repeated="2" office:value-type="float" office:value="39.46" calcext:value-type="float">
            <text:p>39.46</text:p>
          </table:table-cell>
          <table:table-cell office:value-type="float" office:value="71.12" calcext:value-type="float">
            <text:p>71.12</text:p>
          </table:table-cell>
          <table:table-cell office:value-type="float" office:value="34.45" calcext:value-type="float">
            <text:p>34.45</text:p>
          </table:table-cell>
          <table:table-cell office:value-type="float" office:value="67.34" calcext:value-type="float">
            <text:p>67.34</text:p>
          </table:table-cell>
          <table:table-cell office:value-type="float" office:value="24.28" calcext:value-type="float">
            <text:p>24.2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.846" calcext:value-type="float">
            <text:p>5.846</text:p>
          </table:table-cell>
          <table:table-cell office:value-type="string" calcext:value-type="string">
            <text:p>c6837e9088e61b1dd8e3a6f31b2c9df589e0f688e581f50d4ddc4d866ea94454</text:p>
          </table:table-cell>
          <table:table-cell office:value-type="float" office:value="91.87" calcext:value-type="float">
            <text:p>91.87</text:p>
          </table:table-cell>
          <table:table-cell office:value-type="float" office:value="1.63" calcext:value-type="float">
            <text:p>1.63</text:p>
          </table:table-cell>
          <table:table-cell office:value-type="float" office:value="44.64" calcext:value-type="float">
            <text:p>44.64</text:p>
          </table:table-cell>
          <table:table-cell table:number-columns-repeated="2" office:value-type="float" office:value="36.87" calcext:value-type="float">
            <text:p>36.87</text:p>
          </table:table-cell>
          <table:table-cell office:value-type="float" office:value="70.29" calcext:value-type="float">
            <text:p>70.29</text:p>
          </table:table-cell>
          <table:table-cell office:value-type="float" office:value="34.12" calcext:value-type="float">
            <text:p>34.12</text:p>
          </table:table-cell>
          <table:table-cell office:value-type="float" office:value="67.19" calcext:value-type="float">
            <text:p>67.19</text:p>
          </table:table-cell>
          <table:table-cell office:value-type="float" office:value="24.87" calcext:value-type="float">
            <text:p>24.8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809" calcext:value-type="float">
            <text:p>5.809</text:p>
          </table:table-cell>
          <table:table-cell office:value-type="string" calcext:value-type="string">
            <text:p>f5f5a23a66468c0877f50b08853c4a4e0303ba93300070657f1e6d2562818db1</text:p>
          </table:table-cell>
          <table:table-cell office:value-type="float" office:value="99.67" calcext:value-type="float">
            <text:p>99.67</text:p>
          </table:table-cell>
          <table:table-cell office:value-type="float" office:value="5" calcext:value-type="float">
            <text:p>5</text:p>
          </table:table-cell>
          <table:table-cell office:value-type="float" office:value="50.66" calcext:value-type="float">
            <text:p>50.66</text:p>
          </table:table-cell>
          <table:table-cell table:number-columns-repeated="2" office:value-type="float" office:value="47.89" calcext:value-type="float">
            <text:p>47.89</text:p>
          </table:table-cell>
          <table:table-cell office:value-type="float" office:value="73.49" calcext:value-type="float">
            <text:p>73.49</text:p>
          </table:table-cell>
          <table:table-cell office:value-type="float" office:value="35.76" calcext:value-type="float">
            <text:p>35.76</text:p>
          </table:table-cell>
          <table:table-cell office:value-type="float" office:value="68.15" calcext:value-type="float">
            <text:p>68.15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2640" calcext:value-type="float">
            <text:p>152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80" calcext:value-type="float">
            <text:p>7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7f2bde6e1bcc693cde2853e926839a4c101d9aab5e07eb5142247687c7b4773", "d402f5c0357c4ef8a71f82154c9dc9e105ca6146e47e572b102f5c5ef52774cd", "d853dc839231218108bc8c02173b7fa42d4e10e40a514782ce0e36f8d1e3d3cd", "cea70508a50634c8bb77939bd76ac9999db396b519ec34391eae6b2d40536ffc", "ecb9970a3ee944a64bd29ede53d7fe2a621fdf3f1ad506fda8fa057a0de54eeb")</text:p>
          </table:table-cell>
          <table:table-cell office:value-type="float" office:value="100" calcext:value-type="float">
            <text:p>100</text:p>
          </table:table-cell>
          <table:table-cell office:value-type="float" office:value="5.48" calcext:value-type="float">
            <text:p>5.48</text:p>
          </table:table-cell>
          <table:table-cell office:value-type="float" office:value="52.12" calcext:value-type="float">
            <text:p>52.12</text:p>
          </table:table-cell>
          <table:table-cell table:number-columns-repeated="2" office:value-type="float" office:value="48.81" calcext:value-type="float">
            <text:p>48.81</text:p>
          </table:table-cell>
          <table:table-cell office:value-type="float" office:value="73.83" calcext:value-type="float">
            <text:p>73.83</text:p>
          </table:table-cell>
          <table:table-cell office:value-type="float" office:value="35.94" calcext:value-type="float">
            <text:p>35.94</text:p>
          </table:table-cell>
          <table:table-cell office:value-type="float" office:value="68.26" calcext:value-type="float">
            <text:p>68.26</text:p>
          </table:table-cell>
          <table:table-cell office:value-type="float" office:value="29.45" calcext:value-type="float">
            <text:p>29.45</text:p>
          </table:table-cell>
          <table:table-cell office:value-type="float" office:value="56.42" calcext:value-type="float">
            <text:p>56.42</text:p>
          </table:table-cell>
          <table:table-cell office:value-type="float" office:value="10000" calcext:value-type="float">
            <text:p>10000</text:p>
          </table:table-cell>
          <table:table-cell office:value-type="float" office:value="306120" calcext:value-type="float">
            <text:p>306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6920" calcext:value-type="float">
            <text:p>76920</text:p>
          </table:table-cell>
          <table:table-cell office:value-type="float" office:value="592.714" calcext:value-type="float">
            <text:p>592.714</text:p>
          </table:table-cell>
          <table:table-cell office:value-type="string" calcext:value-type="string">
            <text:p>("d8166d1030f163da247285b4fa0a2c846af9dd2993a16271e66a9024ca635c2a", "d989462e6da34f1686e0fc61954e99ccfd3f7487d6914878b182931b4c0123f4", "e034619216a121341ac6e4141258bde40aaccf16a1c3cedacf43561b38fb681c", "931564ece22b3d02fa816f1a86c4266f5e1af7998cc73ed1736c26b7d460b597", "839b4267526556e129032ae613ec5cd5ddfefee79daa6e291b59a77093efd393")</text:p>
          </table:table-cell>
          <table:table-cell table:number-columns-repeated="19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56" calcext:value-type="float">
            <text:p>97.56</text:p>
          </table:table-cell>
          <table:table-cell office:value-type="float" office:value="3.47" calcext:value-type="float">
            <text:p>3.47</text:p>
          </table:table-cell>
          <table:table-cell office:value-type="float" office:value="47.62" calcext:value-type="float">
            <text:p>47.62</text:p>
          </table:table-cell>
          <table:table-cell table:number-columns-repeated="2" office:value-type="float" office:value="47.43" calcext:value-type="float">
            <text:p>47.43</text:p>
          </table:table-cell>
          <table:table-cell office:value-type="float" office:value="71.43" calcext:value-type="float">
            <text:p>71.43</text:p>
          </table:table-cell>
          <table:table-cell office:value-type="float" office:value="35.17" calcext:value-type="float">
            <text:p>35.17</text:p>
          </table:table-cell>
          <table:table-cell office:value-type="float" office:value="67.69" calcext:value-type="float">
            <text:p>67.69</text:p>
          </table:table-cell>
          <table:table-cell office:value-type="float" office:value="27.26" calcext:value-type="float">
            <text:p>27.2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.055" calcext:value-type="float">
            <text:p>16.055</text:p>
          </table:table-cell>
          <table:table-cell office:value-type="string" calcext:value-type="string">
            <text:p>4ee03ed11f9242c0fcc33a3a2d39dad0dc0f23f8807a69d2935913b26c308a2c</text:p>
          </table:table-cell>
          <table:table-cell office:value-type="float" office:value="96.75" calcext:value-type="float">
            <text:p>96.75</text:p>
          </table:table-cell>
          <table:table-cell office:value-type="float" office:value="3.45" calcext:value-type="float">
            <text:p>3.45</text:p>
          </table:table-cell>
          <table:table-cell office:value-type="float" office:value="47.62" calcext:value-type="float">
            <text:p>47.62</text:p>
          </table:table-cell>
          <table:table-cell table:number-columns-repeated="2" office:value-type="float" office:value="47.43" calcext:value-type="float">
            <text:p>47.43</text:p>
          </table:table-cell>
          <table:table-cell office:value-type="float" office:value="71.43" calcext:value-type="float">
            <text:p>71.43</text:p>
          </table:table-cell>
          <table:table-cell office:value-type="float" office:value="35.16" calcext:value-type="float">
            <text:p>35.16</text:p>
          </table:table-cell>
          <table:table-cell office:value-type="float" office:value="67.68" calcext:value-type="float">
            <text:p>67.68</text:p>
          </table:table-cell>
          <table:table-cell office:value-type="float" office:value="27.24" calcext:value-type="float">
            <text:p>27.2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952" calcext:value-type="float">
            <text:p>8.952</text:p>
          </table:table-cell>
          <table:table-cell office:value-type="string" calcext:value-type="string">
            <text:p>e3201bbfa5ef997b9d3242cb3a14391fd96d4c369a8eac7cb832c90d0feab14d</text:p>
          </table:table-cell>
          <table:table-cell office:value-type="float" office:value="97.56" calcext:value-type="float">
            <text:p>97.56</text:p>
          </table:table-cell>
          <table:table-cell office:value-type="float" office:value="3.47" calcext:value-type="float">
            <text:p>3.47</text:p>
          </table:table-cell>
          <table:table-cell office:value-type="float" office:value="47.62" calcext:value-type="float">
            <text:p>47.62</text:p>
          </table:table-cell>
          <table:table-cell table:number-columns-repeated="2" office:value-type="float" office:value="47.43" calcext:value-type="float">
            <text:p>47.43</text:p>
          </table:table-cell>
          <table:table-cell office:value-type="float" office:value="71.43" calcext:value-type="float">
            <text:p>71.43</text:p>
          </table:table-cell>
          <table:table-cell office:value-type="float" office:value="35.17" calcext:value-type="float">
            <text:p>35.17</text:p>
          </table:table-cell>
          <table:table-cell office:value-type="float" office:value="67.69" calcext:value-type="float">
            <text:p>67.69</text:p>
          </table:table-cell>
          <table:table-cell office:value-type="float" office:value="27.26" calcext:value-type="float">
            <text:p>27.2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4ee03ed11f9242c0fcc33a3a2d39dad0dc0f23f8807a69d2935913b26c308a2c</text:p>
          </table:table-cell>
          <table:table-cell office:value-type="float" office:value="96.75" calcext:value-type="float">
            <text:p>96.75</text:p>
          </table:table-cell>
          <table:table-cell office:value-type="float" office:value="3.45" calcext:value-type="float">
            <text:p>3.45</text:p>
          </table:table-cell>
          <table:table-cell office:value-type="float" office:value="47.62" calcext:value-type="float">
            <text:p>47.62</text:p>
          </table:table-cell>
          <table:table-cell table:number-columns-repeated="2" office:value-type="float" office:value="47.43" calcext:value-type="float">
            <text:p>47.43</text:p>
          </table:table-cell>
          <table:table-cell office:value-type="float" office:value="71.43" calcext:value-type="float">
            <text:p>71.43</text:p>
          </table:table-cell>
          <table:table-cell office:value-type="float" office:value="35.16" calcext:value-type="float">
            <text:p>35.16</text:p>
          </table:table-cell>
          <table:table-cell office:value-type="float" office:value="67.68" calcext:value-type="float">
            <text:p>67.68</text:p>
          </table:table-cell>
          <table:table-cell office:value-type="float" office:value="27.24" calcext:value-type="float">
            <text:p>27.2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929" calcext:value-type="float">
            <text:p>8.929</text:p>
          </table:table-cell>
          <table:table-cell office:value-type="string" calcext:value-type="string">
            <text:p>e3201bbfa5ef997b9d3242cb3a14391fd96d4c369a8eac7cb832c90d0feab14d</text:p>
          </table:table-cell>
          <table:table-cell office:value-type="float" office:value="99.02" calcext:value-type="float">
            <text:p>99.02</text:p>
          </table:table-cell>
          <table:table-cell office:value-type="float" office:value="2.52" calcext:value-type="float">
            <text:p>2.52</text:p>
          </table:table-cell>
          <table:table-cell office:value-type="float" office:value="41.32" calcext:value-type="float">
            <text:p>41.32</text:p>
          </table:table-cell>
          <table:table-cell table:number-columns-repeated="2" office:value-type="float" office:value="50.26" calcext:value-type="float">
            <text:p>50.26</text:p>
          </table:table-cell>
          <table:table-cell office:value-type="float" office:value="71.3" calcext:value-type="float">
            <text:p>71.3</text:p>
          </table:table-cell>
          <table:table-cell office:value-type="float" office:value="34.97" calcext:value-type="float">
            <text:p>34.97</text:p>
          </table:table-cell>
          <table:table-cell office:value-type="float" office:value="67.44" calcext:value-type="float">
            <text:p>67.44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0880" calcext:value-type="float">
            <text:p>15088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20" calcext:value-type="float">
            <text:p>76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4ccce90e5ffd8bc5b0d58f605c93fc04fcc7101e03257a7f68aa4bdd1cea9b", "d8eb885c52b2a20666da6b682dc523898beac0014ca6af77ac963e0b836d7fbc", "b796c50b265df9c5f53ac4cc9abe719bcf09b48afbdcf86d4e65b29aec3d45b9", "e99f5625a7e1f58c1b3fa8d382487994e0a010b0032ee3a93547a7a4c2592310", "b10ae0250d54f623e8993ef34acf80e2ce7254a20777333c515c9a165b78fe0c")</text:p>
          </table:table-cell>
          <table:table-cell office:value-type="float" office:value="99.51" calcext:value-type="float">
            <text:p>99.51</text:p>
          </table:table-cell>
          <table:table-cell office:value-type="float" office:value="2.47" calcext:value-type="float">
            <text:p>2.47</text:p>
          </table:table-cell>
          <table:table-cell office:value-type="float" office:value="42.98" calcext:value-type="float">
            <text:p>42.98</text:p>
          </table:table-cell>
          <table:table-cell table:number-columns-repeated="2" office:value-type="float" office:value="49.96" calcext:value-type="float">
            <text:p>49.96</text:p>
          </table:table-cell>
          <table:table-cell office:value-type="float" office:value="71.22" calcext:value-type="float">
            <text:p>71.22</text:p>
          </table:table-cell>
          <table:table-cell office:value-type="float" office:value="34.88" calcext:value-type="float">
            <text:p>34.88</text:p>
          </table:table-cell>
          <table:table-cell office:value-type="float" office:value="67.42" calcext:value-type="float">
            <text:p>67.42</text:p>
          </table:table-cell>
          <table:table-cell office:value-type="float" office:value="25.37" calcext:value-type="float">
            <text:p>25.37</text:p>
          </table:table-cell>
          <table:table-cell office:value-type="float" office:value="48.94" calcext:value-type="float">
            <text:p>48.94</text:p>
          </table:table-cell>
          <table:table-cell office:value-type="float" office:value="10000" calcext:value-type="float">
            <text:p>10000</text:p>
          </table:table-cell>
          <table:table-cell office:value-type="float" office:value="301600" calcext:value-type="float">
            <text:p>3016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75800" calcext:value-type="float">
            <text:p>75800</text:p>
          </table:table-cell>
          <table:table-cell office:value-type="float" office:value="547.503" calcext:value-type="float">
            <text:p>547.503</text:p>
          </table:table-cell>
          <table:table-cell office:value-type="string" calcext:value-type="string">
            <text:p>("e7f1d6c22271d2e5ea2a628659a21fd50241dd66514bc241d810ad2a36e8196a", "1b1c5121e044a434f8564f456b880d9438608a58ef2223876d5e0f1c830d63fb", "843a5394f5b205a8f28635db0e9f306538b1049674f020682a2df5d603ccf3cd", "4a1c43be2e93e934ec731e17a5fd5a37a39331af4bc600743bd2678d4116ce62", "0c52a30f603fe7be36d7737a79f8cba44c22733b035193e348b84ee2de3f545b")</text:p>
          </table:table-cell>
          <table:table-cell table:number-columns-repeated="1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59" calcext:value-type="float">
            <text:p>96.59</text:p>
          </table:table-cell>
          <table:table-cell office:value-type="float" office:value="12.54" calcext:value-type="float">
            <text:p>12.54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77.42" calcext:value-type="float">
            <text:p>77.42</text:p>
          </table:table-cell>
          <table:table-cell office:value-type="float" office:value="39.61" calcext:value-type="float">
            <text:p>39.61</text:p>
          </table:table-cell>
          <table:table-cell office:value-type="float" office:value="70.4" calcext:value-type="float">
            <text:p>70.4</text:p>
          </table:table-cell>
          <table:table-cell office:value-type="float" office:value="36.25" calcext:value-type="float">
            <text:p>36.2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63.133" calcext:value-type="float">
            <text:p>563.133</text:p>
          </table:table-cell>
          <table:table-cell office:value-type="string" calcext:value-type="string">
            <text:p>eb198246b316999be5cb209e90a8cd1822e27188e9a631f0cff27f5056cf0b8e</text:p>
          </table:table-cell>
          <table:table-cell office:value-type="float" office:value="87.95" calcext:value-type="float">
            <text:p>87.95</text:p>
          </table:table-cell>
          <table:table-cell office:value-type="float" office:value="12.27" calcext:value-type="float">
            <text:p>12.27</text:p>
          </table:table-cell>
          <table:table-cell office:value-type="float" office:value="57.31" calcext:value-type="float">
            <text:p>57.31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77.25" calcext:value-type="float">
            <text:p>77.25</text:p>
          </table:table-cell>
          <table:table-cell office:value-type="float" office:value="38.97" calcext:value-type="float">
            <text:p>38.97</text:p>
          </table:table-cell>
          <table:table-cell office:value-type="float" office:value="70.36" calcext:value-type="float">
            <text:p>70.36</text:p>
          </table:table-cell>
          <table:table-cell office:value-type="float" office:value="36.16" calcext:value-type="float">
            <text:p>36.16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.758" calcext:value-type="float">
            <text:p>204.758</text:p>
          </table:table-cell>
          <table:table-cell office:value-type="string" calcext:value-type="string">
            <text:p>f72fb7e5ead5f08f78195134dadc039690cad7a9365b20bb4203b81dcf214f94</text:p>
          </table:table-cell>
          <table:table-cell office:value-type="float" office:value="96.59" calcext:value-type="float">
            <text:p>96.59</text:p>
          </table:table-cell>
          <table:table-cell office:value-type="float" office:value="12.54" calcext:value-type="float">
            <text:p>12.54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77.42" calcext:value-type="float">
            <text:p>77.42</text:p>
          </table:table-cell>
          <table:table-cell office:value-type="float" office:value="39.61" calcext:value-type="float">
            <text:p>39.61</text:p>
          </table:table-cell>
          <table:table-cell office:value-type="float" office:value="70.4" calcext:value-type="float">
            <text:p>70.4</text:p>
          </table:table-cell>
          <table:table-cell office:value-type="float" office:value="36.25" calcext:value-type="float">
            <text:p>36.2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6.954" calcext:value-type="float">
            <text:p>206.954</text:p>
          </table:table-cell>
          <table:table-cell office:value-type="string" calcext:value-type="string">
            <text:p>eb198246b316999be5cb209e90a8cd1822e27188e9a631f0cff27f5056cf0b8e</text:p>
          </table:table-cell>
          <table:table-cell office:value-type="float" office:value="87.95" calcext:value-type="float">
            <text:p>87.95</text:p>
          </table:table-cell>
          <table:table-cell office:value-type="float" office:value="12.27" calcext:value-type="float">
            <text:p>12.27</text:p>
          </table:table-cell>
          <table:table-cell office:value-type="float" office:value="57.31" calcext:value-type="float">
            <text:p>57.31</text:p>
          </table:table-cell>
          <table:table-cell table:number-columns-repeated="2" office:value-type="float" office:value="48.33" calcext:value-type="float">
            <text:p>48.33</text:p>
          </table:table-cell>
          <table:table-cell office:value-type="float" office:value="77.25" calcext:value-type="float">
            <text:p>77.25</text:p>
          </table:table-cell>
          <table:table-cell office:value-type="float" office:value="38.97" calcext:value-type="float">
            <text:p>38.97</text:p>
          </table:table-cell>
          <table:table-cell office:value-type="float" office:value="70.36" calcext:value-type="float">
            <text:p>70.36</text:p>
          </table:table-cell>
          <table:table-cell office:value-type="float" office:value="36.16" calcext:value-type="float">
            <text:p>36.16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4.17" calcext:value-type="float">
            <text:p>204.17</text:p>
          </table:table-cell>
          <table:table-cell office:value-type="string" calcext:value-type="string">
            <text:p>f72fb7e5ead5f08f78195134dadc039690cad7a9365b20bb4203b81dcf214f94</text:p>
          </table:table-cell>
          <table:table-cell office:value-type="float" office:value="99.96" calcext:value-type="float">
            <text:p>99.96</text:p>
          </table:table-cell>
          <table:table-cell office:value-type="float" office:value="16.49" calcext:value-type="float">
            <text:p>16.49</text:p>
          </table:table-cell>
          <table:table-cell office:value-type="float" office:value="61.35" calcext:value-type="float">
            <text:p>61.35</text:p>
          </table:table-cell>
          <table:table-cell table:number-columns-repeated="2" office:value-type="float" office:value="54.6" calcext:value-type="float">
            <text:p>54.6</text:p>
          </table:table-cell>
          <table:table-cell office:value-type="float" office:value="79.23" calcext:value-type="float">
            <text:p>79.23</text:p>
          </table:table-cell>
          <table:table-cell office:value-type="float" office:value="41.63" calcext:value-type="float">
            <text:p>41.63</text:p>
          </table:table-cell>
          <table:table-cell office:value-type="float" office:value="71.42" calcext:value-type="float">
            <text:p>71.42</text:p>
          </table:table-cell>
          <table:table-cell office:value-type="float" office:value="40.44" calcext:value-type="float">
            <text:p>40.4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9560" calcext:value-type="float">
            <text:p>539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080" calcext:value-type="float">
            <text:p>385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1306ed5dd5263cfd8e7012f1c2e93242d8469a6d378fe789a0e4ed1794aa99c", "f0f23b9e5382ef200ffacbe8de0dfdaf0bf72c2244eba47afcf90a9879aca300", "a1e0fbd41c25d54db65aa71173dc02b2deed695f94577eadea711aca52c1fbad", "68f40b0ae243656e63018b6f99df8124c24f3af5de4380f867505921cb88806f", "29e47ec62e42ba721112958babaab40ac2c3f0d7c667a81d7881d9d14e117516")</text:p>
          </table:table-cell>
          <table:table-cell office:value-type="float" office:value="100" calcext:value-type="float">
            <text:p>100</text:p>
          </table:table-cell>
          <table:table-cell office:value-type="float" office:value="17.35" calcext:value-type="float">
            <text:p>17.35</text:p>
          </table:table-cell>
          <table:table-cell office:value-type="float" office:value="62.64" calcext:value-type="float">
            <text:p>62.64</text:p>
          </table:table-cell>
          <table:table-cell table:number-columns-repeated="2" office:value-type="float" office:value="55.53" calcext:value-type="float">
            <text:p>55.53</text:p>
          </table:table-cell>
          <table:table-cell office:value-type="float" office:value="79.41" calcext:value-type="float">
            <text:p>79.41</text:p>
          </table:table-cell>
          <table:table-cell office:value-type="float" office:value="42.06" calcext:value-type="float">
            <text:p>42.06</text:p>
          </table:table-cell>
          <table:table-cell office:value-type="float" office:value="71.61" calcext:value-type="float">
            <text:p>71.61</text:p>
          </table:table-cell>
          <table:table-cell office:value-type="float" office:value="41.41" calcext:value-type="float">
            <text:p>41.41</text:p>
          </table:table-cell>
          <table:table-cell office:value-type="float" office:value="44.22" calcext:value-type="float">
            <text:p>44.2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8060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86600" calcext:value-type="float">
            <text:p>886600</text:p>
          </table:table-cell>
          <table:table-cell office:value-type="float" office:value="5425.868" calcext:value-type="float">
            <text:p>5425.868</text:p>
          </table:table-cell>
          <table:table-cell office:value-type="string" calcext:value-type="string">
            <text:p>("0d875fafdd9fb23395bc00aab354cb5b17745ed7bf6c8905adec90d7cdbe2bda", "0068ea2a55189d0df4fe38f7f3296a343ae45e4d89575300c61d5f59ede266ce", "f694f593182c0be80d6bdf80de730de37ab6d3d7966db0e7f9af6caefdeca7c4", "7292c0bc9ad456f2234ff245a3317ceb3e4053ae604a7850ef3eb25753ecfcfa", "fe768c67694e967399d570cf9964b11a60b92e64582f5fb7865ca05796509c00")</text:p>
          </table:table-cell>
          <table:table-cell table:number-columns-repeated="1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99" calcext:value-type="float">
            <text:p>96.99</text:p>
          </table:table-cell>
          <table:table-cell office:value-type="float" office:value="11.92" calcext:value-type="float">
            <text:p>11.92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50.67" calcext:value-type="float">
            <text:p>50.67</text:p>
          </table:table-cell>
          <table:table-cell office:value-type="float" office:value="77.01" calcext:value-type="float">
            <text:p>77.01</text:p>
          </table:table-cell>
          <table:table-cell office:value-type="float" office:value="39.5" calcext:value-type="float">
            <text:p>39.5</text:p>
          </table:table-cell>
          <table:table-cell office:value-type="float" office:value="70.22" calcext:value-type="float">
            <text:p>70.22</text:p>
          </table:table-cell>
          <table:table-cell office:value-type="float" office:value="35.81" calcext:value-type="float">
            <text:p>35.81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61.55" calcext:value-type="float">
            <text:p>361.55</text:p>
          </table:table-cell>
          <table:table-cell office:value-type="string" calcext:value-type="string">
            <text:p>c6fb13c29225da529530ecaecd085ecd92adc2adb0c4f8200cf38dcdaaf3b6ba</text:p>
          </table:table-cell>
          <table:table-cell office:value-type="float" office:value="87.95" calcext:value-type="float">
            <text:p>87.95</text:p>
          </table:table-cell>
          <table:table-cell office:value-type="float" office:value="12.78" calcext:value-type="float">
            <text:p>12.78</text:p>
          </table:table-cell>
          <table:table-cell office:value-type="float" office:value="54.58" calcext:value-type="float">
            <text:p>54.58</text:p>
          </table:table-cell>
          <table:table-cell table:number-columns-repeated="2" office:value-type="float" office:value="53.22" calcext:value-type="float">
            <text:p>53.22</text:p>
          </table:table-cell>
          <table:table-cell office:value-type="float" office:value="76.97" calcext:value-type="float">
            <text:p>76.97</text:p>
          </table:table-cell>
          <table:table-cell office:value-type="float" office:value="40.08" calcext:value-type="float">
            <text:p>40.08</text:p>
          </table:table-cell>
          <table:table-cell office:value-type="float" office:value="70.41" calcext:value-type="float">
            <text:p>70.41</text:p>
          </table:table-cell>
          <table:table-cell office:value-type="float" office:value="36.91" calcext:value-type="float">
            <text:p>36.91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3.418" calcext:value-type="float">
            <text:p>213.418</text:p>
          </table:table-cell>
          <table:table-cell office:value-type="string" calcext:value-type="string">
            <text:p>53de300f3b3b4d4792dcfe4af52216d0b9fce30b80218de9f85865468153c315</text:p>
          </table:table-cell>
          <table:table-cell office:value-type="float" office:value="96.99" calcext:value-type="float">
            <text:p>96.99</text:p>
          </table:table-cell>
          <table:table-cell office:value-type="float" office:value="11.92" calcext:value-type="float">
            <text:p>11.92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50.67" calcext:value-type="float">
            <text:p>50.67</text:p>
          </table:table-cell>
          <table:table-cell office:value-type="float" office:value="77.01" calcext:value-type="float">
            <text:p>77.01</text:p>
          </table:table-cell>
          <table:table-cell office:value-type="float" office:value="39.5" calcext:value-type="float">
            <text:p>39.5</text:p>
          </table:table-cell>
          <table:table-cell office:value-type="float" office:value="70.22" calcext:value-type="float">
            <text:p>70.22</text:p>
          </table:table-cell>
          <table:table-cell office:value-type="float" office:value="35.81" calcext:value-type="float">
            <text:p>35.81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9.181" calcext:value-type="float">
            <text:p>219.181</text:p>
          </table:table-cell>
          <table:table-cell office:value-type="string" calcext:value-type="string">
            <text:p>c6fb13c29225da529530ecaecd085ecd92adc2adb0c4f8200cf38dcdaaf3b6ba</text:p>
          </table:table-cell>
          <table:table-cell office:value-type="float" office:value="87.95" calcext:value-type="float">
            <text:p>87.95</text:p>
          </table:table-cell>
          <table:table-cell office:value-type="float" office:value="12.78" calcext:value-type="float">
            <text:p>12.78</text:p>
          </table:table-cell>
          <table:table-cell office:value-type="float" office:value="54.58" calcext:value-type="float">
            <text:p>54.58</text:p>
          </table:table-cell>
          <table:table-cell table:number-columns-repeated="2" office:value-type="float" office:value="53.22" calcext:value-type="float">
            <text:p>53.22</text:p>
          </table:table-cell>
          <table:table-cell office:value-type="float" office:value="76.97" calcext:value-type="float">
            <text:p>76.97</text:p>
          </table:table-cell>
          <table:table-cell office:value-type="float" office:value="40.08" calcext:value-type="float">
            <text:p>40.08</text:p>
          </table:table-cell>
          <table:table-cell office:value-type="float" office:value="70.41" calcext:value-type="float">
            <text:p>70.41</text:p>
          </table:table-cell>
          <table:table-cell office:value-type="float" office:value="36.91" calcext:value-type="float">
            <text:p>36.91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3.014" calcext:value-type="float">
            <text:p>213.014</text:p>
          </table:table-cell>
          <table:table-cell office:value-type="string" calcext:value-type="string">
            <text:p>53de300f3b3b4d4792dcfe4af52216d0b9fce30b80218de9f85865468153c315</text:p>
          </table:table-cell>
          <table:table-cell office:value-type="float" office:value="99.96" calcext:value-type="float">
            <text:p>99.96</text:p>
          </table:table-cell>
          <table:table-cell office:value-type="float" office:value="16.62" calcext:value-type="float">
            <text:p>16.62</text:p>
          </table:table-cell>
          <table:table-cell office:value-type="float" office:value="60.89" calcext:value-type="float">
            <text:p>60.89</text:p>
          </table:table-cell>
          <table:table-cell table:number-columns-repeated="2" office:value-type="float" office:value="55.01" calcext:value-type="float">
            <text:p>55.01</text:p>
          </table:table-cell>
          <table:table-cell office:value-type="float" office:value="79.48" calcext:value-type="float">
            <text:p>79.48</text:p>
          </table:table-cell>
          <table:table-cell office:value-type="float" office:value="41.82" calcext:value-type="float">
            <text:p>41.82</text:p>
          </table:table-cell>
          <table:table-cell office:value-type="float" office:value="71.45" calcext:value-type="float">
            <text:p>71.45</text:p>
          </table:table-cell>
          <table:table-cell office:value-type="float" office:value="40.59" calcext:value-type="float">
            <text:p>40.5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7320" calcext:value-type="float">
            <text:p>527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20" calcext:value-type="float">
            <text:p>47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9973b336308685fb2aef80f4df5c34087859c853f0430e5c88faffb8edbd763", "d83a47f155bcebe24cba03b3a841797aaa127e8759244db1eee82eabb5d20a3a", "7fb739df375c93e4ea7ccdae408f56d139709ad67f60253342f9f7fc824d83df", "34c15a9c56b1eab60fbcb21d1c8c295ec34b3bae7bde81dea2620aed979aa6ae", "c254d978f9098998c244e29d0d68d986e8a98a7c44033075943ad3d29a64537b")</text:p>
          </table:table-cell>
          <table:table-cell office:value-type="float" office:value="100" calcext:value-type="float">
            <text:p>100</text:p>
          </table:table-cell>
          <table:table-cell office:value-type="float" office:value="17.97" calcext:value-type="float">
            <text:p>17.97</text:p>
          </table:table-cell>
          <table:table-cell office:value-type="float" office:value="63.58" calcext:value-type="float">
            <text:p>63.58</text:p>
          </table:table-cell>
          <table:table-cell table:number-columns-repeated="2" office:value-type="float" office:value="55.89" calcext:value-type="float">
            <text:p>55.89</text:p>
          </table:table-cell>
          <table:table-cell office:value-type="float" office:value="79.61" calcext:value-type="float">
            <text:p>79.61</text:p>
          </table:table-cell>
          <table:table-cell office:value-type="float" office:value="42.36" calcext:value-type="float">
            <text:p>42.36</text:p>
          </table:table-cell>
          <table:table-cell office:value-type="float" office:value="71.77" calcext:value-type="float">
            <text:p>71.77</text:p>
          </table:table-cell>
          <table:table-cell office:value-type="float" office:value="42.04" calcext:value-type="float">
            <text:p>42.04</text:p>
          </table:table-cell>
          <table:table-cell office:value-type="float" office:value="40.96" calcext:value-type="float">
            <text:p>40.96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016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880" calcext:value-type="float">
            <text:p>11880</text:p>
          </table:table-cell>
          <table:table-cell office:value-type="float" office:value="5427.493" calcext:value-type="float">
            <text:p>5427.493</text:p>
          </table:table-cell>
          <table:table-cell office:value-type="string" calcext:value-type="string">
            <text:p>("806da1cf7b292f038fc1835a324de95cea7db1c126a71f09dd00a50c958c7d2c", "595a2ee61df9f677aebe20e6402779c71392b1ce47f5046e12018add628b8be2", "7af7c5515a5486bc93f720f3e081b6f5a7fa74abe3e7416b377505c3c4a0f4cd", "4dd37e8eccf8dea6383e43e0f5c35b83d81f859d2c654b382fed6f3e97393b13", "957513866b489522d09fb1371368aecf57d6754a64d424f4db5550523d01eac5")</text:p>
          </table:table-cell>
          <table:table-cell table:number-columns-repeated="1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59" calcext:value-type="float">
            <text:p>97.59</text:p>
          </table:table-cell>
          <table:table-cell office:value-type="float" office:value="11.93" calcext:value-type="float">
            <text:p>11.93</text:p>
          </table:table-cell>
          <table:table-cell office:value-type="float" office:value="49.28" calcext:value-type="float">
            <text:p>49.28</text:p>
          </table:table-cell>
          <table:table-cell table:number-columns-repeated="2" office:value-type="float" office:value="52.69" calcext:value-type="float">
            <text:p>52.69</text:p>
          </table:table-cell>
          <table:table-cell office:value-type="float" office:value="77.86" calcext:value-type="float">
            <text:p>77.86</text:p>
          </table:table-cell>
          <table:table-cell office:value-type="float" office:value="39.96" calcext:value-type="float">
            <text:p>39.96</text:p>
          </table:table-cell>
          <table:table-cell office:value-type="float" office:value="70.34" calcext:value-type="float">
            <text:p>70.34</text:p>
          </table:table-cell>
          <table:table-cell office:value-type="float" office:value="34.51" calcext:value-type="float">
            <text:p>34.51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7.917" calcext:value-type="float">
            <text:p>257.917</text:p>
          </table:table-cell>
          <table:table-cell office:value-type="string" calcext:value-type="string">
            <text:p>092b788e096e5e6c0f70a4f3966bed65a587bc461aa201b670edcd5eb79f466d</text:p>
          </table:table-cell>
          <table:table-cell office:value-type="float" office:value="88.35" calcext:value-type="float">
            <text:p>88.35</text:p>
          </table:table-cell>
          <table:table-cell office:value-type="float" office:value="11.47" calcext:value-type="float">
            <text:p>11.47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0.65" calcext:value-type="float">
            <text:p>50.65</text:p>
          </table:table-cell>
          <table:table-cell office:value-type="float" office:value="76.99" calcext:value-type="float">
            <text:p>76.99</text:p>
          </table:table-cell>
          <table:table-cell office:value-type="float" office:value="39.49" calcext:value-type="float">
            <text:p>39.49</text:p>
          </table:table-cell>
          <table:table-cell office:value-type="float" office:value="70.12" calcext:value-type="float">
            <text:p>70.12</text:p>
          </table:table-cell>
          <table:table-cell office:value-type="float" office:value="35.07" calcext:value-type="float">
            <text:p>35.0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0.947" calcext:value-type="float">
            <text:p>180.947</text:p>
          </table:table-cell>
          <table:table-cell office:value-type="string" calcext:value-type="string">
            <text:p>773c54cdd89adcecb59b3949f22ce64ef29bfbbd48fb988319373c3cce690da2</text:p>
          </table:table-cell>
          <table:table-cell office:value-type="float" office:value="97.59" calcext:value-type="float">
            <text:p>97.59</text:p>
          </table:table-cell>
          <table:table-cell office:value-type="float" office:value="11.93" calcext:value-type="float">
            <text:p>11.93</text:p>
          </table:table-cell>
          <table:table-cell office:value-type="float" office:value="49.28" calcext:value-type="float">
            <text:p>49.28</text:p>
          </table:table-cell>
          <table:table-cell table:number-columns-repeated="2" office:value-type="float" office:value="52.69" calcext:value-type="float">
            <text:p>52.69</text:p>
          </table:table-cell>
          <table:table-cell office:value-type="float" office:value="77.86" calcext:value-type="float">
            <text:p>77.86</text:p>
          </table:table-cell>
          <table:table-cell office:value-type="float" office:value="39.96" calcext:value-type="float">
            <text:p>39.96</text:p>
          </table:table-cell>
          <table:table-cell office:value-type="float" office:value="70.34" calcext:value-type="float">
            <text:p>70.34</text:p>
          </table:table-cell>
          <table:table-cell office:value-type="float" office:value="34.51" calcext:value-type="float">
            <text:p>34.51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2.412" calcext:value-type="float">
            <text:p>182.412</text:p>
          </table:table-cell>
          <table:table-cell office:value-type="string" calcext:value-type="string">
            <text:p>092b788e096e5e6c0f70a4f3966bed65a587bc461aa201b670edcd5eb79f466d</text:p>
          </table:table-cell>
          <table:table-cell office:value-type="float" office:value="88.35" calcext:value-type="float">
            <text:p>88.35</text:p>
          </table:table-cell>
          <table:table-cell office:value-type="float" office:value="11.47" calcext:value-type="float">
            <text:p>11.47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0.65" calcext:value-type="float">
            <text:p>50.65</text:p>
          </table:table-cell>
          <table:table-cell office:value-type="float" office:value="76.99" calcext:value-type="float">
            <text:p>76.99</text:p>
          </table:table-cell>
          <table:table-cell office:value-type="float" office:value="39.49" calcext:value-type="float">
            <text:p>39.49</text:p>
          </table:table-cell>
          <table:table-cell office:value-type="float" office:value="70.12" calcext:value-type="float">
            <text:p>70.12</text:p>
          </table:table-cell>
          <table:table-cell office:value-type="float" office:value="35.07" calcext:value-type="float">
            <text:p>35.0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0.421" calcext:value-type="float">
            <text:p>180.421</text:p>
          </table:table-cell>
          <table:table-cell office:value-type="string" calcext:value-type="string">
            <text:p>773c54cdd89adcecb59b3949f22ce64ef29bfbbd48fb988319373c3cce690da2</text:p>
          </table:table-cell>
          <table:table-cell office:value-type="float" office:value="100" calcext:value-type="float">
            <text:p>100</text:p>
          </table:table-cell>
          <table:table-cell office:value-type="float" office:value="18.81" calcext:value-type="float">
            <text:p>18.81</text:p>
          </table:table-cell>
          <table:table-cell office:value-type="float" office:value="57.51" calcext:value-type="float">
            <text:p>57.51</text:p>
          </table:table-cell>
          <table:table-cell table:number-columns-repeated="2" office:value-type="float" office:value="62.31" calcext:value-type="float">
            <text:p>62.31</text:p>
          </table:table-cell>
          <table:table-cell office:value-type="float" office:value="82.09" calcext:value-type="float">
            <text:p>82.09</text:p>
          </table:table-cell>
          <table:table-cell office:value-type="float" office:value="43.5" calcext:value-type="float">
            <text:p>43.5</text:p>
          </table:table-cell>
          <table:table-cell office:value-type="float" office:value="72.17" calcext:value-type="float">
            <text:p>72.17</text:p>
          </table:table-cell>
          <table:table-cell office:value-type="float" office:value="41.26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6520" calcext:value-type="float">
            <text:p>536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20" calcext:value-type="float">
            <text:p>10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50f269fe0bb64ea462c1e25520c28bbdded67774481732664c230ca23d1c551", "3c0009b8955397934896f2101b44058b18dc1ae7ae02862d9e0b61fb8957fc0f", "d753afac3e8e123cc866c395a95f75fce710893c45f196756e006fc775c76d47", "3f93f91edb1958ab7766d9c3ece2cdefe5f95d6ef0956e893ae6f06c43cf4953", "dac7a3750638dc57b35e23c2dd6a7bea8456a468f953d204f3afe10de6209e32")</text:p>
          </table:table-cell>
          <table:table-cell office:value-type="float" office:value="100" calcext:value-type="float">
            <text:p>100</text:p>
          </table:table-cell>
          <table:table-cell office:value-type="float" office:value="19.77" calcext:value-type="float">
            <text:p>19.77</text:p>
          </table:table-cell>
          <table:table-cell office:value-type="float" office:value="59.05" calcext:value-type="float">
            <text:p>59.05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82.64" calcext:value-type="float">
            <text:p>82.64</text:p>
          </table:table-cell>
          <table:table-cell office:value-type="float" office:value="43.71" calcext:value-type="float">
            <text:p>43.71</text:p>
          </table:table-cell>
          <table:table-cell office:value-type="float" office:value="72.42" calcext:value-type="float">
            <text:p>72.42</text:p>
          </table:table-cell>
          <table:table-cell office:value-type="float" office:value="42" calcext:value-type="float">
            <text:p>42</text:p>
          </table:table-cell>
          <table:table-cell office:value-type="float" office:value="42.57" calcext:value-type="float">
            <text:p>42.57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4760" calcext:value-type="float">
            <text:p>1.07E+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76080" calcext:value-type="float">
            <text:p>576080</text:p>
          </table:table-cell>
          <table:table-cell office:value-type="float" office:value="5806.211" calcext:value-type="float">
            <text:p>5806.211</text:p>
          </table:table-cell>
          <table:table-cell office:value-type="string" calcext:value-type="string">
            <text:p>("0b76c229c013bdf53df69a6c1a48c56dae0264dbfae3d5593ff0228cb1d17409", "0666817d9a890eae846e35a1094318563c5fbe9b700a491b10aee4287f03c09d", "3435ed5a6d260fe90a41b94c25824a75f8bd8060e7fe6057b1189ff035eed9c1", "90b18bd5c84a6385b1b41e63ff9f212c4a2d8ad8ed8b2334ddf45949b60e2843", "eb0a4ac79a5e50f9cd23cedc53f1c7858eddf6f6b754a56321f4880e6d0c5158")</text:p>
          </table:table-cell>
          <table:table-cell table:number-columns-repeated="1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59" calcext:value-type="float">
            <text:p>96.59</text:p>
          </table:table-cell>
          <table:table-cell office:value-type="float" office:value="11.56" calcext:value-type="float">
            <text:p>11.56</text:p>
          </table:table-cell>
          <table:table-cell office:value-type="float" office:value="46.99" calcext:value-type="float">
            <text:p>46.99</text:p>
          </table:table-cell>
          <table:table-cell table:number-columns-repeated="2" office:value-type="float" office:value="54.04" calcext:value-type="float">
            <text:p>54.04</text:p>
          </table:table-cell>
          <table:table-cell office:value-type="float" office:value="77.39" calcext:value-type="float">
            <text:p>77.39</text:p>
          </table:table-cell>
          <table:table-cell office:value-type="float" office:value="40.07" calcext:value-type="float">
            <text:p>40.07</text:p>
          </table:table-cell>
          <table:table-cell office:value-type="float" office:value="70.29" calcext:value-type="float">
            <text:p>70.29</text:p>
          </table:table-cell>
          <table:table-cell office:value-type="float" office:value="33.81" calcext:value-type="float">
            <text:p>33.81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2.097" calcext:value-type="float">
            <text:p>182.097</text:p>
          </table:table-cell>
          <table:table-cell office:value-type="string" calcext:value-type="string">
            <text:p>6ac5451fb5af915eb13e2483a33e60384167365c595ff431c90c12f463be3962</text:p>
          </table:table-cell>
          <table:table-cell office:value-type="float" office:value="89.56" calcext:value-type="float">
            <text:p>89.56</text:p>
          </table:table-cell>
          <table:table-cell office:value-type="float" office:value="11.7" calcext:value-type="float">
            <text:p>11.7</text:p>
          </table:table-cell>
          <table:table-cell office:value-type="float" office:value="48.42" calcext:value-type="float">
            <text:p>48.42</text:p>
          </table:table-cell>
          <table:table-cell table:number-columns-repeated="2" office:value-type="float" office:value="51.62" calcext:value-type="float">
            <text:p>51.62</text:p>
          </table:table-cell>
          <table:table-cell office:value-type="float" office:value="78.25" calcext:value-type="float">
            <text:p>78.25</text:p>
          </table:table-cell>
          <table:table-cell office:value-type="float" office:value="39.82" calcext:value-type="float">
            <text:p>39.82</text:p>
          </table:table-cell>
          <table:table-cell office:value-type="float" office:value="70.31" calcext:value-type="float">
            <text:p>70.31</text:p>
          </table:table-cell>
          <table:table-cell office:value-type="float" office:value="33.82" calcext:value-type="float">
            <text:p>33.8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1.638" calcext:value-type="float">
            <text:p>121.638</text:p>
          </table:table-cell>
          <table:table-cell office:value-type="string" calcext:value-type="string">
            <text:p>cf9f45a02098043ec434fa7478d0136a261e065284b86ce039cd1c1b4c9b5ff0</text:p>
          </table:table-cell>
          <table:table-cell office:value-type="float" office:value="96.59" calcext:value-type="float">
            <text:p>96.59</text:p>
          </table:table-cell>
          <table:table-cell office:value-type="float" office:value="11.56" calcext:value-type="float">
            <text:p>11.56</text:p>
          </table:table-cell>
          <table:table-cell office:value-type="float" office:value="46.99" calcext:value-type="float">
            <text:p>46.99</text:p>
          </table:table-cell>
          <table:table-cell table:number-columns-repeated="2" office:value-type="float" office:value="54.04" calcext:value-type="float">
            <text:p>54.04</text:p>
          </table:table-cell>
          <table:table-cell office:value-type="float" office:value="77.39" calcext:value-type="float">
            <text:p>77.39</text:p>
          </table:table-cell>
          <table:table-cell office:value-type="float" office:value="40.07" calcext:value-type="float">
            <text:p>40.07</text:p>
          </table:table-cell>
          <table:table-cell office:value-type="float" office:value="70.29" calcext:value-type="float">
            <text:p>70.29</text:p>
          </table:table-cell>
          <table:table-cell office:value-type="float" office:value="33.81" calcext:value-type="float">
            <text:p>33.81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2.352" calcext:value-type="float">
            <text:p>122.352</text:p>
          </table:table-cell>
          <table:table-cell office:value-type="string" calcext:value-type="string">
            <text:p>6ac5451fb5af915eb13e2483a33e60384167365c595ff431c90c12f463be3962</text:p>
          </table:table-cell>
          <table:table-cell office:value-type="float" office:value="89.56" calcext:value-type="float">
            <text:p>89.56</text:p>
          </table:table-cell>
          <table:table-cell office:value-type="float" office:value="11.7" calcext:value-type="float">
            <text:p>11.7</text:p>
          </table:table-cell>
          <table:table-cell office:value-type="float" office:value="48.42" calcext:value-type="float">
            <text:p>48.42</text:p>
          </table:table-cell>
          <table:table-cell table:number-columns-repeated="2" office:value-type="float" office:value="51.62" calcext:value-type="float">
            <text:p>51.62</text:p>
          </table:table-cell>
          <table:table-cell office:value-type="float" office:value="78.25" calcext:value-type="float">
            <text:p>78.25</text:p>
          </table:table-cell>
          <table:table-cell office:value-type="float" office:value="39.82" calcext:value-type="float">
            <text:p>39.82</text:p>
          </table:table-cell>
          <table:table-cell office:value-type="float" office:value="70.31" calcext:value-type="float">
            <text:p>70.31</text:p>
          </table:table-cell>
          <table:table-cell office:value-type="float" office:value="33.82" calcext:value-type="float">
            <text:p>33.8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1.175" calcext:value-type="float">
            <text:p>121.175</text:p>
          </table:table-cell>
          <table:table-cell office:value-type="string" calcext:value-type="string">
            <text:p>cf9f45a02098043ec434fa7478d0136a261e065284b86ce039cd1c1b4c9b5ff0</text:p>
          </table:table-cell>
          <table:table-cell office:value-type="float" office:value="99.92" calcext:value-type="float">
            <text:p>99.92</text:p>
          </table:table-cell>
          <table:table-cell office:value-type="float" office:value="19.13" calcext:value-type="float">
            <text:p>19.13</text:p>
          </table:table-cell>
          <table:table-cell office:value-type="float" office:value="58.77" calcext:value-type="float">
            <text:p>58.77</text:p>
          </table:table-cell>
          <table:table-cell table:number-columns-repeated="2" office:value-type="float" office:value="61.75" calcext:value-type="float">
            <text:p>61.75</text:p>
          </table:table-cell>
          <table:table-cell office:value-type="float" office:value="82.05" calcext:value-type="float">
            <text:p>82.05</text:p>
          </table:table-cell>
          <table:table-cell office:value-type="float" office:value="43.23" calcext:value-type="float">
            <text:p>43.23</text:p>
          </table:table-cell>
          <table:table-cell office:value-type="float" office:value="72.23" calcext:value-type="float">
            <text:p>72.23</text:p>
          </table:table-cell>
          <table:table-cell office:value-type="float" office:value="41.43" calcext:value-type="float">
            <text:p>41.4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4400" calcext:value-type="float">
            <text:p>534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1d28e43346bcc3250b4a14f08f162778c5ff8d76e2e890af1f5e31d32f9f168", "20c1b53748a5eacab8683d890d4666a07fec92c15d207df43e9e0c4952c5a744", "07d5cf99444ec7c8a59aef30bbbd72f067cc00160ac7ea284a60bdceac7951c5", "d9c9a27ca1f597b60a8016f88534a894578bd032987c8f9a50392faab9edec98", "0af545cd78c469523c3bed45d78f8ad270ec7b2eb7112d39661c8b028a17db80")</text:p>
          </table:table-cell>
          <table:table-cell office:value-type="float" office:value="100" calcext:value-type="float">
            <text:p>100</text:p>
          </table:table-cell>
          <table:table-cell office:value-type="float" office:value="19.69" calcext:value-type="float">
            <text:p>19.69</text:p>
          </table:table-cell>
          <table:table-cell office:value-type="float" office:value="59.31" calcext:value-type="float">
            <text:p>59.31</text:p>
          </table:table-cell>
          <table:table-cell table:number-columns-repeated="2" office:value-type="float" office:value="62.25" calcext:value-type="float">
            <text:p>62.25</text:p>
          </table:table-cell>
          <table:table-cell office:value-type="float" office:value="82.45" calcext:value-type="float">
            <text:p>82.45</text:p>
          </table:table-cell>
          <table:table-cell office:value-type="float" office:value="43.46" calcext:value-type="float">
            <text:p>43.46</text:p>
          </table:table-cell>
          <table:table-cell office:value-type="float" office:value="72.39" calcext:value-type="float">
            <text:p>72.39</text:p>
          </table:table-cell>
          <table:table-cell office:value-type="float" office:value="41.83" calcext:value-type="float">
            <text:p>41.83</text:p>
          </table:table-cell>
          <table:table-cell office:value-type="float" office:value="43.45" calcext:value-type="float">
            <text:p>43.45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9320" calcext:value-type="float">
            <text:p>1.07E+0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98920" calcext:value-type="float">
            <text:p>398920</text:p>
          </table:table-cell>
          <table:table-cell office:value-type="float" office:value="5641.97" calcext:value-type="float">
            <text:p>5641.97</text:p>
          </table:table-cell>
          <table:table-cell office:value-type="string" calcext:value-type="string">
            <text:p>("e94fd102a4bdba81617ef1f91efa305669f4f0a9cce3f57e2dc1169838191127", "51ab14db0e7648a9b13777f8b88663a4efdc967c8ce67bdc584d47056d10635c", "5a7c5214574711063677f4c99cd2be054f18926cceba3b4fbbcdcef29f81714d", "93fe96b664ccc65adee8d748d8a9849b07c56009ab7b43d22b1b5b03e483028c", "a4322b974780941ddbb7d6c9875f46fd476584aba693e397768c3ccc97ae5522")</text:p>
          </table:table-cell>
          <table:table-cell table:number-columns-repeated="1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59" calcext:value-type="float">
            <text:p>96.59</text:p>
          </table:table-cell>
          <table:table-cell office:value-type="float" office:value="11.45" calcext:value-type="float">
            <text:p>11.45</text:p>
          </table:table-cell>
          <table:table-cell office:value-type="float" office:value="53.58" calcext:value-type="float">
            <text:p>53.58</text:p>
          </table:table-cell>
          <table:table-cell table:number-columns-repeated="2" office:value-type="float" office:value="46.92" calcext:value-type="float">
            <text:p>46.92</text:p>
          </table:table-cell>
          <table:table-cell office:value-type="float" office:value="78" calcext:value-type="float">
            <text:p>78</text:p>
          </table:table-cell>
          <table:table-cell office:value-type="float" office:value="38.73" calcext:value-type="float">
            <text:p>38.73</text:p>
          </table:table-cell>
          <table:table-cell office:value-type="float" office:value="70.22" calcext:value-type="float">
            <text:p>70.22</text:p>
          </table:table-cell>
          <table:table-cell office:value-type="float" office:value="34.39" calcext:value-type="float">
            <text:p>34.3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64.724" calcext:value-type="float">
            <text:p>264.724</text:p>
          </table:table-cell>
          <table:table-cell office:value-type="string" calcext:value-type="string">
            <text:p>60a4dba5a2d7321e72b615493a526de3fb4ec5bacade285b0af88558117fba49</text:p>
          </table:table-cell>
          <table:table-cell office:value-type="float" office:value="87.95" calcext:value-type="float">
            <text:p>87.95</text:p>
          </table:table-cell>
          <table:table-cell office:value-type="float" office:value="9.79" calcext:value-type="float">
            <text:p>9.79</text:p>
          </table:table-cell>
          <table:table-cell office:value-type="float" office:value="51.86" calcext:value-type="float">
            <text:p>51.86</text:p>
          </table:table-cell>
          <table:table-cell table:number-columns-repeated="2" office:value-type="float" office:value="45.53" calcext:value-type="float">
            <text:p>45.53</text:p>
          </table:table-cell>
          <table:table-cell office:value-type="float" office:value="76.35" calcext:value-type="float">
            <text:p>76.35</text:p>
          </table:table-cell>
          <table:table-cell office:value-type="float" office:value="37.9" calcext:value-type="float">
            <text:p>37.9</text:p>
          </table:table-cell>
          <table:table-cell office:value-type="float" office:value="69.73" calcext:value-type="float">
            <text:p>69.73</text:p>
          </table:table-cell>
          <table:table-cell office:value-type="float" office:value="33.05" calcext:value-type="float">
            <text:p>33.0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0.058" calcext:value-type="float">
            <text:p>210.058</text:p>
          </table:table-cell>
          <table:table-cell office:value-type="string" calcext:value-type="string">
            <text:p>91aa43b9b428bc3f63eeba2889271dcf5f1dde7e8ef3a7539578d082b133167f</text:p>
          </table:table-cell>
          <table:table-cell office:value-type="float" office:value="96.59" calcext:value-type="float">
            <text:p>96.59</text:p>
          </table:table-cell>
          <table:table-cell office:value-type="float" office:value="11.45" calcext:value-type="float">
            <text:p>11.45</text:p>
          </table:table-cell>
          <table:table-cell office:value-type="float" office:value="53.58" calcext:value-type="float">
            <text:p>53.58</text:p>
          </table:table-cell>
          <table:table-cell table:number-columns-repeated="2" office:value-type="float" office:value="46.92" calcext:value-type="float">
            <text:p>46.92</text:p>
          </table:table-cell>
          <table:table-cell office:value-type="float" office:value="78" calcext:value-type="float">
            <text:p>78</text:p>
          </table:table-cell>
          <table:table-cell office:value-type="float" office:value="38.73" calcext:value-type="float">
            <text:p>38.73</text:p>
          </table:table-cell>
          <table:table-cell office:value-type="float" office:value="70.22" calcext:value-type="float">
            <text:p>70.22</text:p>
          </table:table-cell>
          <table:table-cell office:value-type="float" office:value="34.39" calcext:value-type="float">
            <text:p>34.3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1.544" calcext:value-type="float">
            <text:p>211.544</text:p>
          </table:table-cell>
          <table:table-cell office:value-type="string" calcext:value-type="string">
            <text:p>60a4dba5a2d7321e72b615493a526de3fb4ec5bacade285b0af88558117fba49</text:p>
          </table:table-cell>
          <table:table-cell office:value-type="float" office:value="87.95" calcext:value-type="float">
            <text:p>87.95</text:p>
          </table:table-cell>
          <table:table-cell office:value-type="float" office:value="9.79" calcext:value-type="float">
            <text:p>9.79</text:p>
          </table:table-cell>
          <table:table-cell office:value-type="float" office:value="51.86" calcext:value-type="float">
            <text:p>51.86</text:p>
          </table:table-cell>
          <table:table-cell table:number-columns-repeated="2" office:value-type="float" office:value="45.53" calcext:value-type="float">
            <text:p>45.53</text:p>
          </table:table-cell>
          <table:table-cell office:value-type="float" office:value="76.35" calcext:value-type="float">
            <text:p>76.35</text:p>
          </table:table-cell>
          <table:table-cell office:value-type="float" office:value="37.9" calcext:value-type="float">
            <text:p>37.9</text:p>
          </table:table-cell>
          <table:table-cell office:value-type="float" office:value="69.73" calcext:value-type="float">
            <text:p>69.73</text:p>
          </table:table-cell>
          <table:table-cell office:value-type="float" office:value="33.05" calcext:value-type="float">
            <text:p>33.0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2.622" calcext:value-type="float">
            <text:p>202.622</text:p>
          </table:table-cell>
          <table:table-cell office:value-type="string" calcext:value-type="string">
            <text:p>91aa43b9b428bc3f63eeba2889271dcf5f1dde7e8ef3a7539578d082b133167f</text:p>
          </table:table-cell>
          <table:table-cell office:value-type="float" office:value="99.92" calcext:value-type="float">
            <text:p>99.92</text:p>
          </table:table-cell>
          <table:table-cell office:value-type="float" office:value="17.87" calcext:value-type="float">
            <text:p>17.87</text:p>
          </table:table-cell>
          <table:table-cell office:value-type="float" office:value="59.63" calcext:value-type="float">
            <text:p>59.63</text:p>
          </table:table-cell>
          <table:table-cell table:number-columns-repeated="2" office:value-type="float" office:value="58.68" calcext:value-type="float">
            <text:p>58.68</text:p>
          </table:table-cell>
          <table:table-cell office:value-type="float" office:value="80.7" calcext:value-type="float">
            <text:p>80.7</text:p>
          </table:table-cell>
          <table:table-cell office:value-type="float" office:value="42.57" calcext:value-type="float">
            <text:p>42.57</text:p>
          </table:table-cell>
          <table:table-cell office:value-type="float" office:value="71.84" calcext:value-type="float">
            <text:p>71.84</text:p>
          </table:table-cell>
          <table:table-cell office:value-type="float" office:value="41.01" calcext:value-type="float">
            <text:p>41.0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2520" calcext:value-type="float">
            <text:p>532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20" calcext:value-type="float">
            <text:p>247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4d5865ebb9bfd9cfc27d2eadf8c6d2088ac2969067841305448a3d5ed802bd5", "03b1eeb18e2a7aa50770e804c487e346f370c60aae96b186c6cb2fd31fbd271a", "e4b4cfa3f975015392c32207f730bcc7bd29231a86364ef7b8c3e7c738843c61", "240ef49a3acc2cc4e06dc7b4705d93d42bea010e69b94d787c1fa760c5aad1fa", "270672f78c91fc8229881af938e4967e658091ddc9d32eb330a351ddd3b978dd")</text:p>
          </table:table-cell>
          <table:table-cell office:value-type="float" office:value="100" calcext:value-type="float">
            <text:p>100</text:p>
          </table:table-cell>
          <table:table-cell office:value-type="float" office:value="18.64" calcext:value-type="float">
            <text:p>18.64</text:p>
          </table:table-cell>
          <table:table-cell office:value-type="float" office:value="60.66" calcext:value-type="float">
            <text:p>60.66</text:p>
          </table:table-cell>
          <table:table-cell table:number-columns-repeated="2" office:value-type="float" office:value="59.36" calcext:value-type="float">
            <text:p>59.36</text:p>
          </table:table-cell>
          <table:table-cell office:value-type="float" office:value="81.06" calcext:value-type="float">
            <text:p>81.06</text:p>
          </table:table-cell>
          <table:table-cell office:value-type="float" office:value="42.86" calcext:value-type="float">
            <text:p>42.86</text:p>
          </table:table-cell>
          <table:table-cell office:value-type="float" office:value="72.02" calcext:value-type="float">
            <text:p>72.02</text:p>
          </table:table-cell>
          <table:table-cell office:value-type="float" office:value="41.71" calcext:value-type="float">
            <text:p>41.71</text:p>
          </table:table-cell>
          <table:table-cell office:value-type="float" office:value="42.01" calcext:value-type="float">
            <text:p>42.01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5680" calcext:value-type="float">
            <text:p>1.07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67120" calcext:value-type="float">
            <text:p>167120</text:p>
          </table:table-cell>
          <table:table-cell office:value-type="float" office:value="6004.339" calcext:value-type="float">
            <text:p>6004.339</text:p>
          </table:table-cell>
          <table:table-cell office:value-type="string" calcext:value-type="string">
            <text:p>("80656ae451088bfab17c280209684b2eeb648fb587e8ae836af891ab23a2501e", "15cf2c1179c7ed5515287aaefad934d41f9459ae5d894155054e2b47c2a28512", "41344c346277ebb35ce25f019b1d422dc283623aa012ad62c3527aa91be3d231", "c5c65e4ea093348a132c1619dc213e9071d1775d19681a48d4eaab7c414e9f4b", "6aa012e43c903d0470575f4bf5f33c16909a3be5ee9cefff62b2a131114dfddc")</text:p>
          </table:table-cell>
          <table:table-cell table:number-columns-repeated="19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59" calcext:value-type="float">
            <text:p>97.59</text:p>
          </table:table-cell>
          <table:table-cell office:value-type="float" office:value="8.45" calcext:value-type="float">
            <text:p>8.45</text:p>
          </table:table-cell>
          <table:table-cell office:value-type="float" office:value="45.99" calcext:value-type="float">
            <text:p>45.99</text:p>
          </table:table-cell>
          <table:table-cell table:number-columns-repeated="2" office:value-type="float" office:value="48.48" calcext:value-type="float">
            <text:p>48.48</text:p>
          </table:table-cell>
          <table:table-cell office:value-type="float" office:value="74.27" calcext:value-type="float">
            <text:p>74.27</text:p>
          </table:table-cell>
          <table:table-cell office:value-type="float" office:value="38.25" calcext:value-type="float">
            <text:p>38.25</text:p>
          </table:table-cell>
          <table:table-cell office:value-type="float" office:value="69.27" calcext:value-type="float">
            <text:p>69.27</text:p>
          </table:table-cell>
          <table:table-cell office:value-type="float" office:value="32.01" calcext:value-type="float">
            <text:p>32.01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41.128" calcext:value-type="float">
            <text:p>141.128</text:p>
          </table:table-cell>
          <table:table-cell office:value-type="string" calcext:value-type="string">
            <text:p>d688f4de1471b3c079887ee51d995e81723cd5da16c974bbc3513b4d3dbee5f3</text:p>
          </table:table-cell>
          <table:table-cell office:value-type="float" office:value="90.36" calcext:value-type="float">
            <text:p>90.36</text:p>
          </table:table-cell>
          <table:table-cell office:value-type="float" office:value="8.64" calcext:value-type="float">
            <text:p>8.64</text:p>
          </table:table-cell>
          <table:table-cell office:value-type="float" office:value="48.14" calcext:value-type="float">
            <text:p>48.14</text:p>
          </table:table-cell>
          <table:table-cell table:number-columns-repeated="2" office:value-type="float" office:value="47.82" calcext:value-type="float">
            <text:p>47.82</text:p>
          </table:table-cell>
          <table:table-cell office:value-type="float" office:value="74.34" calcext:value-type="float">
            <text:p>74.34</text:p>
          </table:table-cell>
          <table:table-cell office:value-type="float" office:value="38.08" calcext:value-type="float">
            <text:p>38.08</text:p>
          </table:table-cell>
          <table:table-cell office:value-type="float" office:value="69.3" calcext:value-type="float">
            <text:p>69.3</text:p>
          </table:table-cell>
          <table:table-cell office:value-type="float" office:value="32.6" calcext:value-type="float">
            <text:p>32.6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0.103" calcext:value-type="float">
            <text:p>120.103</text:p>
          </table:table-cell>
          <table:table-cell office:value-type="string" calcext:value-type="string">
            <text:p>bdd157feb75eef7021043a1daafa761c21aeba7bb3e7c29a8452d5d6015edf9d</text:p>
          </table:table-cell>
          <table:table-cell office:value-type="float" office:value="97.59" calcext:value-type="float">
            <text:p>97.59</text:p>
          </table:table-cell>
          <table:table-cell office:value-type="float" office:value="8.45" calcext:value-type="float">
            <text:p>8.45</text:p>
          </table:table-cell>
          <table:table-cell office:value-type="float" office:value="45.99" calcext:value-type="float">
            <text:p>45.99</text:p>
          </table:table-cell>
          <table:table-cell table:number-columns-repeated="2" office:value-type="float" office:value="48.48" calcext:value-type="float">
            <text:p>48.48</text:p>
          </table:table-cell>
          <table:table-cell office:value-type="float" office:value="74.27" calcext:value-type="float">
            <text:p>74.27</text:p>
          </table:table-cell>
          <table:table-cell office:value-type="float" office:value="38.25" calcext:value-type="float">
            <text:p>38.25</text:p>
          </table:table-cell>
          <table:table-cell office:value-type="float" office:value="69.27" calcext:value-type="float">
            <text:p>69.27</text:p>
          </table:table-cell>
          <table:table-cell office:value-type="float" office:value="32.01" calcext:value-type="float">
            <text:p>32.01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5.748" calcext:value-type="float">
            <text:p>125.748</text:p>
          </table:table-cell>
          <table:table-cell office:value-type="string" calcext:value-type="string">
            <text:p>d688f4de1471b3c079887ee51d995e81723cd5da16c974bbc3513b4d3dbee5f3</text:p>
          </table:table-cell>
          <table:table-cell office:value-type="float" office:value="90.36" calcext:value-type="float">
            <text:p>90.36</text:p>
          </table:table-cell>
          <table:table-cell office:value-type="float" office:value="8.64" calcext:value-type="float">
            <text:p>8.64</text:p>
          </table:table-cell>
          <table:table-cell office:value-type="float" office:value="48.14" calcext:value-type="float">
            <text:p>48.14</text:p>
          </table:table-cell>
          <table:table-cell table:number-columns-repeated="2" office:value-type="float" office:value="47.82" calcext:value-type="float">
            <text:p>47.82</text:p>
          </table:table-cell>
          <table:table-cell office:value-type="float" office:value="74.34" calcext:value-type="float">
            <text:p>74.34</text:p>
          </table:table-cell>
          <table:table-cell office:value-type="float" office:value="38.08" calcext:value-type="float">
            <text:p>38.08</text:p>
          </table:table-cell>
          <table:table-cell office:value-type="float" office:value="69.3" calcext:value-type="float">
            <text:p>69.3</text:p>
          </table:table-cell>
          <table:table-cell office:value-type="float" office:value="32.6" calcext:value-type="float">
            <text:p>32.6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4.838" calcext:value-type="float">
            <text:p>124.838</text:p>
          </table:table-cell>
          <table:table-cell office:value-type="string" calcext:value-type="string">
            <text:p>bdd157feb75eef7021043a1daafa761c21aeba7bb3e7c29a8452d5d6015edf9d</text:p>
          </table:table-cell>
          <table:table-cell office:value-type="float" office:value="99.88" calcext:value-type="float">
            <text:p>99.88</text:p>
          </table:table-cell>
          <table:table-cell office:value-type="float" office:value="15" calcext:value-type="float">
            <text:p>15</text:p>
          </table:table-cell>
          <table:table-cell office:value-type="float" office:value="58.37" calcext:value-type="float">
            <text:p>58.37</text:p>
          </table:table-cell>
          <table:table-cell table:number-columns-repeated="2" office:value-type="float" office:value="51.99" calcext:value-type="float">
            <text:p>51.99</text:p>
          </table:table-cell>
          <table:table-cell office:value-type="float" office:value="79.56" calcext:value-type="float">
            <text:p>79.56</text:p>
          </table:table-cell>
          <table:table-cell office:value-type="float" office:value="40.76" calcext:value-type="float">
            <text:p>40.76</text:p>
          </table:table-cell>
          <table:table-cell office:value-type="float" office:value="71.13" calcext:value-type="float">
            <text:p>71.13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1040" calcext:value-type="float">
            <text:p>5310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80" calcext:value-type="float">
            <text:p>32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00e67351146932d5c954a3d9a2f53c55497b5d696c9aa0fe3d33fea65658bca", "3592a972ebeae18942aa8d3e78dcb5d2fd608f6d6cdfe5ecea338008ebc132a3", "9873ef6c50e1034271bfa8c6233b816323a6428f1973d709eeca8e39227973c5", "f714543d5bbf75ada8d658464f433df00cef2490f582a9e5a031bf35447fa06d", "a8dadab70058a940daf9dcca7cdf2e14666accc472fc52d97f330a4787ca0f28")</text:p>
          </table:table-cell>
          <table:table-cell office:value-type="float" office:value="100" calcext:value-type="float">
            <text:p>100</text:p>
          </table:table-cell>
          <table:table-cell office:value-type="float" office:value="15.34" calcext:value-type="float">
            <text:p>15.34</text:p>
          </table:table-cell>
          <table:table-cell office:value-type="float" office:value="58.71" calcext:value-type="float">
            <text:p>58.71</text:p>
          </table:table-cell>
          <table:table-cell table:number-columns-repeated="2" office:value-type="float" office:value="53.3" calcext:value-type="float">
            <text:p>53.3</text:p>
          </table:table-cell>
          <table:table-cell office:value-type="float" office:value="79.4" calcext:value-type="float">
            <text:p>79.4</text:p>
          </table:table-cell>
          <table:table-cell office:value-type="float" office:value="41.13" calcext:value-type="float">
            <text:p>41.13</text:p>
          </table:table-cell>
          <table:table-cell office:value-type="float" office:value="71.18" calcext:value-type="float">
            <text:p>71.18</text:p>
          </table:table-cell>
          <table:table-cell office:value-type="float" office:value="38.98" calcext:value-type="float">
            <text:p>38.98</text:p>
          </table:table-cell>
          <table:table-cell office:value-type="float" office:value="40.28" calcext:value-type="float">
            <text:p>40.2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492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920" calcext:value-type="float">
            <text:p>208920</text:p>
          </table:table-cell>
          <table:table-cell office:value-type="float" office:value="5281.101" calcext:value-type="float">
            <text:p>5281.101</text:p>
          </table:table-cell>
          <table:table-cell office:value-type="string" calcext:value-type="string">
            <text:p>("150a61e26a2ae880754f3fe4654bf8d6ce35d092dd2986d4b981cc25ecd2a132", "ec3c7f46c8c90c7492c5fc5581039fa41a609f9dc6effe9f2b89aa6dac993f2e", "794ba1880ee9310e6b68b36edf4d87b279774b1d4eaa34f67f548fd536bbc627", "1cd2fbfb48e3cd5846de1b92003ff7c4f2b2dd721a8308e67d16d8a422c28979", "97f559ef2cbad80851eb3e53c83b87721b73081e2bb2c39caf69ffb97538d3ab")</text:p>
          </table:table-cell>
          <table:table-cell table:number-columns-repeated="19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19" calcext:value-type="float">
            <text:p>97.19</text:p>
          </table:table-cell>
          <table:table-cell office:value-type="float" office:value="8.51" calcext:value-type="float">
            <text:p>8.51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46.22" calcext:value-type="float">
            <text:p>46.22</text:p>
          </table:table-cell>
          <table:table-cell office:value-type="float" office:value="73.88" calcext:value-type="float">
            <text:p>73.88</text:p>
          </table:table-cell>
          <table:table-cell office:value-type="float" office:value="37.78" calcext:value-type="float">
            <text:p>37.78</text:p>
          </table:table-cell>
          <table:table-cell office:value-type="float" office:value="69.19" calcext:value-type="float">
            <text:p>69.19</text:p>
          </table:table-cell>
          <table:table-cell office:value-type="float" office:value="33.59" calcext:value-type="float">
            <text:p>33.59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5.459" calcext:value-type="float">
            <text:p>195.459</text:p>
          </table:table-cell>
          <table:table-cell office:value-type="string" calcext:value-type="string">
            <text:p>ff3d3d73301ff1ecd1594e053b0c6a3c35f7cd2418efacebdf2a12a3ffb26949</text:p>
          </table:table-cell>
          <table:table-cell office:value-type="float" office:value="89.56" calcext:value-type="float">
            <text:p>89.56</text:p>
          </table:table-cell>
          <table:table-cell office:value-type="float" office:value="8.85" calcext:value-type="float">
            <text:p>8.85</text:p>
          </table:table-cell>
          <table:table-cell office:value-type="float" office:value="51.15" calcext:value-type="float">
            <text:p>51.15</text:p>
          </table:table-cell>
          <table:table-cell table:number-columns-repeated="2" office:value-type="float" office:value="47.48" calcext:value-type="float">
            <text:p>47.48</text:p>
          </table:table-cell>
          <table:table-cell office:value-type="float" office:value="74.02" calcext:value-type="float">
            <text:p>74.02</text:p>
          </table:table-cell>
          <table:table-cell office:value-type="float" office:value="38.07" calcext:value-type="float">
            <text:p>38.07</text:p>
          </table:table-cell>
          <table:table-cell office:value-type="float" office:value="69.28" calcext:value-type="float">
            <text:p>69.28</text:p>
          </table:table-cell>
          <table:table-cell office:value-type="float" office:value="33.77" calcext:value-type="float">
            <text:p>33.77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3.236" calcext:value-type="float">
            <text:p>173.236</text:p>
          </table:table-cell>
          <table:table-cell office:value-type="string" calcext:value-type="string">
            <text:p>bcbf406c7ab29ab036045e8b4e63169e63b61e77b5a0acfdeb53729b6fb4a6b7</text:p>
          </table:table-cell>
          <table:table-cell office:value-type="float" office:value="97.19" calcext:value-type="float">
            <text:p>97.19</text:p>
          </table:table-cell>
          <table:table-cell office:value-type="float" office:value="8.51" calcext:value-type="float">
            <text:p>8.51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46.22" calcext:value-type="float">
            <text:p>46.22</text:p>
          </table:table-cell>
          <table:table-cell office:value-type="float" office:value="73.88" calcext:value-type="float">
            <text:p>73.88</text:p>
          </table:table-cell>
          <table:table-cell office:value-type="float" office:value="37.78" calcext:value-type="float">
            <text:p>37.78</text:p>
          </table:table-cell>
          <table:table-cell office:value-type="float" office:value="69.19" calcext:value-type="float">
            <text:p>69.19</text:p>
          </table:table-cell>
          <table:table-cell office:value-type="float" office:value="33.59" calcext:value-type="float">
            <text:p>33.59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1.455" calcext:value-type="float">
            <text:p>171.455</text:p>
          </table:table-cell>
          <table:table-cell office:value-type="string" calcext:value-type="string">
            <text:p>ff3d3d73301ff1ecd1594e053b0c6a3c35f7cd2418efacebdf2a12a3ffb26949</text:p>
          </table:table-cell>
          <table:table-cell office:value-type="float" office:value="89.56" calcext:value-type="float">
            <text:p>89.56</text:p>
          </table:table-cell>
          <table:table-cell office:value-type="float" office:value="8.85" calcext:value-type="float">
            <text:p>8.85</text:p>
          </table:table-cell>
          <table:table-cell office:value-type="float" office:value="51.15" calcext:value-type="float">
            <text:p>51.15</text:p>
          </table:table-cell>
          <table:table-cell table:number-columns-repeated="2" office:value-type="float" office:value="47.48" calcext:value-type="float">
            <text:p>47.48</text:p>
          </table:table-cell>
          <table:table-cell office:value-type="float" office:value="74.02" calcext:value-type="float">
            <text:p>74.02</text:p>
          </table:table-cell>
          <table:table-cell office:value-type="float" office:value="38.07" calcext:value-type="float">
            <text:p>38.07</text:p>
          </table:table-cell>
          <table:table-cell office:value-type="float" office:value="69.28" calcext:value-type="float">
            <text:p>69.28</text:p>
          </table:table-cell>
          <table:table-cell office:value-type="float" office:value="33.77" calcext:value-type="float">
            <text:p>33.77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7.427" calcext:value-type="float">
            <text:p>167.427</text:p>
          </table:table-cell>
          <table:table-cell office:value-type="string" calcext:value-type="string">
            <text:p>bcbf406c7ab29ab036045e8b4e63169e63b61e77b5a0acfdeb53729b6fb4a6b7</text:p>
          </table:table-cell>
          <table:table-cell office:value-type="float" office:value="99.84" calcext:value-type="float">
            <text:p>99.84</text:p>
          </table:table-cell>
          <table:table-cell office:value-type="float" office:value="17.92" calcext:value-type="float">
            <text:p>17.92</text:p>
          </table:table-cell>
          <table:table-cell office:value-type="float" office:value="60.34" calcext:value-type="float">
            <text:p>60.34</text:p>
          </table:table-cell>
          <table:table-cell table:number-columns-repeated="2" office:value-type="float" office:value="57.91" calcext:value-type="float">
            <text:p>57.91</text:p>
          </table:table-cell>
          <table:table-cell office:value-type="float" office:value="80.68" calcext:value-type="float">
            <text:p>80.68</text:p>
          </table:table-cell>
          <table:table-cell office:value-type="float" office:value="42.43" calcext:value-type="float">
            <text:p>42.43</text:p>
          </table:table-cell>
          <table:table-cell office:value-type="float" office:value="71.85" calcext:value-type="float">
            <text:p>71.85</text:p>
          </table:table-cell>
          <table:table-cell office:value-type="float" office:value="41.06" calcext:value-type="float">
            <text:p>41.0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8720" calcext:value-type="float">
            <text:p>538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20" calcext:value-type="float">
            <text:p>4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a11a91d9d877ad1bd97ed9e2b1b5cae1cde242032bf21a3deeb92024e30fd82", "48a5f3922e23b5f8a835d34c487f2fc94c12d9416a9d7f5cdae58628e4f97a18", "a4c8887aaecfef05601105362586e764a6124f3d02b3dfebfe09a37f5711df97", "040ba69babf684e3434ef5a35c2de2babda29b55b7a78da51e6d7c1d16505558", "78ea25f70f533247a2db4f27eec2c7cb7300f1228e35601588e37e98716c2748")</text:p>
          </table:table-cell>
          <table:table-cell office:value-type="float" office:value="100" calcext:value-type="float">
            <text:p>100</text:p>
          </table:table-cell>
          <table:table-cell office:value-type="float" office:value="18.85" calcext:value-type="float">
            <text:p>18.85</text:p>
          </table:table-cell>
          <table:table-cell office:value-type="float" office:value="61.69" calcext:value-type="float">
            <text:p>61.69</text:p>
          </table:table-cell>
          <table:table-cell table:number-columns-repeated="2" office:value-type="float" office:value="59.31" calcext:value-type="float">
            <text:p>59.31</text:p>
          </table:table-cell>
          <table:table-cell office:value-type="float" office:value="80.67" calcext:value-type="float">
            <text:p>80.67</text:p>
          </table:table-cell>
          <table:table-cell office:value-type="float" office:value="42.83" calcext:value-type="float">
            <text:p>42.83</text:p>
          </table:table-cell>
          <table:table-cell office:value-type="float" office:value="72.03" calcext:value-type="float">
            <text:p>72.03</text:p>
          </table:table-cell>
          <table:table-cell office:value-type="float" office:value="42.08" calcext:value-type="float">
            <text:p>42.08</text:p>
          </table:table-cell>
          <table:table-cell office:value-type="float" office:value="43.53" calcext:value-type="float">
            <text:p>43.5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800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5000" calcext:value-type="float">
            <text:p>215000</text:p>
          </table:table-cell>
          <table:table-cell office:value-type="float" office:value="5465.358" calcext:value-type="float">
            <text:p>5465.358</text:p>
          </table:table-cell>
          <table:table-cell office:value-type="string" calcext:value-type="string">
            <text:p>("891fe212dc6f119bf0534e1d842500079f452ee5bd9b1f7dc64c57d71d837451", "d5567df1fb430dccac4eced49d4a7291c2abc84b174231711f3a0502641f46c4", "d99c384e362f7222a9b10ebe5887405e53b7e681153a892ce2f038ae8f257418", "2bfe928e7b68fe7e20be8d3932379b9eba0030e8c1f704d6b771e552b1ffe587", "89d96fcb808c149db56d8acb2312a77feb13df4d222a9ee892f55e7184821a81")</text:p>
          </table:table-cell>
          <table:table-cell table:number-columns-repeated="1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7.59" calcext:value-type="float">
            <text:p>97.59</text:p>
          </table:table-cell>
          <table:table-cell office:value-type="float" office:value="12.82" calcext:value-type="float">
            <text:p>12.82</text:p>
          </table:table-cell>
          <table:table-cell office:value-type="float" office:value="55.73" calcext:value-type="float">
            <text:p>55.73</text:p>
          </table:table-cell>
          <table:table-cell table:number-columns-repeated="2" office:value-type="float" office:value="50.69" calcext:value-type="float">
            <text:p>50.69</text:p>
          </table:table-cell>
          <table:table-cell office:value-type="float" office:value="77.72" calcext:value-type="float">
            <text:p>77.72</text:p>
          </table:table-cell>
          <table:table-cell office:value-type="float" office:value="39.75" calcext:value-type="float">
            <text:p>39.75</text:p>
          </table:table-cell>
          <table:table-cell office:value-type="float" office:value="70.48" calcext:value-type="float">
            <text:p>70.48</text:p>
          </table:table-cell>
          <table:table-cell office:value-type="float" office:value="36.62" calcext:value-type="float">
            <text:p>36.62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3.897" calcext:value-type="float">
            <text:p>133.897</text:p>
          </table:table-cell>
          <table:table-cell office:value-type="string" calcext:value-type="string">
            <text:p>69b62173851582aeb208430615033e4f96690aeedc3d23dd832f0ff7ba3acaa6</text:p>
          </table:table-cell>
          <table:table-cell office:value-type="float" office:value="89.16" calcext:value-type="float">
            <text:p>89.16</text:p>
          </table:table-cell>
          <table:table-cell office:value-type="float" office:value="13.88" calcext:value-type="float">
            <text:p>13.88</text:p>
          </table:table-cell>
          <table:table-cell office:value-type="float" office:value="56.88" calcext:value-type="float">
            <text:p>56.88</text:p>
          </table:table-cell>
          <table:table-cell table:number-columns-repeated="2" office:value-type="float" office:value="52.61" calcext:value-type="float">
            <text:p>52.61</text:p>
          </table:table-cell>
          <table:table-cell office:value-type="float" office:value="78.13" calcext:value-type="float">
            <text:p>78.13</text:p>
          </table:table-cell>
          <table:table-cell office:value-type="float" office:value="40.33" calcext:value-type="float">
            <text:p>40.33</text:p>
          </table:table-cell>
          <table:table-cell office:value-type="float" office:value="70.77" calcext:value-type="float">
            <text:p>70.77</text:p>
          </table:table-cell>
          <table:table-cell office:value-type="float" office:value="37.58" calcext:value-type="float">
            <text:p>37.58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9.043" calcext:value-type="float">
            <text:p>119.043</text:p>
          </table:table-cell>
          <table:table-cell office:value-type="string" calcext:value-type="string">
            <text:p>48a9698410855b81a9d66e761aa8235723a77e8033fc95b31029e350df631dcb</text:p>
          </table:table-cell>
          <table:table-cell office:value-type="float" office:value="97.59" calcext:value-type="float">
            <text:p>97.59</text:p>
          </table:table-cell>
          <table:table-cell office:value-type="float" office:value="12.82" calcext:value-type="float">
            <text:p>12.82</text:p>
          </table:table-cell>
          <table:table-cell office:value-type="float" office:value="55.73" calcext:value-type="float">
            <text:p>55.73</text:p>
          </table:table-cell>
          <table:table-cell table:number-columns-repeated="2" office:value-type="float" office:value="50.69" calcext:value-type="float">
            <text:p>50.69</text:p>
          </table:table-cell>
          <table:table-cell office:value-type="float" office:value="77.72" calcext:value-type="float">
            <text:p>77.72</text:p>
          </table:table-cell>
          <table:table-cell office:value-type="float" office:value="39.75" calcext:value-type="float">
            <text:p>39.75</text:p>
          </table:table-cell>
          <table:table-cell office:value-type="float" office:value="70.48" calcext:value-type="float">
            <text:p>70.48</text:p>
          </table:table-cell>
          <table:table-cell office:value-type="float" office:value="36.62" calcext:value-type="float">
            <text:p>36.62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0.845" calcext:value-type="float">
            <text:p>120.845</text:p>
          </table:table-cell>
          <table:table-cell office:value-type="string" calcext:value-type="string">
            <text:p>69b62173851582aeb208430615033e4f96690aeedc3d23dd832f0ff7ba3acaa6</text:p>
          </table:table-cell>
          <table:table-cell office:value-type="float" office:value="89.16" calcext:value-type="float">
            <text:p>89.16</text:p>
          </table:table-cell>
          <table:table-cell office:value-type="float" office:value="13.88" calcext:value-type="float">
            <text:p>13.88</text:p>
          </table:table-cell>
          <table:table-cell office:value-type="float" office:value="56.88" calcext:value-type="float">
            <text:p>56.88</text:p>
          </table:table-cell>
          <table:table-cell table:number-columns-repeated="2" office:value-type="float" office:value="52.61" calcext:value-type="float">
            <text:p>52.61</text:p>
          </table:table-cell>
          <table:table-cell office:value-type="float" office:value="78.13" calcext:value-type="float">
            <text:p>78.13</text:p>
          </table:table-cell>
          <table:table-cell office:value-type="float" office:value="40.33" calcext:value-type="float">
            <text:p>40.33</text:p>
          </table:table-cell>
          <table:table-cell office:value-type="float" office:value="70.77" calcext:value-type="float">
            <text:p>70.77</text:p>
          </table:table-cell>
          <table:table-cell office:value-type="float" office:value="37.58" calcext:value-type="float">
            <text:p>37.58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9.004" calcext:value-type="float">
            <text:p>119.004</text:p>
          </table:table-cell>
          <table:table-cell office:value-type="string" calcext:value-type="string">
            <text:p>48a9698410855b81a9d66e761aa8235723a77e8033fc95b31029e350df631dcb</text:p>
          </table:table-cell>
          <table:table-cell office:value-type="float" office:value="99.96" calcext:value-type="float">
            <text:p>99.96</text:p>
          </table:table-cell>
          <table:table-cell office:value-type="float" office:value="16.49" calcext:value-type="float">
            <text:p>16.49</text:p>
          </table:table-cell>
          <table:table-cell office:value-type="float" office:value="62.66" calcext:value-type="float">
            <text:p>62.66</text:p>
          </table:table-cell>
          <table:table-cell table:number-columns-repeated="2" office:value-type="float" office:value="53.76" calcext:value-type="float">
            <text:p>53.76</text:p>
          </table:table-cell>
          <table:table-cell office:value-type="float" office:value="78.8" calcext:value-type="float">
            <text:p>78.8</text:p>
          </table:table-cell>
          <table:table-cell office:value-type="float" office:value="41.87" calcext:value-type="float">
            <text:p>41.87</text:p>
          </table:table-cell>
          <table:table-cell office:value-type="float" office:value="71.38" calcext:value-type="float">
            <text:p>71.38</text:p>
          </table:table-cell>
          <table:table-cell office:value-type="float" office:value="41.13" calcext:value-type="float">
            <text:p>41.1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4200" calcext:value-type="float">
            <text:p>524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600" calcext:value-type="float">
            <text:p>13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c51744d75b5a6c5acdc73a1afa1d80a960ea7ffa951332b20f52ae7c7eaeb7e", "e416084af70b77cf5951e86d7f333c98872327e8e969222c5524973c535d6192", "728e5d6a6a44794960812d86a5ca1a9450e01359952aa062f127a612ae53b98a", "c04208a7659cd1b3244faef9b8f6e42886e0a77e8eec5bf8696098dd07b6437f", "e7630edb4b1596fc00976512fe72b4c4431c9d3b200ec3719878bd201bbaf92d")</text:p>
          </table:table-cell>
          <table:table-cell office:value-type="float" office:value="100" calcext:value-type="float">
            <text:p>100</text:p>
          </table:table-cell>
          <table:table-cell office:value-type="float" office:value="17.14" calcext:value-type="float">
            <text:p>17.14</text:p>
          </table:table-cell>
          <table:table-cell office:value-type="float" office:value="64.04" calcext:value-type="float">
            <text:p>64.04</text:p>
          </table:table-cell>
          <table:table-cell table:number-columns-repeated="2" office:value-type="float" office:value="53.55" calcext:value-type="float">
            <text:p>53.55</text:p>
          </table:table-cell>
          <table:table-cell office:value-type="float" office:value="79.08" calcext:value-type="float">
            <text:p>79.08</text:p>
          </table:table-cell>
          <table:table-cell office:value-type="float" office:value="41.97" calcext:value-type="float">
            <text:p>41.97</text:p>
          </table:table-cell>
          <table:table-cell office:value-type="float" office:value="71.58" calcext:value-type="float">
            <text:p>71.58</text:p>
          </table:table-cell>
          <table:table-cell office:value-type="float" office:value="41.58" calcext:value-type="float">
            <text:p>41.58</text:p>
          </table:table-cell>
          <table:table-cell office:value-type="float" office:value="38.03" calcext:value-type="float">
            <text:p>38.0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5572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06920" calcext:value-type="float">
            <text:p>406920</text:p>
          </table:table-cell>
          <table:table-cell office:value-type="float" office:value="5103.292" calcext:value-type="float">
            <text:p>5103.292</text:p>
          </table:table-cell>
          <table:table-cell office:value-type="string" calcext:value-type="string">
            <text:p>("84ceabdfc92f68f0668adb9b64832c682e3644757934979186a8e80c67c96c19", "0e191ceb8c93600de16272ab22819a47e59a2226b3ae767c3a3eab3e705c2776", "d81df6d54849ce35cd0c8bc29d950d3aa4f1215718ba84c644d604c84f4acc30", "d217010bcd6f2815e984b451e31bcb14865ca8162ded06702da4429872a6d569", "88496eb835d0cf5ec489dd5d6016cc871f6a643a11d9941acfe8331b278bdcb5")</text:p>
          </table:table-cell>
          <table:table-cell table:number-columns-repeated="19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8.59" calcext:value-type="float">
            <text:p>98.59</text:p>
          </table:table-cell>
          <table:table-cell office:value-type="float" office:value="13.86" calcext:value-type="float">
            <text:p>13.86</text:p>
          </table:table-cell>
          <table:table-cell office:value-type="float" office:value="56.16" calcext:value-type="float">
            <text:p>56.16</text:p>
          </table:table-cell>
          <table:table-cell table:number-columns-repeated="2" office:value-type="float" office:value="52.33" calcext:value-type="float">
            <text:p>52.33</text:p>
          </table:table-cell>
          <table:table-cell office:value-type="float" office:value="78.57" calcext:value-type="float">
            <text:p>78.57</text:p>
          </table:table-cell>
          <table:table-cell office:value-type="float" office:value="40.21" calcext:value-type="float">
            <text:p>40.21</text:p>
          </table:table-cell>
          <table:table-cell office:value-type="float" office:value="70.79" calcext:value-type="float">
            <text:p>70.79</text:p>
          </table:table-cell>
          <table:table-cell office:value-type="float" office:value="37.22" calcext:value-type="float">
            <text:p>37.22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3.396" calcext:value-type="float">
            <text:p>143.396</text:p>
          </table:table-cell>
          <table:table-cell office:value-type="string" calcext:value-type="string">
            <text:p>2b5e409a0338440f0ad46e09bad05a723d6e0a4379114fde5fdece4c1d9b43a8</text:p>
          </table:table-cell>
          <table:table-cell office:value-type="float" office:value="92.37" calcext:value-type="float">
            <text:p>92.37</text:p>
          </table:table-cell>
          <table:table-cell office:value-type="float" office:value="14.96" calcext:value-type="float">
            <text:p>14.96</text:p>
          </table:table-cell>
          <table:table-cell office:value-type="float" office:value="57.02" calcext:value-type="float">
            <text:p>57.02</text:p>
          </table:table-cell>
          <table:table-cell table:number-columns-repeated="2" office:value-type="float" office:value="54.14" calcext:value-type="float">
            <text:p>54.14</text:p>
          </table:table-cell>
          <table:table-cell office:value-type="float" office:value="79.22" calcext:value-type="float">
            <text:p>79.22</text:p>
          </table:table-cell>
          <table:table-cell office:value-type="float" office:value="40.83" calcext:value-type="float">
            <text:p>40.83</text:p>
          </table:table-cell>
          <table:table-cell office:value-type="float" office:value="71.08" calcext:value-type="float">
            <text:p>71.08</text:p>
          </table:table-cell>
          <table:table-cell office:value-type="float" office:value="38.22" calcext:value-type="float">
            <text:p>38.22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8.077" calcext:value-type="float">
            <text:p>128.077</text:p>
          </table:table-cell>
          <table:table-cell office:value-type="string" calcext:value-type="string">
            <text:p>1fbf7881c2a18a67ecb01a21b63274b9960d67be964efd8b8fabb508901ecf6b</text:p>
          </table:table-cell>
          <table:table-cell office:value-type="float" office:value="98.59" calcext:value-type="float">
            <text:p>98.59</text:p>
          </table:table-cell>
          <table:table-cell office:value-type="float" office:value="13.86" calcext:value-type="float">
            <text:p>13.86</text:p>
          </table:table-cell>
          <table:table-cell office:value-type="float" office:value="56.16" calcext:value-type="float">
            <text:p>56.16</text:p>
          </table:table-cell>
          <table:table-cell table:number-columns-repeated="2" office:value-type="float" office:value="52.33" calcext:value-type="float">
            <text:p>52.33</text:p>
          </table:table-cell>
          <table:table-cell office:value-type="float" office:value="78.57" calcext:value-type="float">
            <text:p>78.57</text:p>
          </table:table-cell>
          <table:table-cell office:value-type="float" office:value="40.21" calcext:value-type="float">
            <text:p>40.21</text:p>
          </table:table-cell>
          <table:table-cell office:value-type="float" office:value="70.79" calcext:value-type="float">
            <text:p>70.79</text:p>
          </table:table-cell>
          <table:table-cell office:value-type="float" office:value="37.22" calcext:value-type="float">
            <text:p>37.22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8.893" calcext:value-type="float">
            <text:p>128.893</text:p>
          </table:table-cell>
          <table:table-cell office:value-type="string" calcext:value-type="string">
            <text:p>2b5e409a0338440f0ad46e09bad05a723d6e0a4379114fde5fdece4c1d9b43a8</text:p>
          </table:table-cell>
          <table:table-cell office:value-type="float" office:value="92.37" calcext:value-type="float">
            <text:p>92.37</text:p>
          </table:table-cell>
          <table:table-cell office:value-type="float" office:value="14.96" calcext:value-type="float">
            <text:p>14.96</text:p>
          </table:table-cell>
          <table:table-cell office:value-type="float" office:value="57.02" calcext:value-type="float">
            <text:p>57.02</text:p>
          </table:table-cell>
          <table:table-cell table:number-columns-repeated="2" office:value-type="float" office:value="54.14" calcext:value-type="float">
            <text:p>54.14</text:p>
          </table:table-cell>
          <table:table-cell office:value-type="float" office:value="79.22" calcext:value-type="float">
            <text:p>79.22</text:p>
          </table:table-cell>
          <table:table-cell office:value-type="float" office:value="40.83" calcext:value-type="float">
            <text:p>40.83</text:p>
          </table:table-cell>
          <table:table-cell office:value-type="float" office:value="71.08" calcext:value-type="float">
            <text:p>71.08</text:p>
          </table:table-cell>
          <table:table-cell office:value-type="float" office:value="38.22" calcext:value-type="float">
            <text:p>38.22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28.163" calcext:value-type="float">
            <text:p>128.163</text:p>
          </table:table-cell>
          <table:table-cell office:value-type="string" calcext:value-type="string">
            <text:p>1fbf7881c2a18a67ecb01a21b63274b9960d67be964efd8b8fabb508901ecf6b</text:p>
          </table:table-cell>
          <table:table-cell office:value-type="float" office:value="100" calcext:value-type="float">
            <text:p>100</text:p>
          </table:table-cell>
          <table:table-cell office:value-type="float" office:value="24.19" calcext:value-type="float">
            <text:p>24.19</text:p>
          </table:table-cell>
          <table:table-cell office:value-type="float" office:value="66.7" calcext:value-type="float">
            <text:p>66.7</text:p>
          </table:table-cell>
          <table:table-cell table:number-columns-repeated="2" office:value-type="float" office:value="64.76" calcext:value-type="float">
            <text:p>64.76</text:p>
          </table:table-cell>
          <table:table-cell office:value-type="float" office:value="83.21" calcext:value-type="float">
            <text:p>83.21</text:p>
          </table:table-cell>
          <table:table-cell office:value-type="float" office:value="45.31" calcext:value-type="float">
            <text:p>45.31</text:p>
          </table:table-cell>
          <table:table-cell office:value-type="float" office:value="73.42" calcext:value-type="float">
            <text:p>73.42</text:p>
          </table:table-cell>
          <table:table-cell office:value-type="float" office:value="46.38" calcext:value-type="float">
            <text:p>46.3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5880" calcext:value-type="float">
            <text:p>5358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20" calcext:value-type="float">
            <text:p>6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c9e87ecc3810415346cc5f3ab672d715bad8a19824bade7fe708e2b79a9e2e7", "ea826325b540e6ebfdae8fdc440b076c5582cc9a5f812cb377235c155c403fd4", "d1cd5a03d1cfb395aae4813d660fe9ac3810adc254093075a6dfe192fc226086", "9064e5c08703e3f2000f22e64cb5317ee7f5fa0f3fa83e20a4ff93d591805353", "dbdc725d48dfbd81d3dc00b7623ff8e238cc6e3b315e4ed3cca1bf8846b95cd0")</text:p>
          </table:table-cell>
          <table:table-cell office:value-type="float" office:value="100" calcext:value-type="float">
            <text:p>100</text:p>
          </table:table-cell>
          <table:table-cell office:value-type="float" office:value="25.36" calcext:value-type="float">
            <text:p>25.36</text:p>
          </table:table-cell>
          <table:table-cell office:value-type="float" office:value="67.48" calcext:value-type="float">
            <text:p>67.48</text:p>
          </table:table-cell>
          <table:table-cell table:number-columns-repeated="2" office:value-type="float" office:value="65.64" calcext:value-type="float">
            <text:p>65.64</text:p>
          </table:table-cell>
          <table:table-cell office:value-type="float" office:value="84.11" calcext:value-type="float">
            <text:p>84.11</text:p>
          </table:table-cell>
          <table:table-cell office:value-type="float" office:value="45.72" calcext:value-type="float">
            <text:p>45.72</text:p>
          </table:table-cell>
          <table:table-cell office:value-type="float" office:value="73.78" calcext:value-type="float">
            <text:p>73.78</text:p>
          </table:table-cell>
          <table:table-cell office:value-type="float" office:value="46.99" calcext:value-type="float">
            <text:p>46.99</text:p>
          </table:table-cell>
          <table:table-cell office:value-type="float" office:value="39.96" calcext:value-type="float">
            <text:p>39.96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0440" calcext:value-type="float">
            <text:p>1.07E+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3880" calcext:value-type="float">
            <text:p>143880</text:p>
          </table:table-cell>
          <table:table-cell office:value-type="float" office:value="5756.655" calcext:value-type="float">
            <text:p>5756.655</text:p>
          </table:table-cell>
          <table:table-cell office:value-type="string" calcext:value-type="string">
            <text:p>("0371ec9232c3158476c7cd8ba779a4b7dc6ba7d00d8616e3c39fd069f0197729", "ee09b2fb665a30641bc9bd0af4cbf44896fea4c76d028b45fadfdc6b6b100fc4", "13bba472117c559e62a4635a47c397c3d6d02c06def57d3c8e7fb0d41cafb950", "7db5402665e1c8e2bbc7b20e8168e6d847a6c931757e33e61e3886747f0e644e", "fd9bd8ab84fc3a7b54bc3dcde4180f4a5ab678cc53ba8cde794896f946b86178")</text:p>
          </table:table-cell>
          <table:table-cell table:number-columns-repeated="19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4,4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15,)]</text:p>
          </table:table-cell>
          <table:table-cell office:value-type="float" office:value="96.18" calcext:value-type="float">
            <text:p>96.18</text:p>
          </table:table-cell>
          <table:table-cell office:value-type="float" office:value="15.42" calcext:value-type="float">
            <text:p>15.42</text:p>
          </table:table-cell>
          <table:table-cell office:value-type="float" office:value="57.45" calcext:value-type="float">
            <text:p>57.45</text:p>
          </table:table-cell>
          <table:table-cell table:number-columns-repeated="2" office:value-type="float" office:value="54.3" calcext:value-type="float">
            <text:p>54.3</text:p>
          </table:table-cell>
          <table:table-cell office:value-type="float" office:value="79.72" calcext:value-type="float">
            <text:p>79.72</text:p>
          </table:table-cell>
          <table:table-cell office:value-type="float" office:value="41.08" calcext:value-type="float">
            <text:p>41.08</text:p>
          </table:table-cell>
          <table:table-cell office:value-type="float" office:value="71.23" calcext:value-type="float">
            <text:p>71.23</text:p>
          </table:table-cell>
          <table:table-cell office:value-type="float" office:value="38.55" calcext:value-type="float">
            <text:p>38.5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2.761" calcext:value-type="float">
            <text:p>212.761</text:p>
          </table:table-cell>
          <table:table-cell office:value-type="string" calcext:value-type="string">
            <text:p>4b8b42abaa78380c90a39c206d6c0b32440a4925d5abb09af9bfb630dbeb9979</text:p>
          </table:table-cell>
          <table:table-cell office:value-type="float" office:value="87.95" calcext:value-type="float">
            <text:p>87.95</text:p>
          </table:table-cell>
          <table:table-cell office:value-type="float" office:value="15.67" calcext:value-type="float">
            <text:p>15.67</text:p>
          </table:table-cell>
          <table:table-cell office:value-type="float" office:value="60.74" calcext:value-type="float">
            <text:p>60.74</text:p>
          </table:table-cell>
          <table:table-cell table:number-columns-repeated="2" office:value-type="float" office:value="54.07" calcext:value-type="float">
            <text:p>54.07</text:p>
          </table:table-cell>
          <table:table-cell office:value-type="float" office:value="78.46" calcext:value-type="float">
            <text:p>78.46</text:p>
          </table:table-cell>
          <table:table-cell office:value-type="float" office:value="41.04" calcext:value-type="float">
            <text:p>41.04</text:p>
          </table:table-cell>
          <table:table-cell office:value-type="float" office:value="71.16" calcext:value-type="float">
            <text:p>71.16</text:p>
          </table:table-cell>
          <table:table-cell office:value-type="float" office:value="39.83" calcext:value-type="float">
            <text:p>39.8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1.47" calcext:value-type="float">
            <text:p>211.47</text:p>
          </table:table-cell>
          <table:table-cell office:value-type="string" calcext:value-type="string">
            <text:p>b2a8b2f1ca30b7ec5d2ad7e64f52bf6fa008e984a6cd8878f93fe62ec730b04a</text:p>
          </table:table-cell>
          <table:table-cell office:value-type="float" office:value="96.18" calcext:value-type="float">
            <text:p>96.18</text:p>
          </table:table-cell>
          <table:table-cell office:value-type="float" office:value="15.42" calcext:value-type="float">
            <text:p>15.42</text:p>
          </table:table-cell>
          <table:table-cell office:value-type="float" office:value="57.45" calcext:value-type="float">
            <text:p>57.45</text:p>
          </table:table-cell>
          <table:table-cell table:number-columns-repeated="2" office:value-type="float" office:value="54.3" calcext:value-type="float">
            <text:p>54.3</text:p>
          </table:table-cell>
          <table:table-cell office:value-type="float" office:value="79.72" calcext:value-type="float">
            <text:p>79.72</text:p>
          </table:table-cell>
          <table:table-cell office:value-type="float" office:value="41.08" calcext:value-type="float">
            <text:p>41.08</text:p>
          </table:table-cell>
          <table:table-cell office:value-type="float" office:value="71.23" calcext:value-type="float">
            <text:p>71.23</text:p>
          </table:table-cell>
          <table:table-cell office:value-type="float" office:value="38.55" calcext:value-type="float">
            <text:p>38.5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1.579" calcext:value-type="float">
            <text:p>211.579</text:p>
          </table:table-cell>
          <table:table-cell office:value-type="string" calcext:value-type="string">
            <text:p>4b8b42abaa78380c90a39c206d6c0b32440a4925d5abb09af9bfb630dbeb9979</text:p>
          </table:table-cell>
          <table:table-cell office:value-type="float" office:value="87.95" calcext:value-type="float">
            <text:p>87.95</text:p>
          </table:table-cell>
          <table:table-cell office:value-type="float" office:value="15.67" calcext:value-type="float">
            <text:p>15.67</text:p>
          </table:table-cell>
          <table:table-cell office:value-type="float" office:value="60.74" calcext:value-type="float">
            <text:p>60.74</text:p>
          </table:table-cell>
          <table:table-cell table:number-columns-repeated="2" office:value-type="float" office:value="54.07" calcext:value-type="float">
            <text:p>54.07</text:p>
          </table:table-cell>
          <table:table-cell office:value-type="float" office:value="78.46" calcext:value-type="float">
            <text:p>78.46</text:p>
          </table:table-cell>
          <table:table-cell office:value-type="float" office:value="41.04" calcext:value-type="float">
            <text:p>41.04</text:p>
          </table:table-cell>
          <table:table-cell office:value-type="float" office:value="71.16" calcext:value-type="float">
            <text:p>71.16</text:p>
          </table:table-cell>
          <table:table-cell office:value-type="float" office:value="39.83" calcext:value-type="float">
            <text:p>39.8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0.099" calcext:value-type="float">
            <text:p>210.099</text:p>
          </table:table-cell>
          <table:table-cell office:value-type="string" calcext:value-type="string">
            <text:p>b2a8b2f1ca30b7ec5d2ad7e64f52bf6fa008e984a6cd8878f93fe62ec730b04a</text:p>
          </table:table-cell>
          <table:table-cell office:value-type="float" office:value="99.92" calcext:value-type="float">
            <text:p>99.92</text:p>
          </table:table-cell>
          <table:table-cell office:value-type="float" office:value="21.01" calcext:value-type="float">
            <text:p>21.01</text:p>
          </table:table-cell>
          <table:table-cell office:value-type="float" office:value="63.47" calcext:value-type="float">
            <text:p>63.47</text:p>
          </table:table-cell>
          <table:table-cell table:number-columns-repeated="2" office:value-type="float" office:value="61.61" calcext:value-type="float">
            <text:p>61.61</text:p>
          </table:table-cell>
          <table:table-cell office:value-type="float" office:value="82.06" calcext:value-type="float">
            <text:p>82.06</text:p>
          </table:table-cell>
          <table:table-cell office:value-type="float" office:value="44.04" calcext:value-type="float">
            <text:p>44.04</text:p>
          </table:table-cell>
          <table:table-cell office:value-type="float" office:value="72.62" calcext:value-type="float">
            <text:p>72.62</text:p>
          </table:table-cell>
          <table:table-cell office:value-type="float" office:value="43.91" calcext:value-type="float">
            <text:p>43.9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9360" calcext:value-type="float">
            <text:p>5293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80" calcext:value-type="float">
            <text:p>104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2c6faeb7b0a1804b4ccb272a962aee4e5c70becea685c3d969315c85a51204", "e22ab139012b9901e6e18c8955544d127e89ba2b8d4b7752ca5d844af6f972ba", "c7224ab51d8a2f2a4d0687c47ebe093495955a7d402949757c041f443491ac20", "411ece2cef1bdc92f5c103fcaf43595e1b5ad1cea74c0f8af62498253c106cb7", "43e040bee4b1578544701ee7f929c1cf314919bbe7daec7b17f5cf2fd92b4ac6")</text:p>
          </table:table-cell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office:value-type="float" office:value="65.01" calcext:value-type="float">
            <text:p>65.01</text:p>
          </table:table-cell>
          <table:table-cell table:number-columns-repeated="2" office:value-type="float" office:value="62.2" calcext:value-type="float">
            <text:p>62.2</text:p>
          </table:table-cell>
          <table:table-cell office:value-type="float" office:value="81.71" calcext:value-type="float">
            <text:p>81.71</text:p>
          </table:table-cell>
          <table:table-cell office:value-type="float" office:value="44.45" calcext:value-type="float">
            <text:p>44.45</text:p>
          </table:table-cell>
          <table:table-cell office:value-type="float" office:value="72.72" calcext:value-type="float">
            <text:p>72.72</text:p>
          </table:table-cell>
          <table:table-cell office:value-type="float" office:value="44.97" calcext:value-type="float">
            <text:p>44.97</text:p>
          </table:table-cell>
          <table:table-cell office:value-type="float" office:value="42.13" calcext:value-type="float">
            <text:p>42.1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132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4720" calcext:value-type="float">
            <text:p>24720</text:p>
          </table:table-cell>
          <table:table-cell office:value-type="float" office:value="5567.102" calcext:value-type="float">
            <text:p>5567.102</text:p>
          </table:table-cell>
          <table:table-cell office:value-type="string" calcext:value-type="string">
            <text:p>("7d99797278c671b7c417e5dadf071a499a83a8dc68a7fc6037fba0dacf237674", "9b7fe233c70189750430da76465c4ae1b1398968d825c498b921912416e33264", "fbdccf1316437528f008f7d1c53dc7e6d4470337559510e6ff2e6eca89f241cf", "af1b3eb7b7479d1e61783fd24034679e9f60c8154685afdd35d97655ad931b4d", "2abec1ce2e958ed634cbd90877767d90f4bc38847705a1e011e1da3e61112713")</text:p>
          </table:table-cell>
          <table:table-cell table:number-columns-repeated="1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6.75" calcext:value-type="float">
            <text:p>96.75</text:p>
          </table:table-cell>
          <table:table-cell office:value-type="float" office:value="0.81" calcext:value-type="float">
            <text:p>0.81</text:p>
          </table:table-cell>
          <table:table-cell office:value-type="float" office:value="39.42" calcext:value-type="float">
            <text:p>39.42</text:p>
          </table:table-cell>
          <table:table-cell table:number-columns-repeated="2" office:value-type="float" office:value="38.02" calcext:value-type="float">
            <text:p>38.02</text:p>
          </table:table-cell>
          <table:table-cell office:value-type="float" office:value="67.86" calcext:value-type="float">
            <text:p>67.86</text:p>
          </table:table-cell>
          <table:table-cell office:value-type="float" office:value="33.83" calcext:value-type="float">
            <text:p>33.83</text:p>
          </table:table-cell>
          <table:table-cell office:value-type="float" office:value="66.92" calcext:value-type="float">
            <text:p>66.92</text:p>
          </table:table-cell>
          <table:table-cell office:value-type="float" office:value="23.09" calcext:value-type="float">
            <text:p>23.0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.565" calcext:value-type="float">
            <text:p>56.565</text:p>
          </table:table-cell>
          <table:table-cell office:value-type="string" calcext:value-type="string">
            <text:p>a6daff87cb7244146d570bee259dbb1fb2951708804d2f2851084104bbda64d7</text:p>
          </table:table-cell>
          <table:table-cell office:value-type="float" office:value="90.24" calcext:value-type="float">
            <text:p>90.24</text:p>
          </table:table-cell>
          <table:table-cell office:value-type="float" office:value="0.72" calcext:value-type="float">
            <text:p>0.72</text:p>
          </table:table-cell>
          <table:table-cell office:value-type="float" office:value="33.74" calcext:value-type="float">
            <text:p>33.74</text:p>
          </table:table-cell>
          <table:table-cell table:number-columns-repeated="2" office:value-type="float" office:value="37.97" calcext:value-type="float">
            <text:p>37.97</text:p>
          </table:table-cell>
          <table:table-cell office:value-type="float" office:value="67.54" calcext:value-type="float">
            <text:p>67.54</text:p>
          </table:table-cell>
          <table:table-cell office:value-type="float" office:value="33.82" calcext:value-type="float">
            <text:p>33.82</text:p>
          </table:table-cell>
          <table:table-cell office:value-type="float" office:value="66.91" calcext:value-type="float">
            <text:p>66.9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414" calcext:value-type="float">
            <text:p>7.414</text:p>
          </table:table-cell>
          <table:table-cell office:value-type="string" calcext:value-type="string">
            <text:p>4e8324b3a038d7a7f5061ae2b8b5f6e803701281687fa5b7bd4830dd81ef56d1</text:p>
          </table:table-cell>
          <table:table-cell office:value-type="float" office:value="96.75" calcext:value-type="float">
            <text:p>96.75</text:p>
          </table:table-cell>
          <table:table-cell office:value-type="float" office:value="0.81" calcext:value-type="float">
            <text:p>0.81</text:p>
          </table:table-cell>
          <table:table-cell office:value-type="float" office:value="39.42" calcext:value-type="float">
            <text:p>39.42</text:p>
          </table:table-cell>
          <table:table-cell table:number-columns-repeated="2" office:value-type="float" office:value="38.02" calcext:value-type="float">
            <text:p>38.02</text:p>
          </table:table-cell>
          <table:table-cell office:value-type="float" office:value="67.86" calcext:value-type="float">
            <text:p>67.86</text:p>
          </table:table-cell>
          <table:table-cell office:value-type="float" office:value="33.83" calcext:value-type="float">
            <text:p>33.83</text:p>
          </table:table-cell>
          <table:table-cell office:value-type="float" office:value="66.92" calcext:value-type="float">
            <text:p>66.92</text:p>
          </table:table-cell>
          <table:table-cell office:value-type="float" office:value="23.09" calcext:value-type="float">
            <text:p>23.0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a6daff87cb7244146d570bee259dbb1fb2951708804d2f2851084104bbda64d7</text:p>
          </table:table-cell>
          <table:table-cell office:value-type="float" office:value="90.24" calcext:value-type="float">
            <text:p>90.24</text:p>
          </table:table-cell>
          <table:table-cell office:value-type="float" office:value="0.72" calcext:value-type="float">
            <text:p>0.72</text:p>
          </table:table-cell>
          <table:table-cell office:value-type="float" office:value="33.74" calcext:value-type="float">
            <text:p>33.74</text:p>
          </table:table-cell>
          <table:table-cell table:number-columns-repeated="2" office:value-type="float" office:value="37.97" calcext:value-type="float">
            <text:p>37.97</text:p>
          </table:table-cell>
          <table:table-cell office:value-type="float" office:value="67.54" calcext:value-type="float">
            <text:p>67.54</text:p>
          </table:table-cell>
          <table:table-cell office:value-type="float" office:value="33.82" calcext:value-type="float">
            <text:p>33.82</text:p>
          </table:table-cell>
          <table:table-cell office:value-type="float" office:value="66.91" calcext:value-type="float">
            <text:p>66.9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389" calcext:value-type="float">
            <text:p>7.389</text:p>
          </table:table-cell>
          <table:table-cell office:value-type="string" calcext:value-type="string">
            <text:p>4e8324b3a038d7a7f5061ae2b8b5f6e803701281687fa5b7bd4830dd81ef56d1</text:p>
          </table:table-cell>
          <table:table-cell office:value-type="float" office:value="99.67" calcext:value-type="float">
            <text:p>99.67</text:p>
          </table:table-cell>
          <table:table-cell office:value-type="float" office:value="4.49" calcext:value-type="float">
            <text:p>4.49</text:p>
          </table:table-cell>
          <table:table-cell office:value-type="float" office:value="44.79" calcext:value-type="float">
            <text:p>44.79</text:p>
          </table:table-cell>
          <table:table-cell table:number-columns-repeated="2" office:value-type="float" office:value="46.98" calcext:value-type="float">
            <text:p>46.98</text:p>
          </table:table-cell>
          <table:table-cell office:value-type="float" office:value="74.09" calcext:value-type="float">
            <text:p>74.09</text:p>
          </table:table-cell>
          <table:table-cell office:value-type="float" office:value="35.68" calcext:value-type="float">
            <text:p>35.68</text:p>
          </table:table-cell>
          <table:table-cell office:value-type="float" office:value="68.09" calcext:value-type="float">
            <text:p>68.09</text:p>
          </table:table-cell>
          <table:table-cell office:value-type="float" office:value="26.43" calcext:value-type="float">
            <text:p>26.4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2840" calcext:value-type="float">
            <text:p>1528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80" calcext:value-type="float">
            <text:p>55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c5bc1f7672e8079cd4edcb5aa76b11de7e6d3be766435d465a34866a1a24993", "969ffb6ba17acee33a5680076e9e985e3f11dc862849969bbcd278bbf8b83c1b", "4663a554b66beee54e9565b189465c4ad4262e1e4388741aaa42e04a13b0e0c8", "85714f3ec07d4e5973946cc2c08de45727bbe66f9d82984fee1584516b84adc7", "e68b2fe6e2a209f702d794970d4a68865a1360ea44cb7b6a0d78d46fb64cf3c9")</text:p>
          </table:table-cell>
          <table:table-cell office:value-type="float" office:value="99.84" calcext:value-type="float">
            <text:p>99.84</text:p>
          </table:table-cell>
          <table:table-cell office:value-type="float" office:value="3.93" calcext:value-type="float">
            <text:p>3.93</text:p>
          </table:table-cell>
          <table:table-cell office:value-type="float" office:value="44.98" calcext:value-type="float">
            <text:p>44.98</text:p>
          </table:table-cell>
          <table:table-cell table:number-columns-repeated="2" office:value-type="float" office:value="43.45" calcext:value-type="float">
            <text:p>43.45</text:p>
          </table:table-cell>
          <table:table-cell office:value-type="float" office:value="73.4" calcext:value-type="float">
            <text:p>73.4</text:p>
          </table:table-cell>
          <table:table-cell office:value-type="float" office:value="35.31" calcext:value-type="float">
            <text:p>35.31</text:p>
          </table:table-cell>
          <table:table-cell office:value-type="float" office:value="67.92" calcext:value-type="float">
            <text:p>67.92</text:p>
          </table:table-cell>
          <table:table-cell office:value-type="float" office:value="26.08" calcext:value-type="float">
            <text:p>26.08</text:p>
          </table:table-cell>
          <table:table-cell office:value-type="float" office:value="56.1" calcext:value-type="float">
            <text:p>56.1</text:p>
          </table:table-cell>
          <table:table-cell office:value-type="float" office:value="10000" calcext:value-type="float">
            <text:p>10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42400" calcext:value-type="float">
            <text:p>142400</text:p>
          </table:table-cell>
          <table:table-cell office:value-type="float" office:value="1154.967" calcext:value-type="float">
            <text:p>1154.967</text:p>
          </table:table-cell>
          <table:table-cell office:value-type="string" calcext:value-type="string">
            <text:p>("21551a209dc0e416fb56bea4db37f0208ba9ceb366a57820860d1a4dff37ce57", "02e7f54ee9c3afd58eee881959bf5114fdfe206ef9472a3053dbae1c65b375d1", "2c6d168ca169c31fa5f831e20fcb41b8b4ac85f0686233a32b99f3a233ed8708", "65ed20d743f431031feee8d4bc924d125a49caf543ad57d0bffa59d0be13ca8a", "38ccf90a7eb5fe4e2ac394cb2e8ed733165e43686a2361bb8373fb90d15fba95")</text:p>
          </table:table-cell>
          <table:table-cell table:number-columns-repeated="1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5.93" calcext:value-type="float">
            <text:p>95.93</text:p>
          </table:table-cell>
          <table:table-cell office:value-type="float" office:value="1.6" calcext:value-type="float">
            <text:p>1.6</text:p>
          </table:table-cell>
          <table:table-cell office:value-type="float" office:value="37.09" calcext:value-type="float">
            <text:p>37.09</text:p>
          </table:table-cell>
          <table:table-cell table:number-columns-repeated="2" office:value-type="float" office:value="42.64" calcext:value-type="float">
            <text:p>42.64</text:p>
          </table:table-cell>
          <table:table-cell office:value-type="float" office:value="69.34" calcext:value-type="float">
            <text:p>69.34</text:p>
          </table:table-cell>
          <table:table-cell office:value-type="float" office:value="34.38" calcext:value-type="float">
            <text:p>34.38</text:p>
          </table:table-cell>
          <table:table-cell office:value-type="float" office:value="67.19" calcext:value-type="float">
            <text:p>67.19</text:p>
          </table:table-cell>
          <table:table-cell office:value-type="float" office:value="22.65" calcext:value-type="float">
            <text:p>22.6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5.494" calcext:value-type="float">
            <text:p>135.494</text:p>
          </table:table-cell>
          <table:table-cell office:value-type="string" calcext:value-type="string">
            <text:p>b308a6044aad0726a8f19c6044c9c13d5cbcd586dae750f8dad871e8990d25df</text:p>
          </table:table-cell>
          <table:table-cell office:value-type="float" office:value="90.24" calcext:value-type="float">
            <text:p>90.24</text:p>
          </table:table-cell>
          <table:table-cell office:value-type="float" office:value="1.59" calcext:value-type="float">
            <text:p>1.59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69.37" calcext:value-type="float">
            <text:p>69.37</text:p>
          </table:table-cell>
          <table:table-cell office:value-type="float" office:value="34.42" calcext:value-type="float">
            <text:p>34.42</text:p>
          </table:table-cell>
          <table:table-cell office:value-type="float" office:value="67.19" calcext:value-type="float">
            <text:p>67.19</text:p>
          </table:table-cell>
          <table:table-cell office:value-type="float" office:value="22.78" calcext:value-type="float">
            <text:p>22.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5.214" calcext:value-type="float">
            <text:p>45.214</text:p>
          </table:table-cell>
          <table:table-cell office:value-type="string" calcext:value-type="string">
            <text:p>e8672e797fd8bf7ac6ca2363116d12ea7792a1328e91852d7486f0d4545cd3ff</text:p>
          </table:table-cell>
          <table:table-cell office:value-type="float" office:value="95.93" calcext:value-type="float">
            <text:p>95.93</text:p>
          </table:table-cell>
          <table:table-cell office:value-type="float" office:value="1.6" calcext:value-type="float">
            <text:p>1.6</text:p>
          </table:table-cell>
          <table:table-cell office:value-type="float" office:value="37.09" calcext:value-type="float">
            <text:p>37.09</text:p>
          </table:table-cell>
          <table:table-cell table:number-columns-repeated="2" office:value-type="float" office:value="42.64" calcext:value-type="float">
            <text:p>42.64</text:p>
          </table:table-cell>
          <table:table-cell office:value-type="float" office:value="69.34" calcext:value-type="float">
            <text:p>69.34</text:p>
          </table:table-cell>
          <table:table-cell office:value-type="float" office:value="34.38" calcext:value-type="float">
            <text:p>34.38</text:p>
          </table:table-cell>
          <table:table-cell office:value-type="float" office:value="67.19" calcext:value-type="float">
            <text:p>67.19</text:p>
          </table:table-cell>
          <table:table-cell office:value-type="float" office:value="22.65" calcext:value-type="float">
            <text:p>22.6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.067" calcext:value-type="float">
            <text:p>46.067</text:p>
          </table:table-cell>
          <table:table-cell office:value-type="string" calcext:value-type="string">
            <text:p>b308a6044aad0726a8f19c6044c9c13d5cbcd586dae750f8dad871e8990d25df</text:p>
          </table:table-cell>
          <table:table-cell office:value-type="float" office:value="90.24" calcext:value-type="float">
            <text:p>90.24</text:p>
          </table:table-cell>
          <table:table-cell office:value-type="float" office:value="1.59" calcext:value-type="float">
            <text:p>1.59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43.2" calcext:value-type="float">
            <text:p>43.2</text:p>
          </table:table-cell>
          <table:table-cell office:value-type="float" office:value="69.37" calcext:value-type="float">
            <text:p>69.37</text:p>
          </table:table-cell>
          <table:table-cell office:value-type="float" office:value="34.42" calcext:value-type="float">
            <text:p>34.42</text:p>
          </table:table-cell>
          <table:table-cell office:value-type="float" office:value="67.19" calcext:value-type="float">
            <text:p>67.19</text:p>
          </table:table-cell>
          <table:table-cell office:value-type="float" office:value="22.78" calcext:value-type="float">
            <text:p>22.7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.059" calcext:value-type="float">
            <text:p>44.059</text:p>
          </table:table-cell>
          <table:table-cell office:value-type="string" calcext:value-type="string">
            <text:p>e8672e797fd8bf7ac6ca2363116d12ea7792a1328e91852d7486f0d4545cd3ff</text:p>
          </table:table-cell>
          <table:table-cell office:value-type="float" office:value="99.67" calcext:value-type="float">
            <text:p>99.67</text:p>
          </table:table-cell>
          <table:table-cell office:value-type="float" office:value="2.93" calcext:value-type="float">
            <text:p>2.93</text:p>
          </table:table-cell>
          <table:table-cell office:value-type="float" office:value="48.57" calcext:value-type="float">
            <text:p>48.57</text:p>
          </table:table-cell>
          <table:table-cell table:number-columns-repeated="2" office:value-type="float" office:value="47.66" calcext:value-type="float">
            <text:p>47.66</text:p>
          </table:table-cell>
          <table:table-cell office:value-type="float" office:value="70.54" calcext:value-type="float">
            <text:p>70.54</text:p>
          </table:table-cell>
          <table:table-cell office:value-type="float" office:value="34.98" calcext:value-type="float">
            <text:p>34.98</text:p>
          </table:table-cell>
          <table:table-cell office:value-type="float" office:value="67.52" calcext:value-type="float">
            <text:p>67.52</text:p>
          </table:table-cell>
          <table:table-cell office:value-type="float" office:value="27.53" calcext:value-type="float">
            <text:p>27.5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8440" calcext:value-type="float">
            <text:p>148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83baa97c9c5e3795822900a3cfff4ec259d5cde162d2d84ebba62de51a4ef42", "2d75b1e56bee5d207bc9bd1052cfc3c45a305a4a580f78e9aab5b649f02623d3", "9a7a21654536e2571ef3569b1be0ba78b1c4a3bb1e31fe7528646613d21b73f3", "91d302ea13dc6ae16f6f29ff15d644e0ae650183be91cc20fa4bfbe5010c4430", "751e93c25887205dc829f380999f37483390bc6e502a1f945b964d2f65367e37")</text:p>
          </table:table-cell>
          <table:table-cell office:value-type="float" office:value="100" calcext:value-type="float">
            <text:p>100</text:p>
          </table:table-cell>
          <table:table-cell office:value-type="float" office:value="2.71" calcext:value-type="float">
            <text:p>2.71</text:p>
          </table:table-cell>
          <table:table-cell office:value-type="float" office:value="49.04" calcext:value-type="float">
            <text:p>49.04</text:p>
          </table:table-cell>
          <table:table-cell table:number-columns-repeated="2" office:value-type="float" office:value="47.23" calcext:value-type="float">
            <text:p>47.23</text:p>
          </table:table-cell>
          <table:table-cell office:value-type="float" office:value="70.29" calcext:value-type="float">
            <text:p>70.29</text:p>
          </table:table-cell>
          <table:table-cell office:value-type="float" office:value="34.9" calcext:value-type="float">
            <text:p>34.9</text:p>
          </table:table-cell>
          <table:table-cell office:value-type="float" office:value="67.45" calcext:value-type="float">
            <text:p>67.45</text:p>
          </table:table-cell>
          <table:table-cell office:value-type="float" office:value="27.62" calcext:value-type="float">
            <text:p>27.62</text:p>
          </table:table-cell>
          <table:table-cell office:value-type="float" office:value="54.31" calcext:value-type="float">
            <text:p>54.31</text:p>
          </table:table-cell>
          <table:table-cell office:value-type="float" office:value="10000" calcext:value-type="float">
            <text:p>10000</text:p>
          </table:table-cell>
          <table:table-cell office:value-type="float" office:value="297240" calcext:value-type="float">
            <text:p>297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72680" calcext:value-type="float">
            <text:p>72680</text:p>
          </table:table-cell>
          <table:table-cell office:value-type="float" office:value="1085.326" calcext:value-type="float">
            <text:p>1085.326</text:p>
          </table:table-cell>
          <table:table-cell office:value-type="string" calcext:value-type="string">
            <text:p>("9f1e4033224446a2010a6fba89d5e37bb5a7ff95e7d5e3656d9fce2a6db4de94", "34c4665f604155db9e614ad329728d7e620f3e4f635910f4d36e061898831af9", "47b0929b5b88da5d1b4def451abe4e26e73f282441b6def142a566a36d77d540", "e1007c328f42b8a49eb51b2e158a1cba5e2212a9fc9099d09e036a8c32705f3c", "44574acb6773442793d04afa1eee6ea43010964f0aa6a03793084b422500249f")</text:p>
          </table:table-cell>
          <table:table-cell table:number-columns-repeated="1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1.98" calcext:value-type="float">
            <text:p>1.98</text:p>
          </table:table-cell>
          <table:table-cell office:value-type="float" office:value="37.65" calcext:value-type="float">
            <text:p>37.65</text:p>
          </table:table-cell>
          <table:table-cell table:number-columns-repeated="2" office:value-type="float" office:value="44.87" calcext:value-type="float">
            <text:p>44.87</text:p>
          </table:table-cell>
          <table:table-cell office:value-type="float" office:value="71.33" calcext:value-type="float">
            <text:p>71.33</text:p>
          </table:table-cell>
          <table:table-cell office:value-type="float" office:value="34.56" calcext:value-type="float">
            <text:p>34.56</text:p>
          </table:table-cell>
          <table:table-cell office:value-type="float" office:value="67.31" calcext:value-type="float">
            <text:p>67.31</text:p>
          </table:table-cell>
          <table:table-cell office:value-type="float" office:value="22.72" calcext:value-type="float">
            <text:p>22.7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3.598" calcext:value-type="float">
            <text:p>93.598</text:p>
          </table:table-cell>
          <table:table-cell office:value-type="string" calcext:value-type="string">
            <text:p>85a7abf8b8d19516b6fed5c2db72eac4b4731185cdf8f549b755ee6394c9046c</text:p>
          </table:table-cell>
          <table:table-cell office:value-type="float" office:value="91.06" calcext:value-type="float">
            <text:p>91.06</text:p>
          </table:table-cell>
          <table:table-cell office:value-type="float" office:value="1.13" calcext:value-type="float">
            <text:p>1.13</text:p>
          </table:table-cell>
          <table:table-cell office:value-type="float" office:value="31.13" calcext:value-type="float">
            <text:p>31.13</text:p>
          </table:table-cell>
          <table:table-cell table:number-columns-repeated="2" office:value-type="float" office:value="44.02" calcext:value-type="float">
            <text:p>44.02</text:p>
          </table:table-cell>
          <table:table-cell office:value-type="float" office:value="69.83" calcext:value-type="float">
            <text:p>69.83</text:p>
          </table:table-cell>
          <table:table-cell office:value-type="float" office:value="34.31" calcext:value-type="float">
            <text:p>34.31</text:p>
          </table:table-cell>
          <table:table-cell office:value-type="float" office:value="67.02" calcext:value-type="float">
            <text:p>67.02</text:p>
          </table:table-cell>
          <table:table-cell office:value-type="float" office:value="19.94" calcext:value-type="float">
            <text:p>19.9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.966" calcext:value-type="float">
            <text:p>42.966</text:p>
          </table:table-cell>
          <table:table-cell office:value-type="string" calcext:value-type="string">
            <text:p>a5908092fcfd36099b95e7c56c1686648bfb096c147724fcdc6b42c34ec8858a</text:p>
          </table:table-cell>
          <table:table-cell office:value-type="float" office:value="97.56" calcext:value-type="float">
            <text:p>97.56</text:p>
          </table:table-cell>
          <table:table-cell office:value-type="float" office:value="1.98" calcext:value-type="float">
            <text:p>1.98</text:p>
          </table:table-cell>
          <table:table-cell office:value-type="float" office:value="37.65" calcext:value-type="float">
            <text:p>37.65</text:p>
          </table:table-cell>
          <table:table-cell table:number-columns-repeated="2" office:value-type="float" office:value="44.87" calcext:value-type="float">
            <text:p>44.87</text:p>
          </table:table-cell>
          <table:table-cell office:value-type="float" office:value="71.33" calcext:value-type="float">
            <text:p>71.33</text:p>
          </table:table-cell>
          <table:table-cell office:value-type="float" office:value="34.56" calcext:value-type="float">
            <text:p>34.56</text:p>
          </table:table-cell>
          <table:table-cell office:value-type="float" office:value="67.31" calcext:value-type="float">
            <text:p>67.31</text:p>
          </table:table-cell>
          <table:table-cell office:value-type="float" office:value="22.72" calcext:value-type="float">
            <text:p>22.7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.915" calcext:value-type="float">
            <text:p>43.915</text:p>
          </table:table-cell>
          <table:table-cell office:value-type="string" calcext:value-type="string">
            <text:p>85a7abf8b8d19516b6fed5c2db72eac4b4731185cdf8f549b755ee6394c9046c</text:p>
          </table:table-cell>
          <table:table-cell office:value-type="float" office:value="91.06" calcext:value-type="float">
            <text:p>91.06</text:p>
          </table:table-cell>
          <table:table-cell office:value-type="float" office:value="1.13" calcext:value-type="float">
            <text:p>1.13</text:p>
          </table:table-cell>
          <table:table-cell office:value-type="float" office:value="31.13" calcext:value-type="float">
            <text:p>31.13</text:p>
          </table:table-cell>
          <table:table-cell table:number-columns-repeated="2" office:value-type="float" office:value="44.02" calcext:value-type="float">
            <text:p>44.02</text:p>
          </table:table-cell>
          <table:table-cell office:value-type="float" office:value="69.83" calcext:value-type="float">
            <text:p>69.83</text:p>
          </table:table-cell>
          <table:table-cell office:value-type="float" office:value="34.31" calcext:value-type="float">
            <text:p>34.31</text:p>
          </table:table-cell>
          <table:table-cell office:value-type="float" office:value="67.02" calcext:value-type="float">
            <text:p>67.02</text:p>
          </table:table-cell>
          <table:table-cell office:value-type="float" office:value="19.94" calcext:value-type="float">
            <text:p>19.9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.91" calcext:value-type="float">
            <text:p>42.91</text:p>
          </table:table-cell>
          <table:table-cell office:value-type="string" calcext:value-type="string">
            <text:p>a5908092fcfd36099b95e7c56c1686648bfb096c147724fcdc6b42c34ec8858a</text:p>
          </table:table-cell>
          <table:table-cell office:value-type="float" office:value="99.67" calcext:value-type="float">
            <text:p>99.67</text:p>
          </table:table-cell>
          <table:table-cell office:value-type="float" office:value="3.45" calcext:value-type="float">
            <text:p>3.45</text:p>
          </table:table-cell>
          <table:table-cell office:value-type="float" office:value="47.98" calcext:value-type="float">
            <text:p>47.98</text:p>
          </table:table-cell>
          <table:table-cell table:number-columns-repeated="2" office:value-type="float" office:value="49.35" calcext:value-type="float">
            <text:p>49.35</text:p>
          </table:table-cell>
          <table:table-cell office:value-type="float" office:value="72.05" calcext:value-type="float">
            <text:p>72.05</text:p>
          </table:table-cell>
          <table:table-cell office:value-type="float" office:value="35.17" calcext:value-type="float">
            <text:p>35.17</text:p>
          </table:table-cell>
          <table:table-cell office:value-type="float" office:value="67.7" calcext:value-type="float">
            <text:p>67.7</text:p>
          </table:table-cell>
          <table:table-cell office:value-type="float" office:value="27.35" calcext:value-type="float">
            <text:p>27.3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1720" calcext:value-type="float">
            <text:p>1517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8022af3b639cd1ec0a265da271a245316b3e0b61759a060d7dbc6d690b8a9c", "0cb5a517e37e061876fcc48d7ad4443c476ca9ecca5a8a72299f726220a5eff3", "c314150748b99aa66949e3318de448e0b46c7458e479e3e95cd8035c3b62d5f2", "87a1213566097722df7ccf03ee64d81c40386effe75e2075d026fbaaf29380ee", "3a158f73a6a9a2b1adddc311557d87d88a9a5e331aa273a4f80551757e76604b")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office:value-type="float" office:value="49.25" calcext:value-type="float">
            <text:p>49.25</text:p>
          </table:table-cell>
          <table:table-cell table:number-columns-repeated="2" office:value-type="float" office:value="46.21" calcext:value-type="float">
            <text:p>46.21</text:p>
          </table:table-cell>
          <table:table-cell office:value-type="float" office:value="71.23" calcext:value-type="float">
            <text:p>71.23</text:p>
          </table:table-cell>
          <table:table-cell office:value-type="float" office:value="34.93" calcext:value-type="float">
            <text:p>34.93</text:p>
          </table:table-cell>
          <table:table-cell office:value-type="float" office:value="67.58" calcext:value-type="float">
            <text:p>67.58</text:p>
          </table:table-cell>
          <table:table-cell office:value-type="float" office:value="27.54" calcext:value-type="float">
            <text:p>27.54</text:p>
          </table:table-cell>
          <table:table-cell office:value-type="float" office:value="55.12" calcext:value-type="float">
            <text:p>55.12</text:p>
          </table:table-cell>
          <table:table-cell office:value-type="float" office:value="10000" calcext:value-type="float">
            <text:p>10000</text:p>
          </table:table-cell>
          <table:table-cell office:value-type="float" office:value="302120" calcext:value-type="float">
            <text:p>302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39120" calcext:value-type="float">
            <text:p>39120</text:p>
          </table:table-cell>
          <table:table-cell office:value-type="float" office:value="1024.469" calcext:value-type="float">
            <text:p>1024.469</text:p>
          </table:table-cell>
          <table:table-cell office:value-type="string" calcext:value-type="string">
            <text:p>("bb9e7adc32091921972acef8535bfbda5895689d55a4608f8c68ccc48da9d51d", "776585cb84bd58f08e79e1e58fbd7383dce5a3dc55317159525ef2a2cf207923", "82d480ec2361ff91a86072dfd0e4f00b3cec692ca9b54850a9357ed1768c6346", "6853dc0610c5c4b1142a5f79dd5b1a3ec427d6fb0746ca2750fec292dd285533", "8dbe54939b1c7aca87f005cd07b45bd778b55b043dfce940c3b34579e673ed8b")</text:p>
          </table:table-cell>
          <table:table-cell table:number-columns-repeated="1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1.75" calcext:value-type="float">
            <text:p>1.75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34.92" calcext:value-type="float">
            <text:p>34.92</text:p>
          </table:table-cell>
          <table:table-cell office:value-type="float" office:value="69.85" calcext:value-type="float">
            <text:p>69.85</text:p>
          </table:table-cell>
          <table:table-cell office:value-type="float" office:value="33.99" calcext:value-type="float">
            <text:p>33.99</text:p>
          </table:table-cell>
          <table:table-cell office:value-type="float" office:value="67.22" calcext:value-type="float">
            <text:p>67.22</text:p>
          </table:table-cell>
          <table:table-cell office:value-type="float" office:value="27.02" calcext:value-type="float">
            <text:p>27.0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.582" calcext:value-type="float">
            <text:p>28.582</text:p>
          </table:table-cell>
          <table:table-cell office:value-type="string" calcext:value-type="string">
            <text:p>198750d7da461750fde2b03234920cd9dc01fb227ca19d882149ffa36964a7ec</text:p>
          </table:table-cell>
          <table:table-cell office:value-type="float" office:value="90.24" calcext:value-type="float">
            <text:p>90.24</text:p>
          </table:table-cell>
          <table:table-cell office:value-type="float" office:value="1.8" calcext:value-type="float">
            <text:p>1.8</text:p>
          </table:table-cell>
          <table:table-cell office:value-type="float" office:value="56.38" calcext:value-type="float">
            <text:p>56.38</text:p>
          </table:table-cell>
          <table:table-cell table:number-columns-repeated="2" office:value-type="float" office:value="34.61" calcext:value-type="float">
            <text:p>34.61</text:p>
          </table:table-cell>
          <table:table-cell office:value-type="float" office:value="69.83" calcext:value-type="float">
            <text:p>69.83</text:p>
          </table:table-cell>
          <table:table-cell office:value-type="float" office:value="33.92" calcext:value-type="float">
            <text:p>33.92</text:p>
          </table:table-cell>
          <table:table-cell office:value-type="float" office:value="67.25" calcext:value-type="float">
            <text:p>67.25</text:p>
          </table:table-cell>
          <table:table-cell office:value-type="float" office:value="28.25" calcext:value-type="float">
            <text:p>28.2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.604" calcext:value-type="float">
            <text:p>12.604</text:p>
          </table:table-cell>
          <table:table-cell office:value-type="string" calcext:value-type="string">
            <text:p>13b7b83439f388b18d78572782839d2695a241c055a38cc5a5069242b8651be5</text:p>
          </table:table-cell>
          <table:table-cell office:value-type="float" office:value="97.56" calcext:value-type="float">
            <text:p>97.56</text:p>
          </table:table-cell>
          <table:table-cell office:value-type="float" office:value="1.75" calcext:value-type="float">
            <text:p>1.75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34.92" calcext:value-type="float">
            <text:p>34.92</text:p>
          </table:table-cell>
          <table:table-cell office:value-type="float" office:value="69.85" calcext:value-type="float">
            <text:p>69.85</text:p>
          </table:table-cell>
          <table:table-cell office:value-type="float" office:value="33.99" calcext:value-type="float">
            <text:p>33.99</text:p>
          </table:table-cell>
          <table:table-cell office:value-type="float" office:value="67.22" calcext:value-type="float">
            <text:p>67.22</text:p>
          </table:table-cell>
          <table:table-cell office:value-type="float" office:value="27.02" calcext:value-type="float">
            <text:p>27.0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088" calcext:value-type="float">
            <text:p>13.088</text:p>
          </table:table-cell>
          <table:table-cell office:value-type="string" calcext:value-type="string">
            <text:p>198750d7da461750fde2b03234920cd9dc01fb227ca19d882149ffa36964a7ec</text:p>
          </table:table-cell>
          <table:table-cell office:value-type="float" office:value="90.24" calcext:value-type="float">
            <text:p>90.24</text:p>
          </table:table-cell>
          <table:table-cell office:value-type="float" office:value="1.8" calcext:value-type="float">
            <text:p>1.8</text:p>
          </table:table-cell>
          <table:table-cell office:value-type="float" office:value="56.38" calcext:value-type="float">
            <text:p>56.38</text:p>
          </table:table-cell>
          <table:table-cell table:number-columns-repeated="2" office:value-type="float" office:value="34.61" calcext:value-type="float">
            <text:p>34.61</text:p>
          </table:table-cell>
          <table:table-cell office:value-type="float" office:value="69.83" calcext:value-type="float">
            <text:p>69.83</text:p>
          </table:table-cell>
          <table:table-cell office:value-type="float" office:value="33.92" calcext:value-type="float">
            <text:p>33.92</text:p>
          </table:table-cell>
          <table:table-cell office:value-type="float" office:value="67.25" calcext:value-type="float">
            <text:p>67.25</text:p>
          </table:table-cell>
          <table:table-cell office:value-type="float" office:value="28.25" calcext:value-type="float">
            <text:p>28.2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.584" calcext:value-type="float">
            <text:p>12.584</text:p>
          </table:table-cell>
          <table:table-cell office:value-type="string" calcext:value-type="string">
            <text:p>13b7b83439f388b18d78572782839d2695a241c055a38cc5a5069242b8651be5</text:p>
          </table:table-cell>
          <table:table-cell office:value-type="float" office:value="100" calcext:value-type="float">
            <text:p>100</text:p>
          </table:table-cell>
          <table:table-cell office:value-type="float" office:value="4.77" calcext:value-type="float">
            <text:p>4.77</text:p>
          </table:table-cell>
          <table:table-cell office:value-type="float" office:value="50.33" calcext:value-type="float">
            <text:p>50.33</text:p>
          </table:table-cell>
          <table:table-cell table:number-columns-repeated="2" office:value-type="float" office:value="48.57" calcext:value-type="float">
            <text:p>48.57</text:p>
          </table:table-cell>
          <table:table-cell office:value-type="float" office:value="73.18" calcext:value-type="float">
            <text:p>73.18</text:p>
          </table:table-cell>
          <table:table-cell office:value-type="float" office:value="35.71" calcext:value-type="float">
            <text:p>35.71</text:p>
          </table:table-cell>
          <table:table-cell office:value-type="float" office:value="68.08" calcext:value-type="float">
            <text:p>68.08</text:p>
          </table:table-cell>
          <table:table-cell office:value-type="float" office:value="28.67" calcext:value-type="float">
            <text:p>28.6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4240" calcext:value-type="float">
            <text:p>1542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c596cadabfbf015e2946921ad3ea2bf1444488330f3a418fa6a2535b5e22e0e", "b34aa739c3281f3e73de16348841c39dec05169e3bc83c58d1da5884295ada07", "b1e2e95232e804c85faad8c7a7a29b88b05121c305bcc301c4bd2c4cf61789f8", "2ad1005f9483b50ad8ee3fd8946a7bd10ae471f20b02b36d007e2c10616a7567", "f131927c8c927bbcbdb3e425d3f69939e4ff971c10be9645b1899f41c6046c23")</text:p>
          </table:table-cell>
          <table:table-cell office:value-type="float" office:value="100" calcext:value-type="float">
            <text:p>100</text:p>
          </table:table-cell>
          <table:table-cell office:value-type="float" office:value="5.44" calcext:value-type="float">
            <text:p>5.44</text:p>
          </table:table-cell>
          <table:table-cell office:value-type="float" office:value="52.21" calcext:value-type="float">
            <text:p>52.21</text:p>
          </table:table-cell>
          <table:table-cell table:number-columns-repeated="2" office:value-type="float" office:value="50.44" calcext:value-type="float">
            <text:p>50.44</text:p>
          </table:table-cell>
          <table:table-cell office:value-type="float" office:value="73.69" calcext:value-type="float">
            <text:p>73.69</text:p>
          </table:table-cell>
          <table:table-cell office:value-type="float" office:value="35.97" calcext:value-type="float">
            <text:p>35.97</text:p>
          </table:table-cell>
          <table:table-cell office:value-type="float" office:value="68.24" calcext:value-type="float">
            <text:p>68.24</text:p>
          </table:table-cell>
          <table:table-cell office:value-type="float" office:value="29.59" calcext:value-type="float">
            <text:p>29.59</text:p>
          </table:table-cell>
          <table:table-cell office:value-type="float" office:value="53.66" calcext:value-type="float">
            <text:p>53.66</text:p>
          </table:table-cell>
          <table:table-cell office:value-type="float" office:value="10000" calcext:value-type="float">
            <text:p>10000</text:p>
          </table:table-cell>
          <table:table-cell office:value-type="float" office:value="310040" calcext:value-type="float">
            <text:p>310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3880" calcext:value-type="float">
            <text:p>253880</text:p>
          </table:table-cell>
          <table:table-cell office:value-type="float" office:value="1120.905" calcext:value-type="float">
            <text:p>1120.905</text:p>
          </table:table-cell>
          <table:table-cell office:value-type="string" calcext:value-type="string">
            <text:p>("71050f2e0434ca230f1f78630b009c47a337e42359c676f5a9d9d2d7b0ead506", "c4894e34421fa20c92294f4f7a695e3a721af91160163d1c6593b85796e0b821", "2811bc0121f1e6ddea803a7db647fbf882c401ab8a9ee7f61ec73048235db140", "91b07f8968fb22030520ed74dfddbfa1d5e3063656d31c373d34959dd3ed6380", "99461bc63f776c4443ad0d725ac5b3e974e7d552a83a70e2d3d228b5bf4c23fc")</text:p>
          </table:table-cell>
          <table:table-cell table:number-columns-repeated="1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100" calcext:value-type="float">
            <text:p>100</text:p>
          </table:table-cell>
          <table:table-cell office:value-type="float" office:value="1.46" calcext:value-type="float">
            <text:p>1.46</text:p>
          </table:table-cell>
          <table:table-cell office:value-type="float" office:value="43.06" calcext:value-type="float">
            <text:p>43.06</text:p>
          </table:table-cell>
          <table:table-cell table:number-columns-repeated="2" office:value-type="float" office:value="39.3" calcext:value-type="float">
            <text:p>39.3</text:p>
          </table:table-cell>
          <table:table-cell office:value-type="float" office:value="68.96" calcext:value-type="float">
            <text:p>68.96</text:p>
          </table:table-cell>
          <table:table-cell office:value-type="float" office:value="34.13" calcext:value-type="float">
            <text:p>34.13</text:p>
          </table:table-cell>
          <table:table-cell office:value-type="float" office:value="67.12" calcext:value-type="float">
            <text:p>67.12</text:p>
          </table:table-cell>
          <table:table-cell office:value-type="float" office:value="24.61" calcext:value-type="float">
            <text:p>24.61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1.09" calcext:value-type="float">
            <text:p>111.09</text:p>
          </table:table-cell>
          <table:table-cell office:value-type="string" calcext:value-type="string">
            <text:p>a3d8a96886b434049785f058f414e7c807f016dd754a247745d028ec661a1a27</text:p>
          </table:table-cell>
          <table:table-cell office:value-type="float" office:value="89.43" calcext:value-type="float">
            <text:p>89.43</text:p>
          </table:table-cell>
          <table:table-cell office:value-type="float" office:value="1.03" calcext:value-type="float">
            <text:p>1.03</text:p>
          </table:table-cell>
          <table:table-cell office:value-type="float" office:value="47.81" calcext:value-type="float">
            <text:p>47.81</text:p>
          </table:table-cell>
          <table:table-cell table:number-columns-repeated="2" office:value-type="float" office:value="40.51" calcext:value-type="float">
            <text:p>40.51</text:p>
          </table:table-cell>
          <table:table-cell office:value-type="float" office:value="68.02" calcext:value-type="float">
            <text:p>68.02</text:p>
          </table:table-cell>
          <table:table-cell office:value-type="float" office:value="34" calcext:value-type="float">
            <text:p>34</text:p>
          </table:table-cell>
          <table:table-cell office:value-type="float" office:value="66.96" calcext:value-type="float">
            <text:p>66.96</text:p>
          </table:table-cell>
          <table:table-cell office:value-type="float" office:value="26.25" calcext:value-type="float">
            <text:p>26.2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.154" calcext:value-type="float">
            <text:p>56.154</text:p>
          </table:table-cell>
          <table:table-cell office:value-type="string" calcext:value-type="string">
            <text:p>ee9bae742dfde7020e54ccaf2718598ddbfca32b404a3736c021b583be1a222b</text:p>
          </table:table-cell>
          <table:table-cell office:value-type="float" office:value="100" calcext:value-type="float">
            <text:p>100</text:p>
          </table:table-cell>
          <table:table-cell office:value-type="float" office:value="1.46" calcext:value-type="float">
            <text:p>1.46</text:p>
          </table:table-cell>
          <table:table-cell office:value-type="float" office:value="43.06" calcext:value-type="float">
            <text:p>43.06</text:p>
          </table:table-cell>
          <table:table-cell table:number-columns-repeated="2" office:value-type="float" office:value="39.3" calcext:value-type="float">
            <text:p>39.3</text:p>
          </table:table-cell>
          <table:table-cell office:value-type="float" office:value="68.96" calcext:value-type="float">
            <text:p>68.96</text:p>
          </table:table-cell>
          <table:table-cell office:value-type="float" office:value="34.13" calcext:value-type="float">
            <text:p>34.13</text:p>
          </table:table-cell>
          <table:table-cell office:value-type="float" office:value="67.12" calcext:value-type="float">
            <text:p>67.12</text:p>
          </table:table-cell>
          <table:table-cell office:value-type="float" office:value="24.61" calcext:value-type="float">
            <text:p>24.61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.268" calcext:value-type="float">
            <text:p>56.268</text:p>
          </table:table-cell>
          <table:table-cell office:value-type="string" calcext:value-type="string">
            <text:p>a3d8a96886b434049785f058f414e7c807f016dd754a247745d028ec661a1a27</text:p>
          </table:table-cell>
          <table:table-cell office:value-type="float" office:value="89.43" calcext:value-type="float">
            <text:p>89.43</text:p>
          </table:table-cell>
          <table:table-cell office:value-type="float" office:value="1.03" calcext:value-type="float">
            <text:p>1.03</text:p>
          </table:table-cell>
          <table:table-cell office:value-type="float" office:value="47.81" calcext:value-type="float">
            <text:p>47.81</text:p>
          </table:table-cell>
          <table:table-cell table:number-columns-repeated="2" office:value-type="float" office:value="40.51" calcext:value-type="float">
            <text:p>40.51</text:p>
          </table:table-cell>
          <table:table-cell office:value-type="float" office:value="68.02" calcext:value-type="float">
            <text:p>68.02</text:p>
          </table:table-cell>
          <table:table-cell office:value-type="float" office:value="34" calcext:value-type="float">
            <text:p>34</text:p>
          </table:table-cell>
          <table:table-cell office:value-type="float" office:value="66.96" calcext:value-type="float">
            <text:p>66.96</text:p>
          </table:table-cell>
          <table:table-cell office:value-type="float" office:value="26.25" calcext:value-type="float">
            <text:p>26.2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5.814" calcext:value-type="float">
            <text:p>55.814</text:p>
          </table:table-cell>
          <table:table-cell office:value-type="string" calcext:value-type="string">
            <text:p>ee9bae742dfde7020e54ccaf2718598ddbfca32b404a3736c021b583be1a222b</text:p>
          </table:table-cell>
          <table:table-cell office:value-type="float" office:value="99.67" calcext:value-type="float">
            <text:p>99.67</text:p>
          </table:table-cell>
          <table:table-cell office:value-type="float" office:value="4.91" calcext:value-type="float">
            <text:p>4.91</text:p>
          </table:table-cell>
          <table:table-cell office:value-type="float" office:value="49.26" calcext:value-type="float">
            <text:p>49.26</text:p>
          </table:table-cell>
          <table:table-cell table:number-columns-repeated="2" office:value-type="float" office:value="47.58" calcext:value-type="float">
            <text:p>47.58</text:p>
          </table:table-cell>
          <table:table-cell office:value-type="float" office:value="73.34" calcext:value-type="float">
            <text:p>73.34</text:p>
          </table:table-cell>
          <table:table-cell office:value-type="float" office:value="35.76" calcext:value-type="float">
            <text:p>35.76</text:p>
          </table:table-cell>
          <table:table-cell office:value-type="float" office:value="68.13" calcext:value-type="float">
            <text:p>68.13</text:p>
          </table:table-cell>
          <table:table-cell office:value-type="float" office:value="28.3" calcext:value-type="float">
            <text:p>28.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4720" calcext:value-type="float">
            <text:p>15472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20" calcext:value-type="float">
            <text:p>4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8dfe881f3ea15a17cdf6168a467360577a2f5d11b5620798d49a94da015d20c", "2db72a2b0576192c8bcb892357f89b60e371747d26f0bf3b07c03bdd312831c4", "01f2bcfb496980f7919ba9f75198959b40d249df6a49d2c5d4cab558f9df4811", "81732b7ca9bffe3d2c39078f88921381746dd56eb755d9ac7959fe82e3ad5a86", "c5d56f5a8ad3d3a202c1ec2e28cee268f07a5c71a1d2e6cf85acd146a095da0c")</text:p>
          </table:table-cell>
          <table:table-cell office:value-type="float" office:value="99.84" calcext:value-type="float">
            <text:p>99.84</text:p>
          </table:table-cell>
          <table:table-cell office:value-type="float" office:value="5.52" calcext:value-type="float">
            <text:p>5.52</text:p>
          </table:table-cell>
          <table:table-cell office:value-type="float" office:value="50.07" calcext:value-type="float">
            <text:p>50.07</text:p>
          </table:table-cell>
          <table:table-cell table:number-columns-repeated="2" office:value-type="float" office:value="51.86" calcext:value-type="float">
            <text:p>51.86</text:p>
          </table:table-cell>
          <table:table-cell office:value-type="float" office:value="73.87" calcext:value-type="float">
            <text:p>73.87</text:p>
          </table:table-cell>
          <table:table-cell office:value-type="float" office:value="36.11" calcext:value-type="float">
            <text:p>36.11</text:p>
          </table:table-cell>
          <table:table-cell office:value-type="float" office:value="68.29" calcext:value-type="float">
            <text:p>68.29</text:p>
          </table:table-cell>
          <table:table-cell office:value-type="float" office:value="29.05" calcext:value-type="float">
            <text:p>29.05</text:p>
          </table:table-cell>
          <table:table-cell office:value-type="float" office:value="50.89" calcext:value-type="float">
            <text:p>50.89</text:p>
          </table:table-cell>
          <table:table-cell office:value-type="float" office:value="10000" calcext:value-type="float">
            <text:p>10000</text:p>
          </table:table-cell>
          <table:table-cell office:value-type="float" office:value="309920" calcext:value-type="float">
            <text:p>3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66920" calcext:value-type="float">
            <text:p>66920</text:p>
          </table:table-cell>
          <table:table-cell office:value-type="float" office:value="1026.06" calcext:value-type="float">
            <text:p>1026.06</text:p>
          </table:table-cell>
          <table:table-cell office:value-type="string" calcext:value-type="string">
            <text:p>("9c554e73eaac8935764202582e54f94ecb200389a0cf52ea8529ae19a25de3c8", "bbfb2dc6e03a36020394fcad06aebb4839a1c188d02e226c5090f55a90e3a9bc", "13309c0596ec0d0ea5b252e508e580b38bea89502a1d08116cb19d6ed94dce61", "a781b12c0249d0493df7136fa9e1024dc5799bc8d58d240ef15eb2fa5554fbfe", "3538538ded2045020c08460602fe23f7375171987fb8aae7aa4283b8fad49226")</text:p>
          </table:table-cell>
          <table:table-cell table:number-columns-repeated="19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8.37" calcext:value-type="float">
            <text:p>98.37</text:p>
          </table:table-cell>
          <table:table-cell office:value-type="float" office:value="0.98" calcext:value-type="float">
            <text:p>0.98</text:p>
          </table:table-cell>
          <table:table-cell office:value-type="float" office:value="43.43" calcext:value-type="float">
            <text:p>43.43</text:p>
          </table:table-cell>
          <table:table-cell table:number-columns-repeated="2" office:value-type="float" office:value="37.45" calcext:value-type="float">
            <text:p>37.45</text:p>
          </table:table-cell>
          <table:table-cell office:value-type="float" office:value="69.09" calcext:value-type="float">
            <text:p>69.09</text:p>
          </table:table-cell>
          <table:table-cell office:value-type="float" office:value="33.83" calcext:value-type="float">
            <text:p>33.83</text:p>
          </table:table-cell>
          <table:table-cell office:value-type="float" office:value="66.98" calcext:value-type="float">
            <text:p>66.98</text:p>
          </table:table-cell>
          <table:table-cell office:value-type="float" office:value="24.29" calcext:value-type="float">
            <text:p>24.2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637" calcext:value-type="float">
            <text:p>56.637</text:p>
          </table:table-cell>
          <table:table-cell office:value-type="string" calcext:value-type="string">
            <text:p>c8b01d8053edcd59c0f54eaa7577f207f5bcb8620968d048620460f8f2278b7c</text:p>
          </table:table-cell>
          <table:table-cell office:value-type="float" office:value="90.24" calcext:value-type="float">
            <text:p>90.24</text:p>
          </table:table-cell>
          <table:table-cell office:value-type="float" office:value="0.51" calcext:value-type="float">
            <text:p>0.51</text:p>
          </table:table-cell>
          <table:table-cell office:value-type="float" office:value="42.68" calcext:value-type="float">
            <text:p>42.68</text:p>
          </table:table-cell>
          <table:table-cell table:number-columns-repeated="2" office:value-type="float" office:value="36.69" calcext:value-type="float">
            <text:p>36.69</text:p>
          </table:table-cell>
          <table:table-cell office:value-type="float" office:value="68.41" calcext:value-type="float">
            <text:p>68.41</text:p>
          </table:table-cell>
          <table:table-cell office:value-type="float" office:value="33.6" calcext:value-type="float">
            <text:p>33.6</text:p>
          </table:table-cell>
          <table:table-cell office:value-type="float" office:value="66.83" calcext:value-type="float">
            <text:p>66.83</text:p>
          </table:table-cell>
          <table:table-cell office:value-type="float" office:value="23.85" calcext:value-type="float">
            <text:p>23.8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.309" calcext:value-type="float">
            <text:p>18.309</text:p>
          </table:table-cell>
          <table:table-cell office:value-type="string" calcext:value-type="string">
            <text:p>948df1dc072ac21855dbcb17914fbb27a8d859bfa3e30a6c7b8ea537a6074ac0</text:p>
          </table:table-cell>
          <table:table-cell office:value-type="float" office:value="98.37" calcext:value-type="float">
            <text:p>98.37</text:p>
          </table:table-cell>
          <table:table-cell office:value-type="float" office:value="0.98" calcext:value-type="float">
            <text:p>0.98</text:p>
          </table:table-cell>
          <table:table-cell office:value-type="float" office:value="43.43" calcext:value-type="float">
            <text:p>43.43</text:p>
          </table:table-cell>
          <table:table-cell table:number-columns-repeated="2" office:value-type="float" office:value="37.45" calcext:value-type="float">
            <text:p>37.45</text:p>
          </table:table-cell>
          <table:table-cell office:value-type="float" office:value="69.09" calcext:value-type="float">
            <text:p>69.09</text:p>
          </table:table-cell>
          <table:table-cell office:value-type="float" office:value="33.83" calcext:value-type="float">
            <text:p>33.83</text:p>
          </table:table-cell>
          <table:table-cell office:value-type="float" office:value="66.98" calcext:value-type="float">
            <text:p>66.98</text:p>
          </table:table-cell>
          <table:table-cell office:value-type="float" office:value="24.29" calcext:value-type="float">
            <text:p>24.2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.526" calcext:value-type="float">
            <text:p>18.526</text:p>
          </table:table-cell>
          <table:table-cell office:value-type="string" calcext:value-type="string">
            <text:p>c8b01d8053edcd59c0f54eaa7577f207f5bcb8620968d048620460f8f2278b7c</text:p>
          </table:table-cell>
          <table:table-cell office:value-type="float" office:value="90.24" calcext:value-type="float">
            <text:p>90.24</text:p>
          </table:table-cell>
          <table:table-cell office:value-type="float" office:value="0.51" calcext:value-type="float">
            <text:p>0.51</text:p>
          </table:table-cell>
          <table:table-cell office:value-type="float" office:value="42.68" calcext:value-type="float">
            <text:p>42.68</text:p>
          </table:table-cell>
          <table:table-cell table:number-columns-repeated="2" office:value-type="float" office:value="36.69" calcext:value-type="float">
            <text:p>36.69</text:p>
          </table:table-cell>
          <table:table-cell office:value-type="float" office:value="68.41" calcext:value-type="float">
            <text:p>68.41</text:p>
          </table:table-cell>
          <table:table-cell office:value-type="float" office:value="33.6" calcext:value-type="float">
            <text:p>33.6</text:p>
          </table:table-cell>
          <table:table-cell office:value-type="float" office:value="66.83" calcext:value-type="float">
            <text:p>66.83</text:p>
          </table:table-cell>
          <table:table-cell office:value-type="float" office:value="23.85" calcext:value-type="float">
            <text:p>23.8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.993" calcext:value-type="float">
            <text:p>17.993</text:p>
          </table:table-cell>
          <table:table-cell office:value-type="string" calcext:value-type="string">
            <text:p>948df1dc072ac21855dbcb17914fbb27a8d859bfa3e30a6c7b8ea537a6074ac0</text:p>
          </table:table-cell>
          <table:table-cell office:value-type="float" office:value="99.51" calcext:value-type="float">
            <text:p>99.51</text:p>
          </table:table-cell>
          <table:table-cell office:value-type="float" office:value="3.3" calcext:value-type="float">
            <text:p>3.3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42.07" calcext:value-type="float">
            <text:p>42.07</text:p>
          </table:table-cell>
          <table:table-cell office:value-type="float" office:value="73.52" calcext:value-type="float">
            <text:p>73.52</text:p>
          </table:table-cell>
          <table:table-cell office:value-type="float" office:value="35" calcext:value-type="float">
            <text:p>35</text:p>
          </table:table-cell>
          <table:table-cell office:value-type="float" office:value="67.72" calcext:value-type="float">
            <text:p>67.72</text:p>
          </table:table-cell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5120" calcext:value-type="float">
            <text:p>155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20" calcext:value-type="float">
            <text:p>29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1054dadc3bfaeecc016394cb851d970d1524c78ab9b7204dd5093c98b9c2b4a", "124cafe5135c8e21a1e7a0193bb8572f6e818bb2f3cb9311d04989f9d4c900db", "52fdc8f0366ce0195fb81dd3943a647c8ebff0751cc69b61e8ab0eb5783450fa", "ece94507273050b35382b9d45c0990b396b98d542d3327da133f8cb0a56123ed", "daf1814d90170886aa1b1033a34f399f2a5274af22734681c44c50790ffdfbb3"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39.75" calcext:value-type="float">
            <text:p>39.75</text:p>
          </table:table-cell>
          <table:table-cell office:value-type="float" office:value="73.37" calcext:value-type="float">
            <text:p>73.37</text:p>
          </table:table-cell>
          <table:table-cell office:value-type="float" office:value="34.74" calcext:value-type="float">
            <text:p>34.74</text:p>
          </table:table-cell>
          <table:table-cell office:value-type="float" office:value="67.64" calcext:value-type="float">
            <text:p>67.64</text:p>
          </table:table-cell>
          <table:table-cell office:value-type="float" office:value="26.07" calcext:value-type="float">
            <text:p>26.07</text:p>
          </table:table-cell>
          <table:table-cell office:value-type="float" office:value="53.66" calcext:value-type="float">
            <text:p>53.66</text:p>
          </table:table-cell>
          <table:table-cell office:value-type="float" office:value="10000" calcext:value-type="float">
            <text:p>10000</text:p>
          </table:table-cell>
          <table:table-cell office:value-type="float" office:value="310800" calcext:value-type="float">
            <text:p>31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74200" calcext:value-type="float">
            <text:p>174200</text:p>
          </table:table-cell>
          <table:table-cell office:value-type="float" office:value="974.044" calcext:value-type="float">
            <text:p>974.044</text:p>
          </table:table-cell>
          <table:table-cell office:value-type="string" calcext:value-type="string">
            <text:p>("a8ac43ae86ff3504c96a50b6fc1b7b38d8e5945ba5609a52048457a69178421f", "2d28bcec9dec6fc5d94e73fbfbe2ce1ea83d29968c634e40a6c2ee154a89e5e9", "a9e458e4122cec6d3367828be1fdf6cee524eb5351365c7d2b439f559e31f8f2", "24c83eba6dbf68c16fc6901e9a23dd1ee9b18bf59c35d428ad3e599a7466ef8b", "957bac8cb348cea62204867d1c419b8ca5f111998e6945a66d65638e1a9307ac")</text:p>
          </table:table-cell>
          <table:table-cell table:number-columns-repeated="19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3.15" calcext:value-type="float">
            <text:p>3.15</text:p>
          </table:table-cell>
          <table:table-cell office:value-type="float" office:value="49.49" calcext:value-type="float">
            <text:p>49.49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float" office:value="71.17" calcext:value-type="float">
            <text:p>71.17</text:p>
          </table:table-cell>
          <table:table-cell office:value-type="float" office:value="34.91" calcext:value-type="float">
            <text:p>34.91</text:p>
          </table:table-cell>
          <table:table-cell office:value-type="float" office:value="67.6" calcext:value-type="float">
            <text:p>67.6</text:p>
          </table:table-cell>
          <table:table-cell office:value-type="float" office:value="27.57" calcext:value-type="float">
            <text:p>27.5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6.278" calcext:value-type="float">
            <text:p>86.278</text:p>
          </table:table-cell>
          <table:table-cell office:value-type="string" calcext:value-type="string">
            <text:p>1204d91904d9507922ec6681989a96d2db9d8145273a27852fb75391e79ffc78</text:p>
          </table:table-cell>
          <table:table-cell office:value-type="float" office:value="85.37" calcext:value-type="float">
            <text:p>85.37</text:p>
          </table:table-cell>
          <table:table-cell office:value-type="float" office:value="2.64" calcext:value-type="float">
            <text:p>2.64</text:p>
          </table:table-cell>
          <table:table-cell office:value-type="float" office:value="49.49" calcext:value-type="float">
            <text:p>49.49</text:p>
          </table:table-cell>
          <table:table-cell table:number-columns-repeated="2" office:value-type="float" office:value="39.1" calcext:value-type="float">
            <text:p>39.1</text:p>
          </table:table-cell>
          <table:table-cell office:value-type="float" office:value="70.75" calcext:value-type="float">
            <text:p>70.75</text:p>
          </table:table-cell>
          <table:table-cell office:value-type="float" office:value="34.53" calcext:value-type="float">
            <text:p>34.53</text:p>
          </table:table-cell>
          <table:table-cell office:value-type="float" office:value="67.47" calcext:value-type="float">
            <text:p>67.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.896" calcext:value-type="float">
            <text:p>45.896</text:p>
          </table:table-cell>
          <table:table-cell office:value-type="string" calcext:value-type="string">
            <text:p>8849b8b67a0c09698a4e5d3db3df4f00e5b881e33f6142e6c1c6e7560ce200e6</text:p>
          </table:table-cell>
          <table:table-cell office:value-type="float" office:value="97.56" calcext:value-type="float">
            <text:p>97.56</text:p>
          </table:table-cell>
          <table:table-cell office:value-type="float" office:value="3.15" calcext:value-type="float">
            <text:p>3.15</text:p>
          </table:table-cell>
          <table:table-cell office:value-type="float" office:value="49.49" calcext:value-type="float">
            <text:p>49.49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float" office:value="71.17" calcext:value-type="float">
            <text:p>71.17</text:p>
          </table:table-cell>
          <table:table-cell office:value-type="float" office:value="34.91" calcext:value-type="float">
            <text:p>34.91</text:p>
          </table:table-cell>
          <table:table-cell office:value-type="float" office:value="67.6" calcext:value-type="float">
            <text:p>67.6</text:p>
          </table:table-cell>
          <table:table-cell office:value-type="float" office:value="27.57" calcext:value-type="float">
            <text:p>27.5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9.214" calcext:value-type="float">
            <text:p>49.214</text:p>
          </table:table-cell>
          <table:table-cell office:value-type="string" calcext:value-type="string">
            <text:p>1204d91904d9507922ec6681989a96d2db9d8145273a27852fb75391e79ffc78</text:p>
          </table:table-cell>
          <table:table-cell office:value-type="float" office:value="85.37" calcext:value-type="float">
            <text:p>85.37</text:p>
          </table:table-cell>
          <table:table-cell office:value-type="float" office:value="2.64" calcext:value-type="float">
            <text:p>2.64</text:p>
          </table:table-cell>
          <table:table-cell office:value-type="float" office:value="49.49" calcext:value-type="float">
            <text:p>49.49</text:p>
          </table:table-cell>
          <table:table-cell table:number-columns-repeated="2" office:value-type="float" office:value="39.1" calcext:value-type="float">
            <text:p>39.1</text:p>
          </table:table-cell>
          <table:table-cell office:value-type="float" office:value="70.75" calcext:value-type="float">
            <text:p>70.75</text:p>
          </table:table-cell>
          <table:table-cell office:value-type="float" office:value="34.53" calcext:value-type="float">
            <text:p>34.53</text:p>
          </table:table-cell>
          <table:table-cell office:value-type="float" office:value="67.47" calcext:value-type="float">
            <text:p>67.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5.866" calcext:value-type="float">
            <text:p>45.866</text:p>
          </table:table-cell>
          <table:table-cell office:value-type="string" calcext:value-type="string">
            <text:p>8849b8b67a0c09698a4e5d3db3df4f00e5b881e33f6142e6c1c6e7560ce200e6</text:p>
          </table:table-cell>
          <table:table-cell office:value-type="float" office:value="100" calcext:value-type="float">
            <text:p>100</text:p>
          </table:table-cell>
          <table:table-cell office:value-type="float" office:value="3.73" calcext:value-type="float">
            <text:p>3.73</text:p>
          </table:table-cell>
          <table:table-cell office:value-type="float" office:value="51.28" calcext:value-type="float">
            <text:p>51.28</text:p>
          </table:table-cell>
          <table:table-cell table:number-columns-repeated="2" office:value-type="float" office:value="52.62" calcext:value-type="float">
            <text:p>52.62</text:p>
          </table:table-cell>
          <table:table-cell office:value-type="float" office:value="71.16" calcext:value-type="float">
            <text:p>71.16</text:p>
          </table:table-cell>
          <table:table-cell office:value-type="float" office:value="35.48" calcext:value-type="float">
            <text:p>35.48</text:p>
          </table:table-cell>
          <table:table-cell office:value-type="float" office:value="67.71" calcext:value-type="float">
            <text:p>67.71</text:p>
          </table:table-cell>
          <table:table-cell office:value-type="float" office:value="29.13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4080" calcext:value-type="float">
            <text:p>154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320" calcext:value-type="float">
            <text:p>62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617a0b74b7d1253f704a8493e2c955074818ae4ff9b152cc5c5d2322d23055a", "b41e4d464f89d0c181481d72154f304504d12b82a10a5388b20ab51ac1cb7aac", "22b78a3abec71c08590c535bf966f4f8b4a501a4733bb14ae400bab0a121b747", "7fe98c72c699ba245770fc28f6cd31abf38ea7d534c1efd38a2e39589392ccfb", "753c1b9d06076399c45f75c31746002c8c2735a3f7e29b43df536daaa1e15e8c")</text:p>
          </table:table-cell>
          <table:table-cell office:value-type="float" office:value="100" calcext:value-type="float">
            <text:p>100</text:p>
          </table:table-cell>
          <table:table-cell office:value-type="float" office:value="4.51" calcext:value-type="float">
            <text:p>4.51</text:p>
          </table:table-cell>
          <table:table-cell office:value-type="float" office:value="54.05" calcext:value-type="float">
            <text:p>54.05</text:p>
          </table:table-cell>
          <table:table-cell table:number-columns-repeated="2" office:value-type="float" office:value="53.62" calcext:value-type="float">
            <text:p>53.62</text:p>
          </table:table-cell>
          <table:table-cell office:value-type="float" office:value="71.57" calcext:value-type="float">
            <text:p>71.57</text:p>
          </table:table-cell>
          <table:table-cell office:value-type="float" office:value="35.74" calcext:value-type="float">
            <text:p>35.74</text:p>
          </table:table-cell>
          <table:table-cell office:value-type="float" office:value="67.89" calcext:value-type="float">
            <text:p>67.89</text:p>
          </table:table-cell>
          <table:table-cell office:value-type="float" office:value="30.29" calcext:value-type="float">
            <text:p>30.29</text:p>
          </table:table-cell>
          <table:table-cell office:value-type="float" office:value="56.59" calcext:value-type="float">
            <text:p>56.59</text:p>
          </table:table-cell>
          <table:table-cell office:value-type="float" office:value="10000" calcext:value-type="float">
            <text:p>10000</text:p>
          </table:table-cell>
          <table:table-cell office:value-type="float" office:value="308520" calcext:value-type="float">
            <text:p>308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7720" calcext:value-type="float">
            <text:p>127720</text:p>
          </table:table-cell>
          <table:table-cell office:value-type="float" office:value="1086.61" calcext:value-type="float">
            <text:p>1086.61</text:p>
          </table:table-cell>
          <table:table-cell office:value-type="string" calcext:value-type="string">
            <text:p>("0e0203bfa3048e3f2a1f23ddb26d82ee71248c720bb41fb9bc2e38dc6565bf48", "906fc2c9ee61ad2eb692c1b82a3efcb33b262ab1fc56f92a36e140b1fb49d354", "c33b590f9c151424b03a51849e1c038311cc4b51f7cb446a04d34535957bfe3d", "37b09dc1600d6f6956255893b3ce43f7b5e7c14ee6d48fa3caaca186e231603e", "b0d02461d43606e53fe9c10795b67cc81e3d362e82788301c60800be32fbd55f")</text:p>
          </table:table-cell>
          <table:table-cell table:number-columns-repeated="1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4.31" calcext:value-type="float">
            <text:p>94.31</text:p>
          </table:table-cell>
          <table:table-cell office:value-type="float" office:value="1.41" calcext:value-type="float">
            <text:p>1.41</text:p>
          </table:table-cell>
          <table:table-cell office:value-type="float" office:value="34.86" calcext:value-type="float">
            <text:p>34.86</text:p>
          </table:table-cell>
          <table:table-cell table:number-columns-repeated="2" office:value-type="float" office:value="44.34" calcext:value-type="float">
            <text:p>44.34</text:p>
          </table:table-cell>
          <table:table-cell office:value-type="float" office:value="68.62" calcext:value-type="float">
            <text:p>68.62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21.83" calcext:value-type="float">
            <text:p>21.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.927" calcext:value-type="float">
            <text:p>49.927</text:p>
          </table:table-cell>
          <table:table-cell office:value-type="string" calcext:value-type="string">
            <text:p>88da63476f7181048e8bddc33b87de1c297dc614dbcc4130103912928a495bfe</text:p>
          </table:table-cell>
          <table:table-cell office:value-type="float" office:value="90.24" calcext:value-type="float">
            <text:p>90.24</text:p>
          </table:table-cell>
          <table:table-cell office:value-type="float" office:value="1.92" calcext:value-type="float">
            <text:p>1.92</text:p>
          </table:table-cell>
          <table:table-cell office:value-type="float" office:value="36.63" calcext:value-type="float">
            <text:p>36.63</text:p>
          </table:table-cell>
          <table:table-cell table:number-columns-repeated="2" office:value-type="float" office:value="43.47" calcext:value-type="float">
            <text:p>43.47</text:p>
          </table:table-cell>
          <table:table-cell office:value-type="float" office:value="69.61" calcext:value-type="float">
            <text:p>69.61</text:p>
          </table:table-cell>
          <table:table-cell office:value-type="float" office:value="34.55" calcext:value-type="float">
            <text:p>34.55</text:p>
          </table:table-cell>
          <table:table-cell office:value-type="float" office:value="67.31" calcext:value-type="float">
            <text:p>67.31</text:p>
          </table:table-cell>
          <table:table-cell office:value-type="float" office:value="22.64" calcext:value-type="float">
            <text:p>22.6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728" calcext:value-type="float">
            <text:p>16.728</text:p>
          </table:table-cell>
          <table:table-cell office:value-type="string" calcext:value-type="string">
            <text:p>f911702cfe9e73ac17a12590f30040de984c9b3e619cc5c783c9722fb5e22bb9</text:p>
          </table:table-cell>
          <table:table-cell office:value-type="float" office:value="94.31" calcext:value-type="float">
            <text:p>94.31</text:p>
          </table:table-cell>
          <table:table-cell office:value-type="float" office:value="1.41" calcext:value-type="float">
            <text:p>1.41</text:p>
          </table:table-cell>
          <table:table-cell office:value-type="float" office:value="34.86" calcext:value-type="float">
            <text:p>34.86</text:p>
          </table:table-cell>
          <table:table-cell table:number-columns-repeated="2" office:value-type="float" office:value="44.34" calcext:value-type="float">
            <text:p>44.34</text:p>
          </table:table-cell>
          <table:table-cell office:value-type="float" office:value="68.62" calcext:value-type="float">
            <text:p>68.62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21.83" calcext:value-type="float">
            <text:p>21.8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.176" calcext:value-type="float">
            <text:p>18.176</text:p>
          </table:table-cell>
          <table:table-cell office:value-type="string" calcext:value-type="string">
            <text:p>88da63476f7181048e8bddc33b87de1c297dc614dbcc4130103912928a495bfe</text:p>
          </table:table-cell>
          <table:table-cell office:value-type="float" office:value="90.24" calcext:value-type="float">
            <text:p>90.24</text:p>
          </table:table-cell>
          <table:table-cell office:value-type="float" office:value="1.92" calcext:value-type="float">
            <text:p>1.92</text:p>
          </table:table-cell>
          <table:table-cell office:value-type="float" office:value="36.63" calcext:value-type="float">
            <text:p>36.63</text:p>
          </table:table-cell>
          <table:table-cell table:number-columns-repeated="2" office:value-type="float" office:value="43.47" calcext:value-type="float">
            <text:p>43.47</text:p>
          </table:table-cell>
          <table:table-cell office:value-type="float" office:value="69.61" calcext:value-type="float">
            <text:p>69.61</text:p>
          </table:table-cell>
          <table:table-cell office:value-type="float" office:value="34.55" calcext:value-type="float">
            <text:p>34.55</text:p>
          </table:table-cell>
          <table:table-cell office:value-type="float" office:value="67.31" calcext:value-type="float">
            <text:p>67.31</text:p>
          </table:table-cell>
          <table:table-cell office:value-type="float" office:value="22.64" calcext:value-type="float">
            <text:p>22.6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.544" calcext:value-type="float">
            <text:p>16.544</text:p>
          </table:table-cell>
          <table:table-cell office:value-type="string" calcext:value-type="string">
            <text:p>f911702cfe9e73ac17a12590f30040de984c9b3e619cc5c783c9722fb5e22bb9</text:p>
          </table:table-cell>
          <table:table-cell office:value-type="float" office:value="99.35" calcext:value-type="float">
            <text:p>99.35</text:p>
          </table:table-cell>
          <table:table-cell office:value-type="float" office:value="2.65" calcext:value-type="float">
            <text:p>2.65</text:p>
          </table:table-cell>
          <table:table-cell office:value-type="float" office:value="43.39" calcext:value-type="float">
            <text:p>43.39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1.25" calcext:value-type="float">
            <text:p>71.25</text:p>
          </table:table-cell>
          <table:table-cell office:value-type="float" office:value="34.77" calcext:value-type="float">
            <text:p>34.77</text:p>
          </table:table-cell>
          <table:table-cell office:value-type="float" office:value="67.54" calcext:value-type="float">
            <text:p>67.54</text:p>
          </table:table-cell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0680" calcext:value-type="float">
            <text:p>1506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20" calcext:value-type="float">
            <text:p>40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cd06f2114bc12bfd27b129b86cc6958ae8612fa408440d7da7ac5a7488fc451", "7fe1d3f2e42e85a1aef0d54ce2b1a3b015b5d8785166a18e7de2afeefca393b7", "996138f518645ff80e40f368ca8672639660eed4c1f96101af38a4034b536354", "7906408be04f8ae572f78212caa555cc4cf654c74942d6d9e9812d3b7206bbb7", "9bd7626272812fb0e1dce28ad46602526d21d420a06d0aeb1819dbdba09c99d3")</text:p>
          </table:table-cell>
          <table:table-cell office:value-type="float" office:value="100" calcext:value-type="float">
            <text:p>100</text:p>
          </table:table-cell>
          <table:table-cell office:value-type="float" office:value="2.72" calcext:value-type="float">
            <text:p>2.72</text:p>
          </table:table-cell>
          <table:table-cell office:value-type="float" office:value="43.86" calcext:value-type="float">
            <text:p>43.86</text:p>
          </table:table-cell>
          <table:table-cell table:number-columns-repeated="2" office:value-type="float" office:value="41.15" calcext:value-type="float">
            <text:p>41.15</text:p>
          </table:table-cell>
          <table:table-cell office:value-type="float" office:value="71.56" calcext:value-type="float">
            <text:p>71.56</text:p>
          </table:table-cell>
          <table:table-cell office:value-type="float" office:value="34.85" calcext:value-type="float">
            <text:p>34.85</text:p>
          </table:table-cell>
          <table:table-cell office:value-type="float" office:value="67.56" calcext:value-type="float">
            <text:p>67.56</text:p>
          </table:table-cell>
          <table:table-cell office:value-type="float" office:value="25.36" calcext:value-type="float">
            <text:p>25.36</text:p>
          </table:table-cell>
          <table:table-cell office:value-type="float" office:value="51.06" calcext:value-type="float">
            <text:p>51.0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800" calcext:value-type="float">
            <text:p>30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91400" calcext:value-type="float">
            <text:p>91400</text:p>
          </table:table-cell>
          <table:table-cell office:value-type="float" office:value="1153.207" calcext:value-type="float">
            <text:p>1153.207</text:p>
          </table:table-cell>
          <table:table-cell office:value-type="string" calcext:value-type="string">
            <text:p>("b00fbc06dc93ab57026bfdc185d68b4b167b7a5d669a81e7aa7d753fed417e29", "78436b2e92fbf60d8a5a34ede2f77135f8e8cc756fd307fb795aa3497befcd99", "8d20ba1c2ec00b04283e63e18c1368908b0489c413157a1c799d25530f877020", "6f350d263fcb378521afbe6dca6e6cc54886472a2145424f77a5a8b44ac7fa54", "8d9e89e3274a4481808bae294c0a8af89c0780800f093c03183d63be9967688c")</text:p>
          </table:table-cell>
          <table:table-cell table:number-columns-repeated="19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3.06" calcext:value-type="float">
            <text:p>3.06</text:p>
          </table:table-cell>
          <table:table-cell office:value-type="float" office:value="32.34" calcext:value-type="float">
            <text:p>32.34</text:p>
          </table:table-cell>
          <table:table-cell table:number-columns-repeated="2" office:value-type="float" office:value="44.93" calcext:value-type="float">
            <text:p>44.93</text:p>
          </table:table-cell>
          <table:table-cell office:value-type="float" office:value="73.62" calcext:value-type="float">
            <text:p>73.62</text:p>
          </table:table-cell>
          <table:table-cell office:value-type="float" office:value="35.59" calcext:value-type="float">
            <text:p>35.59</text:p>
          </table:table-cell>
          <table:table-cell office:value-type="float" office:value="67.72" calcext:value-type="float">
            <text:p>67.72</text:p>
          </table:table-cell>
          <table:table-cell office:value-type="float" office:value="21.05" calcext:value-type="float">
            <text:p>21.0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.892" calcext:value-type="float">
            <text:p>63.892</text:p>
          </table:table-cell>
          <table:table-cell office:value-type="string" calcext:value-type="string">
            <text:p>0c0f64e03e145d0caa5f3ef28f3d2555856ac9cee6bad6652985386ae237a1a5</text:p>
          </table:table-cell>
          <table:table-cell office:value-type="float" office:value="91.87" calcext:value-type="float">
            <text:p>91.87</text:p>
          </table:table-cell>
          <table:table-cell office:value-type="float" office:value="2.87" calcext:value-type="float">
            <text:p>2.87</text:p>
          </table:table-cell>
          <table:table-cell office:value-type="float" office:value="31.87" calcext:value-type="float">
            <text:p>31.87</text:p>
          </table:table-cell>
          <table:table-cell table:number-columns-repeated="2" office:value-type="float" office:value="44.27" calcext:value-type="float">
            <text:p>44.27</text:p>
          </table:table-cell>
          <table:table-cell office:value-type="float" office:value="73.08" calcext:value-type="float">
            <text:p>73.08</text:p>
          </table:table-cell>
          <table:table-cell office:value-type="float" office:value="35.46" calcext:value-type="float">
            <text:p>35.46</text:p>
          </table:table-cell>
          <table:table-cell office:value-type="float" office:value="67.66" calcext:value-type="float">
            <text:p>67.66</text:p>
          </table:table-cell>
          <table:table-cell office:value-type="float" office:value="20.83" calcext:value-type="float">
            <text:p>20.8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.776" calcext:value-type="float">
            <text:p>22.776</text:p>
          </table:table-cell>
          <table:table-cell office:value-type="string" calcext:value-type="string">
            <text:p>fd7b1627d4a75eab966d094dd0f2cb0d0e25c302e15b5959fb582eb1a5350cbf</text:p>
          </table:table-cell>
          <table:table-cell office:value-type="float" office:value="97.56" calcext:value-type="float">
            <text:p>97.56</text:p>
          </table:table-cell>
          <table:table-cell office:value-type="float" office:value="3.06" calcext:value-type="float">
            <text:p>3.06</text:p>
          </table:table-cell>
          <table:table-cell office:value-type="float" office:value="32.34" calcext:value-type="float">
            <text:p>32.34</text:p>
          </table:table-cell>
          <table:table-cell table:number-columns-repeated="2" office:value-type="float" office:value="44.93" calcext:value-type="float">
            <text:p>44.93</text:p>
          </table:table-cell>
          <table:table-cell office:value-type="float" office:value="73.62" calcext:value-type="float">
            <text:p>73.62</text:p>
          </table:table-cell>
          <table:table-cell office:value-type="float" office:value="35.59" calcext:value-type="float">
            <text:p>35.59</text:p>
          </table:table-cell>
          <table:table-cell office:value-type="float" office:value="67.72" calcext:value-type="float">
            <text:p>67.72</text:p>
          </table:table-cell>
          <table:table-cell office:value-type="float" office:value="21.05" calcext:value-type="float">
            <text:p>21.0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.683" calcext:value-type="float">
            <text:p>22.683</text:p>
          </table:table-cell>
          <table:table-cell office:value-type="string" calcext:value-type="string">
            <text:p>0c0f64e03e145d0caa5f3ef28f3d2555856ac9cee6bad6652985386ae237a1a5</text:p>
          </table:table-cell>
          <table:table-cell office:value-type="float" office:value="91.87" calcext:value-type="float">
            <text:p>91.87</text:p>
          </table:table-cell>
          <table:table-cell office:value-type="float" office:value="2.87" calcext:value-type="float">
            <text:p>2.87</text:p>
          </table:table-cell>
          <table:table-cell office:value-type="float" office:value="31.87" calcext:value-type="float">
            <text:p>31.87</text:p>
          </table:table-cell>
          <table:table-cell table:number-columns-repeated="2" office:value-type="float" office:value="44.27" calcext:value-type="float">
            <text:p>44.27</text:p>
          </table:table-cell>
          <table:table-cell office:value-type="float" office:value="73.08" calcext:value-type="float">
            <text:p>73.08</text:p>
          </table:table-cell>
          <table:table-cell office:value-type="float" office:value="35.46" calcext:value-type="float">
            <text:p>35.46</text:p>
          </table:table-cell>
          <table:table-cell office:value-type="float" office:value="67.66" calcext:value-type="float">
            <text:p>67.66</text:p>
          </table:table-cell>
          <table:table-cell office:value-type="float" office:value="20.83" calcext:value-type="float">
            <text:p>20.8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.585" calcext:value-type="float">
            <text:p>22.585</text:p>
          </table:table-cell>
          <table:table-cell office:value-type="string" calcext:value-type="string">
            <text:p>fd7b1627d4a75eab966d094dd0f2cb0d0e25c302e15b5959fb582eb1a5350cbf</text:p>
          </table:table-cell>
          <table:table-cell office:value-type="float" office:value="99.84" calcext:value-type="float">
            <text:p>99.84</text:p>
          </table:table-cell>
          <table:table-cell office:value-type="float" office:value="4.55" calcext:value-type="float">
            <text:p>4.55</text:p>
          </table:table-cell>
          <table:table-cell office:value-type="float" office:value="48.65" calcext:value-type="float">
            <text:p>48.65</text:p>
          </table:table-cell>
          <table:table-cell table:number-columns-repeated="2" office:value-type="float" office:value="48.97" calcext:value-type="float">
            <text:p>48.97</text:p>
          </table:table-cell>
          <table:table-cell office:value-type="float" office:value="73.37" calcext:value-type="float">
            <text:p>73.37</text:p>
          </table:table-cell>
          <table:table-cell office:value-type="float" office:value="35.64" calcext:value-type="float">
            <text:p>35.64</text:p>
          </table:table-cell>
          <table:table-cell office:value-type="float" office:value="68.03" calcext:value-type="float">
            <text:p>68.03</text:p>
          </table:table-cell>
          <table:table-cell office:value-type="float" office:value="27.98" calcext:value-type="float">
            <text:p>27.9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3480" calcext:value-type="float">
            <text:p>1534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20" calcext:value-type="float">
            <text:p>33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489c8b100c2fa5d0ff0770552f1c7bd65b51e7b6b275a2b5e36cd143bf6a1f6", "03db4a5d79f7b2078d13005ed34c97ebaceb000a958b3a75d95f3c406cbe7390", "88a2e4bc93e1ae96e661f50ed37e1a59c3fc745c66b91c72e87a3b359c5fd993", "1a376200f37c4c849aa0164d4d9199db4f5d093f6ec3e5b56a4935b29f4248e9", "a2c452c77eabd50c80864a6f3b64d22bedbb0e6ffc7610d07d65d910eb693f7e")</text:p>
          </table:table-cell>
          <table:table-cell office:value-type="float" office:value="100" calcext:value-type="float">
            <text:p>100</text:p>
          </table:table-cell>
          <table:table-cell office:value-type="float" office:value="4.36" calcext:value-type="float">
            <text:p>4.36</text:p>
          </table:table-cell>
          <table:table-cell office:value-type="float" office:value="49.64" calcext:value-type="float">
            <text:p>49.64</text:p>
          </table:table-cell>
          <table:table-cell table:number-columns-repeated="2" office:value-type="float" office:value="47.53" calcext:value-type="float">
            <text:p>47.53</text:p>
          </table:table-cell>
          <table:table-cell office:value-type="float" office:value="72.9" calcext:value-type="float">
            <text:p>72.9</text:p>
          </table:table-cell>
          <table:table-cell office:value-type="float" office:value="35.49" calcext:value-type="float">
            <text:p>35.49</text:p>
          </table:table-cell>
          <table:table-cell office:value-type="float" office:value="67.96" calcext:value-type="float">
            <text:p>67.96</text:p>
          </table:table-cell>
          <table:table-cell office:value-type="float" office:value="28.16" calcext:value-type="float">
            <text:p>28.16</text:p>
          </table:table-cell>
          <table:table-cell office:value-type="float" office:value="59.02" calcext:value-type="float">
            <text:p>59.02</text:p>
          </table:table-cell>
          <table:table-cell office:value-type="float" office:value="10000" calcext:value-type="float">
            <text:p>10000</text:p>
          </table:table-cell>
          <table:table-cell office:value-type="float" office:value="307960" calcext:value-type="float">
            <text:p>307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60280" calcext:value-type="float">
            <text:p>160280</text:p>
          </table:table-cell>
          <table:table-cell office:value-type="float" office:value="1061.917" calcext:value-type="float">
            <text:p>1061.917</text:p>
          </table:table-cell>
          <table:table-cell office:value-type="string" calcext:value-type="string">
            <text:p>("ba0b08943670d2ba49fa4e8c656b1d20681a9c9e9d2f588dd813ffce0826fe83", "d8c06d6da5d46eb973bd60bd716cfa26a669958c109ad104a61817007c5acba0", "25dee47b23ae0274687d85e2c5265b19e553a2b1fdbe14bf53693ef0977fed44", "8433012f0e4acd991dfb10963b5c8d32326d81a5fe43eb67e76f9980d2b202e6", "78ca8bc6920138be0feb4b8bd0dbcd275168faa805c8598671c97112bb56077f")</text:p>
          </table:table-cell>
          <table:table-cell table:number-columns-repeated="19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8.37" calcext:value-type="float">
            <text:p>98.37</text:p>
          </table:table-cell>
          <table:table-cell office:value-type="float" office:value="0.01" calcext:value-type="float">
            <text:p>0.01</text:p>
          </table:table-cell>
          <table:table-cell office:value-type="float" office:value="34.48" calcext:value-type="float">
            <text:p>34.48</text:p>
          </table:table-cell>
          <table:table-cell table:number-columns-repeated="2" office:value-type="float" office:value="36.25" calcext:value-type="float">
            <text:p>36.25</text:p>
          </table:table-cell>
          <table:table-cell office:value-type="float" office:value="68.49" calcext:value-type="float">
            <text:p>68.49</text:p>
          </table:table-cell>
          <table:table-cell office:value-type="float" office:value="33.45" calcext:value-type="float">
            <text:p>33.45</text:p>
          </table:table-cell>
          <table:table-cell office:value-type="float" office:value="66.64" calcext:value-type="float">
            <text:p>66.64</text:p>
          </table:table-cell>
          <table:table-cell office:value-type="float" office:value="20.54" calcext:value-type="float">
            <text:p>20.5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.719" calcext:value-type="float">
            <text:p>53.719</text:p>
          </table:table-cell>
          <table:table-cell office:value-type="string" calcext:value-type="string">
            <text:p>afb79ddb7bdd66fab13272551d9e1ef556afb63561c8012814fae70b168a2d6e</text:p>
          </table:table-cell>
          <table:table-cell office:value-type="float" office:value="86.99" calcext:value-type="float">
            <text:p>86.99</text:p>
          </table:table-cell>
          <table:table-cell office:value-type="float" office:value="1.24" calcext:value-type="float">
            <text:p>1.24</text:p>
          </table:table-cell>
          <table:table-cell office:value-type="float" office:value="30.38" calcext:value-type="float">
            <text:p>30.38</text:p>
          </table:table-cell>
          <table:table-cell table:number-columns-repeated="2" office:value-type="float" office:value="42.76" calcext:value-type="float">
            <text:p>42.76</text:p>
          </table:table-cell>
          <table:table-cell office:value-type="float" office:value="70.08" calcext:value-type="float">
            <text:p>70.08</text:p>
          </table:table-cell>
          <table:table-cell office:value-type="float" office:value="34.32" calcext:value-type="float">
            <text:p>34.32</text:p>
          </table:table-cell>
          <table:table-cell office:value-type="float" office:value="67.08" calcext:value-type="float">
            <text:p>67.08</text:p>
          </table:table-cell>
          <table:table-cell office:value-type="float" office:value="19.54" calcext:value-type="float">
            <text:p>19.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682" calcext:value-type="float">
            <text:p>23.682</text:p>
          </table:table-cell>
          <table:table-cell office:value-type="string" calcext:value-type="string">
            <text:p>5b22ad763b523dbd34d32438fec7d6a54871fa230707c89203b36e9d7d102980</text:p>
          </table:table-cell>
          <table:table-cell office:value-type="float" office:value="98.37" calcext:value-type="float">
            <text:p>98.37</text:p>
          </table:table-cell>
          <table:table-cell office:value-type="float" office:value="0.01" calcext:value-type="float">
            <text:p>0.01</text:p>
          </table:table-cell>
          <table:table-cell office:value-type="float" office:value="34.48" calcext:value-type="float">
            <text:p>34.48</text:p>
          </table:table-cell>
          <table:table-cell table:number-columns-repeated="2" office:value-type="float" office:value="36.25" calcext:value-type="float">
            <text:p>36.25</text:p>
          </table:table-cell>
          <table:table-cell office:value-type="float" office:value="68.49" calcext:value-type="float">
            <text:p>68.49</text:p>
          </table:table-cell>
          <table:table-cell office:value-type="float" office:value="33.45" calcext:value-type="float">
            <text:p>33.45</text:p>
          </table:table-cell>
          <table:table-cell office:value-type="float" office:value="66.64" calcext:value-type="float">
            <text:p>66.64</text:p>
          </table:table-cell>
          <table:table-cell office:value-type="float" office:value="20.54" calcext:value-type="float">
            <text:p>20.5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.803" calcext:value-type="float">
            <text:p>25.803</text:p>
          </table:table-cell>
          <table:table-cell office:value-type="string" calcext:value-type="string">
            <text:p>afb79ddb7bdd66fab13272551d9e1ef556afb63561c8012814fae70b168a2d6e</text:p>
          </table:table-cell>
          <table:table-cell office:value-type="float" office:value="86.99" calcext:value-type="float">
            <text:p>86.99</text:p>
          </table:table-cell>
          <table:table-cell office:value-type="float" office:value="1.24" calcext:value-type="float">
            <text:p>1.24</text:p>
          </table:table-cell>
          <table:table-cell office:value-type="float" office:value="30.38" calcext:value-type="float">
            <text:p>30.38</text:p>
          </table:table-cell>
          <table:table-cell table:number-columns-repeated="2" office:value-type="float" office:value="42.76" calcext:value-type="float">
            <text:p>42.76</text:p>
          </table:table-cell>
          <table:table-cell office:value-type="float" office:value="70.08" calcext:value-type="float">
            <text:p>70.08</text:p>
          </table:table-cell>
          <table:table-cell office:value-type="float" office:value="34.32" calcext:value-type="float">
            <text:p>34.32</text:p>
          </table:table-cell>
          <table:table-cell office:value-type="float" office:value="67.08" calcext:value-type="float">
            <text:p>67.08</text:p>
          </table:table-cell>
          <table:table-cell office:value-type="float" office:value="19.54" calcext:value-type="float">
            <text:p>19.5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753" calcext:value-type="float">
            <text:p>23.753</text:p>
          </table:table-cell>
          <table:table-cell office:value-type="string" calcext:value-type="string">
            <text:p>5b22ad763b523dbd34d32438fec7d6a54871fa230707c89203b36e9d7d102980</text:p>
          </table:table-cell>
          <table:table-cell office:value-type="float" office:value="99.19" calcext:value-type="float">
            <text:p>99.19</text:p>
          </table:table-cell>
          <table:table-cell office:value-type="float" office:value="1.82" calcext:value-type="float">
            <text:p>1.82</text:p>
          </table:table-cell>
          <table:table-cell office:value-type="float" office:value="41.79" calcext:value-type="float">
            <text:p>41.79</text:p>
          </table:table-cell>
          <table:table-cell table:number-columns-repeated="2" office:value-type="float" office:value="46.64" calcext:value-type="float">
            <text:p>46.64</text:p>
          </table:table-cell>
          <table:table-cell office:value-type="float" office:value="70.31" calcext:value-type="float">
            <text:p>70.31</text:p>
          </table:table-cell>
          <table:table-cell office:value-type="float" office:value="34.51" calcext:value-type="float">
            <text:p>34.51</text:p>
          </table:table-cell>
          <table:table-cell office:value-type="float" office:value="67.21" calcext:value-type="float">
            <text:p>67.21</text:p>
          </table:table-cell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9320" calcext:value-type="float">
            <text:p>149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20" calcext:value-type="float">
            <text:p>2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3539dde495ca1c358c7984bbea2869af4775c9486c2b678a68b445ab4802d83", "a579f9ee26a2c7b3f8d34b4df6d48b84c984363e0699a0d40e047822cbc28e43", "c7d09062c034f704a8a101481145f97539ef115324907e582392e196620ba1f1", "f77b39fa3ff620ef2bd18cb98e7e387c4a52efb5635c4110640985835a4ab15e", "4d8b8cc6a085af1bc897f4f0b81ec7ceb64f7f5c9f68dd71a7f408d63f2c63a6")</text:p>
          </table:table-cell>
          <table:table-cell office:value-type="float" office:value="99.67" calcext:value-type="float">
            <text:p>99.67</text:p>
          </table:table-cell>
          <table:table-cell office:value-type="float" office:value="1.61" calcext:value-type="float">
            <text:p>1.61</text:p>
          </table:table-cell>
          <table:table-cell office:value-type="float" office:value="42.01" calcext:value-type="float">
            <text:p>42.01</text:p>
          </table:table-cell>
          <table:table-cell table:number-columns-repeated="2" office:value-type="float" office:value="46.53" calcext:value-type="float">
            <text:p>46.53</text:p>
          </table:table-cell>
          <table:table-cell office:value-type="float" office:value="69.88" calcext:value-type="float">
            <text:p>69.88</text:p>
          </table:table-cell>
          <table:table-cell office:value-type="float" office:value="34.42" calcext:value-type="float">
            <text:p>34.42</text:p>
          </table:table-cell>
          <table:table-cell office:value-type="float" office:value="67.15" calcext:value-type="float">
            <text:p>67.15</text:p>
          </table:table-cell>
          <table:table-cell office:value-type="float" office:value="24.58" calcext:value-type="float">
            <text:p>24.58</text:p>
          </table:table-cell>
          <table:table-cell office:value-type="float" office:value="50.24" calcext:value-type="float">
            <text:p>50.2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920" calcext:value-type="float">
            <text:p>3009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720" calcext:value-type="float">
            <text:p>8720</text:p>
          </table:table-cell>
          <table:table-cell office:value-type="float" office:value="978.7" calcext:value-type="float">
            <text:p>978.7</text:p>
          </table:table-cell>
          <table:table-cell office:value-type="string" calcext:value-type="string">
            <text:p>("e9e2f61df03762892ab7d79733a677c081768a4f0a73fdcab498024cb3c66bc3", "ae115bbe8bc6a2c608c85242319962370c1974c123124107acc7bdd5d1bf2baf", "e9be9cb97395f95a917782726aa8d4214cf63236f3e21aff400efe29c629be22", "9dbed1abd726fcd04065ff80f879dbbe3e7581ec2cb03acae19046018060afa9", "383f265779fbbf29148742e3544c2728d7a68afd2ce62e94205c70405d27ea39")</text:p>
          </table:table-cell>
          <table:table-cell table:number-columns-repeated="1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6.18" calcext:value-type="float">
            <text:p>96.18</text:p>
          </table:table-cell>
          <table:table-cell office:value-type="float" office:value="7.41" calcext:value-type="float">
            <text:p>7.41</text:p>
          </table:table-cell>
          <table:table-cell office:value-type="float" office:value="52.01" calcext:value-type="float">
            <text:p>52.01</text:p>
          </table:table-cell>
          <table:table-cell table:number-columns-repeated="2" office:value-type="float" office:value="40.41" calcext:value-type="float">
            <text:p>40.41</text:p>
          </table:table-cell>
          <table:table-cell office:value-type="float" office:value="74.67" calcext:value-type="float">
            <text:p>74.67</text:p>
          </table:table-cell>
          <table:table-cell office:value-type="float" office:value="36.55" calcext:value-type="float">
            <text:p>36.55</text:p>
          </table:table-cell>
          <table:table-cell office:value-type="float" office:value="69.04" calcext:value-type="float">
            <text:p>69.04</text:p>
          </table:table-cell>
          <table:table-cell office:value-type="float" office:value="31.68" calcext:value-type="float">
            <text:p>31.68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98.938" calcext:value-type="float">
            <text:p>1098.938</text:p>
          </table:table-cell>
          <table:table-cell office:value-type="string" calcext:value-type="string">
            <text:p>dc7a63b2e1b0aa932e9ec9225794fba798aa60a8e88897af7a62d004ce85aeff</text:p>
          </table:table-cell>
          <table:table-cell office:value-type="float" office:value="88.55" calcext:value-type="float">
            <text:p>88.55</text:p>
          </table:table-cell>
          <table:table-cell office:value-type="float" office:value="7.81" calcext:value-type="float">
            <text:p>7.81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40.9" calcext:value-type="float">
            <text:p>40.9</text:p>
          </table:table-cell>
          <table:table-cell office:value-type="float" office:value="74.78" calcext:value-type="float">
            <text:p>74.78</text:p>
          </table:table-cell>
          <table:table-cell office:value-type="float" office:value="36.72" calcext:value-type="float">
            <text:p>36.72</text:p>
          </table:table-cell>
          <table:table-cell office:value-type="float" office:value="69.15" calcext:value-type="float">
            <text:p>69.15</text:p>
          </table:table-cell>
          <table:table-cell office:value-type="float" office:value="32.33" calcext:value-type="float">
            <text:p>32.33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5.583" calcext:value-type="float">
            <text:p>285.583</text:p>
          </table:table-cell>
          <table:table-cell office:value-type="string" calcext:value-type="string">
            <text:p>31013ef33f28a3704adf66cbb17209343863970698f377ef1bdb2faa52f0513d</text:p>
          </table:table-cell>
          <table:table-cell office:value-type="float" office:value="96.18" calcext:value-type="float">
            <text:p>96.18</text:p>
          </table:table-cell>
          <table:table-cell office:value-type="float" office:value="7.41" calcext:value-type="float">
            <text:p>7.41</text:p>
          </table:table-cell>
          <table:table-cell office:value-type="float" office:value="52.01" calcext:value-type="float">
            <text:p>52.01</text:p>
          </table:table-cell>
          <table:table-cell table:number-columns-repeated="2" office:value-type="float" office:value="40.41" calcext:value-type="float">
            <text:p>40.41</text:p>
          </table:table-cell>
          <table:table-cell office:value-type="float" office:value="74.67" calcext:value-type="float">
            <text:p>74.67</text:p>
          </table:table-cell>
          <table:table-cell office:value-type="float" office:value="36.55" calcext:value-type="float">
            <text:p>36.55</text:p>
          </table:table-cell>
          <table:table-cell office:value-type="float" office:value="69.04" calcext:value-type="float">
            <text:p>69.04</text:p>
          </table:table-cell>
          <table:table-cell office:value-type="float" office:value="31.68" calcext:value-type="float">
            <text:p>31.68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95.174" calcext:value-type="float">
            <text:p>295.174</text:p>
          </table:table-cell>
          <table:table-cell office:value-type="string" calcext:value-type="string">
            <text:p>dc7a63b2e1b0aa932e9ec9225794fba798aa60a8e88897af7a62d004ce85aeff</text:p>
          </table:table-cell>
          <table:table-cell office:value-type="float" office:value="88.55" calcext:value-type="float">
            <text:p>88.55</text:p>
          </table:table-cell>
          <table:table-cell office:value-type="float" office:value="7.81" calcext:value-type="float">
            <text:p>7.81</text:p>
          </table:table-cell>
          <table:table-cell office:value-type="float" office:value="53.3" calcext:value-type="float">
            <text:p>53.3</text:p>
          </table:table-cell>
          <table:table-cell table:number-columns-repeated="2" office:value-type="float" office:value="40.9" calcext:value-type="float">
            <text:p>40.9</text:p>
          </table:table-cell>
          <table:table-cell office:value-type="float" office:value="74.78" calcext:value-type="float">
            <text:p>74.78</text:p>
          </table:table-cell>
          <table:table-cell office:value-type="float" office:value="36.72" calcext:value-type="float">
            <text:p>36.72</text:p>
          </table:table-cell>
          <table:table-cell office:value-type="float" office:value="69.15" calcext:value-type="float">
            <text:p>69.15</text:p>
          </table:table-cell>
          <table:table-cell office:value-type="float" office:value="32.33" calcext:value-type="float">
            <text:p>32.33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0.303" calcext:value-type="float">
            <text:p>280.303</text:p>
          </table:table-cell>
          <table:table-cell office:value-type="string" calcext:value-type="string">
            <text:p>31013ef33f28a3704adf66cbb17209343863970698f377ef1bdb2faa52f0513d</text:p>
          </table:table-cell>
          <table:table-cell office:value-type="float" office:value="100" calcext:value-type="float">
            <text:p>100</text:p>
          </table:table-cell>
          <table:table-cell office:value-type="float" office:value="16.6" calcext:value-type="float">
            <text:p>16.6</text:p>
          </table:table-cell>
          <table:table-cell office:value-type="float" office:value="62.38" calcext:value-type="float">
            <text:p>62.38</text:p>
          </table:table-cell>
          <table:table-cell table:number-columns-repeated="2" office:value-type="float" office:value="54.39" calcext:value-type="float">
            <text:p>54.39</text:p>
          </table:table-cell>
          <table:table-cell office:value-type="float" office:value="78.84" calcext:value-type="float">
            <text:p>78.84</text:p>
          </table:table-cell>
          <table:table-cell office:value-type="float" office:value="41.62" calcext:value-type="float">
            <text:p>41.62</text:p>
          </table:table-cell>
          <table:table-cell office:value-type="float" office:value="71.4" calcext:value-type="float">
            <text:p>71.4</text:p>
          </table:table-cell>
          <table:table-cell office:value-type="float" office:value="40.86" calcext:value-type="float">
            <text:p>40.8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9840" calcext:value-type="float">
            <text:p>539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480" calcext:value-type="float">
            <text:p>52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380d0e68affe7fb9e4fe51f9a99694366a7cc764ff634be5fd41ced1a6585a3", "83e82fec349a9896ec49a127f0c1cfa41462b345eb2cdeab3ff39f64476c9ba1", "afc28d7f95784dbcd778217cde598062e07475dfc4134a42e594759a1f8f091c", "f322ba8e05de92deaa8e66f125cf5db2f326510bb20aed5157a4108c537b191c", "a0727ac345804e0bec4f2ba849902db7c407be82ad8309ec531d9e77d3c4922b")</text:p>
          </table:table-cell>
          <table:table-cell office:value-type="float" office:value="100" calcext:value-type="float">
            <text:p>100</text:p>
          </table:table-cell>
          <table:table-cell office:value-type="float" office:value="17.63" calcext:value-type="float">
            <text:p>17.63</text:p>
          </table:table-cell>
          <table:table-cell office:value-type="float" office:value="63.24" calcext:value-type="float">
            <text:p>63.24</text:p>
          </table:table-cell>
          <table:table-cell table:number-columns-repeated="2" office:value-type="float" office:value="55.9" calcext:value-type="float">
            <text:p>55.9</text:p>
          </table:table-cell>
          <table:table-cell office:value-type="float" office:value="79.28" calcext:value-type="float">
            <text:p>79.28</text:p>
          </table:table-cell>
          <table:table-cell office:value-type="float" office:value="42.11" calcext:value-type="float">
            <text:p>42.11</text:p>
          </table:table-cell>
          <table:table-cell office:value-type="float" office:value="71.66" calcext:value-type="float">
            <text:p>71.66</text:p>
          </table:table-cell>
          <table:table-cell office:value-type="float" office:value="41.73" calcext:value-type="float">
            <text:p>41.73</text:p>
          </table:table-cell>
          <table:table-cell office:value-type="float" office:value="45.66" calcext:value-type="float">
            <text:p>45.66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900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4600" calcext:value-type="float">
            <text:p>434600</text:p>
          </table:table-cell>
          <table:table-cell office:value-type="float" office:value="8609.405" calcext:value-type="float">
            <text:p>8609.405</text:p>
          </table:table-cell>
          <table:table-cell office:value-type="string" calcext:value-type="string">
            <text:p>("d3edb799574617061b558affa146ded6f0ab98b2eaead4ea8244b8adbc4ebe1a", "7a448f67ac7b5b372891b0878e20e9b01b80076d2793b2c4523db83bb1369765", "6fd936082c0ef027a4ea347ed3a4e06879cab39a8338ed85b08bb210dd693fa6", "3a4115df1f87142eac350b445a19178219a4951922986bb51519f87d34335252", "df0848bb92b449cae4afec7e94889e1492519f595c7d1ea9b05852d9a40fa7d5")</text:p>
          </table:table-cell>
          <table:table-cell table:number-columns-repeated="1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6.18" calcext:value-type="float">
            <text:p>96.18</text:p>
          </table:table-cell>
          <table:table-cell office:value-type="float" office:value="12.94" calcext:value-type="float">
            <text:p>12.94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2.86" calcext:value-type="float">
            <text:p>52.86</text:p>
          </table:table-cell>
          <table:table-cell office:value-type="float" office:value="76.98" calcext:value-type="float">
            <text:p>76.98</text:p>
          </table:table-cell>
          <table:table-cell office:value-type="float" office:value="39.97" calcext:value-type="float">
            <text:p>39.97</text:p>
          </table:table-cell>
          <table:table-cell office:value-type="float" office:value="70.44" calcext:value-type="float">
            <text:p>70.44</text:p>
          </table:table-cell>
          <table:table-cell office:value-type="float" office:value="37.1" calcext:value-type="float">
            <text:p>37.1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98.056" calcext:value-type="float">
            <text:p>598.056</text:p>
          </table:table-cell>
          <table:table-cell office:value-type="string" calcext:value-type="string">
            <text:p>48ff2ae95c0c17ecb978c3ded0fa43c7e96659fed15ed15de78e1fec81561ff8</text:p>
          </table:table-cell>
          <table:table-cell office:value-type="float" office:value="88.15" calcext:value-type="float">
            <text:p>88.15</text:p>
          </table:table-cell>
          <table:table-cell office:value-type="float" office:value="10.96" calcext:value-type="float">
            <text:p>10.96</text:p>
          </table:table-cell>
          <table:table-cell office:value-type="float" office:value="53.01" calcext:value-type="float">
            <text:p>53.01</text:p>
          </table:table-cell>
          <table:table-cell table:number-columns-repeated="2" office:value-type="float" office:value="51.14" calcext:value-type="float">
            <text:p>51.14</text:p>
          </table:table-cell>
          <table:table-cell office:value-type="float" office:value="75.38" calcext:value-type="float">
            <text:p>75.38</text:p>
          </table:table-cell>
          <table:table-cell office:value-type="float" office:value="39.05" calcext:value-type="float">
            <text:p>39.05</text:p>
          </table:table-cell>
          <table:table-cell office:value-type="float" office:value="69.89" calcext:value-type="float">
            <text:p>69.89</text:p>
          </table:table-cell>
          <table:table-cell office:value-type="float" office:value="35.4" calcext:value-type="float">
            <text:p>35.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03.851" calcext:value-type="float">
            <text:p>303.851</text:p>
          </table:table-cell>
          <table:table-cell office:value-type="string" calcext:value-type="string">
            <text:p>23eecca1e177f2c6bda6d572555d993059802a4ea72e7f322b52745b95b6f754</text:p>
          </table:table-cell>
          <table:table-cell office:value-type="float" office:value="96.18" calcext:value-type="float">
            <text:p>96.18</text:p>
          </table:table-cell>
          <table:table-cell office:value-type="float" office:value="12.94" calcext:value-type="float">
            <text:p>12.94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2.86" calcext:value-type="float">
            <text:p>52.86</text:p>
          </table:table-cell>
          <table:table-cell office:value-type="float" office:value="76.98" calcext:value-type="float">
            <text:p>76.98</text:p>
          </table:table-cell>
          <table:table-cell office:value-type="float" office:value="39.97" calcext:value-type="float">
            <text:p>39.97</text:p>
          </table:table-cell>
          <table:table-cell office:value-type="float" office:value="70.44" calcext:value-type="float">
            <text:p>70.44</text:p>
          </table:table-cell>
          <table:table-cell office:value-type="float" office:value="37.1" calcext:value-type="float">
            <text:p>37.1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7.367" calcext:value-type="float">
            <text:p>307.367</text:p>
          </table:table-cell>
          <table:table-cell office:value-type="string" calcext:value-type="string">
            <text:p>48ff2ae95c0c17ecb978c3ded0fa43c7e96659fed15ed15de78e1fec81561ff8</text:p>
          </table:table-cell>
          <table:table-cell office:value-type="float" office:value="88.15" calcext:value-type="float">
            <text:p>88.15</text:p>
          </table:table-cell>
          <table:table-cell office:value-type="float" office:value="10.96" calcext:value-type="float">
            <text:p>10.96</text:p>
          </table:table-cell>
          <table:table-cell office:value-type="float" office:value="53.01" calcext:value-type="float">
            <text:p>53.01</text:p>
          </table:table-cell>
          <table:table-cell table:number-columns-repeated="2" office:value-type="float" office:value="51.14" calcext:value-type="float">
            <text:p>51.14</text:p>
          </table:table-cell>
          <table:table-cell office:value-type="float" office:value="75.38" calcext:value-type="float">
            <text:p>75.38</text:p>
          </table:table-cell>
          <table:table-cell office:value-type="float" office:value="39.05" calcext:value-type="float">
            <text:p>39.05</text:p>
          </table:table-cell>
          <table:table-cell office:value-type="float" office:value="69.89" calcext:value-type="float">
            <text:p>69.89</text:p>
          </table:table-cell>
          <table:table-cell office:value-type="float" office:value="35.4" calcext:value-type="float">
            <text:p>35.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05.285" calcext:value-type="float">
            <text:p>305.285</text:p>
          </table:table-cell>
          <table:table-cell office:value-type="string" calcext:value-type="string">
            <text:p>23eecca1e177f2c6bda6d572555d993059802a4ea72e7f322b52745b95b6f754</text:p>
          </table:table-cell>
          <table:table-cell office:value-type="float" office:value="99.96" calcext:value-type="float">
            <text:p>99.96</text:p>
          </table:table-cell>
          <table:table-cell office:value-type="float" office:value="17.33" calcext:value-type="float">
            <text:p>17.33</text:p>
          </table:table-cell>
          <table:table-cell office:value-type="float" office:value="62.06" calcext:value-type="float">
            <text:p>62.06</text:p>
          </table:table-cell>
          <table:table-cell table:number-columns-repeated="2" office:value-type="float" office:value="55.46" calcext:value-type="float">
            <text:p>55.46</text:p>
          </table:table-cell>
          <table:table-cell office:value-type="float" office:value="79.76" calcext:value-type="float">
            <text:p>79.76</text:p>
          </table:table-cell>
          <table:table-cell office:value-type="float" office:value="42.05" calcext:value-type="float">
            <text:p>42.05</text:p>
          </table:table-cell>
          <table:table-cell office:value-type="float" office:value="71.65" calcext:value-type="float">
            <text:p>71.65</text:p>
          </table:table-cell>
          <table:table-cell office:value-type="float" office:value="41.18" calcext:value-type="float">
            <text:p>41.1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1680" calcext:value-type="float">
            <text:p>5316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20" calcext:value-type="float">
            <text:p>96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959d66019c67317a7ed11c5c89f74ab30a014d63a49c3d1a46dee255f599a22", "68ffb73bef58361b2eb2513382748765897152423b323efc0e5f70a948b1d0ab", "c09dc7f2c74ccf48ac4e4e39a9bff64b11e4f14b803ba44e1d7cb0b825e2679d", "1161e42c06ae92de8ae614a0559bc028f11b66b26fa186c8d3d466ca3f450ee5", "f33298e78f8ae5185d55629d2ba5c23df23dcd0468ad22c4bd88afbd245a24ee")</text:p>
          </table:table-cell>
          <table:table-cell office:value-type="float" office:value="100" calcext:value-type="float">
            <text:p>100</text:p>
          </table:table-cell>
          <table:table-cell office:value-type="float" office:value="17.56" calcext:value-type="float">
            <text:p>17.56</text:p>
          </table:table-cell>
          <table:table-cell office:value-type="float" office:value="62.32" calcext:value-type="float">
            <text:p>62.32</text:p>
          </table:table-cell>
          <table:table-cell table:number-columns-repeated="2" office:value-type="float" office:value="55.41" calcext:value-type="float">
            <text:p>55.41</text:p>
          </table:table-cell>
          <table:table-cell office:value-type="float" office:value="79.92" calcext:value-type="float">
            <text:p>79.92</text:p>
          </table:table-cell>
          <table:table-cell office:value-type="float" office:value="42.04" calcext:value-type="float">
            <text:p>42.04</text:p>
          </table:table-cell>
          <table:table-cell office:value-type="float" office:value="71.72" calcext:value-type="float">
            <text:p>71.72</text:p>
          </table:table-cell>
          <table:table-cell office:value-type="float" office:value="41.22" calcext:value-type="float">
            <text:p>41.22</text:p>
          </table:table-cell>
          <table:table-cell office:value-type="float" office:value="41.81" calcext:value-type="float">
            <text:p>41.81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244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42880" calcext:value-type="float">
            <text:p>142880</text:p>
          </table:table-cell>
          <table:table-cell office:value-type="float" office:value="9214.729" calcext:value-type="float">
            <text:p>9214.729</text:p>
          </table:table-cell>
          <table:table-cell office:value-type="string" calcext:value-type="string">
            <text:p>("3adc35478a974fac2f89d847c907cabaae5feb244dd402225b2cde1a5c31b16c", "b21ef031ff7a5e613ec1b75061e56e43f01154fa8897d3e37f15ea3dd230fbe2", "3f0de3fd26f9155a2419b6b736f0ee63dd0144134b6a98815c451e405f3c6ab1", "d0fa6e04437885d9b8700b2befd87eb950d82b91f2a50ca9ff122343ed8b3a35", "8db870092f54c7f5084d16442dbc2a8c94577a07a9f9be84ffc6455d989ea974")</text:p>
          </table:table-cell>
          <table:table-cell table:number-columns-repeated="1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19" calcext:value-type="float">
            <text:p>97.19</text:p>
          </table:table-cell>
          <table:table-cell office:value-type="float" office:value="12.4" calcext:value-type="float">
            <text:p>12.4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50.45" calcext:value-type="float">
            <text:p>50.45</text:p>
          </table:table-cell>
          <table:table-cell office:value-type="float" office:value="78.19" calcext:value-type="float">
            <text:p>78.19</text:p>
          </table:table-cell>
          <table:table-cell office:value-type="float" office:value="39.63" calcext:value-type="float">
            <text:p>39.63</text:p>
          </table:table-cell>
          <table:table-cell office:value-type="float" office:value="70.44" calcext:value-type="float">
            <text:p>70.44</text:p>
          </table:table-cell>
          <table:table-cell office:value-type="float" office:value="35.44" calcext:value-type="float">
            <text:p>35.44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38.13" calcext:value-type="float">
            <text:p>438.13</text:p>
          </table:table-cell>
          <table:table-cell office:value-type="string" calcext:value-type="string">
            <text:p>89143c2856bcf5dddcf55bc4f6e754e6b34cf133ebbf62feb02ec44ab705feb3</text:p>
          </table:table-cell>
          <table:table-cell office:value-type="float" office:value="87.75" calcext:value-type="float">
            <text:p>87.75</text:p>
          </table:table-cell>
          <table:table-cell office:value-type="float" office:value="12.59" calcext:value-type="float">
            <text:p>12.59</text:p>
          </table:table-cell>
          <table:table-cell office:value-type="float" office:value="53.87" calcext:value-type="float">
            <text:p>53.87</text:p>
          </table:table-cell>
          <table:table-cell table:number-columns-repeated="2" office:value-type="float" office:value="50.73" calcext:value-type="float">
            <text:p>50.73</text:p>
          </table:table-cell>
          <table:table-cell office:value-type="float" office:value="78.1" calcext:value-type="float">
            <text:p>78.1</text:p>
          </table:table-cell>
          <table:table-cell office:value-type="float" office:value="39.69" calcext:value-type="float">
            <text:p>39.69</text:p>
          </table:table-cell>
          <table:table-cell office:value-type="float" office:value="70.47" calcext:value-type="float">
            <text:p>70.47</text:p>
          </table:table-cell>
          <table:table-cell office:value-type="float" office:value="35.83" calcext:value-type="float">
            <text:p>35.83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2.844" calcext:value-type="float">
            <text:p>232.844</text:p>
          </table:table-cell>
          <table:table-cell office:value-type="string" calcext:value-type="string">
            <text:p>69caeb7bb4faf4e64f6259be3e31b3743991da8847ca611d3737a2858bc4bbf8</text:p>
          </table:table-cell>
          <table:table-cell office:value-type="float" office:value="97.19" calcext:value-type="float">
            <text:p>97.19</text:p>
          </table:table-cell>
          <table:table-cell office:value-type="float" office:value="12.4" calcext:value-type="float">
            <text:p>12.4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50.45" calcext:value-type="float">
            <text:p>50.45</text:p>
          </table:table-cell>
          <table:table-cell office:value-type="float" office:value="78.19" calcext:value-type="float">
            <text:p>78.19</text:p>
          </table:table-cell>
          <table:table-cell office:value-type="float" office:value="39.63" calcext:value-type="float">
            <text:p>39.63</text:p>
          </table:table-cell>
          <table:table-cell office:value-type="float" office:value="70.44" calcext:value-type="float">
            <text:p>70.44</text:p>
          </table:table-cell>
          <table:table-cell office:value-type="float" office:value="35.44" calcext:value-type="float">
            <text:p>35.44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5.019" calcext:value-type="float">
            <text:p>235.019</text:p>
          </table:table-cell>
          <table:table-cell office:value-type="string" calcext:value-type="string">
            <text:p>89143c2856bcf5dddcf55bc4f6e754e6b34cf133ebbf62feb02ec44ab705feb3</text:p>
          </table:table-cell>
          <table:table-cell office:value-type="float" office:value="87.75" calcext:value-type="float">
            <text:p>87.75</text:p>
          </table:table-cell>
          <table:table-cell office:value-type="float" office:value="12.59" calcext:value-type="float">
            <text:p>12.59</text:p>
          </table:table-cell>
          <table:table-cell office:value-type="float" office:value="53.87" calcext:value-type="float">
            <text:p>53.87</text:p>
          </table:table-cell>
          <table:table-cell table:number-columns-repeated="2" office:value-type="float" office:value="50.73" calcext:value-type="float">
            <text:p>50.73</text:p>
          </table:table-cell>
          <table:table-cell office:value-type="float" office:value="78.1" calcext:value-type="float">
            <text:p>78.1</text:p>
          </table:table-cell>
          <table:table-cell office:value-type="float" office:value="39.69" calcext:value-type="float">
            <text:p>39.69</text:p>
          </table:table-cell>
          <table:table-cell office:value-type="float" office:value="70.47" calcext:value-type="float">
            <text:p>70.47</text:p>
          </table:table-cell>
          <table:table-cell office:value-type="float" office:value="35.83" calcext:value-type="float">
            <text:p>35.83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1.764" calcext:value-type="float">
            <text:p>231.764</text:p>
          </table:table-cell>
          <table:table-cell office:value-type="string" calcext:value-type="string">
            <text:p>69caeb7bb4faf4e64f6259be3e31b3743991da8847ca611d3737a2858bc4bbf8</text:p>
          </table:table-cell>
          <table:table-cell office:value-type="float" office:value="99.92" calcext:value-type="float">
            <text:p>99.92</text:p>
          </table:table-cell>
          <table:table-cell office:value-type="float" office:value="20.03" calcext:value-type="float">
            <text:p>20.03</text:p>
          </table:table-cell>
          <table:table-cell office:value-type="float" office:value="58.65" calcext:value-type="float">
            <text:p>58.65</text:p>
          </table:table-cell>
          <table:table-cell table:number-columns-repeated="2" office:value-type="float" office:value="64.67" calcext:value-type="float">
            <text:p>64.67</text:p>
          </table:table-cell>
          <table:table-cell office:value-type="float" office:value="82.43" calcext:value-type="float">
            <text:p>82.43</text:p>
          </table:table-cell>
          <table:table-cell office:value-type="float" office:value="44.05" calcext:value-type="float">
            <text:p>44.05</text:p>
          </table:table-cell>
          <table:table-cell office:value-type="float" office:value="72.47" calcext:value-type="float">
            <text:p>72.47</text:p>
          </table:table-cell>
          <table:table-cell office:value-type="float" office:value="42.39" calcext:value-type="float">
            <text:p>42.3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41280" calcext:value-type="float">
            <text:p>5412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720" calcext:value-type="float">
            <text:p>255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48418a880e213d9799382215039bdd77b88b4ae7f5ffc2275803f3cac46af3", "ece0de71e2a8eed2d16413881a4fb1ca00fd71dd2c98aa10b20ba40659df3241", "e97c2840d70e901f5966811d1fbfce10dee79798c61678c59379fceb42fe7257", "a35f0803526d1a3e712e998473c92927919688d92a9b8b4ec9cdb86cabaafd32", "7676463b68c6fa08347c348fa094c93ef75e1bd14552c12bc26ba49e913351b3")</text:p>
          </table:table-cell>
          <table:table-cell office:value-type="float" office:value="100" calcext:value-type="float">
            <text:p>100</text:p>
          </table:table-cell>
          <table:table-cell office:value-type="float" office:value="21.64" calcext:value-type="float">
            <text:p>21.64</text:p>
          </table:table-cell>
          <table:table-cell office:value-type="float" office:value="60.34" calcext:value-type="float">
            <text:p>60.34</text:p>
          </table:table-cell>
          <table:table-cell table:number-columns-repeated="2" office:value-type="float" office:value="66.64" calcext:value-type="float">
            <text:p>66.64</text:p>
          </table:table-cell>
          <table:table-cell office:value-type="float" office:value="83.31" calcext:value-type="float">
            <text:p>83.31</text:p>
          </table:table-cell>
          <table:table-cell office:value-type="float" office:value="44.79" calcext:value-type="float">
            <text:p>44.79</text:p>
          </table:table-cell>
          <table:table-cell office:value-type="float" office:value="72.88" calcext:value-type="float">
            <text:p>72.88</text:p>
          </table:table-cell>
          <table:table-cell office:value-type="float" office:value="43.8" calcext:value-type="float">
            <text:p>43.8</text:p>
          </table:table-cell>
          <table:table-cell office:value-type="float" office:value="43.13" calcext:value-type="float">
            <text:p>43.1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8264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67880" calcext:value-type="float">
            <text:p>267880</text:p>
          </table:table-cell>
          <table:table-cell office:value-type="float" office:value="10023.597" calcext:value-type="float">
            <text:p>10023.597</text:p>
          </table:table-cell>
          <table:table-cell office:value-type="string" calcext:value-type="string">
            <text:p>("f9cffe7580de471b849ef00d3e166707ae3bf50ff9957bcc36d570f31804543a", "4c04df2ec1cc0dc1bf059bbf1f52f17282da711667e3830f2ff54b8ebc0fef76", "bbd44f57379053b961a9ead999851e76313917337fc4a216365ecedba00662ab", "dcc173ee15a6b65c038c1f39b247bbce1c9ac6451437414900c449483b03f0ee", "ae425b18747bc6f8e2010f21e9c762a6e38497d0d16c33c16c632e809b4d0458")</text:p>
          </table:table-cell>
          <table:table-cell table:number-columns-repeated="1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19" calcext:value-type="float">
            <text:p>97.19</text:p>
          </table:table-cell>
          <table:table-cell office:value-type="float" office:value="12.18" calcext:value-type="float">
            <text:p>12.18</text:p>
          </table:table-cell>
          <table:table-cell office:value-type="float" office:value="52.01" calcext:value-type="float">
            <text:p>52.01</text:p>
          </table:table-cell>
          <table:table-cell table:number-columns-repeated="2" office:value-type="float" office:value="51.5" calcext:value-type="float">
            <text:p>51.5</text:p>
          </table:table-cell>
          <table:table-cell office:value-type="float" office:value="77.79" calcext:value-type="float">
            <text:p>77.79</text:p>
          </table:table-cell>
          <table:table-cell office:value-type="float" office:value="39.82" calcext:value-type="float">
            <text:p>39.82</text:p>
          </table:table-cell>
          <table:table-cell office:value-type="float" office:value="70.35" calcext:value-type="float">
            <text:p>70.35</text:p>
          </table:table-cell>
          <table:table-cell office:value-type="float" office:value="35.41" calcext:value-type="float">
            <text:p>35.41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10.119" calcext:value-type="float">
            <text:p>310.119</text:p>
          </table:table-cell>
          <table:table-cell office:value-type="string" calcext:value-type="string">
            <text:p>8fd4852a38be4fb1193abdcf5aeccec8be849a450fd92bfb10ca8a75ab2e0baa</text:p>
          </table:table-cell>
          <table:table-cell office:value-type="float" office:value="89.16" calcext:value-type="float">
            <text:p>89.16</text:p>
          </table:table-cell>
          <table:table-cell office:value-type="float" office:value="13.28" calcext:value-type="float">
            <text:p>13.28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53.63" calcext:value-type="float">
            <text:p>53.63</text:p>
          </table:table-cell>
          <table:table-cell office:value-type="float" office:value="78.05" calcext:value-type="float">
            <text:p>78.05</text:p>
          </table:table-cell>
          <table:table-cell office:value-type="float" office:value="40.41" calcext:value-type="float">
            <text:p>40.41</text:p>
          </table:table-cell>
          <table:table-cell office:value-type="float" office:value="70.61" calcext:value-type="float">
            <text:p>70.61</text:p>
          </table:table-cell>
          <table:table-cell office:value-type="float" office:value="36.79" calcext:value-type="float">
            <text:p>36.79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4.224" calcext:value-type="float">
            <text:p>174.224</text:p>
          </table:table-cell>
          <table:table-cell office:value-type="string" calcext:value-type="string">
            <text:p>d965168236eeae4a578e18d13af0bbe5d6f90aa75f49619cda179aa87e9b8dd6</text:p>
          </table:table-cell>
          <table:table-cell office:value-type="float" office:value="97.19" calcext:value-type="float">
            <text:p>97.19</text:p>
          </table:table-cell>
          <table:table-cell office:value-type="float" office:value="12.18" calcext:value-type="float">
            <text:p>12.18</text:p>
          </table:table-cell>
          <table:table-cell office:value-type="float" office:value="52.01" calcext:value-type="float">
            <text:p>52.01</text:p>
          </table:table-cell>
          <table:table-cell table:number-columns-repeated="2" office:value-type="float" office:value="51.5" calcext:value-type="float">
            <text:p>51.5</text:p>
          </table:table-cell>
          <table:table-cell office:value-type="float" office:value="77.79" calcext:value-type="float">
            <text:p>77.79</text:p>
          </table:table-cell>
          <table:table-cell office:value-type="float" office:value="39.82" calcext:value-type="float">
            <text:p>39.82</text:p>
          </table:table-cell>
          <table:table-cell office:value-type="float" office:value="70.35" calcext:value-type="float">
            <text:p>70.35</text:p>
          </table:table-cell>
          <table:table-cell office:value-type="float" office:value="35.41" calcext:value-type="float">
            <text:p>35.41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6.55" calcext:value-type="float">
            <text:p>176.55</text:p>
          </table:table-cell>
          <table:table-cell office:value-type="string" calcext:value-type="string">
            <text:p>8fd4852a38be4fb1193abdcf5aeccec8be849a450fd92bfb10ca8a75ab2e0baa</text:p>
          </table:table-cell>
          <table:table-cell office:value-type="float" office:value="89.16" calcext:value-type="float">
            <text:p>89.16</text:p>
          </table:table-cell>
          <table:table-cell office:value-type="float" office:value="13.28" calcext:value-type="float">
            <text:p>13.28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53.63" calcext:value-type="float">
            <text:p>53.63</text:p>
          </table:table-cell>
          <table:table-cell office:value-type="float" office:value="78.05" calcext:value-type="float">
            <text:p>78.05</text:p>
          </table:table-cell>
          <table:table-cell office:value-type="float" office:value="40.41" calcext:value-type="float">
            <text:p>40.41</text:p>
          </table:table-cell>
          <table:table-cell office:value-type="float" office:value="70.61" calcext:value-type="float">
            <text:p>70.61</text:p>
          </table:table-cell>
          <table:table-cell office:value-type="float" office:value="36.79" calcext:value-type="float">
            <text:p>36.79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2.89" calcext:value-type="float">
            <text:p>172.89</text:p>
          </table:table-cell>
          <table:table-cell office:value-type="string" calcext:value-type="string">
            <text:p>d965168236eeae4a578e18d13af0bbe5d6f90aa75f49619cda179aa87e9b8dd6</text:p>
          </table:table-cell>
          <table:table-cell office:value-type="float" office:value="99.92" calcext:value-type="float">
            <text:p>99.92</text:p>
          </table:table-cell>
          <table:table-cell office:value-type="float" office:value="18.3" calcext:value-type="float">
            <text:p>18.3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60.84" calcext:value-type="float">
            <text:p>60.84</text:p>
          </table:table-cell>
          <table:table-cell office:value-type="float" office:value="82.31" calcext:value-type="float">
            <text:p>82.31</text:p>
          </table:table-cell>
          <table:table-cell office:value-type="float" office:value="42.89" calcext:value-type="float">
            <text:p>42.89</text:p>
          </table:table-cell>
          <table:table-cell office:value-type="float" office:value="72.1" calcext:value-type="float">
            <text:p>72.1</text:p>
          </table:table-cell>
          <table:table-cell office:value-type="float" office:value="40.15" calcext:value-type="float">
            <text:p>40.1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6280" calcext:value-type="float">
            <text:p>536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920" calcext:value-type="float">
            <text:p>110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d902b88346046f55d9a51a3177db5b88f324ef89c351758030056e369939f1", "c112a173810de2191471158210094d136598dc8eaf4a2bb43b296786dbdf239f", "bc2f6d76277d3ee4e29a45bf703eb41a930c458b7dc7677fdcbda06ac143e766", "8b3cb1780b68df2b983c20f1da144e38dcb45bb2a03b5a4f76fff088c2af7b30", "022e0958a8f04491955f7621437be444bc715bebd5dbe506258dc49a3e00ff03")</text:p>
          </table:table-cell>
          <table:table-cell office:value-type="float" office:value="99.96" calcext:value-type="float">
            <text:p>99.96</text:p>
          </table:table-cell>
          <table:table-cell office:value-type="float" office:value="20.67" calcext:value-type="float">
            <text:p>20.67</text:p>
          </table:table-cell>
          <table:table-cell office:value-type="float" office:value="59.57" calcext:value-type="float">
            <text:p>59.57</text:p>
          </table:table-cell>
          <table:table-cell table:number-columns-repeated="2" office:value-type="float" office:value="63.98" calcext:value-type="float">
            <text:p>63.98</text:p>
          </table:table-cell>
          <table:table-cell office:value-type="float" office:value="83.38" calcext:value-type="float">
            <text:p>83.38</text:p>
          </table:table-cell>
          <table:table-cell office:value-type="float" office:value="43.99" calcext:value-type="float">
            <text:p>43.99</text:p>
          </table:table-cell>
          <table:table-cell office:value-type="float" office:value="72.7" calcext:value-type="float">
            <text:p>72.7</text:p>
          </table:table-cell>
          <table:table-cell office:value-type="float" office:value="42.43" calcext:value-type="float">
            <text:p>42.43</text:p>
          </table:table-cell>
          <table:table-cell office:value-type="float" office:value="42.33" calcext:value-type="float">
            <text:p>42.3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3200" calcext:value-type="float">
            <text:p>1.07E+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644600" calcext:value-type="float">
            <text:p>644600</text:p>
          </table:table-cell>
          <table:table-cell office:value-type="float" office:value="8764.268" calcext:value-type="float">
            <text:p>8764.268</text:p>
          </table:table-cell>
          <table:table-cell office:value-type="string" calcext:value-type="string">
            <text:p>("b6f37dce6671935fb5b022b7dbf205ba630387c7389332d9055b39ebc4031aba", "a1e0d0a7917fff9ca783f00844789b5f5e308569c0e9e6f3b95fe397cbf40081", "97e82368ab3fcde75b6e761d18a30fbe5c28eaf15d5fb151da47ae30586e31a7", "4ffe8b9f18e14c7652306fbbdc15d0ab54cb3b6f7b5048cca593f48b6112579c", "9fb5a179d008c5872a13c1fffaeec38925a10fb0b07696bfe3bb75548b502a82")</text:p>
          </table:table-cell>
          <table:table-cell table:number-columns-repeated="1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59" calcext:value-type="float">
            <text:p>97.59</text:p>
          </table:table-cell>
          <table:table-cell office:value-type="float" office:value="7.88" calcext:value-type="float">
            <text:p>7.88</text:p>
          </table:table-cell>
          <table:table-cell office:value-type="float" office:value="53.01" calcext:value-type="float">
            <text:p>53.01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73.64" calcext:value-type="float">
            <text:p>73.64</text:p>
          </table:table-cell>
          <table:table-cell office:value-type="float" office:value="37.19" calcext:value-type="float">
            <text:p>37.19</text:p>
          </table:table-cell>
          <table:table-cell office:value-type="float" office:value="69.04" calcext:value-type="float">
            <text:p>69.04</text:p>
          </table:table-cell>
          <table:table-cell office:value-type="float" office:value="33.21" calcext:value-type="float">
            <text:p>33.21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98.524" calcext:value-type="float">
            <text:p>398.524</text:p>
          </table:table-cell>
          <table:table-cell office:value-type="string" calcext:value-type="string">
            <text:p>f039431b52c81ed87f8c1f16dc74d0d033b177e331540b8a25b2aae1f2546aae</text:p>
          </table:table-cell>
          <table:table-cell office:value-type="float" office:value="87.35" calcext:value-type="float">
            <text:p>87.35</text:p>
          </table:table-cell>
          <table:table-cell office:value-type="float" office:value="8.45" calcext:value-type="float">
            <text:p>8.45</text:p>
          </table:table-cell>
          <table:table-cell office:value-type="float" office:value="52.44" calcext:value-type="float">
            <text:p>52.44</text:p>
          </table:table-cell>
          <table:table-cell table:number-columns-repeated="2" office:value-type="float" office:value="43.53" calcext:value-type="float">
            <text:p>43.53</text:p>
          </table:table-cell>
          <table:table-cell office:value-type="float" office:value="74.83" calcext:value-type="float">
            <text:p>74.83</text:p>
          </table:table-cell>
          <table:table-cell office:value-type="float" office:value="37.61" calcext:value-type="float">
            <text:p>37.61</text:p>
          </table:table-cell>
          <table:table-cell office:value-type="float" office:value="69.25" calcext:value-type="float">
            <text:p>69.25</text:p>
          </table:table-cell>
          <table:table-cell office:value-type="float" office:value="33.26" calcext:value-type="float">
            <text:p>33.26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8.06" calcext:value-type="float">
            <text:p>298.06</text:p>
          </table:table-cell>
          <table:table-cell office:value-type="string" calcext:value-type="string">
            <text:p>73ada6532d4eb5594f9b05310f2da88ed602487f0f40a758a81ffdd9359d1a42</text:p>
          </table:table-cell>
          <table:table-cell office:value-type="float" office:value="97.59" calcext:value-type="float">
            <text:p>97.59</text:p>
          </table:table-cell>
          <table:table-cell office:value-type="float" office:value="7.88" calcext:value-type="float">
            <text:p>7.88</text:p>
          </table:table-cell>
          <table:table-cell office:value-type="float" office:value="53.01" calcext:value-type="float">
            <text:p>53.01</text:p>
          </table:table-cell>
          <table:table-cell table:number-columns-repeated="2" office:value-type="float" office:value="43.75" calcext:value-type="float">
            <text:p>43.75</text:p>
          </table:table-cell>
          <table:table-cell office:value-type="float" office:value="73.64" calcext:value-type="float">
            <text:p>73.64</text:p>
          </table:table-cell>
          <table:table-cell office:value-type="float" office:value="37.19" calcext:value-type="float">
            <text:p>37.19</text:p>
          </table:table-cell>
          <table:table-cell office:value-type="float" office:value="69.04" calcext:value-type="float">
            <text:p>69.04</text:p>
          </table:table-cell>
          <table:table-cell office:value-type="float" office:value="33.21" calcext:value-type="float">
            <text:p>33.21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0.102" calcext:value-type="float">
            <text:p>300.102</text:p>
          </table:table-cell>
          <table:table-cell office:value-type="string" calcext:value-type="string">
            <text:p>f039431b52c81ed87f8c1f16dc74d0d033b177e331540b8a25b2aae1f2546aae</text:p>
          </table:table-cell>
          <table:table-cell office:value-type="float" office:value="87.35" calcext:value-type="float">
            <text:p>87.35</text:p>
          </table:table-cell>
          <table:table-cell office:value-type="float" office:value="8.45" calcext:value-type="float">
            <text:p>8.45</text:p>
          </table:table-cell>
          <table:table-cell office:value-type="float" office:value="52.44" calcext:value-type="float">
            <text:p>52.44</text:p>
          </table:table-cell>
          <table:table-cell table:number-columns-repeated="2" office:value-type="float" office:value="43.53" calcext:value-type="float">
            <text:p>43.53</text:p>
          </table:table-cell>
          <table:table-cell office:value-type="float" office:value="74.83" calcext:value-type="float">
            <text:p>74.83</text:p>
          </table:table-cell>
          <table:table-cell office:value-type="float" office:value="37.61" calcext:value-type="float">
            <text:p>37.61</text:p>
          </table:table-cell>
          <table:table-cell office:value-type="float" office:value="69.25" calcext:value-type="float">
            <text:p>69.25</text:p>
          </table:table-cell>
          <table:table-cell office:value-type="float" office:value="33.26" calcext:value-type="float">
            <text:p>33.26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6.039" calcext:value-type="float">
            <text:p>296.039</text:p>
          </table:table-cell>
          <table:table-cell office:value-type="string" calcext:value-type="string">
            <text:p>73ada6532d4eb5594f9b05310f2da88ed602487f0f40a758a81ffdd9359d1a42</text:p>
          </table:table-cell>
          <table:table-cell office:value-type="float" office:value="99.96" calcext:value-type="float">
            <text:p>99.96</text:p>
          </table:table-cell>
          <table:table-cell office:value-type="float" office:value="16.78" calcext:value-type="float">
            <text:p>16.78</text:p>
          </table:table-cell>
          <table:table-cell office:value-type="float" office:value="59.26" calcext:value-type="float">
            <text:p>59.26</text:p>
          </table:table-cell>
          <table:table-cell table:number-columns-repeated="2" office:value-type="float" office:value="56.91" calcext:value-type="float">
            <text:p>56.91</text:p>
          </table:table-cell>
          <table:table-cell office:value-type="float" office:value="79.8" calcext:value-type="float">
            <text:p>79.8</text:p>
          </table:table-cell>
          <table:table-cell office:value-type="float" office:value="41.8" calcext:value-type="float">
            <text:p>41.8</text:p>
          </table:table-cell>
          <table:table-cell office:value-type="float" office:value="71.52" calcext:value-type="float">
            <text:p>71.52</text:p>
          </table:table-cell>
          <table:table-cell office:value-type="float" office:value="40.11" calcext:value-type="float">
            <text:p>40.1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0040" calcext:value-type="float">
            <text:p>530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80" calcext:value-type="float">
            <text:p>170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ba4a5bb5ce0e2f8e784b623b036424e8f39ad33506a9c8782e2f225c8dad4f2", "5f8866c38571eaeee3b105814e24e9a6cebc36e49706ea4457545c8cc69e3138", "98d3c00a1e04b1e4eba485911d2687b2948f0fd4ada55b6c11cba9948e312ed3", "739b9f7b9e6ffb15074cbb4fabf3c022510b1c79ce1ab194034a53cc3fd6c310", "5c58d12c006fdc9ee81d4d07a739f410ac69dbb82d3d13f89ef4d1863eb15b15")</text:p>
          </table:table-cell>
          <table:table-cell office:value-type="float" office:value="100" calcext:value-type="float">
            <text:p>100</text:p>
          </table:table-cell>
          <table:table-cell office:value-type="float" office:value="18.28" calcext:value-type="float">
            <text:p>18.28</text:p>
          </table:table-cell>
          <table:table-cell office:value-type="float" office:value="60.92" calcext:value-type="float">
            <text:p>60.92</text:p>
          </table:table-cell>
          <table:table-cell table:number-columns-repeated="2" office:value-type="float" office:value="57.98" calcext:value-type="float">
            <text:p>57.98</text:p>
          </table:table-cell>
          <table:table-cell office:value-type="float" office:value="80.88" calcext:value-type="float">
            <text:p>80.88</text:p>
          </table:table-cell>
          <table:table-cell office:value-type="float" office:value="42.4" calcext:value-type="float">
            <text:p>42.4</text:p>
          </table:table-cell>
          <table:table-cell office:value-type="float" office:value="71.95" calcext:value-type="float">
            <text:p>71.95</text:p>
          </table:table-cell>
          <table:table-cell office:value-type="float" office:value="41.22" calcext:value-type="float">
            <text:p>41.22</text:p>
          </table:table-cell>
          <table:table-cell office:value-type="float" office:value="41.53" calcext:value-type="float">
            <text:p>41.5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020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98400" calcext:value-type="float">
            <text:p>498400</text:p>
          </table:table-cell>
          <table:table-cell office:value-type="float" office:value="10728.706" calcext:value-type="float">
            <text:p>10728.706</text:p>
          </table:table-cell>
          <table:table-cell office:value-type="string" calcext:value-type="string">
            <text:p>("5f06b37e49fb4077b831624a44c737c412c9ef6887aac6bb854044bc87c37d83", "638d546b06c52da3f9076b654d84092820e565bdab3719b5495f3ab6812de053", "74ec5a13ce424a29c61ceb069daeafe1cd688e77e5bacf45e54c68681b4c0ac2", "95ee719ae245a32e7452127976c790c63f5d4a89797d15fb2335b573fb432f65", "4879073403cf64137a5293e9b59a1a688b6ec151ac6bbdefc93a828e3f669b8a")</text:p>
          </table:table-cell>
          <table:table-cell table:number-columns-repeated="19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6.39" calcext:value-type="float">
            <text:p>96.39</text:p>
          </table:table-cell>
          <table:table-cell office:value-type="float" office:value="11.15" calcext:value-type="float">
            <text:p>11.15</text:p>
          </table:table-cell>
          <table:table-cell office:value-type="float" office:value="53.01" calcext:value-type="float">
            <text:p>53.01</text:p>
          </table:table-cell>
          <table:table-cell table:number-columns-repeated="2" office:value-type="float" office:value="49.66" calcext:value-type="float">
            <text:p>49.66</text:p>
          </table:table-cell>
          <table:table-cell office:value-type="float" office:value="76.41" calcext:value-type="float">
            <text:p>76.41</text:p>
          </table:table-cell>
          <table:table-cell office:value-type="float" office:value="39.18" calcext:value-type="float">
            <text:p>39.18</text:p>
          </table:table-cell>
          <table:table-cell office:value-type="float" office:value="70" calcext:value-type="float">
            <text:p>70</text:p>
          </table:table-cell>
          <table:table-cell office:value-type="float" office:value="35.23" calcext:value-type="float">
            <text:p>35.23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6.019" calcext:value-type="float">
            <text:p>176.019</text:p>
          </table:table-cell>
          <table:table-cell office:value-type="string" calcext:value-type="string">
            <text:p>13735b537af983a208835071423ebe864d2b2b8da3e89fc2422462ba8b12e59e</text:p>
          </table:table-cell>
          <table:table-cell office:value-type="float" office:value="88.76" calcext:value-type="float">
            <text:p>88.76</text:p>
          </table:table-cell>
          <table:table-cell office:value-type="float" office:value="8.51" calcext:value-type="float">
            <text:p>8.51</text:p>
          </table:table-cell>
          <table:table-cell office:value-type="float" office:value="50.43" calcext:value-type="float">
            <text:p>50.43</text:p>
          </table:table-cell>
          <table:table-cell table:number-columns-repeated="2" office:value-type="float" office:value="46.47" calcext:value-type="float">
            <text:p>46.47</text:p>
          </table:table-cell>
          <table:table-cell office:value-type="float" office:value="74.11" calcext:value-type="float">
            <text:p>74.11</text:p>
          </table:table-cell>
          <table:table-cell office:value-type="float" office:value="38.01" calcext:value-type="float">
            <text:p>38.01</text:p>
          </table:table-cell>
          <table:table-cell office:value-type="float" office:value="69.2" calcext:value-type="float">
            <text:p>69.2</text:p>
          </table:table-cell>
          <table:table-cell office:value-type="float" office:value="33.37" calcext:value-type="float">
            <text:p>33.3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0.54" calcext:value-type="float">
            <text:p>120.54</text:p>
          </table:table-cell>
          <table:table-cell office:value-type="string" calcext:value-type="string">
            <text:p>25eb6cad2d6bd51ca200f4f6bc13e94dab9c63bae22f099faea32c8e02f4384b</text:p>
          </table:table-cell>
          <table:table-cell office:value-type="float" office:value="96.39" calcext:value-type="float">
            <text:p>96.39</text:p>
          </table:table-cell>
          <table:table-cell office:value-type="float" office:value="11.15" calcext:value-type="float">
            <text:p>11.15</text:p>
          </table:table-cell>
          <table:table-cell office:value-type="float" office:value="53.01" calcext:value-type="float">
            <text:p>53.01</text:p>
          </table:table-cell>
          <table:table-cell table:number-columns-repeated="2" office:value-type="float" office:value="49.66" calcext:value-type="float">
            <text:p>49.66</text:p>
          </table:table-cell>
          <table:table-cell office:value-type="float" office:value="76.41" calcext:value-type="float">
            <text:p>76.41</text:p>
          </table:table-cell>
          <table:table-cell office:value-type="float" office:value="39.18" calcext:value-type="float">
            <text:p>39.18</text:p>
          </table:table-cell>
          <table:table-cell office:value-type="float" office:value="70" calcext:value-type="float">
            <text:p>70</text:p>
          </table:table-cell>
          <table:table-cell office:value-type="float" office:value="35.23" calcext:value-type="float">
            <text:p>35.23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5.969" calcext:value-type="float">
            <text:p>125.969</text:p>
          </table:table-cell>
          <table:table-cell office:value-type="string" calcext:value-type="string">
            <text:p>13735b537af983a208835071423ebe864d2b2b8da3e89fc2422462ba8b12e59e</text:p>
          </table:table-cell>
          <table:table-cell office:value-type="float" office:value="88.76" calcext:value-type="float">
            <text:p>88.76</text:p>
          </table:table-cell>
          <table:table-cell office:value-type="float" office:value="8.51" calcext:value-type="float">
            <text:p>8.51</text:p>
          </table:table-cell>
          <table:table-cell office:value-type="float" office:value="50.43" calcext:value-type="float">
            <text:p>50.43</text:p>
          </table:table-cell>
          <table:table-cell table:number-columns-repeated="2" office:value-type="float" office:value="46.47" calcext:value-type="float">
            <text:p>46.47</text:p>
          </table:table-cell>
          <table:table-cell office:value-type="float" office:value="74.11" calcext:value-type="float">
            <text:p>74.11</text:p>
          </table:table-cell>
          <table:table-cell office:value-type="float" office:value="38.01" calcext:value-type="float">
            <text:p>38.01</text:p>
          </table:table-cell>
          <table:table-cell office:value-type="float" office:value="69.2" calcext:value-type="float">
            <text:p>69.2</text:p>
          </table:table-cell>
          <table:table-cell office:value-type="float" office:value="33.37" calcext:value-type="float">
            <text:p>33.37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9.395" calcext:value-type="float">
            <text:p>119.395</text:p>
          </table:table-cell>
          <table:table-cell office:value-type="string" calcext:value-type="string">
            <text:p>25eb6cad2d6bd51ca200f4f6bc13e94dab9c63bae22f099faea32c8e02f4384b</text:p>
          </table:table-cell>
          <table:table-cell office:value-type="float" office:value="99.88" calcext:value-type="float">
            <text:p>99.88</text:p>
          </table:table-cell>
          <table:table-cell office:value-type="float" office:value="16.59" calcext:value-type="float">
            <text:p>16.59</text:p>
          </table:table-cell>
          <table:table-cell office:value-type="float" office:value="59.43" calcext:value-type="float">
            <text:p>59.43</text:p>
          </table:table-cell>
          <table:table-cell table:number-columns-repeated="2" office:value-type="float" office:value="55.2" calcext:value-type="float">
            <text:p>55.2</text:p>
          </table:table-cell>
          <table:table-cell office:value-type="float" office:value="80.21" calcext:value-type="float">
            <text:p>80.21</text:p>
          </table:table-cell>
          <table:table-cell office:value-type="float" office:value="41.69" calcext:value-type="float">
            <text:p>41.69</text:p>
          </table:table-cell>
          <table:table-cell office:value-type="float" office:value="71.53" calcext:value-type="float">
            <text:p>71.53</text:p>
          </table:table-cell>
          <table:table-cell office:value-type="float" office:value="39.83" calcext:value-type="float">
            <text:p>39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3640" calcext:value-type="float">
            <text:p>5336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80" calcext:value-type="float">
            <text:p>133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4dd471505e40aef55432ca2b68903c85bb68b600bae29ab89e30df227a47905", "211839ea92c3bf12cc6fa92b5a4044de56adedbcdf461054251db05ad7170589", "71547ca60f9e88d2baea82c62ad0910340dea3bdbf08d6a1c5ea7d9cb22d1d23", "44c4ccb65f49c041b609da8a29ebc1cc2968875782a5eea102a1cc89ce937737", "b2000ab0496b5ad5d0e14997a904f65e9a591eb7391873581419717203cfba7d")</text:p>
          </table:table-cell>
          <table:table-cell office:value-type="float" office:value="100" calcext:value-type="float">
            <text:p>100</text:p>
          </table:table-cell>
          <table:table-cell office:value-type="float" office:value="16.68" calcext:value-type="float">
            <text:p>16.68</text:p>
          </table:table-cell>
          <table:table-cell office:value-type="float" office:value="59.51" calcext:value-type="float">
            <text:p>59.51</text:p>
          </table:table-cell>
          <table:table-cell table:number-columns-repeated="2" office:value-type="float" office:value="54.94" calcext:value-type="float">
            <text:p>54.94</text:p>
          </table:table-cell>
          <table:table-cell office:value-type="float" office:value="80.45" calcext:value-type="float">
            <text:p>80.45</text:p>
          </table:table-cell>
          <table:table-cell office:value-type="float" office:value="41.94" calcext:value-type="float">
            <text:p>41.94</text:p>
          </table:table-cell>
          <table:table-cell office:value-type="float" office:value="71.57" calcext:value-type="float">
            <text:p>71.57</text:p>
          </table:table-cell>
          <table:table-cell office:value-type="float" office:value="40.04" calcext:value-type="float">
            <text:p>40.04</text:p>
          </table:table-cell>
          <table:table-cell office:value-type="float" office:value="40.6" calcext:value-type="float">
            <text:p>40.6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7880" calcext:value-type="float">
            <text:p>1.07E+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6920" calcext:value-type="float">
            <text:p>96920</text:p>
          </table:table-cell>
          <table:table-cell office:value-type="float" office:value="9009.055" calcext:value-type="float">
            <text:p>9009.055</text:p>
          </table:table-cell>
          <table:table-cell office:value-type="string" calcext:value-type="string">
            <text:p>("9ebb2a52cdd0d252fe96499418d88de42e6725711a5d6062ce7ebca9226cfce1", "a513aa6a2a3a74c9d6a1d789cfdc28763ea9d09cc21db3fea30b0d9125fd452d", "782cdd257fde926ad41a9c209739534ca535ca1c1b0ffe156b782f0b55e70648", "897d19d16b17ef3c54cc0f24da063ec742ec945e72a29b35f0bec6986d961402", "d32f54fed0e08876eb697b42fd834420bf1e922813c33b52a1a497539b7d8b41")</text:p>
          </table:table-cell>
          <table:table-cell table:number-columns-repeated="19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6.79" calcext:value-type="float">
            <text:p>96.79</text:p>
          </table:table-cell>
          <table:table-cell office:value-type="float" office:value="8.93" calcext:value-type="float">
            <text:p>8.93</text:p>
          </table:table-cell>
          <table:table-cell office:value-type="float" office:value="45.85" calcext:value-type="float">
            <text:p>45.85</text:p>
          </table:table-cell>
          <table:table-cell table:number-columns-repeated="2" office:value-type="float" office:value="47.69" calcext:value-type="float">
            <text:p>47.69</text:p>
          </table:table-cell>
          <table:table-cell office:value-type="float" office:value="75.6" calcext:value-type="float">
            <text:p>75.6</text:p>
          </table:table-cell>
          <table:table-cell office:value-type="float" office:value="38.45" calcext:value-type="float">
            <text:p>38.45</text:p>
          </table:table-cell>
          <table:table-cell office:value-type="float" office:value="69.46" calcext:value-type="float">
            <text:p>69.46</text:p>
          </table:table-cell>
          <table:table-cell office:value-type="float" office:value="31.75" calcext:value-type="float">
            <text:p>31.7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96.75" calcext:value-type="float">
            <text:p>296.75</text:p>
          </table:table-cell>
          <table:table-cell office:value-type="string" calcext:value-type="string">
            <text:p>2222d5cf463b6209f31ea9710a1c48bf8e6a7c102d0c77dc86d060f9f6ab184f</text:p>
          </table:table-cell>
          <table:table-cell office:value-type="float" office:value="86.75" calcext:value-type="float">
            <text:p>86.75</text:p>
          </table:table-cell>
          <table:table-cell office:value-type="float" office:value="8.51" calcext:value-type="float">
            <text:p>8.51</text:p>
          </table:table-cell>
          <table:table-cell office:value-type="float" office:value="47.42" calcext:value-type="float">
            <text:p>47.42</text:p>
          </table:table-cell>
          <table:table-cell table:number-columns-repeated="2" office:value-type="float" office:value="46.8" calcext:value-type="float">
            <text:p>46.8</text:p>
          </table:table-cell>
          <table:table-cell office:value-type="float" office:value="74.78" calcext:value-type="float">
            <text:p>74.78</text:p>
          </table:table-cell>
          <table:table-cell office:value-type="float" office:value="37.94" calcext:value-type="float">
            <text:p>37.94</text:p>
          </table:table-cell>
          <table:table-cell office:value-type="float" office:value="69.32" calcext:value-type="float">
            <text:p>69.32</text:p>
          </table:table-cell>
          <table:table-cell office:value-type="float" office:value="31.94" calcext:value-type="float">
            <text:p>31.94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7.034" calcext:value-type="float">
            <text:p>257.034</text:p>
          </table:table-cell>
          <table:table-cell office:value-type="string" calcext:value-type="string">
            <text:p>2ba21a8afd40a972aa7e74b94aa6c631a961be38b70c9c952f0bbbee28549724</text:p>
          </table:table-cell>
          <table:table-cell office:value-type="float" office:value="96.79" calcext:value-type="float">
            <text:p>96.79</text:p>
          </table:table-cell>
          <table:table-cell office:value-type="float" office:value="8.93" calcext:value-type="float">
            <text:p>8.93</text:p>
          </table:table-cell>
          <table:table-cell office:value-type="float" office:value="45.85" calcext:value-type="float">
            <text:p>45.85</text:p>
          </table:table-cell>
          <table:table-cell table:number-columns-repeated="2" office:value-type="float" office:value="47.69" calcext:value-type="float">
            <text:p>47.69</text:p>
          </table:table-cell>
          <table:table-cell office:value-type="float" office:value="75.6" calcext:value-type="float">
            <text:p>75.6</text:p>
          </table:table-cell>
          <table:table-cell office:value-type="float" office:value="38.45" calcext:value-type="float">
            <text:p>38.45</text:p>
          </table:table-cell>
          <table:table-cell office:value-type="float" office:value="69.46" calcext:value-type="float">
            <text:p>69.46</text:p>
          </table:table-cell>
          <table:table-cell office:value-type="float" office:value="31.75" calcext:value-type="float">
            <text:p>31.7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61.144" calcext:value-type="float">
            <text:p>261.144</text:p>
          </table:table-cell>
          <table:table-cell office:value-type="string" calcext:value-type="string">
            <text:p>2222d5cf463b6209f31ea9710a1c48bf8e6a7c102d0c77dc86d060f9f6ab184f</text:p>
          </table:table-cell>
          <table:table-cell office:value-type="float" office:value="86.75" calcext:value-type="float">
            <text:p>86.75</text:p>
          </table:table-cell>
          <table:table-cell office:value-type="float" office:value="8.51" calcext:value-type="float">
            <text:p>8.51</text:p>
          </table:table-cell>
          <table:table-cell office:value-type="float" office:value="47.42" calcext:value-type="float">
            <text:p>47.42</text:p>
          </table:table-cell>
          <table:table-cell table:number-columns-repeated="2" office:value-type="float" office:value="46.8" calcext:value-type="float">
            <text:p>46.8</text:p>
          </table:table-cell>
          <table:table-cell office:value-type="float" office:value="74.78" calcext:value-type="float">
            <text:p>74.78</text:p>
          </table:table-cell>
          <table:table-cell office:value-type="float" office:value="37.94" calcext:value-type="float">
            <text:p>37.94</text:p>
          </table:table-cell>
          <table:table-cell office:value-type="float" office:value="69.32" calcext:value-type="float">
            <text:p>69.32</text:p>
          </table:table-cell>
          <table:table-cell office:value-type="float" office:value="31.94" calcext:value-type="float">
            <text:p>31.94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1.877" calcext:value-type="float">
            <text:p>261.877</text:p>
          </table:table-cell>
          <table:table-cell office:value-type="string" calcext:value-type="string">
            <text:p>2ba21a8afd40a972aa7e74b94aa6c631a961be38b70c9c952f0bbbee28549724</text:p>
          </table:table-cell>
          <table:table-cell office:value-type="float" office:value="99.88" calcext:value-type="float">
            <text:p>99.88</text:p>
          </table:table-cell>
          <table:table-cell office:value-type="float" office:value="18.6" calcext:value-type="float">
            <text:p>18.6</text:p>
          </table:table-cell>
          <table:table-cell office:value-type="float" office:value="60.86" calcext:value-type="float">
            <text:p>60.86</text:p>
          </table:table-cell>
          <table:table-cell table:number-columns-repeated="2" office:value-type="float" office:value="59.44" calcext:value-type="float">
            <text:p>59.44</text:p>
          </table:table-cell>
          <table:table-cell office:value-type="float" office:value="80.72" calcext:value-type="float">
            <text:p>80.72</text:p>
          </table:table-cell>
          <table:table-cell office:value-type="float" office:value="42.79" calcext:value-type="float">
            <text:p>42.79</text:p>
          </table:table-cell>
          <table:table-cell office:value-type="float" office:value="71.99" calcext:value-type="float">
            <text:p>71.99</text:p>
          </table:table-cell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9720" calcext:value-type="float">
            <text:p>5397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20" calcext:value-type="float">
            <text:p>9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708a795fbee67d8fe92b6bd90cde5edde32998888f40d2466b536d5931177c", "5065e10693aaa2860d109ad565c9864e69f0c4f9de86591786b6f131f5da81a2", "31ef332e35650c6f0f52bab6df2bfb04a6515ff71608aa8048ee52e06a78e5c3", "3758f65c8cdd69fb0abf6358dc78bae9d3b186a5e7fced621727e088b13acca9", "c84ff4ed551184390ec590eca02b9158717b6216c672b26aec119178dc1ac402")</text:p>
          </table:table-cell>
          <table:table-cell office:value-type="float" office:value="100" calcext:value-type="float">
            <text:p>100</text:p>
          </table:table-cell>
          <table:table-cell office:value-type="float" office:value="18.31" calcext:value-type="float">
            <text:p>18.31</text:p>
          </table:table-cell>
          <table:table-cell office:value-type="float" office:value="61.43" calcext:value-type="float">
            <text:p>61.43</text:p>
          </table:table-cell>
          <table:table-cell table:number-columns-repeated="2" office:value-type="float" office:value="58.32" calcext:value-type="float">
            <text:p>58.32</text:p>
          </table:table-cell>
          <table:table-cell office:value-type="float" office:value="80.37" calcext:value-type="float">
            <text:p>80.37</text:p>
          </table:table-cell>
          <table:table-cell office:value-type="float" office:value="42.49" calcext:value-type="float">
            <text:p>42.49</text:p>
          </table:table-cell>
          <table:table-cell office:value-type="float" office:value="71.89" calcext:value-type="float">
            <text:p>71.89</text:p>
          </table:table-cell>
          <table:table-cell office:value-type="float" office:value="41.63" calcext:value-type="float">
            <text:p>41.63</text:p>
          </table:table-cell>
          <table:table-cell office:value-type="float" office:value="42.57" calcext:value-type="float">
            <text:p>42.57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888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418320" calcext:value-type="float">
            <text:p>418320</text:p>
          </table:table-cell>
          <table:table-cell office:value-type="float" office:value="9247.694" calcext:value-type="float">
            <text:p>9247.694</text:p>
          </table:table-cell>
          <table:table-cell office:value-type="string" calcext:value-type="string">
            <text:p>("ac70d918bcb42f5dbd45e99fdee76c0083467c17a22a7448a8a105415ea16a90", "4d91b83f0a0cc6524d2c2ed2f34da05fda0c27cc75c44798bdfdc48ee5682cfa", "82c8ae696f82ec30fa24e3d69c96797919fc47e4786e07fd0af1d17b718a7fce", "103e609e11798d62ad88eab4774ba5bd94003c57b8dadb3cb24b1455120b658f", "4197a895bbb05e5e865527f3040faa74dbab73907d597362d91c8bec5a96035d")</text:p>
          </table:table-cell>
          <table:table-cell table:number-columns-repeated="1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39" calcext:value-type="float">
            <text:p>97.39</text:p>
          </table:table-cell>
          <table:table-cell office:value-type="float" office:value="13.47" calcext:value-type="float">
            <text:p>13.47</text:p>
          </table:table-cell>
          <table:table-cell office:value-type="float" office:value="56.88" calcext:value-type="float">
            <text:p>56.88</text:p>
          </table:table-cell>
          <table:table-cell table:number-columns-repeated="2" office:value-type="float" office:value="51.13" calcext:value-type="float">
            <text:p>51.13</text:p>
          </table:table-cell>
          <table:table-cell office:value-type="float" office:value="78.13" calcext:value-type="float">
            <text:p>78.13</text:p>
          </table:table-cell>
          <table:table-cell office:value-type="float" office:value="39.94" calcext:value-type="float">
            <text:p>39.94</text:p>
          </table:table-cell>
          <table:table-cell office:value-type="float" office:value="70.66" calcext:value-type="float">
            <text:p>70.66</text:p>
          </table:table-cell>
          <table:table-cell office:value-type="float" office:value="37.18" calcext:value-type="float">
            <text:p>37.1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5.187" calcext:value-type="float">
            <text:p>285.187</text:p>
          </table:table-cell>
          <table:table-cell office:value-type="string" calcext:value-type="string">
            <text:p>05562867d9c6378846067ec50b31a1a36be1a6c0695776dbefb28c8c47017700</text:p>
          </table:table-cell>
          <table:table-cell office:value-type="float" office:value="89.56" calcext:value-type="float">
            <text:p>89.56</text:p>
          </table:table-cell>
          <table:table-cell office:value-type="float" office:value="10.13" calcext:value-type="float">
            <text:p>10.13</text:p>
          </table:table-cell>
          <table:table-cell office:value-type="float" office:value="50.14" calcext:value-type="float">
            <text:p>50.14</text:p>
          </table:table-cell>
          <table:table-cell table:number-columns-repeated="2" office:value-type="float" office:value="47.84" calcext:value-type="float">
            <text:p>47.84</text:p>
          </table:table-cell>
          <table:table-cell office:value-type="float" office:value="76.43" calcext:value-type="float">
            <text:p>76.43</text:p>
          </table:table-cell>
          <table:table-cell office:value-type="float" office:value="38.72" calcext:value-type="float">
            <text:p>38.72</text:p>
          </table:table-cell>
          <table:table-cell office:value-type="float" office:value="69.78" calcext:value-type="float">
            <text:p>69.78</text:p>
          </table:table-cell>
          <table:table-cell office:value-type="float" office:value="33.54" calcext:value-type="float">
            <text:p>33.54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9.344" calcext:value-type="float">
            <text:p>239.344</text:p>
          </table:table-cell>
          <table:table-cell office:value-type="string" calcext:value-type="string">
            <text:p>36a9800be19a9ff88131f3effeb7e8e21a5f40446227e15db188d745df61549c</text:p>
          </table:table-cell>
          <table:table-cell office:value-type="float" office:value="97.39" calcext:value-type="float">
            <text:p>97.39</text:p>
          </table:table-cell>
          <table:table-cell office:value-type="float" office:value="13.47" calcext:value-type="float">
            <text:p>13.47</text:p>
          </table:table-cell>
          <table:table-cell office:value-type="float" office:value="56.88" calcext:value-type="float">
            <text:p>56.88</text:p>
          </table:table-cell>
          <table:table-cell table:number-columns-repeated="2" office:value-type="float" office:value="51.13" calcext:value-type="float">
            <text:p>51.13</text:p>
          </table:table-cell>
          <table:table-cell office:value-type="float" office:value="78.13" calcext:value-type="float">
            <text:p>78.13</text:p>
          </table:table-cell>
          <table:table-cell office:value-type="float" office:value="39.94" calcext:value-type="float">
            <text:p>39.94</text:p>
          </table:table-cell>
          <table:table-cell office:value-type="float" office:value="70.66" calcext:value-type="float">
            <text:p>70.66</text:p>
          </table:table-cell>
          <table:table-cell office:value-type="float" office:value="37.18" calcext:value-type="float">
            <text:p>37.1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48.937" calcext:value-type="float">
            <text:p>248.937</text:p>
          </table:table-cell>
          <table:table-cell office:value-type="string" calcext:value-type="string">
            <text:p>05562867d9c6378846067ec50b31a1a36be1a6c0695776dbefb28c8c47017700</text:p>
          </table:table-cell>
          <table:table-cell office:value-type="float" office:value="89.56" calcext:value-type="float">
            <text:p>89.56</text:p>
          </table:table-cell>
          <table:table-cell office:value-type="float" office:value="10.13" calcext:value-type="float">
            <text:p>10.13</text:p>
          </table:table-cell>
          <table:table-cell office:value-type="float" office:value="50.14" calcext:value-type="float">
            <text:p>50.14</text:p>
          </table:table-cell>
          <table:table-cell table:number-columns-repeated="2" office:value-type="float" office:value="47.84" calcext:value-type="float">
            <text:p>47.84</text:p>
          </table:table-cell>
          <table:table-cell office:value-type="float" office:value="76.43" calcext:value-type="float">
            <text:p>76.43</text:p>
          </table:table-cell>
          <table:table-cell office:value-type="float" office:value="38.72" calcext:value-type="float">
            <text:p>38.72</text:p>
          </table:table-cell>
          <table:table-cell office:value-type="float" office:value="69.78" calcext:value-type="float">
            <text:p>69.78</text:p>
          </table:table-cell>
          <table:table-cell office:value-type="float" office:value="33.54" calcext:value-type="float">
            <text:p>33.54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7.656" calcext:value-type="float">
            <text:p>237.656</text:p>
          </table:table-cell>
          <table:table-cell office:value-type="string" calcext:value-type="string">
            <text:p>36a9800be19a9ff88131f3effeb7e8e21a5f40446227e15db188d745df61549c</text:p>
          </table:table-cell>
          <table:table-cell office:value-type="float" office:value="99.88" calcext:value-type="float">
            <text:p>99.88</text:p>
          </table:table-cell>
          <table:table-cell office:value-type="float" office:value="15.81" calcext:value-type="float">
            <text:p>15.81</text:p>
          </table:table-cell>
          <table:table-cell office:value-type="float" office:value="62.35" calcext:value-type="float">
            <text:p>62.35</text:p>
          </table:table-cell>
          <table:table-cell table:number-columns-repeated="2" office:value-type="float" office:value="53.2" calcext:value-type="float">
            <text:p>53.2</text:p>
          </table:table-cell>
          <table:table-cell office:value-type="float" office:value="78.13" calcext:value-type="float">
            <text:p>78.13</text:p>
          </table:table-cell>
          <table:table-cell office:value-type="float" office:value="41.5" calcext:value-type="float">
            <text:p>41.5</text:p>
          </table:table-cell>
          <table:table-cell office:value-type="float" office:value="71.16" calcext:value-type="float">
            <text:p>71.16</text:p>
          </table:table-cell>
          <table:table-cell office:value-type="float" office:value="40.73" calcext:value-type="float">
            <text:p>40.7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29480" calcext:value-type="float">
            <text:p>529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720" calcext:value-type="float">
            <text:p>455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785ed54170dee2a1da65913328e580369fb0fd9c0847040e2ac51a5d520fcd2", "fa2855f58b2c702a15287a5c01a3d48784eaafb4fcee7d702fff90fabd6ab1ed", "750a209dfbf9be69a7a6eb40cef79ca3e5c951261d507c7a49ac79ff29a33de2", "d0d511b1b4eb53bf35f88ca079d1cb6aa056e78c308268d934ecd12f04ae1eba", "f2ab33fc499257fef2db2c83eccf71608c383a16c3316fc39bc52a3c9cd13af3")</text:p>
          </table:table-cell>
          <table:table-cell office:value-type="float" office:value="100" calcext:value-type="float">
            <text:p>100</text:p>
          </table:table-cell>
          <table:table-cell office:value-type="float" office:value="16.94" calcext:value-type="float">
            <text:p>16.94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53.32" calcext:value-type="float">
            <text:p>53.32</text:p>
          </table:table-cell>
          <table:table-cell office:value-type="float" office:value="78.8" calcext:value-type="float">
            <text:p>78.8</text:p>
          </table:table-cell>
          <table:table-cell office:value-type="float" office:value="42" calcext:value-type="float">
            <text:p>42</text:p>
          </table:table-cell>
          <table:table-cell office:value-type="float" office:value="71.51" calcext:value-type="float">
            <text:p>71.51</text:p>
          </table:table-cell>
          <table:table-cell office:value-type="float" office:value="41.64" calcext:value-type="float">
            <text:p>41.64</text:p>
          </table:table-cell>
          <table:table-cell office:value-type="float" office:value="39.4" calcext:value-type="float">
            <text:p>39.4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60240" calcext:value-type="float">
            <text:p>1.06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8680" calcext:value-type="float">
            <text:p>588680</text:p>
          </table:table-cell>
          <table:table-cell office:value-type="float" office:value="8877.398" calcext:value-type="float">
            <text:p>8877.398</text:p>
          </table:table-cell>
          <table:table-cell office:value-type="string" calcext:value-type="string">
            <text:p>("4db767317971ae5e7c5999d4aedbe3adde20f3d7138ac25080ecacfb665d4022", "1c2c4da84576392a2bf8372035fef62de973c737f399b3f098f2e2b87265ff62", "879b4c860a45186b6ab3b95d91b4191f89910f208abdedea219f93dbac353f01", "46757a4f6c8e86941acf18f7644b26d8fa717d470942f01461ba5fac6c78e6d3", "d4c62b0c44b328f14072cbd8d8714bf623095200abac1b758a80e0c3d1fec4ae")</text:p>
          </table:table-cell>
          <table:table-cell table:number-columns-repeated="19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99" calcext:value-type="float">
            <text:p>97.99</text:p>
          </table:table-cell>
          <table:table-cell office:value-type="float" office:value="13.57" calcext:value-type="float">
            <text:p>13.57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4.23" calcext:value-type="float">
            <text:p>54.23</text:p>
          </table:table-cell>
          <table:table-cell office:value-type="float" office:value="77.57" calcext:value-type="float">
            <text:p>77.57</text:p>
          </table:table-cell>
          <table:table-cell office:value-type="float" office:value="40.45" calcext:value-type="float">
            <text:p>40.45</text:p>
          </table:table-cell>
          <table:table-cell office:value-type="float" office:value="70.62" calcext:value-type="float">
            <text:p>70.62</text:p>
          </table:table-cell>
          <table:table-cell office:value-type="float" office:value="37.56" calcext:value-type="float">
            <text:p>37.56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35.882" calcext:value-type="float">
            <text:p>235.882</text:p>
          </table:table-cell>
          <table:table-cell office:value-type="string" calcext:value-type="string">
            <text:p>6a2cf833a20b0519636db1f21472f6b139b91ba4f9fcfa6ce093652bc2c694b6</text:p>
          </table:table-cell>
          <table:table-cell office:value-type="float" office:value="90.16" calcext:value-type="float">
            <text:p>90.16</text:p>
          </table:table-cell>
          <table:table-cell office:value-type="float" office:value="12.63" calcext:value-type="float">
            <text:p>12.63</text:p>
          </table:table-cell>
          <table:table-cell office:value-type="float" office:value="53.58" calcext:value-type="float">
            <text:p>53.58</text:p>
          </table:table-cell>
          <table:table-cell table:number-columns-repeated="2" office:value-type="float" office:value="54.31" calcext:value-type="float">
            <text:p>54.31</text:p>
          </table:table-cell>
          <table:table-cell office:value-type="float" office:value="76.62" calcext:value-type="float">
            <text:p>76.62</text:p>
          </table:table-cell>
          <table:table-cell office:value-type="float" office:value="40.19" calcext:value-type="float">
            <text:p>40.19</text:p>
          </table:table-cell>
          <table:table-cell office:value-type="float" office:value="70.34" calcext:value-type="float">
            <text:p>70.34</text:p>
          </table:table-cell>
          <table:table-cell office:value-type="float" office:value="36.87" calcext:value-type="float">
            <text:p>36.8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3.627" calcext:value-type="float">
            <text:p>203.627</text:p>
          </table:table-cell>
          <table:table-cell office:value-type="string" calcext:value-type="string">
            <text:p>43173d447da9930ce49d4f605e084e6090cee61b5f78160ad312f1039e168ea7</text:p>
          </table:table-cell>
          <table:table-cell office:value-type="float" office:value="97.99" calcext:value-type="float">
            <text:p>97.99</text:p>
          </table:table-cell>
          <table:table-cell office:value-type="float" office:value="13.57" calcext:value-type="float">
            <text:p>13.57</text:p>
          </table:table-cell>
          <table:table-cell office:value-type="float" office:value="55.3" calcext:value-type="float">
            <text:p>55.3</text:p>
          </table:table-cell>
          <table:table-cell table:number-columns-repeated="2" office:value-type="float" office:value="54.23" calcext:value-type="float">
            <text:p>54.23</text:p>
          </table:table-cell>
          <table:table-cell office:value-type="float" office:value="77.57" calcext:value-type="float">
            <text:p>77.57</text:p>
          </table:table-cell>
          <table:table-cell office:value-type="float" office:value="40.45" calcext:value-type="float">
            <text:p>40.45</text:p>
          </table:table-cell>
          <table:table-cell office:value-type="float" office:value="70.62" calcext:value-type="float">
            <text:p>70.62</text:p>
          </table:table-cell>
          <table:table-cell office:value-type="float" office:value="37.56" calcext:value-type="float">
            <text:p>37.56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3.876" calcext:value-type="float">
            <text:p>203.876</text:p>
          </table:table-cell>
          <table:table-cell office:value-type="string" calcext:value-type="string">
            <text:p>6a2cf833a20b0519636db1f21472f6b139b91ba4f9fcfa6ce093652bc2c694b6</text:p>
          </table:table-cell>
          <table:table-cell office:value-type="float" office:value="90.16" calcext:value-type="float">
            <text:p>90.16</text:p>
          </table:table-cell>
          <table:table-cell office:value-type="float" office:value="12.63" calcext:value-type="float">
            <text:p>12.63</text:p>
          </table:table-cell>
          <table:table-cell office:value-type="float" office:value="53.58" calcext:value-type="float">
            <text:p>53.58</text:p>
          </table:table-cell>
          <table:table-cell table:number-columns-repeated="2" office:value-type="float" office:value="54.31" calcext:value-type="float">
            <text:p>54.31</text:p>
          </table:table-cell>
          <table:table-cell office:value-type="float" office:value="76.62" calcext:value-type="float">
            <text:p>76.62</text:p>
          </table:table-cell>
          <table:table-cell office:value-type="float" office:value="40.19" calcext:value-type="float">
            <text:p>40.19</text:p>
          </table:table-cell>
          <table:table-cell office:value-type="float" office:value="70.34" calcext:value-type="float">
            <text:p>70.34</text:p>
          </table:table-cell>
          <table:table-cell office:value-type="float" office:value="36.87" calcext:value-type="float">
            <text:p>36.8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3.505" calcext:value-type="float">
            <text:p>203.505</text:p>
          </table:table-cell>
          <table:table-cell office:value-type="string" calcext:value-type="string">
            <text:p>43173d447da9930ce49d4f605e084e6090cee61b5f78160ad312f1039e168ea7</text:p>
          </table:table-cell>
          <table:table-cell office:value-type="float" office:value="99.96" calcext:value-type="float">
            <text:p>99.96</text:p>
          </table:table-cell>
          <table:table-cell office:value-type="float" office:value="23.19" calcext:value-type="float">
            <text:p>23.19</text:p>
          </table:table-cell>
          <table:table-cell office:value-type="float" office:value="66.59" calcext:value-type="float">
            <text:p>66.59</text:p>
          </table:table-cell>
          <table:table-cell table:number-columns-repeated="2" office:value-type="float" office:value="62.05" calcext:value-type="float">
            <text:p>62.05</text:p>
          </table:table-cell>
          <table:table-cell office:value-type="float" office:value="82.96" calcext:value-type="float">
            <text:p>82.96</text:p>
          </table:table-cell>
          <table:table-cell office:value-type="float" office:value="44.51" calcext:value-type="float">
            <text:p>44.51</text:p>
          </table:table-cell>
          <table:table-cell office:value-type="float" office:value="73.23" calcext:value-type="float">
            <text:p>73.23</text:p>
          </table:table-cell>
          <table:table-cell office:value-type="float" office:value="45.29" calcext:value-type="float">
            <text:p>45.2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6920" calcext:value-type="float">
            <text:p>5369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520" calcext:value-type="float">
            <text:p>25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384ddbb7fae1f392a599d87cfd0a014f1564932765ae2b6f5a982f963676adb", "cba964acb03ac81bb025a9915d496fc33328e293369cd9dd63b2e21231fa23da", "241c85c29f7ae448034975f44529fbd4ff7ed18e9b677b0987e02edcedb85da8", "fdc713681dccced273aeb78cbf3dab716bdf9e45160fe40b667305f50b6de842", "debcd95fbb1a223acdc126bd4950985e1797ba498fd5b27dc44eded26701229d")</text:p>
          </table:table-cell>
          <table:table-cell office:value-type="float" office:value="100" calcext:value-type="float">
            <text:p>100</text:p>
          </table:table-cell>
          <table:table-cell office:value-type="float" office:value="26.21" calcext:value-type="float">
            <text:p>26.21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65.26" calcext:value-type="float">
            <text:p>65.26</text:p>
          </table:table-cell>
          <table:table-cell office:value-type="float" office:value="83.95" calcext:value-type="float">
            <text:p>83.95</text:p>
          </table:table-cell>
          <table:table-cell office:value-type="float" office:value="46.03" calcext:value-type="float">
            <text:p>46.03</text:p>
          </table:table-cell>
          <table:table-cell office:value-type="float" office:value="73.98" calcext:value-type="float">
            <text:p>73.98</text:p>
          </table:table-cell>
          <table:table-cell office:value-type="float" office:value="47.8" calcext:value-type="float">
            <text:p>47.8</text:p>
          </table:table-cell>
          <table:table-cell office:value-type="float" office:value="40.72" calcext:value-type="float">
            <text:p>40.7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3400" calcext:value-type="float">
            <text:p>1.07E+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763600" calcext:value-type="float">
            <text:p>763600</text:p>
          </table:table-cell>
          <table:table-cell office:value-type="float" office:value="10115.74" calcext:value-type="float">
            <text:p>10115.74</text:p>
          </table:table-cell>
          <table:table-cell office:value-type="string" calcext:value-type="string">
            <text:p>("8fc078747540c0c287b4c8a8e5197e95dc055bd784747f19d6279e524e4bd086", "b54e2a6b75c12c4800c02d40b788096b4ad4985347c8d2456e79f846fa9459e0", "00184865471f7f92ab009814ea8c5f19ad6484a2f810e79bfd5f134f22b6a413", "7f48a92166a7e8ad94ba3cb16ac72f61f9a441df5f9b58f558b7866db5e0c975", "9bb04378bcc87175b765031e74252c289cf7dfcbd78415bde8600aef1d20edbe")</text:p>
          </table:table-cell>
          <table:table-cell table:number-columns-repeated="19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,3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20,)]</text:p>
          </table:table-cell>
          <table:table-cell office:value-type="float" office:value="97.19" calcext:value-type="float">
            <text:p>97.19</text:p>
          </table:table-cell>
          <table:table-cell office:value-type="float" office:value="13.52" calcext:value-type="float">
            <text:p>13.52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52.59" calcext:value-type="float">
            <text:p>52.59</text:p>
          </table:table-cell>
          <table:table-cell office:value-type="float" office:value="78.46" calcext:value-type="float">
            <text:p>78.46</text:p>
          </table:table-cell>
          <table:table-cell office:value-type="float" office:value="40.24" calcext:value-type="float">
            <text:p>40.24</text:p>
          </table:table-cell>
          <table:table-cell office:value-type="float" office:value="70.7" calcext:value-type="float">
            <text:p>70.7</text:p>
          </table:table-cell>
          <table:table-cell office:value-type="float" office:value="36.85" calcext:value-type="float">
            <text:p>36.8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47.546" calcext:value-type="float">
            <text:p>247.546</text:p>
          </table:table-cell>
          <table:table-cell office:value-type="string" calcext:value-type="string">
            <text:p>2f1c6bec58909955ba0da00e784bcef0b624c6d2ebfa84ca5dab2be973c5572a</text:p>
          </table:table-cell>
          <table:table-cell office:value-type="float" office:value="89.96" calcext:value-type="float">
            <text:p>89.96</text:p>
          </table:table-cell>
          <table:table-cell office:value-type="float" office:value="13.13" calcext:value-type="float">
            <text:p>13.13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51.85" calcext:value-type="float">
            <text:p>51.85</text:p>
          </table:table-cell>
          <table:table-cell office:value-type="float" office:value="78.11" calcext:value-type="float">
            <text:p>78.11</text:p>
          </table:table-cell>
          <table:table-cell office:value-type="float" office:value="40.05" calcext:value-type="float">
            <text:p>40.05</text:p>
          </table:table-cell>
          <table:table-cell office:value-type="float" office:value="70.58" calcext:value-type="float">
            <text:p>70.58</text:p>
          </table:table-cell>
          <table:table-cell office:value-type="float" office:value="36.66" calcext:value-type="float">
            <text:p>36.66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8.562" calcext:value-type="float">
            <text:p>218.562</text:p>
          </table:table-cell>
          <table:table-cell office:value-type="string" calcext:value-type="string">
            <text:p>1c053395f75fd646f58d1e3fcf5dd2a6511d30152601a178f48049456219835d</text:p>
          </table:table-cell>
          <table:table-cell office:value-type="float" office:value="97.19" calcext:value-type="float">
            <text:p>97.19</text:p>
          </table:table-cell>
          <table:table-cell office:value-type="float" office:value="13.52" calcext:value-type="float">
            <text:p>13.52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52.59" calcext:value-type="float">
            <text:p>52.59</text:p>
          </table:table-cell>
          <table:table-cell office:value-type="float" office:value="78.46" calcext:value-type="float">
            <text:p>78.46</text:p>
          </table:table-cell>
          <table:table-cell office:value-type="float" office:value="40.24" calcext:value-type="float">
            <text:p>40.24</text:p>
          </table:table-cell>
          <table:table-cell office:value-type="float" office:value="70.7" calcext:value-type="float">
            <text:p>70.7</text:p>
          </table:table-cell>
          <table:table-cell office:value-type="float" office:value="36.85" calcext:value-type="float">
            <text:p>36.8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3.499" calcext:value-type="float">
            <text:p>223.499</text:p>
          </table:table-cell>
          <table:table-cell office:value-type="string" calcext:value-type="string">
            <text:p>2f1c6bec58909955ba0da00e784bcef0b624c6d2ebfa84ca5dab2be973c5572a</text:p>
          </table:table-cell>
          <table:table-cell office:value-type="float" office:value="89.96" calcext:value-type="float">
            <text:p>89.96</text:p>
          </table:table-cell>
          <table:table-cell office:value-type="float" office:value="13.13" calcext:value-type="float">
            <text:p>13.13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51.85" calcext:value-type="float">
            <text:p>51.85</text:p>
          </table:table-cell>
          <table:table-cell office:value-type="float" office:value="78.11" calcext:value-type="float">
            <text:p>78.11</text:p>
          </table:table-cell>
          <table:table-cell office:value-type="float" office:value="40.05" calcext:value-type="float">
            <text:p>40.05</text:p>
          </table:table-cell>
          <table:table-cell office:value-type="float" office:value="70.58" calcext:value-type="float">
            <text:p>70.58</text:p>
          </table:table-cell>
          <table:table-cell office:value-type="float" office:value="36.66" calcext:value-type="float">
            <text:p>36.66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7.552" calcext:value-type="float">
            <text:p>217.552</text:p>
          </table:table-cell>
          <table:table-cell office:value-type="string" calcext:value-type="string">
            <text:p>1c053395f75fd646f58d1e3fcf5dd2a6511d30152601a178f48049456219835d</text:p>
          </table:table-cell>
          <table:table-cell office:value-type="float" office:value="100" calcext:value-type="float">
            <text:p>100</text:p>
          </table:table-cell>
          <table:table-cell office:value-type="float" office:value="19.56" calcext:value-type="float">
            <text:p>19.56</text:p>
          </table:table-cell>
          <table:table-cell office:value-type="float" office:value="62.38" calcext:value-type="float">
            <text:p>62.38</text:p>
          </table:table-cell>
          <table:table-cell table:number-columns-repeated="2" office:value-type="float" office:value="59.27" calcext:value-type="float">
            <text:p>59.27</text:p>
          </table:table-cell>
          <table:table-cell office:value-type="float" office:value="81.47" calcext:value-type="float">
            <text:p>81.47</text:p>
          </table:table-cell>
          <table:table-cell office:value-type="float" office:value="43.24" calcext:value-type="float">
            <text:p>43.24</text:p>
          </table:table-cell>
          <table:table-cell office:value-type="float" office:value="72.27" calcext:value-type="float">
            <text:p>72.27</text:p>
          </table:table-cell>
          <table:table-cell office:value-type="float" office:value="42.61" calcext:value-type="float">
            <text:p>42.6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6200" calcext:value-type="float">
            <text:p>536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00" calcext:value-type="float">
            <text:p>10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1c520364472760dc399517a6a9debaa1aeb1a4c886399ca8148578f3bf4da65", "d3d7853e90924aa0a8a718f052ffd2742b11bdec5ad4ecc01ccf3308197d9d4e", "1bc55edf08540e2407575264608ad93d93d643c8c89b47e895461896ae6136e2", "588b7c33b0d835cd95ba88f99cf5b2f3474190077588fdf56a11d3e14370a107", "77007eb39ec6ca68e278cfbde2c1c7884c8162fc186f944f704ef3b9d0ab2da9")</text:p>
          </table:table-cell>
          <table:table-cell office:value-type="float" office:value="100" calcext:value-type="float">
            <text:p>100</text:p>
          </table:table-cell>
          <table:table-cell office:value-type="float" office:value="21.89" calcext:value-type="float">
            <text:p>21.89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2.56" calcext:value-type="float">
            <text:p>82.56</text:p>
          </table:table-cell>
          <table:table-cell office:value-type="float" office:value="44.52" calcext:value-type="float">
            <text:p>44.52</text:p>
          </table:table-cell>
          <table:table-cell office:value-type="float" office:value="72.86" calcext:value-type="float">
            <text:p>72.86</text:p>
          </table:table-cell>
          <table:table-cell office:value-type="float" office:value="44.71" calcext:value-type="float">
            <text:p>44.71</text:p>
          </table:table-cell>
          <table:table-cell office:value-type="float" office:value="42.13" calcext:value-type="float">
            <text:p>42.13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3880" calcext:value-type="float">
            <text:p>1.07E+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35320" calcext:value-type="float">
            <text:p>335320</text:p>
          </table:table-cell>
          <table:table-cell office:value-type="float" office:value="9262.993" calcext:value-type="float">
            <text:p>9262.993</text:p>
          </table:table-cell>
          <table:table-cell office:value-type="string" calcext:value-type="string">
            <text:p>("1f55217cfe2f09c0253cabb92cade0531fcf3227b66a760d812669b1862ef98a", "8f1480081db71b7d97de211afd16b648847ca52614c65fe58496f3e867f1d080", "a7ee0762be3c4a3608c910af9f7f5a43b082dee1ef446e147c4fe2d555df3b45", "6e758be6713e90c5d9d6956d049fa16d9f3e5838d43e1102510e6156d1802830", "e82c1014c828b790e1419b417a8891cf39328381d47c8737b73ae729a25a160f")</text:p>
          </table:table-cell>
          <table:table-cell table:number-columns-repeated="1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3.62" calcext:value-type="float">
            <text:p>3.62</text:p>
          </table:table-cell>
          <table:table-cell office:value-type="float" office:value="39.61" calcext:value-type="float">
            <text:p>39.61</text:p>
          </table:table-cell>
          <table:table-cell table:number-columns-repeated="2" office:value-type="float" office:value="47.01" calcext:value-type="float">
            <text:p>47.01</text:p>
          </table:table-cell>
          <table:table-cell office:value-type="float" office:value="72.3" calcext:value-type="float">
            <text:p>72.3</text:p>
          </table:table-cell>
          <table:table-cell office:value-type="float" office:value="35.44" calcext:value-type="float">
            <text:p>35.44</text:p>
          </table:table-cell>
          <table:table-cell office:value-type="float" office:value="67.88" calcext:value-type="float">
            <text:p>67.88</text:p>
          </table:table-cell>
          <table:table-cell office:value-type="float" office:value="24.43" calcext:value-type="float">
            <text:p>24.4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5.434" calcext:value-type="float">
            <text:p>615.434</text:p>
          </table:table-cell>
          <table:table-cell office:value-type="string" calcext:value-type="string">
            <text:p>bcd33867d619ecb72c06702f7cc576ca7b4303cc7f49f249d94d25d81c5f92ef</text:p>
          </table:table-cell>
          <table:table-cell office:value-type="float" office:value="91.06" calcext:value-type="float">
            <text:p>91.06</text:p>
          </table:table-cell>
          <table:table-cell office:value-type="float" office:value="3.88" calcext:value-type="float">
            <text:p>3.88</text:p>
          </table:table-cell>
          <table:table-cell office:value-type="float" office:value="45.48" calcext:value-type="float">
            <text:p>45.48</text:p>
          </table:table-cell>
          <table:table-cell table:number-columns-repeated="2" office:value-type="float" office:value="46.12" calcext:value-type="float">
            <text:p>46.12</text:p>
          </table:table-cell>
          <table:table-cell office:value-type="float" office:value="72.57" calcext:value-type="float">
            <text:p>72.57</text:p>
          </table:table-cell>
          <table:table-cell office:value-type="float" office:value="35.44" calcext:value-type="float">
            <text:p>35.44</text:p>
          </table:table-cell>
          <table:table-cell office:value-type="float" office:value="67.92" calcext:value-type="float">
            <text:p>67.92</text:p>
          </table:table-cell>
          <table:table-cell office:value-type="float" office:value="26.66" calcext:value-type="float">
            <text:p>26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1.328" calcext:value-type="float">
            <text:p>91.328</text:p>
          </table:table-cell>
          <table:table-cell office:value-type="string" calcext:value-type="string">
            <text:p>d03f1c0f575ac1965769a348c2a6736d6a68199c95ab3ca5014cd82a9e4598a6</text:p>
          </table:table-cell>
          <table:table-cell office:value-type="float" office:value="97.56" calcext:value-type="float">
            <text:p>97.56</text:p>
          </table:table-cell>
          <table:table-cell office:value-type="float" office:value="3.62" calcext:value-type="float">
            <text:p>3.62</text:p>
          </table:table-cell>
          <table:table-cell office:value-type="float" office:value="39.61" calcext:value-type="float">
            <text:p>39.61</text:p>
          </table:table-cell>
          <table:table-cell table:number-columns-repeated="2" office:value-type="float" office:value="47.01" calcext:value-type="float">
            <text:p>47.01</text:p>
          </table:table-cell>
          <table:table-cell office:value-type="float" office:value="72.3" calcext:value-type="float">
            <text:p>72.3</text:p>
          </table:table-cell>
          <table:table-cell office:value-type="float" office:value="35.44" calcext:value-type="float">
            <text:p>35.44</text:p>
          </table:table-cell>
          <table:table-cell office:value-type="float" office:value="67.88" calcext:value-type="float">
            <text:p>67.88</text:p>
          </table:table-cell>
          <table:table-cell office:value-type="float" office:value="24.43" calcext:value-type="float">
            <text:p>24.4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4.552" calcext:value-type="float">
            <text:p>94.552</text:p>
          </table:table-cell>
          <table:table-cell office:value-type="string" calcext:value-type="string">
            <text:p>bcd33867d619ecb72c06702f7cc576ca7b4303cc7f49f249d94d25d81c5f92ef</text:p>
          </table:table-cell>
          <table:table-cell office:value-type="float" office:value="91.06" calcext:value-type="float">
            <text:p>91.06</text:p>
          </table:table-cell>
          <table:table-cell office:value-type="float" office:value="3.88" calcext:value-type="float">
            <text:p>3.88</text:p>
          </table:table-cell>
          <table:table-cell office:value-type="float" office:value="45.48" calcext:value-type="float">
            <text:p>45.48</text:p>
          </table:table-cell>
          <table:table-cell table:number-columns-repeated="2" office:value-type="float" office:value="46.12" calcext:value-type="float">
            <text:p>46.12</text:p>
          </table:table-cell>
          <table:table-cell office:value-type="float" office:value="72.57" calcext:value-type="float">
            <text:p>72.57</text:p>
          </table:table-cell>
          <table:table-cell office:value-type="float" office:value="35.44" calcext:value-type="float">
            <text:p>35.44</text:p>
          </table:table-cell>
          <table:table-cell office:value-type="float" office:value="67.92" calcext:value-type="float">
            <text:p>67.92</text:p>
          </table:table-cell>
          <table:table-cell office:value-type="float" office:value="26.66" calcext:value-type="float">
            <text:p>26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1.422" calcext:value-type="float">
            <text:p>91.422</text:p>
          </table:table-cell>
          <table:table-cell office:value-type="string" calcext:value-type="string">
            <text:p>d03f1c0f575ac1965769a348c2a6736d6a68199c95ab3ca5014cd82a9e4598a6</text:p>
          </table:table-cell>
          <table:table-cell office:value-type="float" office:value="99.84" calcext:value-type="float">
            <text:p>99.84</text:p>
          </table:table-cell>
          <table:table-cell office:value-type="float" office:value="3.63" calcext:value-type="float">
            <text:p>3.63</text:p>
          </table:table-cell>
          <table:table-cell office:value-type="float" office:value="41.03" calcext:value-type="float">
            <text:p>41.03</text:p>
          </table:table-cell>
          <table:table-cell table:number-columns-repeated="2" office:value-type="float" office:value="45.74" calcext:value-type="float">
            <text:p>45.74</text:p>
          </table:table-cell>
          <table:table-cell office:value-type="float" office:value="73.63" calcext:value-type="float">
            <text:p>73.63</text:p>
          </table:table-cell>
          <table:table-cell office:value-type="float" office:value="35.44" calcext:value-type="float">
            <text:p>35.44</text:p>
          </table:table-cell>
          <table:table-cell office:value-type="float" office:value="67.84" calcext:value-type="float">
            <text:p>67.84</text:p>
          </table:table-cell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3840" calcext:value-type="float">
            <text:p>153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80" calcext:value-type="float">
            <text:p>10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f2c30162c5bf6c910164bd497a41faaf52143988230a8c4d9ec3ddb5f434cf6", "4e37e3d57a114eacfd301605e4f106a245166d4ad3223227c661ff36b692b83a", "80815c086289ea308992b1f9bde908991423ee36f5a79b1bf90b776c1ccb31c8", "72783feb68953aa6b45f0c20aa60efdb220d4df6eb9cded84e9459a806e2c2ac", "68ce42fa3b68e4dabcba8308b076ddf2523de207243c9bba801a0a629006f675")</text:p>
          </table:table-cell>
          <table:table-cell office:value-type="float" office:value="100" calcext:value-type="float">
            <text:p>100</text:p>
          </table:table-cell>
          <table:table-cell office:value-type="float" office:value="3.46" calcext:value-type="float">
            <text:p>3.46</text:p>
          </table:table-cell>
          <table:table-cell office:value-type="float" office:value="42.63" calcext:value-type="float">
            <text:p>42.63</text:p>
          </table:table-cell>
          <table:table-cell table:number-columns-repeated="2" office:value-type="float" office:value="46.91" calcext:value-type="float">
            <text:p>46.91</text:p>
          </table:table-cell>
          <table:table-cell office:value-type="float" office:value="72.82" calcext:value-type="float">
            <text:p>72.82</text:p>
          </table:table-cell>
          <table:table-cell office:value-type="float" office:value="35.32" calcext:value-type="float">
            <text:p>35.32</text:p>
          </table:table-cell>
          <table:table-cell office:value-type="float" office:value="67.78" calcext:value-type="float">
            <text:p>67.78</text:p>
          </table:table-cell>
          <table:table-cell office:value-type="float" office:value="25.41" calcext:value-type="float">
            <text:p>25.41</text:p>
          </table:table-cell>
          <table:table-cell office:value-type="float" office:value="55.28" calcext:value-type="float">
            <text:p>55.28</text:p>
          </table:table-cell>
          <table:table-cell office:value-type="float" office:value="10000" calcext:value-type="float">
            <text:p>10000</text:p>
          </table:table-cell>
          <table:table-cell office:value-type="float" office:value="308320" calcext:value-type="float">
            <text:p>308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94920" calcext:value-type="float">
            <text:p>94920</text:p>
          </table:table-cell>
          <table:table-cell office:value-type="float" office:value="2459.307" calcext:value-type="float">
            <text:p>2459.307</text:p>
          </table:table-cell>
          <table:table-cell office:value-type="string" calcext:value-type="string">
            <text:p>("fa7bae4ac6bb4bfef1f8591eea25d673e48e097a2134e60b3b530294e052c581", "70718ca9910ddd4bbba246192f24ce661616fc9414931d6b17e3b122accdeab5", "055d6e0976eb0dd69de37b32f646ce4fa3c01e2cd46dc6de4777077f92472318", "09b904db4bf6c73428e2707c7c8fe6cae7f82398d3b8f22bf392256631d5ca8e", "58df18ffae3ba7f5f25e267942c2e2725a7c3116b522d2e31866a2ed1ab861d9")</text:p>
          </table:table-cell>
          <table:table-cell table:number-columns-repeated="1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1.9" calcext:value-type="float">
            <text:p>1.9</text:p>
          </table:table-cell>
          <table:table-cell office:value-type="float" office:value="42.59" calcext:value-type="float">
            <text:p>42.59</text:p>
          </table:table-cell>
          <table:table-cell table:number-columns-repeated="2" office:value-type="float" office:value="42.13" calcext:value-type="float">
            <text:p>42.13</text:p>
          </table:table-cell>
          <table:table-cell office:value-type="float" office:value="69.27" calcext:value-type="float">
            <text:p>69.27</text:p>
          </table:table-cell>
          <table:table-cell office:value-type="float" office:value="34.42" calcext:value-type="float">
            <text:p>34.42</text:p>
          </table:table-cell>
          <table:table-cell office:value-type="float" office:value="67.24" calcext:value-type="float">
            <text:p>67.24</text:p>
          </table:table-cell>
          <table:table-cell office:value-type="float" office:value="24.81" calcext:value-type="float">
            <text:p>24.8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82.069" calcext:value-type="float">
            <text:p>382.069</text:p>
          </table:table-cell>
          <table:table-cell office:value-type="string" calcext:value-type="string">
            <text:p>162b492aeaac1f9e24ef3f20821fa8f9ff3f0e9b671995b0e4e72d023a19754d</text:p>
          </table:table-cell>
          <table:table-cell office:value-type="float" office:value="91.87" calcext:value-type="float">
            <text:p>91.87</text:p>
          </table:table-cell>
          <table:table-cell office:value-type="float" office:value="1.94" calcext:value-type="float">
            <text:p>1.94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42.26" calcext:value-type="float">
            <text:p>42.26</text:p>
          </table:table-cell>
          <table:table-cell office:value-type="float" office:value="69.39" calcext:value-type="float">
            <text:p>69.39</text:p>
          </table:table-cell>
          <table:table-cell office:value-type="float" office:value="34.43" calcext:value-type="float">
            <text:p>34.43</text:p>
          </table:table-cell>
          <table:table-cell office:value-type="float" office:value="67.26" calcext:value-type="float">
            <text:p>67.26</text:p>
          </table:table-cell>
          <table:table-cell office:value-type="float" office:value="24.94" calcext:value-type="float">
            <text:p>24.9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.624" calcext:value-type="float">
            <text:p>63.624</text:p>
          </table:table-cell>
          <table:table-cell office:value-type="string" calcext:value-type="string">
            <text:p>56df3f1ae12b753e576a0427388311337193349efc4dc379fcd322adac37b081</text:p>
          </table:table-cell>
          <table:table-cell office:value-type="float" office:value="97.56" calcext:value-type="float">
            <text:p>97.56</text:p>
          </table:table-cell>
          <table:table-cell office:value-type="float" office:value="1.9" calcext:value-type="float">
            <text:p>1.9</text:p>
          </table:table-cell>
          <table:table-cell office:value-type="float" office:value="42.59" calcext:value-type="float">
            <text:p>42.59</text:p>
          </table:table-cell>
          <table:table-cell table:number-columns-repeated="2" office:value-type="float" office:value="42.13" calcext:value-type="float">
            <text:p>42.13</text:p>
          </table:table-cell>
          <table:table-cell office:value-type="float" office:value="69.27" calcext:value-type="float">
            <text:p>69.27</text:p>
          </table:table-cell>
          <table:table-cell office:value-type="float" office:value="34.42" calcext:value-type="float">
            <text:p>34.42</text:p>
          </table:table-cell>
          <table:table-cell office:value-type="float" office:value="67.24" calcext:value-type="float">
            <text:p>67.24</text:p>
          </table:table-cell>
          <table:table-cell office:value-type="float" office:value="24.81" calcext:value-type="float">
            <text:p>24.8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.362" calcext:value-type="float">
            <text:p>62.362</text:p>
          </table:table-cell>
          <table:table-cell office:value-type="string" calcext:value-type="string">
            <text:p>162b492aeaac1f9e24ef3f20821fa8f9ff3f0e9b671995b0e4e72d023a19754d</text:p>
          </table:table-cell>
          <table:table-cell office:value-type="float" office:value="91.87" calcext:value-type="float">
            <text:p>91.87</text:p>
          </table:table-cell>
          <table:table-cell office:value-type="float" office:value="1.94" calcext:value-type="float">
            <text:p>1.94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42.26" calcext:value-type="float">
            <text:p>42.26</text:p>
          </table:table-cell>
          <table:table-cell office:value-type="float" office:value="69.39" calcext:value-type="float">
            <text:p>69.39</text:p>
          </table:table-cell>
          <table:table-cell office:value-type="float" office:value="34.43" calcext:value-type="float">
            <text:p>34.43</text:p>
          </table:table-cell>
          <table:table-cell office:value-type="float" office:value="67.26" calcext:value-type="float">
            <text:p>67.26</text:p>
          </table:table-cell>
          <table:table-cell office:value-type="float" office:value="24.94" calcext:value-type="float">
            <text:p>24.9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.107" calcext:value-type="float">
            <text:p>63.107</text:p>
          </table:table-cell>
          <table:table-cell office:value-type="string" calcext:value-type="string">
            <text:p>56df3f1ae12b753e576a0427388311337193349efc4dc379fcd322adac37b081</text:p>
          </table:table-cell>
          <table:table-cell office:value-type="float" office:value="99.67" calcext:value-type="float">
            <text:p>99.67</text:p>
          </table:table-cell>
          <table:table-cell office:value-type="float" office:value="3.3" calcext:value-type="float">
            <text:p>3.3</text:p>
          </table:table-cell>
          <table:table-cell office:value-type="float" office:value="48.87" calcext:value-type="float">
            <text:p>48.87</text:p>
          </table:table-cell>
          <table:table-cell table:number-columns-repeated="2" office:value-type="float" office:value="48.66" calcext:value-type="float">
            <text:p>48.66</text:p>
          </table:table-cell>
          <table:table-cell office:value-type="float" office:value="70.67" calcext:value-type="float">
            <text:p>70.67</text:p>
          </table:table-cell>
          <table:table-cell office:value-type="float" office:value="35.12" calcext:value-type="float">
            <text:p>35.12</text:p>
          </table:table-cell>
          <table:table-cell office:value-type="float" office:value="67.62" calcext:value-type="float">
            <text:p>67.62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48800" calcext:value-type="float">
            <text:p>1488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00" calcext:value-type="float">
            <text:p>6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928a1e23665154f4186503d1662996a586cc47610334da2da0209a65a99f9b7", "8a555da1db7fb7b64adee0aacdc3fef971b9ec01cbbec3a1ee9cff39d2040ec6", "20c2da14f09b7e18bfa796e065f6a7b760be17a8b3c5a7e827b99da3504a87d3", "0f552c41e0dc8549c24da5e78ab0290d6949e8c75be247266b17ae238aa011dc", "c319285b9cd25d5f13c98ee0679b6a750d940286254cf2cbbd58210de1837341")</text:p>
          </table:table-cell>
          <table:table-cell office:value-type="float" office:value="100" calcext:value-type="float">
            <text:p>100</text:p>
          </table:table-cell>
          <table:table-cell office:value-type="float" office:value="3.42" calcext:value-type="float">
            <text:p>3.42</text:p>
          </table:table-cell>
          <table:table-cell office:value-type="float" office:value="50.21" calcext:value-type="float">
            <text:p>50.21</text:p>
          </table:table-cell>
          <table:table-cell table:number-columns-repeated="2" office:value-type="float" office:value="49.15" calcext:value-type="float">
            <text:p>49.15</text:p>
          </table:table-cell>
          <table:table-cell office:value-type="float" office:value="70.9" calcext:value-type="float">
            <text:p>70.9</text:p>
          </table:table-cell>
          <table:table-cell office:value-type="float" office:value="35.17" calcext:value-type="float">
            <text:p>35.17</text:p>
          </table:table-cell>
          <table:table-cell office:value-type="float" office:value="67.64" calcext:value-type="float">
            <text:p>67.64</text:p>
          </table:table-cell>
          <table:table-cell office:value-type="float" office:value="28.3" calcext:value-type="float">
            <text:p>28.3</text:p>
          </table:table-cell>
          <table:table-cell office:value-type="float" office:value="50.41" calcext:value-type="float">
            <text:p>50.41</text:p>
          </table:table-cell>
          <table:table-cell office:value-type="float" office:value="10000" calcext:value-type="float">
            <text:p>10000</text:p>
          </table:table-cell>
          <table:table-cell office:value-type="float" office:value="297640" calcext:value-type="float">
            <text:p>297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93680" calcext:value-type="float">
            <text:p>193680</text:p>
          </table:table-cell>
          <table:table-cell office:value-type="float" office:value="2353.697" calcext:value-type="float">
            <text:p>2353.697</text:p>
          </table:table-cell>
          <table:table-cell office:value-type="string" calcext:value-type="string">
            <text:p>("ad1d3939a8e3ce029c21454b061f38d1d607a534f7c0792f5125603fab96ec54", "1bc9a62931478cb6ff41c05366f3ff11ab244b5a3a98868c171b2f333de65044", "8eba136752e065d4d805f00540509922e825c8d4e2dc30ee814e22af3c80a61d", "066bd07d99719d22b8a1e238c5c60d7e47d51892a1cd33565cd70c0cec00d4ac", "9a1176cd9fb1445ae6a21df2ec72266c21eabc75b402477acb852edd3561488b")</text:p>
          </table:table-cell>
          <table:table-cell table:number-columns-repeated="1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2.47" calcext:value-type="float">
            <text:p>2.47</text:p>
          </table:table-cell>
          <table:table-cell office:value-type="float" office:value="35.97" calcext:value-type="float">
            <text:p>35.97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70.5" calcext:value-type="float">
            <text:p>70.5</text:p>
          </table:table-cell>
          <table:table-cell office:value-type="float" office:value="35.2" calcext:value-type="float">
            <text:p>35.2</text:p>
          </table:table-cell>
          <table:table-cell office:value-type="float" office:value="67.52" calcext:value-type="float">
            <text:p>67.52</text:p>
          </table:table-cell>
          <table:table-cell office:value-type="float" office:value="23.09" calcext:value-type="float">
            <text:p>23.0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1.962" calcext:value-type="float">
            <text:p>301.962</text:p>
          </table:table-cell>
          <table:table-cell office:value-type="string" calcext:value-type="string">
            <text:p>a1ca9973aa0cd4f72fad9b2e64c6a9621b5a508a6883dc88217e3a2855d2c5c5</text:p>
          </table:table-cell>
          <table:table-cell office:value-type="float" office:value="88.62" calcext:value-type="float">
            <text:p>88.62</text:p>
          </table:table-cell>
          <table:table-cell office:value-type="float" office:value="2.19" calcext:value-type="float">
            <text:p>2.19</text:p>
          </table:table-cell>
          <table:table-cell office:value-type="float" office:value="35.88" calcext:value-type="float">
            <text:p>35.88</text:p>
          </table:table-cell>
          <table:table-cell table:number-columns-repeated="2" office:value-type="float" office:value="47.16" calcext:value-type="float">
            <text:p>47.16</text:p>
          </table:table-cell>
          <table:table-cell office:value-type="float" office:value="69.6" calcext:value-type="float">
            <text:p>69.6</text:p>
          </table:table-cell>
          <table:table-cell office:value-type="float" office:value="34.98" calcext:value-type="float">
            <text:p>34.98</text:p>
          </table:table-cell>
          <table:table-cell office:value-type="float" office:value="67.46" calcext:value-type="float">
            <text:p>67.46</text:p>
          </table:table-cell>
          <table:table-cell office:value-type="float" office:value="22.93" calcext:value-type="float">
            <text:p>22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2.978" calcext:value-type="float">
            <text:p>72.978</text:p>
          </table:table-cell>
          <table:table-cell office:value-type="string" calcext:value-type="string">
            <text:p>54f8ea490bd91e7279a1c78fafcfc7fe2218949b2cb1159948e3e5c49e380812</text:p>
          </table:table-cell>
          <table:table-cell office:value-type="float" office:value="97.56" calcext:value-type="float">
            <text:p>97.56</text:p>
          </table:table-cell>
          <table:table-cell office:value-type="float" office:value="2.47" calcext:value-type="float">
            <text:p>2.47</text:p>
          </table:table-cell>
          <table:table-cell office:value-type="float" office:value="35.97" calcext:value-type="float">
            <text:p>35.97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70.5" calcext:value-type="float">
            <text:p>70.5</text:p>
          </table:table-cell>
          <table:table-cell office:value-type="float" office:value="35.2" calcext:value-type="float">
            <text:p>35.2</text:p>
          </table:table-cell>
          <table:table-cell office:value-type="float" office:value="67.52" calcext:value-type="float">
            <text:p>67.52</text:p>
          </table:table-cell>
          <table:table-cell office:value-type="float" office:value="23.09" calcext:value-type="float">
            <text:p>23.0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8.012" calcext:value-type="float">
            <text:p>78.012</text:p>
          </table:table-cell>
          <table:table-cell office:value-type="string" calcext:value-type="string">
            <text:p>a1ca9973aa0cd4f72fad9b2e64c6a9621b5a508a6883dc88217e3a2855d2c5c5</text:p>
          </table:table-cell>
          <table:table-cell office:value-type="float" office:value="88.62" calcext:value-type="float">
            <text:p>88.62</text:p>
          </table:table-cell>
          <table:table-cell office:value-type="float" office:value="2.19" calcext:value-type="float">
            <text:p>2.19</text:p>
          </table:table-cell>
          <table:table-cell office:value-type="float" office:value="35.88" calcext:value-type="float">
            <text:p>35.88</text:p>
          </table:table-cell>
          <table:table-cell table:number-columns-repeated="2" office:value-type="float" office:value="47.16" calcext:value-type="float">
            <text:p>47.16</text:p>
          </table:table-cell>
          <table:table-cell office:value-type="float" office:value="69.6" calcext:value-type="float">
            <text:p>69.6</text:p>
          </table:table-cell>
          <table:table-cell office:value-type="float" office:value="34.98" calcext:value-type="float">
            <text:p>34.98</text:p>
          </table:table-cell>
          <table:table-cell office:value-type="float" office:value="67.46" calcext:value-type="float">
            <text:p>67.46</text:p>
          </table:table-cell>
          <table:table-cell office:value-type="float" office:value="22.93" calcext:value-type="float">
            <text:p>22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2.685" calcext:value-type="float">
            <text:p>72.685</text:p>
          </table:table-cell>
          <table:table-cell office:value-type="string" calcext:value-type="string">
            <text:p>54f8ea490bd91e7279a1c78fafcfc7fe2218949b2cb1159948e3e5c49e380812</text:p>
          </table:table-cell>
          <table:table-cell office:value-type="float" office:value="99.67" calcext:value-type="float">
            <text:p>99.67</text:p>
          </table:table-cell>
          <table:table-cell office:value-type="float" office:value="3.36" calcext:value-type="float">
            <text:p>3.36</text:p>
          </table:table-cell>
          <table:table-cell office:value-type="float" office:value="47.79" calcext:value-type="float">
            <text:p>47.79</text:p>
          </table:table-cell>
          <table:table-cell table:number-columns-repeated="2" office:value-type="float" office:value="47.48" calcext:value-type="float">
            <text:p>47.48</text:p>
          </table:table-cell>
          <table:table-cell office:value-type="float" office:value="71.58" calcext:value-type="float">
            <text:p>71.58</text:p>
          </table:table-cell>
          <table:table-cell office:value-type="float" office:value="35.1" calcext:value-type="float">
            <text:p>35.1</text:p>
          </table:table-cell>
          <table:table-cell office:value-type="float" office:value="67.67" calcext:value-type="float">
            <text:p>67.67</text:p>
          </table:table-cell>
          <table:table-cell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2800" calcext:value-type="float">
            <text:p>1528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0" calcext:value-type="float">
            <text:p>39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fd4b5efee76efbfa4d082c464ec998ea955ff02ca5b8ec98404b5852e5b2d08", "0df1bf3b8ac96020a5c26093f3e1709940823bc2c4107ad8ca9760b02468e582", "e6bb1dd30f06c03f739d01c56886a8405685024e12530bf550c256dbe549196a", "e2e72f3aab746875050c666c239ea02f6f9bd09377e47a36ef961dff568c8a76", "bb0aedacf4bb0e122f90026deed5641467e445d81dbceeb06a8d8229e7fbfdb3")</text:p>
          </table:table-cell>
          <table:table-cell office:value-type="float" office:value="100" calcext:value-type="float">
            <text:p>100</text:p>
          </table:table-cell>
          <table:table-cell office:value-type="float" office:value="4.21" calcext:value-type="float">
            <text:p>4.21</text:p>
          </table:table-cell>
          <table:table-cell office:value-type="float" office:value="49.32" calcext:value-type="float">
            <text:p>49.32</text:p>
          </table:table-cell>
          <table:table-cell table:number-columns-repeated="2" office:value-type="float" office:value="50.22" calcext:value-type="float">
            <text:p>50.22</text:p>
          </table:table-cell>
          <table:table-cell office:value-type="float" office:value="73.02" calcext:value-type="float">
            <text:p>73.02</text:p>
          </table:table-cell>
          <table:table-cell office:value-type="float" office:value="35.49" calcext:value-type="float">
            <text:p>35.49</text:p>
          </table:table-cell>
          <table:table-cell office:value-type="float" office:value="67.93" calcext:value-type="float">
            <text:p>67.93</text:p>
          </table:table-cell>
          <table:table-cell office:value-type="float" office:value="28.09" calcext:value-type="float">
            <text:p>28.09</text:p>
          </table:table-cell>
          <table:table-cell office:value-type="float" office:value="56.59" calcext:value-type="float">
            <text:p>56.59</text:p>
          </table:table-cell>
          <table:table-cell office:value-type="float" office:value="10000" calcext:value-type="float">
            <text:p>10000</text:p>
          </table:table-cell>
          <table:table-cell office:value-type="float" office:value="304160" calcext:value-type="float">
            <text:p>30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23080" calcext:value-type="float">
            <text:p>23080</text:p>
          </table:table-cell>
          <table:table-cell office:value-type="float" office:value="2260.665" calcext:value-type="float">
            <text:p>2260.665</text:p>
          </table:table-cell>
          <table:table-cell office:value-type="string" calcext:value-type="string">
            <text:p>("c54cdf79b5474b7da31f37bfac1c4a0d21f2c681df6f4d18343b5dd199061391", "84b3d2e7e63a027b0b46650abd24605f5e08c0b9b8bd0ef3466efc3188479c02", "7d095c1e26fd08880711c017298edfc89e3948537f5da65893fe7e101adeb122", "f86a005d6d6bce2c210e8a79940f404584a3f11af40c2688993720ab8dd317a4", "178b7d3e804ad52f8f3a47071e09501036606be5a866b4f2bbd9baab135f0eac")</text:p>
          </table:table-cell>
          <table:table-cell table:number-columns-repeated="1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5.93" calcext:value-type="float">
            <text:p>95.93</text:p>
          </table:table-cell>
          <table:table-cell office:value-type="float" office:value="3.07" calcext:value-type="float">
            <text:p>3.07</text:p>
          </table:table-cell>
          <table:table-cell office:value-type="float" office:value="46.69" calcext:value-type="float">
            <text:p>46.69</text:p>
          </table:table-cell>
          <table:table-cell table:number-columns-repeated="2" office:value-type="float" office:value="43.08" calcext:value-type="float">
            <text:p>43.08</text:p>
          </table:table-cell>
          <table:table-cell office:value-type="float" office:value="71.41" calcext:value-type="float">
            <text:p>71.41</text:p>
          </table:table-cell>
          <table:table-cell office:value-type="float" office:value="34.89" calcext:value-type="float">
            <text:p>34.89</text:p>
          </table:table-cell>
          <table:table-cell office:value-type="float" office:value="67.61" calcext:value-type="float">
            <text:p>67.61</text:p>
          </table:table-cell>
          <table:table-cell office:value-type="float" office:value="26.52" calcext:value-type="float">
            <text:p>26.5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b2fcd43fad99fc1090a51c7305bd0dcec0d8fe4f54918f28edc2c373f9ba516f</text:p>
          </table:table-cell>
          <table:table-cell office:value-type="float" office:value="86.18" calcext:value-type="float">
            <text:p>86.18</text:p>
          </table:table-cell>
          <table:table-cell office:value-type="float" office:value="2.68" calcext:value-type="float">
            <text:p>2.68</text:p>
          </table:table-cell>
          <table:table-cell office:value-type="float" office:value="50.51" calcext:value-type="float">
            <text:p>50.51</text:p>
          </table:table-cell>
          <table:table-cell table:number-columns-repeated="2" office:value-type="float" office:value="43.48" calcext:value-type="float">
            <text:p>43.48</text:p>
          </table:table-cell>
          <table:table-cell office:value-type="float" office:value="70.73" calcext:value-type="float">
            <text:p>70.73</text:p>
          </table:table-cell>
          <table:table-cell office:value-type="float" office:value="34.62" calcext:value-type="float">
            <text:p>34.62</text:p>
          </table:table-cell>
          <table:table-cell office:value-type="float" office:value="67.46" calcext:value-type="float">
            <text:p>67.46</text:p>
          </table:table-cell>
          <table:table-cell office:value-type="float" office:value="27.53" calcext:value-type="float">
            <text:p>27.5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024" calcext:value-type="float">
            <text:p>5.024</text:p>
          </table:table-cell>
          <table:table-cell office:value-type="string" calcext:value-type="string">
            <text:p>c36c188fc607c07e097796f29cbf0a042614e350c014871b986d05abb31ae7eb</text:p>
          </table:table-cell>
          <table:table-cell office:value-type="float" office:value="95.93" calcext:value-type="float">
            <text:p>95.93</text:p>
          </table:table-cell>
          <table:table-cell office:value-type="float" office:value="3.07" calcext:value-type="float">
            <text:p>3.07</text:p>
          </table:table-cell>
          <table:table-cell office:value-type="float" office:value="46.69" calcext:value-type="float">
            <text:p>46.69</text:p>
          </table:table-cell>
          <table:table-cell table:number-columns-repeated="2" office:value-type="float" office:value="43.08" calcext:value-type="float">
            <text:p>43.08</text:p>
          </table:table-cell>
          <table:table-cell office:value-type="float" office:value="71.41" calcext:value-type="float">
            <text:p>71.41</text:p>
          </table:table-cell>
          <table:table-cell office:value-type="float" office:value="34.89" calcext:value-type="float">
            <text:p>34.89</text:p>
          </table:table-cell>
          <table:table-cell office:value-type="float" office:value="67.61" calcext:value-type="float">
            <text:p>67.61</text:p>
          </table:table-cell>
          <table:table-cell office:value-type="float" office:value="26.52" calcext:value-type="float">
            <text:p>26.5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238" calcext:value-type="float">
            <text:p>7.238</text:p>
          </table:table-cell>
          <table:table-cell office:value-type="string" calcext:value-type="string">
            <text:p>b2fcd43fad99fc1090a51c7305bd0dcec0d8fe4f54918f28edc2c373f9ba516f</text:p>
          </table:table-cell>
          <table:table-cell office:value-type="float" office:value="86.18" calcext:value-type="float">
            <text:p>86.18</text:p>
          </table:table-cell>
          <table:table-cell office:value-type="float" office:value="2.68" calcext:value-type="float">
            <text:p>2.68</text:p>
          </table:table-cell>
          <table:table-cell office:value-type="float" office:value="50.51" calcext:value-type="float">
            <text:p>50.51</text:p>
          </table:table-cell>
          <table:table-cell table:number-columns-repeated="2" office:value-type="float" office:value="43.48" calcext:value-type="float">
            <text:p>43.48</text:p>
          </table:table-cell>
          <table:table-cell office:value-type="float" office:value="70.73" calcext:value-type="float">
            <text:p>70.73</text:p>
          </table:table-cell>
          <table:table-cell office:value-type="float" office:value="34.62" calcext:value-type="float">
            <text:p>34.62</text:p>
          </table:table-cell>
          <table:table-cell office:value-type="float" office:value="67.46" calcext:value-type="float">
            <text:p>67.46</text:p>
          </table:table-cell>
          <table:table-cell office:value-type="float" office:value="27.53" calcext:value-type="float">
            <text:p>27.5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.928" calcext:value-type="float">
            <text:p>4.928</text:p>
          </table:table-cell>
          <table:table-cell office:value-type="string" calcext:value-type="string">
            <text:p>c36c188fc607c07e097796f29cbf0a042614e350c014871b986d05abb31ae7eb</text:p>
          </table:table-cell>
          <table:table-cell office:value-type="float" office:value="99.84" calcext:value-type="float">
            <text:p>99.84</text:p>
          </table:table-cell>
          <table:table-cell office:value-type="float" office:value="4.32" calcext:value-type="float">
            <text:p>4.32</text:p>
          </table:table-cell>
          <table:table-cell office:value-type="float" office:value="47.55" calcext:value-type="float">
            <text:p>47.55</text:p>
          </table:table-cell>
          <table:table-cell table:number-columns-repeated="2" office:value-type="float" office:value="48.38" calcext:value-type="float">
            <text:p>48.38</text:p>
          </table:table-cell>
          <table:table-cell office:value-type="float" office:value="73.22" calcext:value-type="float">
            <text:p>73.22</text:p>
          </table:table-cell>
          <table:table-cell office:value-type="float" office:value="35.56" calcext:value-type="float">
            <text:p>35.56</text:p>
          </table:table-cell>
          <table:table-cell office:value-type="float" office:value="67.99" calcext:value-type="float">
            <text:p>67.99</text:p>
          </table:table-cell>
          <table:table-cell office:value-type="float" office:value="27.46" calcext:value-type="float">
            <text:p>27.4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4160" calcext:value-type="float">
            <text:p>154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0" calcext:value-type="float">
            <text:p>33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3fe98563aeb541d72c77ade76f428ade63b1ec233d928b1679599f3d692bcf4", "70ca1c3dc4bfdc5765b0c67d98e72d6b64d8ce9b735f5f7404c44969c5ee76b5", "1aa1ab3d074b3ade086dff8c4d65af8f1818f4656a0b386587ee677b83569e7d", "13890ff131eba88953c58bfe0998ded671b82a21536bdd7f599a2795ffa00260", "e474376691aae630a9e9180c1b9c164e83828b17821609b2a87cfa7c07a37441")</text:p>
          </table:table-cell>
          <table:table-cell office:value-type="float" office:value="99.84" calcext:value-type="float">
            <text:p>99.84</text:p>
          </table:table-cell>
          <table:table-cell office:value-type="float" office:value="3.69" calcext:value-type="float">
            <text:p>3.69</text:p>
          </table:table-cell>
          <table:table-cell office:value-type="float" office:value="49.99" calcext:value-type="float">
            <text:p>49.99</text:p>
          </table:table-cell>
          <table:table-cell table:number-columns-repeated="2" office:value-type="float" office:value="44.98" calcext:value-type="float">
            <text:p>44.98</text:p>
          </table:table-cell>
          <table:table-cell office:value-type="float" office:value="72.6" calcext:value-type="float">
            <text:p>72.6</text:p>
          </table:table-cell>
          <table:table-cell office:value-type="float" office:value="35.09" calcext:value-type="float">
            <text:p>35.09</text:p>
          </table:table-cell>
          <table:table-cell office:value-type="float" office:value="67.78" calcext:value-type="float">
            <text:p>67.78</text:p>
          </table:table-cell>
          <table:table-cell office:value-type="float" office:value="27.74" calcext:value-type="float">
            <text:p>27.74</text:p>
          </table:table-cell>
          <table:table-cell office:value-type="float" office:value="49.43" calcext:value-type="float">
            <text:p>49.43</text:p>
          </table:table-cell>
          <table:table-cell office:value-type="float" office:value="10000" calcext:value-type="float">
            <text:p>10000</text:p>
          </table:table-cell>
          <table:table-cell office:value-type="float" office:value="309520" calcext:value-type="float">
            <text:p>3095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44720" calcext:value-type="float">
            <text:p>244720</text:p>
          </table:table-cell>
          <table:table-cell office:value-type="float" office:value="2239.373" calcext:value-type="float">
            <text:p>2239.373</text:p>
          </table:table-cell>
          <table:table-cell office:value-type="string" calcext:value-type="string">
            <text:p>("d33d737a4e0e5b14ce3e58bc1770224dc457dcbd942c80bc4a4949d80f0b3ec9", "80e66afeb389cce5f666cbb5301aa1d15e7de5553a51cd7e514146c124f91db2", "fb9132cd82e0bff6ee10428124fb43bed999a3f4508ab9fee49bac678ea1492c", "f1eb6feb538661d4f0cca50eebe9a8419b8ad5db8e687c47a0a48a44e6893f7f", "7927deb84682aa936483945068585f674c36f989fe63ea4fd72e0f34bab436d3")</text:p>
          </table:table-cell>
          <table:table-cell table:number-columns-repeated="1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5.12" calcext:value-type="float">
            <text:p>95.12</text:p>
          </table:table-cell>
          <table:table-cell office:value-type="float" office:value="1.12" calcext:value-type="float">
            <text:p>1.12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41.08" calcext:value-type="float">
            <text:p>41.08</text:p>
          </table:table-cell>
          <table:table-cell office:value-type="float" office:value="68.93" calcext:value-type="float">
            <text:p>68.93</text:p>
          </table:table-cell>
          <table:table-cell office:value-type="float" office:value="34.29" calcext:value-type="float">
            <text:p>34.29</text:p>
          </table:table-cell>
          <table:table-cell office:value-type="float" office:value="67" calcext:value-type="float">
            <text:p>67</text:p>
          </table:table-cell>
          <table:table-cell office:value-type="float" office:value="24.18" calcext:value-type="float">
            <text:p>24.1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9.048" calcext:value-type="float">
            <text:p>269.048</text:p>
          </table:table-cell>
          <table:table-cell office:value-type="string" calcext:value-type="string">
            <text:p>80fd0c58f1bd8c58c1310e5a2dcdd2bf2a88cb68ab8a8809c9eec94e0a25423b</text:p>
          </table:table-cell>
          <table:table-cell office:value-type="float" office:value="89.43" calcext:value-type="float">
            <text:p>89.43</text:p>
          </table:table-cell>
          <table:table-cell office:value-type="float" office:value="1.93" calcext:value-type="float">
            <text:p>1.93</text:p>
          </table:table-cell>
          <table:table-cell office:value-type="float" office:value="38.02" calcext:value-type="float">
            <text:p>38.02</text:p>
          </table:table-cell>
          <table:table-cell table:number-columns-repeated="2" office:value-type="float" office:value="41.96" calcext:value-type="float">
            <text:p>41.96</text:p>
          </table:table-cell>
          <table:table-cell office:value-type="float" office:value="70.78" calcext:value-type="float">
            <text:p>70.78</text:p>
          </table:table-cell>
          <table:table-cell office:value-type="float" office:value="34.73" calcext:value-type="float">
            <text:p>34.73</text:p>
          </table:table-cell>
          <table:table-cell office:value-type="float" office:value="67.3" calcext:value-type="float">
            <text:p>67.3</text:p>
          </table:table-cell>
          <table:table-cell office:value-type="float" office:value="23.15" calcext:value-type="float">
            <text:p>23.1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2.554" calcext:value-type="float">
            <text:p>102.554</text:p>
          </table:table-cell>
          <table:table-cell office:value-type="string" calcext:value-type="string">
            <text:p>ae357edd91bba87b474922f48fa8bc10e423ad2231665a274b3dc277d24d36d6</text:p>
          </table:table-cell>
          <table:table-cell office:value-type="float" office:value="95.12" calcext:value-type="float">
            <text:p>95.12</text:p>
          </table:table-cell>
          <table:table-cell office:value-type="float" office:value="1.12" calcext:value-type="float">
            <text:p>1.12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float" office:value="41.08" calcext:value-type="float">
            <text:p>41.08</text:p>
          </table:table-cell>
          <table:table-cell office:value-type="float" office:value="68.93" calcext:value-type="float">
            <text:p>68.93</text:p>
          </table:table-cell>
          <table:table-cell office:value-type="float" office:value="34.29" calcext:value-type="float">
            <text:p>34.29</text:p>
          </table:table-cell>
          <table:table-cell office:value-type="float" office:value="67" calcext:value-type="float">
            <text:p>67</text:p>
          </table:table-cell>
          <table:table-cell office:value-type="float" office:value="24.18" calcext:value-type="float">
            <text:p>24.1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7.642" calcext:value-type="float">
            <text:p>107.642</text:p>
          </table:table-cell>
          <table:table-cell office:value-type="string" calcext:value-type="string">
            <text:p>80fd0c58f1bd8c58c1310e5a2dcdd2bf2a88cb68ab8a8809c9eec94e0a25423b</text:p>
          </table:table-cell>
          <table:table-cell office:value-type="float" office:value="89.43" calcext:value-type="float">
            <text:p>89.43</text:p>
          </table:table-cell>
          <table:table-cell office:value-type="float" office:value="1.93" calcext:value-type="float">
            <text:p>1.93</text:p>
          </table:table-cell>
          <table:table-cell office:value-type="float" office:value="38.02" calcext:value-type="float">
            <text:p>38.02</text:p>
          </table:table-cell>
          <table:table-cell table:number-columns-repeated="2" office:value-type="float" office:value="41.96" calcext:value-type="float">
            <text:p>41.96</text:p>
          </table:table-cell>
          <table:table-cell office:value-type="float" office:value="70.78" calcext:value-type="float">
            <text:p>70.78</text:p>
          </table:table-cell>
          <table:table-cell office:value-type="float" office:value="34.73" calcext:value-type="float">
            <text:p>34.73</text:p>
          </table:table-cell>
          <table:table-cell office:value-type="float" office:value="67.3" calcext:value-type="float">
            <text:p>67.3</text:p>
          </table:table-cell>
          <table:table-cell office:value-type="float" office:value="23.15" calcext:value-type="float">
            <text:p>23.1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2.566" calcext:value-type="float">
            <text:p>102.566</text:p>
          </table:table-cell>
          <table:table-cell office:value-type="string" calcext:value-type="string">
            <text:p>ae357edd91bba87b474922f48fa8bc10e423ad2231665a274b3dc277d24d36d6</text:p>
          </table:table-cell>
          <table:table-cell office:value-type="float" office:value="99.67" calcext:value-type="float">
            <text:p>99.67</text:p>
          </table:table-cell>
          <table:table-cell office:value-type="float" office:value="4.09" calcext:value-type="float">
            <text:p>4.09</text:p>
          </table:table-cell>
          <table:table-cell office:value-type="float" office:value="47.42" calcext:value-type="float">
            <text:p>47.42</text:p>
          </table:table-cell>
          <table:table-cell table:number-columns-repeated="2" office:value-type="float" office:value="48.03" calcext:value-type="float">
            <text:p>48.03</text:p>
          </table:table-cell>
          <table:table-cell office:value-type="float" office:value="72.27" calcext:value-type="float">
            <text:p>72.27</text:p>
          </table:table-cell>
          <table:table-cell office:value-type="float" office:value="35.46" calcext:value-type="float">
            <text:p>35.46</text:p>
          </table:table-cell>
          <table:table-cell office:value-type="float" office:value="67.9" calcext:value-type="float">
            <text:p>67.9</text:p>
          </table:table-cell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6360" calcext:value-type="float">
            <text:p>15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80" calcext:value-type="float">
            <text:p>55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78231ad853a17359b0e1532299b4171ee63503200e7bd91de3be13e254274c0", "41acd89c6584e02e43ab2e2c4dd8ab3feecf02f4330f578bd2b8f8f35b66b233", "b4e8fecab52c58a18bbe087c0fff12f6dd15e9d8cf2a2f530b11d381643adeb3", "e24461572e30fc3aed895a6f1a3206c43c8b9f5041eb6fae48fb2ce38ed83a67", "d0578b4795f125ae4ba491607dc0d1639b4de1ff7b2ab2e835a9faee49a3dd00")</text:p>
          </table:table-cell>
          <table:table-cell office:value-type="float" office:value="100" calcext:value-type="float">
            <text:p>100</text:p>
          </table:table-cell>
          <table:table-cell office:value-type="float" office:value="5.14" calcext:value-type="float">
            <text:p>5.14</text:p>
          </table:table-cell>
          <table:table-cell office:value-type="float" office:value="50.1" calcext:value-type="float">
            <text:p>50.1</text:p>
          </table:table-cell>
          <table:table-cell table:number-columns-repeated="2" office:value-type="float" office:value="49.78" calcext:value-type="float">
            <text:p>49.78</text:p>
          </table:table-cell>
          <table:table-cell office:value-type="float" office:value="73.37" calcext:value-type="float">
            <text:p>73.37</text:p>
          </table:table-cell>
          <table:table-cell office:value-type="float" office:value="35.88" calcext:value-type="float">
            <text:p>35.88</text:p>
          </table:table-cell>
          <table:table-cell office:value-type="float" office:value="68.18" calcext:value-type="float">
            <text:p>68.18</text:p>
          </table:table-cell>
          <table:table-cell office:value-type="float" office:value="28.81" calcext:value-type="float">
            <text:p>28.81</text:p>
          </table:table-cell>
          <table:table-cell office:value-type="float" office:value="53.5" calcext:value-type="float">
            <text:p>53.5</text:p>
          </table:table-cell>
          <table:table-cell office:value-type="float" office:value="10000" calcext:value-type="float">
            <text:p>10000</text:p>
          </table:table-cell>
          <table:table-cell office:value-type="float" office:value="311320" calcext:value-type="float">
            <text:p>311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69320" calcext:value-type="float">
            <text:p>69320</text:p>
          </table:table-cell>
          <table:table-cell office:value-type="float" office:value="2261.794" calcext:value-type="float">
            <text:p>2261.794</text:p>
          </table:table-cell>
          <table:table-cell office:value-type="string" calcext:value-type="string">
            <text:p>("c7861d7d17431cef2dba087862694bc9864b6a0bbab4274bd595f4438e46f2c9", "2ec14d464ab21b15e207dd77ddb390658e570a20767920b4d380feb4e986c3c0", "4ca64759fbe6c0ef6b0305a91499eb2362952e962dfcafc734ed51f3faaf6af4", "d073a086bab235448fd122120dea1d05b06d3c08ff94344923b9c3515f1f9fb5", "95287793dfdb0a3dc93e956d47cde177431544f0777e6cb3216b0a69eea058d3")</text:p>
          </table:table-cell>
          <table:table-cell table:number-columns-repeated="19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-1" calcext:value-type="float">
            <text:p>-1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32.52" calcext:value-type="float">
            <text:p>32.52</text:p>
          </table:table-cell>
          <table:table-cell office:value-type="float" office:value="66.07" calcext:value-type="float">
            <text:p>66.07</text:p>
          </table:table-cell>
          <table:table-cell office:value-type="float" office:value="32.78" calcext:value-type="float">
            <text:p>32.78</text:p>
          </table:table-cell>
          <table:table-cell office:value-type="float" office:value="66.41" calcext:value-type="float">
            <text:p>66.41</text:p>
          </table:table-cell>
          <table:table-cell office:value-type="float" office:value="25.11" calcext:value-type="float">
            <text:p>25.1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7.141" calcext:value-type="float">
            <text:p>117.141</text:p>
          </table:table-cell>
          <table:table-cell office:value-type="string" calcext:value-type="string">
            <text:p>00f539c0d697c3d7cce9572098bd258aed4d3354a804b8a5734c57ea124f5ed7</text:p>
          </table:table-cell>
          <table:table-cell office:value-type="float" office:value="87.8" calcext:value-type="float">
            <text:p>87.8</text:p>
          </table:table-cell>
          <table:table-cell office:value-type="float" office:value="-0.6" calcext:value-type="float">
            <text:p>-0.6</text:p>
          </table:table-cell>
          <table:table-cell office:value-type="float" office:value="53.87" calcext:value-type="float">
            <text:p>53.87</text:p>
          </table:table-cell>
          <table:table-cell table:number-columns-repeated="2" office:value-type="float" office:value="33.23" calcext:value-type="float">
            <text:p>33.23</text:p>
          </table:table-cell>
          <table:table-cell office:value-type="float" office:value="67.29" calcext:value-type="float">
            <text:p>67.29</text:p>
          </table:table-cell>
          <table:table-cell office:value-type="float" office:value="32.88" calcext:value-type="float">
            <text:p>32.88</text:p>
          </table:table-cell>
          <table:table-cell office:value-type="float" office:value="66.59" calcext:value-type="float">
            <text:p>66.59</text:p>
          </table:table-cell>
          <table:table-cell office:value-type="float" office:value="26.45" calcext:value-type="float">
            <text:p>26.4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ce8dd8b8d56704adb80f1fe7da4dcc3874028e92e7edb7cba7bf3938eec32db6</text:p>
          </table:table-cell>
          <table:table-cell office:value-type="float" office:value="97.56" calcext:value-type="float">
            <text:p>97.56</text:p>
          </table:table-cell>
          <table:table-cell office:value-type="float" office:value="-1" calcext:value-type="float">
            <text:p>-1</text:p>
          </table:table-cell>
          <table:table-cell office:value-type="float" office:value="49.11" calcext:value-type="float">
            <text:p>49.11</text:p>
          </table:table-cell>
          <table:table-cell table:number-columns-repeated="2" office:value-type="float" office:value="32.52" calcext:value-type="float">
            <text:p>32.52</text:p>
          </table:table-cell>
          <table:table-cell office:value-type="float" office:value="66.07" calcext:value-type="float">
            <text:p>66.07</text:p>
          </table:table-cell>
          <table:table-cell office:value-type="float" office:value="32.78" calcext:value-type="float">
            <text:p>32.78</text:p>
          </table:table-cell>
          <table:table-cell office:value-type="float" office:value="66.41" calcext:value-type="float">
            <text:p>66.41</text:p>
          </table:table-cell>
          <table:table-cell office:value-type="float" office:value="25.11" calcext:value-type="float">
            <text:p>25.1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6.041" calcext:value-type="float">
            <text:p>26.041</text:p>
          </table:table-cell>
          <table:table-cell office:value-type="string" calcext:value-type="string">
            <text:p>00f539c0d697c3d7cce9572098bd258aed4d3354a804b8a5734c57ea124f5ed7</text:p>
          </table:table-cell>
          <table:table-cell office:value-type="float" office:value="87.8" calcext:value-type="float">
            <text:p>87.8</text:p>
          </table:table-cell>
          <table:table-cell office:value-type="float" office:value="-0.6" calcext:value-type="float">
            <text:p>-0.6</text:p>
          </table:table-cell>
          <table:table-cell office:value-type="float" office:value="53.87" calcext:value-type="float">
            <text:p>53.87</text:p>
          </table:table-cell>
          <table:table-cell table:number-columns-repeated="2" office:value-type="float" office:value="33.23" calcext:value-type="float">
            <text:p>33.23</text:p>
          </table:table-cell>
          <table:table-cell office:value-type="float" office:value="67.29" calcext:value-type="float">
            <text:p>67.29</text:p>
          </table:table-cell>
          <table:table-cell office:value-type="float" office:value="32.88" calcext:value-type="float">
            <text:p>32.88</text:p>
          </table:table-cell>
          <table:table-cell office:value-type="float" office:value="66.59" calcext:value-type="float">
            <text:p>66.59</text:p>
          </table:table-cell>
          <table:table-cell office:value-type="float" office:value="26.45" calcext:value-type="float">
            <text:p>26.4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.003" calcext:value-type="float">
            <text:p>23.003</text:p>
          </table:table-cell>
          <table:table-cell office:value-type="string" calcext:value-type="string">
            <text:p>ce8dd8b8d56704adb80f1fe7da4dcc3874028e92e7edb7cba7bf3938eec32db6</text:p>
          </table:table-cell>
          <table:table-cell office:value-type="float" office:value="99.67" calcext:value-type="float">
            <text:p>99.67</text:p>
          </table:table-cell>
          <table:table-cell office:value-type="float" office:value="2.88" calcext:value-type="float">
            <text:p>2.88</text:p>
          </table:table-cell>
          <table:table-cell office:value-type="float" office:value="48.7" calcext:value-type="float">
            <text:p>48.7</text:p>
          </table:table-cell>
          <table:table-cell table:number-columns-repeated="2" office:value-type="float" office:value="38.43" calcext:value-type="float">
            <text:p>38.43</text:p>
          </table:table-cell>
          <table:table-cell office:value-type="float" office:value="72.78" calcext:value-type="float">
            <text:p>72.78</text:p>
          </table:table-cell>
          <table:table-cell office:value-type="float" office:value="34.55" calcext:value-type="float">
            <text:p>34.55</text:p>
          </table:table-cell>
          <table:table-cell office:value-type="float" office:value="67.6" calcext:value-type="float">
            <text:p>67.6</text:p>
          </table:table-cell>
          <table:table-cell office:value-type="float" office:value="26.34" calcext:value-type="float">
            <text:p>26.3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5640" calcext:value-type="float">
            <text:p>155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80" calcext:value-type="float">
            <text:p>7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e16c7d5baee725d56e97ad27b345ec3579678a7395c8dbcc1d7008a8e8037fe", "1271741b532ad6fe490c78096857a76771f4df0e26f35234b10d178d3d45a6a2", "99c452db8097129056f829f8be21b19319e33b0021394653b92d2802be1c50dc", "3ca728d5e58360e0b7578d06f42da5e9e86b89b675e9fd7a2a737f4fb54fa638", "ca26f26cb3f50da87b18ec1be81caa5018db39fe62f9b8ca541316f23d400d62")</text:p>
          </table:table-cell>
          <table:table-cell office:value-type="float" office:value="99.84" calcext:value-type="float">
            <text:p>99.84</text:p>
          </table:table-cell>
          <table:table-cell office:value-type="float" office:value="3.64" calcext:value-type="float">
            <text:p>3.64</text:p>
          </table:table-cell>
          <table:table-cell office:value-type="float" office:value="49.41" calcext:value-type="float">
            <text:p>49.41</text:p>
          </table:table-cell>
          <table:table-cell table:number-columns-repeated="2" office:value-type="float" office:value="39.78" calcext:value-type="float">
            <text:p>39.78</text:p>
          </table:table-cell>
          <table:table-cell office:value-type="float" office:value="74.51" calcext:value-type="float">
            <text:p>74.51</text:p>
          </table:table-cell>
          <table:table-cell office:value-type="float" office:value="34.91" calcext:value-type="float">
            <text:p>34.91</text:p>
          </table:table-cell>
          <table:table-cell office:value-type="float" office:value="67.85" calcext:value-type="float">
            <text:p>67.85</text:p>
          </table:table-cell>
          <table:table-cell office:value-type="float" office:value="26.86" calcext:value-type="float">
            <text:p>26.86</text:p>
          </table:table-cell>
          <table:table-cell office:value-type="float" office:value="56.26" calcext:value-type="float">
            <text:p>56.26</text:p>
          </table:table-cell>
          <table:table-cell office:value-type="float" office:value="10000" calcext:value-type="float">
            <text:p>10000</text:p>
          </table:table-cell>
          <table:table-cell office:value-type="float" office:value="312160" calcext:value-type="float">
            <text:p>312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46480" calcext:value-type="float">
            <text:p>46480</text:p>
          </table:table-cell>
          <table:table-cell office:value-type="float" office:value="2096.363" calcext:value-type="float">
            <text:p>2096.363</text:p>
          </table:table-cell>
          <table:table-cell office:value-type="string" calcext:value-type="string">
            <text:p>("b9d835b88ae2083a39bceb7459f694c8d958d4ecc33550540b45dd2868b80894", "aab6e4824f8b90f0cfd91d80eda0c4799d8baa9796156638d6c99985621925d9", "b340faede56c699dd3995666203a0ca011316dfea275a65d4cdc6371f8be53b7", "851c46d6e9045c8dbedfe9ebbe397ea941d421653e47395504ebca2639f4d163", "9f87b7743cb9ac6cc477b85bb4e4ece657a3805590662ee95ed2ad56accf29ba")</text:p>
          </table:table-cell>
          <table:table-cell table:number-columns-repeated="19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8.37" calcext:value-type="float">
            <text:p>98.37</text:p>
          </table:table-cell>
          <table:table-cell office:value-type="float" office:value="1.34" calcext:value-type="float">
            <text:p>1.34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41.59" calcext:value-type="float">
            <text:p>41.59</text:p>
          </table:table-cell>
          <table:table-cell office:value-type="float" office:value="68.25" calcext:value-type="float">
            <text:p>68.25</text:p>
          </table:table-cell>
          <table:table-cell office:value-type="float" office:value="34.15" calcext:value-type="float">
            <text:p>34.15</text:p>
          </table:table-cell>
          <table:table-cell office:value-type="float" office:value="67.08" calcext:value-type="float">
            <text:p>67.08</text:p>
          </table:table-cell>
          <table:table-cell office:value-type="float" office:value="23.6" calcext:value-type="float">
            <text:p>23.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10.575" calcext:value-type="float">
            <text:p>210.575</text:p>
          </table:table-cell>
          <table:table-cell office:value-type="string" calcext:value-type="string">
            <text:p>acfa909ed84184191b5121aa1a192ba30c436485b4f265f9c1bca22b304ef7b7</text:p>
          </table:table-cell>
          <table:table-cell office:value-type="float" office:value="89.43" calcext:value-type="float">
            <text:p>89.43</text:p>
          </table:table-cell>
          <table:table-cell office:value-type="float" office:value="1.88" calcext:value-type="float">
            <text:p>1.88</text:p>
          </table:table-cell>
          <table:table-cell office:value-type="float" office:value="46.88" calcext:value-type="float">
            <text:p>46.88</text:p>
          </table:table-cell>
          <table:table-cell table:number-columns-repeated="2" office:value-type="float" office:value="43.17" calcext:value-type="float">
            <text:p>43.17</text:p>
          </table:table-cell>
          <table:table-cell office:value-type="float" office:value="68.65" calcext:value-type="float">
            <text:p>68.65</text:p>
          </table:table-cell>
          <table:table-cell office:value-type="float" office:value="34.4" calcext:value-type="float">
            <text:p>34.4</text:p>
          </table:table-cell>
          <table:table-cell office:value-type="float" office:value="67.2" calcext:value-type="float">
            <text:p>67.2</text:p>
          </table:table-cell>
          <table:table-cell office:value-type="float" office:value="26.38" calcext:value-type="float">
            <text:p>26.3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.776" calcext:value-type="float">
            <text:p>59.776</text:p>
          </table:table-cell>
          <table:table-cell office:value-type="string" calcext:value-type="string">
            <text:p>ec98de0d870ae9ece90d5452ca1ead7898cb5616cd7ac925e316dda3251ce4c0</text:p>
          </table:table-cell>
          <table:table-cell office:value-type="float" office:value="98.37" calcext:value-type="float">
            <text:p>98.37</text:p>
          </table:table-cell>
          <table:table-cell office:value-type="float" office:value="1.34" calcext:value-type="float">
            <text:p>1.34</text:p>
          </table:table-cell>
          <table:table-cell office:value-type="float" office:value="39.7" calcext:value-type="float">
            <text:p>39.7</text:p>
          </table:table-cell>
          <table:table-cell table:number-columns-repeated="2" office:value-type="float" office:value="41.59" calcext:value-type="float">
            <text:p>41.59</text:p>
          </table:table-cell>
          <table:table-cell office:value-type="float" office:value="68.25" calcext:value-type="float">
            <text:p>68.25</text:p>
          </table:table-cell>
          <table:table-cell office:value-type="float" office:value="34.15" calcext:value-type="float">
            <text:p>34.15</text:p>
          </table:table-cell>
          <table:table-cell office:value-type="float" office:value="67.08" calcext:value-type="float">
            <text:p>67.08</text:p>
          </table:table-cell>
          <table:table-cell office:value-type="float" office:value="23.6" calcext:value-type="float">
            <text:p>23.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.245" calcext:value-type="float">
            <text:p>63.245</text:p>
          </table:table-cell>
          <table:table-cell office:value-type="string" calcext:value-type="string">
            <text:p>acfa909ed84184191b5121aa1a192ba30c436485b4f265f9c1bca22b304ef7b7</text:p>
          </table:table-cell>
          <table:table-cell office:value-type="float" office:value="89.43" calcext:value-type="float">
            <text:p>89.43</text:p>
          </table:table-cell>
          <table:table-cell office:value-type="float" office:value="1.88" calcext:value-type="float">
            <text:p>1.88</text:p>
          </table:table-cell>
          <table:table-cell office:value-type="float" office:value="46.88" calcext:value-type="float">
            <text:p>46.88</text:p>
          </table:table-cell>
          <table:table-cell table:number-columns-repeated="2" office:value-type="float" office:value="43.17" calcext:value-type="float">
            <text:p>43.17</text:p>
          </table:table-cell>
          <table:table-cell office:value-type="float" office:value="68.65" calcext:value-type="float">
            <text:p>68.65</text:p>
          </table:table-cell>
          <table:table-cell office:value-type="float" office:value="34.4" calcext:value-type="float">
            <text:p>34.4</text:p>
          </table:table-cell>
          <table:table-cell office:value-type="float" office:value="67.2" calcext:value-type="float">
            <text:p>67.2</text:p>
          </table:table-cell>
          <table:table-cell office:value-type="float" office:value="26.38" calcext:value-type="float">
            <text:p>26.3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9.515" calcext:value-type="float">
            <text:p>59.515</text:p>
          </table:table-cell>
          <table:table-cell office:value-type="string" calcext:value-type="string">
            <text:p>ec98de0d870ae9ece90d5452ca1ead7898cb5616cd7ac925e316dda3251ce4c0</text:p>
          </table:table-cell>
          <table:table-cell office:value-type="float" office:value="99.67" calcext:value-type="float">
            <text:p>99.67</text:p>
          </table:table-cell>
          <table:table-cell office:value-type="float" office:value="4.31" calcext:value-type="float">
            <text:p>4.31</text:p>
          </table:table-cell>
          <table:table-cell office:value-type="float" office:value="50.64" calcext:value-type="float">
            <text:p>50.64</text:p>
          </table:table-cell>
          <table:table-cell table:number-columns-repeated="2" office:value-type="float" office:value="51.58" calcext:value-type="float">
            <text:p>51.58</text:p>
          </table:table-cell>
          <table:table-cell office:value-type="float" office:value="71.85" calcext:value-type="float">
            <text:p>71.85</text:p>
          </table:table-cell>
          <table:table-cell office:value-type="float" office:value="35.63" calcext:value-type="float">
            <text:p>35.63</text:p>
          </table:table-cell>
          <table:table-cell office:value-type="float" office:value="67.9" calcext:value-type="float">
            <text:p>67.9</text:p>
          </table:table-cell>
          <table:table-cell office:value-type="float" office:value="28.95" calcext:value-type="float">
            <text:p>28.9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3680" calcext:value-type="float">
            <text:p>153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20" calcext:value-type="float">
            <text:p>39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f103f82db70df2cdf440b2fc74986584a9eb7ef2bdd0ebe3fe1de4f2c2f84fe", "4578b6de46468caa3fdee8649bce1505e2dd133e8a5a7955df9735504fd2ebe5", "ac0deaa5a8355cab5d57c4d5c8fa2685430dba2abb5a31b23b5eb586858d076c", "407891d294c9a6a8da65609856b9acd11e112ffc4ee19133983050163258aae7", "8963dc2f0066ec8f866d9ffe6da4fce216cd4fbbe04a9579a2f4e8165b310a95")</text:p>
          </table:table-cell>
          <table:table-cell office:value-type="float" office:value="100" calcext:value-type="float">
            <text:p>100</text:p>
          </table:table-cell>
          <table:table-cell office:value-type="float" office:value="5.31" calcext:value-type="float">
            <text:p>5.31</text:p>
          </table:table-cell>
          <table:table-cell office:value-type="float" office:value="54.76" calcext:value-type="float">
            <text:p>54.76</text:p>
          </table:table-cell>
          <table:table-cell table:number-columns-repeated="2" office:value-type="float" office:value="52.16" calcext:value-type="float">
            <text:p>52.16</text:p>
          </table:table-cell>
          <table:table-cell office:value-type="float" office:value="72.81" calcext:value-type="float">
            <text:p>72.81</text:p>
          </table:table-cell>
          <table:table-cell office:value-type="float" office:value="35.96" calcext:value-type="float">
            <text:p>35.96</text:p>
          </table:table-cell>
          <table:table-cell office:value-type="float" office:value="68.14" calcext:value-type="float">
            <text:p>68.14</text:p>
          </table:table-cell>
          <table:table-cell office:value-type="float" office:value="30.59" calcext:value-type="float">
            <text:p>30.59</text:p>
          </table:table-cell>
          <table:table-cell office:value-type="float" office:value="57.24" calcext:value-type="float">
            <text:p>57.24</text:p>
          </table:table-cell>
          <table:table-cell office:value-type="float" office:value="10000" calcext:value-type="float">
            <text:p>10000</text:p>
          </table:table-cell>
          <table:table-cell office:value-type="float" office:value="310520" calcext:value-type="float">
            <text:p>310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68120" calcext:value-type="float">
            <text:p>168120</text:p>
          </table:table-cell>
          <table:table-cell office:value-type="float" office:value="2313.27" calcext:value-type="float">
            <text:p>2313.27</text:p>
          </table:table-cell>
          <table:table-cell office:value-type="string" calcext:value-type="string">
            <text:p>("2bafa70515276113a65db16341b9f57f7240b23ae3679c3a39ef79fbbbe33be5", "48b25e2c4c7e9d3ecca0e7e49d83231d40af24c4451eec7cb7add139a67dcba2", "a07300187bfd2cbf9c2f1fc9e6641ba30446dceca8d7ff728820d7d082703fe4", "9e0a3f79d3e99ef5e8a50dacc13fd8ffa2aaa29abda1bb00c19de44854286e49", "52edb9f89d2eb5ac00ef2dc62ebbeac20e14b1e82aa1b96f6eaba71ba4178a4a")</text:p>
          </table:table-cell>
          <table:table-cell table:number-columns-repeated="19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56" calcext:value-type="float">
            <text:p>97.56</text:p>
          </table:table-cell>
          <table:table-cell office:value-type="float" office:value="1.23" calcext:value-type="float">
            <text:p>1.23</text:p>
          </table:table-cell>
          <table:table-cell office:value-type="float" office:value="38.49" calcext:value-type="float">
            <text:p>38.49</text:p>
          </table:table-cell>
          <table:table-cell table:number-columns-repeated="2" office:value-type="float" office:value="40.14" calcext:value-type="float">
            <text:p>40.14</text:p>
          </table:table-cell>
          <table:table-cell office:value-type="float" office:value="68.16" calcext:value-type="float">
            <text:p>68.16</text:p>
          </table:table-cell>
          <table:table-cell office:value-type="float" office:value="34.08" calcext:value-type="float">
            <text:p>34.08</text:p>
          </table:table-cell>
          <table:table-cell office:value-type="float" office:value="67.07" calcext:value-type="float">
            <text:p>67.07</text:p>
          </table:table-cell>
          <table:table-cell office:value-type="float" office:value="23.04" calcext:value-type="float">
            <text:p>23.0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0.59" calcext:value-type="float">
            <text:p>150.59</text:p>
          </table:table-cell>
          <table:table-cell office:value-type="string" calcext:value-type="string">
            <text:p>caadf58201805425bc7e1a206ab7b2eda864b846a76978b60ce05e3f038b2796</text:p>
          </table:table-cell>
          <table:table-cell office:value-type="float" office:value="86.99" calcext:value-type="float">
            <text:p>86.99</text:p>
          </table:table-cell>
          <table:table-cell office:value-type="float" office:value="0.51" calcext:value-type="float">
            <text:p>0.51</text:p>
          </table:table-cell>
          <table:table-cell office:value-type="float" office:value="34.48" calcext:value-type="float">
            <text:p>34.48</text:p>
          </table:table-cell>
          <table:table-cell table:number-columns-repeated="2" office:value-type="float" office:value="36.73" calcext:value-type="float">
            <text:p>36.73</text:p>
          </table:table-cell>
          <table:table-cell office:value-type="float" office:value="68.05" calcext:value-type="float">
            <text:p>68.05</text:p>
          </table:table-cell>
          <table:table-cell office:value-type="float" office:value="33.71" calcext:value-type="float">
            <text:p>33.71</text:p>
          </table:table-cell>
          <table:table-cell office:value-type="float" office:value="66.82" calcext:value-type="float">
            <text:p>66.82</text:p>
          </table:table-cell>
          <table:table-cell office:value-type="float" office:value="20.96" calcext:value-type="float">
            <text:p>20.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5.086" calcext:value-type="float">
            <text:p>55.086</text:p>
          </table:table-cell>
          <table:table-cell office:value-type="string" calcext:value-type="string">
            <text:p>380b71a53103d99ee937fc11e548f2b7b2fea9188aecba25d24c11ea6789b9c1</text:p>
          </table:table-cell>
          <table:table-cell office:value-type="float" office:value="97.56" calcext:value-type="float">
            <text:p>97.56</text:p>
          </table:table-cell>
          <table:table-cell office:value-type="float" office:value="1.23" calcext:value-type="float">
            <text:p>1.23</text:p>
          </table:table-cell>
          <table:table-cell office:value-type="float" office:value="38.49" calcext:value-type="float">
            <text:p>38.49</text:p>
          </table:table-cell>
          <table:table-cell table:number-columns-repeated="2" office:value-type="float" office:value="40.14" calcext:value-type="float">
            <text:p>40.14</text:p>
          </table:table-cell>
          <table:table-cell office:value-type="float" office:value="68.16" calcext:value-type="float">
            <text:p>68.16</text:p>
          </table:table-cell>
          <table:table-cell office:value-type="float" office:value="34.08" calcext:value-type="float">
            <text:p>34.08</text:p>
          </table:table-cell>
          <table:table-cell office:value-type="float" office:value="67.07" calcext:value-type="float">
            <text:p>67.07</text:p>
          </table:table-cell>
          <table:table-cell office:value-type="float" office:value="23.04" calcext:value-type="float">
            <text:p>23.0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9.843" calcext:value-type="float">
            <text:p>59.843</text:p>
          </table:table-cell>
          <table:table-cell office:value-type="string" calcext:value-type="string">
            <text:p>caadf58201805425bc7e1a206ab7b2eda864b846a76978b60ce05e3f038b2796</text:p>
          </table:table-cell>
          <table:table-cell office:value-type="float" office:value="86.99" calcext:value-type="float">
            <text:p>86.99</text:p>
          </table:table-cell>
          <table:table-cell office:value-type="float" office:value="0.51" calcext:value-type="float">
            <text:p>0.51</text:p>
          </table:table-cell>
          <table:table-cell office:value-type="float" office:value="34.48" calcext:value-type="float">
            <text:p>34.48</text:p>
          </table:table-cell>
          <table:table-cell table:number-columns-repeated="2" office:value-type="float" office:value="36.73" calcext:value-type="float">
            <text:p>36.73</text:p>
          </table:table-cell>
          <table:table-cell office:value-type="float" office:value="68.05" calcext:value-type="float">
            <text:p>68.05</text:p>
          </table:table-cell>
          <table:table-cell office:value-type="float" office:value="33.71" calcext:value-type="float">
            <text:p>33.71</text:p>
          </table:table-cell>
          <table:table-cell office:value-type="float" office:value="66.82" calcext:value-type="float">
            <text:p>66.82</text:p>
          </table:table-cell>
          <table:table-cell office:value-type="float" office:value="20.96" calcext:value-type="float">
            <text:p>20.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.419" calcext:value-type="float">
            <text:p>54.419</text:p>
          </table:table-cell>
          <table:table-cell office:value-type="string" calcext:value-type="string">
            <text:p>380b71a53103d99ee937fc11e548f2b7b2fea9188aecba25d24c11ea6789b9c1</text:p>
          </table:table-cell>
          <table:table-cell office:value-type="float" office:value="99.67" calcext:value-type="float">
            <text:p>99.67</text:p>
          </table:table-cell>
          <table:table-cell office:value-type="float" office:value="2.13" calcext:value-type="float">
            <text:p>2.13</text:p>
          </table:table-cell>
          <table:table-cell office:value-type="float" office:value="42.22" calcext:value-type="float">
            <text:p>42.22</text:p>
          </table:table-cell>
          <table:table-cell table:number-columns-repeated="2" office:value-type="float" office:value="38.47" calcext:value-type="float">
            <text:p>38.47</text:p>
          </table:table-cell>
          <table:table-cell office:value-type="float" office:value="70.36" calcext:value-type="float">
            <text:p>70.36</text:p>
          </table:table-cell>
          <table:table-cell office:value-type="float" office:value="34.43" calcext:value-type="float">
            <text:p>34.43</text:p>
          </table:table-cell>
          <table:table-cell office:value-type="float" office:value="67.38" calcext:value-type="float">
            <text:p>67.38</text:p>
          </table:table-cell>
          <table:table-cell office:value-type="float" office:value="24.35" calcext:value-type="float">
            <text:p>24.3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1640" calcext:value-type="float">
            <text:p>151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80" calcext:value-type="float">
            <text:p>15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c2902cdce6ad6b7870c57b6aa9f3e958188954a21dbdba08b32bde361c72b8f", "d370ad727addbbbaa1855a475c7594b6fb11df1f8a1c5ad46038ae83c430ce82", "9c3a87ab8c3fc784faf7bed8f78efdffe32611a70663ecfd50a9b07e2e5d875e", "680f2b2ebc09039d2677207e5a8d44c3a98a719b57b86bb635665ffdc242d6fd", "176d645d56ea9e747ab94b48224d99e7d2e1b1504e5862f46cf6d35eb74bdcf9")</text:p>
          </table:table-cell>
          <table:table-cell office:value-type="float" office:value="99.84" calcext:value-type="float">
            <text:p>99.84</text:p>
          </table:table-cell>
          <table:table-cell office:value-type="float" office:value="2.47" calcext:value-type="float">
            <text:p>2.47</text:p>
          </table:table-cell>
          <table:table-cell office:value-type="float" office:value="43.19" calcext:value-type="float">
            <text:p>43.19</text:p>
          </table:table-cell>
          <table:table-cell table:number-columns-repeated="2" office:value-type="float" office:value="38.41" calcext:value-type="float">
            <text:p>38.41</text:p>
          </table:table-cell>
          <table:table-cell office:value-type="float" office:value="70.92" calcext:value-type="float">
            <text:p>70.92</text:p>
          </table:table-cell>
          <table:table-cell office:value-type="float" office:value="34.53" calcext:value-type="float">
            <text:p>34.53</text:p>
          </table:table-cell>
          <table:table-cell office:value-type="float" office:value="67.5" calcext:value-type="float">
            <text:p>67.5</text:p>
          </table:table-cell>
          <table:table-cell office:value-type="float" office:value="24.71" calcext:value-type="float">
            <text:p>24.71</text:p>
          </table:table-cell>
          <table:table-cell office:value-type="float" office:value="51.38" calcext:value-type="float">
            <text:p>51.38</text:p>
          </table:table-cell>
          <table:table-cell office:value-type="float" office:value="10000" calcext:value-type="float">
            <text:p>10000</text:p>
          </table:table-cell>
          <table:table-cell office:value-type="float" office:value="302040" calcext:value-type="float">
            <text:p>302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880" calcext:value-type="float">
            <text:p>105880</text:p>
          </table:table-cell>
          <table:table-cell office:value-type="float" office:value="2330.757" calcext:value-type="float">
            <text:p>2330.757</text:p>
          </table:table-cell>
          <table:table-cell office:value-type="string" calcext:value-type="string">
            <text:p>("3ce0bbba76d6ea2d544f11c3d655276b3742223e249dc6fc6c10c394107db141", "6ed4c32589752158420de5c59911fe6270110abd207115236edc45554a89ea61", "837a001b1099189d88997af52507c11df63e6d4883a924f4d0b05f69b40aadf7", "af9638486ec091e06f3c8c1e13253a58bb44293a5ef038591a256c143e737fd5", "130f2c4ce91f726def6f46db4d5d0cc851c93bdf3bede635a8c63242c5010dcf")</text:p>
          </table:table-cell>
          <table:table-cell table:number-columns-repeated="19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8.37" calcext:value-type="float">
            <text:p>98.37</text:p>
          </table:table-cell>
          <table:table-cell office:value-type="float" office:value="3.18" calcext:value-type="float">
            <text:p>3.18</text:p>
          </table:table-cell>
          <table:table-cell office:value-type="float" office:value="34.86" calcext:value-type="float">
            <text:p>34.86</text:p>
          </table:table-cell>
          <table:table-cell table:number-columns-repeated="2" office:value-type="float" office:value="43.3" calcext:value-type="float">
            <text:p>43.3</text:p>
          </table:table-cell>
          <table:table-cell office:value-type="float" office:value="72.32" calcext:value-type="float">
            <text:p>72.32</text:p>
          </table:table-cell>
          <table:table-cell office:value-type="float" office:value="35.34" calcext:value-type="float">
            <text:p>35.34</text:p>
          </table:table-cell>
          <table:table-cell office:value-type="float" office:value="67.81" calcext:value-type="float">
            <text:p>67.81</text:p>
          </table:table-cell>
          <table:table-cell office:value-type="float" office:value="22.17" calcext:value-type="float">
            <text:p>22.1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2.034" calcext:value-type="float">
            <text:p>122.034</text:p>
          </table:table-cell>
          <table:table-cell office:value-type="string" calcext:value-type="string">
            <text:p>f79d78161323593cc8cf385666c81b9ffce3336faffced9bad07ccfa72e27de9</text:p>
          </table:table-cell>
          <table:table-cell office:value-type="float" office:value="91.06" calcext:value-type="float">
            <text:p>91.06</text:p>
          </table:table-cell>
          <table:table-cell office:value-type="float" office:value="2.77" calcext:value-type="float">
            <text:p>2.77</text:p>
          </table:table-cell>
          <table:table-cell office:value-type="float" office:value="30.38" calcext:value-type="float">
            <text:p>30.38</text:p>
          </table:table-cell>
          <table:table-cell table:number-columns-repeated="2" office:value-type="float" office:value="42.69" calcext:value-type="float">
            <text:p>42.69</text:p>
          </table:table-cell>
          <table:table-cell office:value-type="float" office:value="71.99" calcext:value-type="float">
            <text:p>71.99</text:p>
          </table:table-cell>
          <table:table-cell office:value-type="float" office:value="35.34" calcext:value-type="float">
            <text:p>35.34</text:p>
          </table:table-cell>
          <table:table-cell office:value-type="float" office:value="67.74" calcext:value-type="float">
            <text:p>67.74</text:p>
          </table:table-cell>
          <table:table-cell office:value-type="float" office:value="20.08" calcext:value-type="float">
            <text:p>20.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.669" calcext:value-type="float">
            <text:p>32.669</text:p>
          </table:table-cell>
          <table:table-cell office:value-type="string" calcext:value-type="string">
            <text:p>ea8c4ee443326a55cd320ecc0f1720777e95b144cb44ee521ec82e424a90690d</text:p>
          </table:table-cell>
          <table:table-cell office:value-type="float" office:value="98.37" calcext:value-type="float">
            <text:p>98.37</text:p>
          </table:table-cell>
          <table:table-cell office:value-type="float" office:value="3.18" calcext:value-type="float">
            <text:p>3.18</text:p>
          </table:table-cell>
          <table:table-cell office:value-type="float" office:value="34.86" calcext:value-type="float">
            <text:p>34.86</text:p>
          </table:table-cell>
          <table:table-cell table:number-columns-repeated="2" office:value-type="float" office:value="43.3" calcext:value-type="float">
            <text:p>43.3</text:p>
          </table:table-cell>
          <table:table-cell office:value-type="float" office:value="72.32" calcext:value-type="float">
            <text:p>72.32</text:p>
          </table:table-cell>
          <table:table-cell office:value-type="float" office:value="35.34" calcext:value-type="float">
            <text:p>35.34</text:p>
          </table:table-cell>
          <table:table-cell office:value-type="float" office:value="67.81" calcext:value-type="float">
            <text:p>67.81</text:p>
          </table:table-cell>
          <table:table-cell office:value-type="float" office:value="22.17" calcext:value-type="float">
            <text:p>22.1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.804" calcext:value-type="float">
            <text:p>37.804</text:p>
          </table:table-cell>
          <table:table-cell office:value-type="string" calcext:value-type="string">
            <text:p>f79d78161323593cc8cf385666c81b9ffce3336faffced9bad07ccfa72e27de9</text:p>
          </table:table-cell>
          <table:table-cell office:value-type="float" office:value="91.06" calcext:value-type="float">
            <text:p>91.06</text:p>
          </table:table-cell>
          <table:table-cell office:value-type="float" office:value="2.77" calcext:value-type="float">
            <text:p>2.77</text:p>
          </table:table-cell>
          <table:table-cell office:value-type="float" office:value="30.38" calcext:value-type="float">
            <text:p>30.38</text:p>
          </table:table-cell>
          <table:table-cell table:number-columns-repeated="2" office:value-type="float" office:value="42.69" calcext:value-type="float">
            <text:p>42.69</text:p>
          </table:table-cell>
          <table:table-cell office:value-type="float" office:value="71.99" calcext:value-type="float">
            <text:p>71.99</text:p>
          </table:table-cell>
          <table:table-cell office:value-type="float" office:value="35.34" calcext:value-type="float">
            <text:p>35.34</text:p>
          </table:table-cell>
          <table:table-cell office:value-type="float" office:value="67.74" calcext:value-type="float">
            <text:p>67.74</text:p>
          </table:table-cell>
          <table:table-cell office:value-type="float" office:value="20.08" calcext:value-type="float">
            <text:p>20.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.734" calcext:value-type="float">
            <text:p>32.734</text:p>
          </table:table-cell>
          <table:table-cell office:value-type="string" calcext:value-type="string">
            <text:p>ea8c4ee443326a55cd320ecc0f1720777e95b144cb44ee521ec82e424a90690d</text:p>
          </table:table-cell>
          <table:table-cell office:value-type="float" office:value="99.67" calcext:value-type="float">
            <text:p>99.67</text:p>
          </table:table-cell>
          <table:table-cell office:value-type="float" office:value="4.35" calcext:value-type="float">
            <text:p>4.35</text:p>
          </table:table-cell>
          <table:table-cell office:value-type="float" office:value="47.6" calcext:value-type="float">
            <text:p>47.6</text:p>
          </table:table-cell>
          <table:table-cell table:number-columns-repeated="2" office:value-type="float" office:value="46.1" calcext:value-type="float">
            <text:p>46.1</text:p>
          </table:table-cell>
          <table:table-cell office:value-type="float" office:value="73.21" calcext:value-type="float">
            <text:p>73.21</text:p>
          </table:table-cell>
          <table:table-cell office:value-type="float" office:value="35.51" calcext:value-type="float">
            <text:p>35.51</text:p>
          </table:table-cell>
          <table:table-cell office:value-type="float" office:value="67.99" calcext:value-type="float">
            <text:p>67.99</text:p>
          </table:table-cell>
          <table:table-cell office:value-type="float" office:value="27.38" calcext:value-type="float">
            <text:p>27.3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5400" calcext:value-type="float">
            <text:p>1554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00" calcext:value-type="float">
            <text:p>6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b7aa3f2d9d6297f9bc37c2da95b314c19589893cd43c2e6156003ec07c8d038", "a46acb707abda4e2d97110ea7a4a9cf9d927b31daa5768bf63a9db534995d5d0", "4ccd2b71a69cca1aac239cfcd63f1731a0c8553bd5c31bc8de7823f25d5c3e16", "a24c00b64b13424825cf5e002dee86c6fb8dd9cbd6dd9379b20e5fdb2f030811", "53019439208e94951144c709ac61da35fb718c5a3dd18a6d799cd16326546947")</text:p>
          </table:table-cell>
          <table:table-cell office:value-type="float" office:value="100" calcext:value-type="float">
            <text:p>100</text:p>
          </table:table-cell>
          <table:table-cell office:value-type="float" office:value="4.28" calcext:value-type="float">
            <text:p>4.28</text:p>
          </table:table-cell>
          <table:table-cell office:value-type="float" office:value="49.25" calcext:value-type="float">
            <text:p>49.25</text:p>
          </table:table-cell>
          <table:table-cell table:number-columns-repeated="2" office:value-type="float" office:value="44.3" calcext:value-type="float">
            <text:p>44.3</text:p>
          </table:table-cell>
          <table:table-cell office:value-type="float" office:value="72.96" calcext:value-type="float">
            <text:p>72.96</text:p>
          </table:table-cell>
          <table:table-cell office:value-type="float" office:value="35.42" calcext:value-type="float">
            <text:p>35.42</text:p>
          </table:table-cell>
          <table:table-cell office:value-type="float" office:value="67.94" calcext:value-type="float">
            <text:p>67.94</text:p>
          </table:table-cell>
          <table:table-cell office:value-type="float" office:value="27.83" calcext:value-type="float">
            <text:p>27.83</text:p>
          </table:table-cell>
          <table:table-cell office:value-type="float" office:value="59.51" calcext:value-type="float">
            <text:p>59.51</text:p>
          </table:table-cell>
          <table:table-cell office:value-type="float" office:value="10000" calcext:value-type="float">
            <text:p>10000</text:p>
          </table:table-cell>
          <table:table-cell office:value-type="float" office:value="310080" calcext:value-type="float">
            <text:p>3100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326520" calcext:value-type="float">
            <text:p>326520</text:p>
          </table:table-cell>
          <table:table-cell office:value-type="float" office:value="2321.983" calcext:value-type="float">
            <text:p>2321.983</text:p>
          </table:table-cell>
          <table:table-cell office:value-type="string" calcext:value-type="string">
            <text:p>("23ae792b0973f605b1c309c83c36870d830d88e51370308d00ef108f840518ce", "0f394bdaacf107136af3f27fafb29dca0da6c0fe9995e7612db359990b7b2217", "b33c601aae61d881ce54c28d4c29c8d0c5904d91d1c2e2e7839c3cdeb13c3e28", "3a79c6bd2c6e2e757fb99f5e6f04e6f8b1ea04ecfd64323e1770b439abfe592a", "9c27194f6cd5ce02e32b9a0613807456c90a2682f0fab0c9d20b700cef35b107")</text:p>
          </table:table-cell>
          <table:table-cell table:number-columns-repeated="19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.0 =&gt; "High-Risk",3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(41, 41, 41)</text:p>
          </table:table-cell>
          <table:table-cell office:value-type="string" calcext:value-type="string">
            <text:p>(11, 999, 63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6.75" calcext:value-type="float">
            <text:p>96.75</text:p>
          </table:table-cell>
          <table:table-cell office:value-type="float" office:value="-0.35" calcext:value-type="float">
            <text:p>-0.35</text:p>
          </table:table-cell>
          <table:table-cell office:value-type="float" office:value="40.73" calcext:value-type="float">
            <text:p>40.73</text:p>
          </table:table-cell>
          <table:table-cell table:number-columns-repeated="2" office:value-type="float" office:value="40.49" calcext:value-type="float">
            <text:p>40.49</text:p>
          </table:table-cell>
          <table:table-cell office:value-type="float" office:value="66.88" calcext:value-type="float">
            <text:p>66.88</text:p>
          </table:table-cell>
          <table:table-cell office:value-type="float" office:value="33.3" calcext:value-type="float">
            <text:p>33.3</text:p>
          </table:table-cell>
          <table:table-cell office:value-type="float" office:value="66.54" calcext:value-type="float">
            <text:p>66.54</text:p>
          </table:table-cell>
          <table:table-cell office:value-type="float" office:value="23.11" calcext:value-type="float">
            <text:p>23.1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2.233" calcext:value-type="float">
            <text:p>162.233</text:p>
          </table:table-cell>
          <table:table-cell office:value-type="string" calcext:value-type="string">
            <text:p>d16c2ccec0dd440ab023f4939dc06d93b6daf061c30cda86ea557904fa502e0a</text:p>
          </table:table-cell>
          <table:table-cell office:value-type="float" office:value="92.68" calcext:value-type="float">
            <text:p>92.68</text:p>
          </table:table-cell>
          <table:table-cell office:value-type="float" office:value="-0.48" calcext:value-type="float">
            <text:p>-0.48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40.25" calcext:value-type="float">
            <text:p>40.25</text:p>
          </table:table-cell>
          <table:table-cell office:value-type="float" office:value="66.5" calcext:value-type="float">
            <text:p>66.5</text:p>
          </table:table-cell>
          <table:table-cell office:value-type="float" office:value="33.26" calcext:value-type="float">
            <text:p>33.26</text:p>
          </table:table-cell>
          <table:table-cell office:value-type="float" office:value="66.47" calcext:value-type="float">
            <text:p>66.47</text:p>
          </table:table-cell>
          <table:table-cell office:value-type="float" office:value="21.89" calcext:value-type="float">
            <text:p>21.8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.09" calcext:value-type="float">
            <text:p>64.09</text:p>
          </table:table-cell>
          <table:table-cell office:value-type="string" calcext:value-type="string">
            <text:p>952f6565b513ebe97d552ac08e2c912e62a1b5b8993a59dc3b15635f8546a971</text:p>
          </table:table-cell>
          <table:table-cell office:value-type="float" office:value="96.75" calcext:value-type="float">
            <text:p>96.75</text:p>
          </table:table-cell>
          <table:table-cell office:value-type="float" office:value="-0.35" calcext:value-type="float">
            <text:p>-0.35</text:p>
          </table:table-cell>
          <table:table-cell office:value-type="float" office:value="40.73" calcext:value-type="float">
            <text:p>40.73</text:p>
          </table:table-cell>
          <table:table-cell table:number-columns-repeated="2" office:value-type="float" office:value="40.49" calcext:value-type="float">
            <text:p>40.49</text:p>
          </table:table-cell>
          <table:table-cell office:value-type="float" office:value="66.88" calcext:value-type="float">
            <text:p>66.88</text:p>
          </table:table-cell>
          <table:table-cell office:value-type="float" office:value="33.3" calcext:value-type="float">
            <text:p>33.3</text:p>
          </table:table-cell>
          <table:table-cell office:value-type="float" office:value="66.54" calcext:value-type="float">
            <text:p>66.54</text:p>
          </table:table-cell>
          <table:table-cell office:value-type="float" office:value="23.11" calcext:value-type="float">
            <text:p>23.1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5.041" calcext:value-type="float">
            <text:p>65.041</text:p>
          </table:table-cell>
          <table:table-cell office:value-type="string" calcext:value-type="string">
            <text:p>d16c2ccec0dd440ab023f4939dc06d93b6daf061c30cda86ea557904fa502e0a</text:p>
          </table:table-cell>
          <table:table-cell office:value-type="float" office:value="92.68" calcext:value-type="float">
            <text:p>92.68</text:p>
          </table:table-cell>
          <table:table-cell office:value-type="float" office:value="-0.48" calcext:value-type="float">
            <text:p>-0.48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40.25" calcext:value-type="float">
            <text:p>40.25</text:p>
          </table:table-cell>
          <table:table-cell office:value-type="float" office:value="66.5" calcext:value-type="float">
            <text:p>66.5</text:p>
          </table:table-cell>
          <table:table-cell office:value-type="float" office:value="33.26" calcext:value-type="float">
            <text:p>33.26</text:p>
          </table:table-cell>
          <table:table-cell office:value-type="float" office:value="66.47" calcext:value-type="float">
            <text:p>66.47</text:p>
          </table:table-cell>
          <table:table-cell office:value-type="float" office:value="21.89" calcext:value-type="float">
            <text:p>21.8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0.003" calcext:value-type="float">
            <text:p>70.003</text:p>
          </table:table-cell>
          <table:table-cell office:value-type="string" calcext:value-type="string">
            <text:p>952f6565b513ebe97d552ac08e2c912e62a1b5b8993a59dc3b15635f8546a971</text:p>
          </table:table-cell>
          <table:table-cell office:value-type="float" office:value="99.35" calcext:value-type="float">
            <text:p>99.35</text:p>
          </table:table-cell>
          <table:table-cell office:value-type="float" office:value="2.03" calcext:value-type="float">
            <text:p>2.03</text:p>
          </table:table-cell>
          <table:table-cell office:value-type="float" office:value="40.67" calcext:value-type="float">
            <text:p>40.67</text:p>
          </table:table-cell>
          <table:table-cell table:number-columns-repeated="2" office:value-type="float" office:value="47.44" calcext:value-type="float">
            <text:p>47.44</text:p>
          </table:table-cell>
          <table:table-cell office:value-type="float" office:value="70.52" calcext:value-type="float">
            <text:p>70.52</text:p>
          </table:table-cell>
          <table:table-cell office:value-type="float" office:value="34.64" calcext:value-type="float">
            <text:p>34.64</text:p>
          </table:table-cell>
          <table:table-cell office:value-type="float" office:value="67.29" calcext:value-type="float">
            <text:p>67.29</text:p>
          </table:table-cell>
          <table:table-cell office:value-type="float" office:value="24.19" calcext:value-type="float">
            <text:p>24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50720" calcext:value-type="float">
            <text:p>150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20" calcext:value-type="float">
            <text:p>60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903cc146036217dc6157be3f7b40d312a8e9a2f65107adc9d1ebe6268b69421", "5bc82223dd6902ae03e2e937add917aad7a9dd0cb84d3d2968b9f75efc844876", "8503deeeafa32c3d43f354cdc3ff0b070945d9807bb302b5528c590e8da9b549", "64d43d19750a55d9bc6b3567d423a2346d79f0572d7f1310093302993b223cc0", "813302d31b8ec34e5a5373ed594e25427ef82789f8c8b03f2a6553764377163b")</text:p>
          </table:table-cell>
          <table:table-cell office:value-type="float" office:value="99.67" calcext:value-type="float">
            <text:p>99.67</text:p>
          </table:table-cell>
          <table:table-cell office:value-type="float" office:value="1.89" calcext:value-type="float">
            <text:p>1.8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46.37" calcext:value-type="float">
            <text:p>46.37</text:p>
          </table:table-cell>
          <table:table-cell office:value-type="float" office:value="70.52" calcext:value-type="float">
            <text:p>70.52</text:p>
          </table:table-cell>
          <table:table-cell office:value-type="float" office:value="34.51" calcext:value-type="float">
            <text:p>34.51</text:p>
          </table:table-cell>
          <table:table-cell office:value-type="float" office:value="67.25" calcext:value-type="float">
            <text:p>67.25</text:p>
          </table:table-cell>
          <table:table-cell office:value-type="float" office:value="24.49" calcext:value-type="float">
            <text:p>24.49</text:p>
          </table:table-cell>
          <table:table-cell office:value-type="float" office:value="50.41" calcext:value-type="float">
            <text:p>50.41</text:p>
          </table:table-cell>
          <table:table-cell office:value-type="float" office:value="10000" calcext:value-type="float">
            <text:p>10000</text:p>
          </table:table-cell>
          <table:table-cell office:value-type="float" office:value="301760" calcext:value-type="float">
            <text:p>30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38880" calcext:value-type="float">
            <text:p>238880</text:p>
          </table:table-cell>
          <table:table-cell office:value-type="float" office:value="2003.803" calcext:value-type="float">
            <text:p>2003.803</text:p>
          </table:table-cell>
          <table:table-cell office:value-type="string" calcext:value-type="string">
            <text:p>("d7babe898167508d3ee0b100e1d7a0ce7b385cc5d7a0b6402f618fa3f7977730", "a24e5a9894725b313208bee2c5fec475b172625c2be144ef79ceef82ca5dbc5b", "0d5b3fdf49cb757109198699b236df1753cdecfcadc2a0f9a6fa1e8a04099c1e", "7426c49ce4b57280628a930386931027b170914a097a10ba3f4e0ed157ff2408", "7326084d174a4a6eb1fb5d0db74b6155a584b773de2a12e4607074d7bd6857b2")</text:p>
          </table:table-cell>
          <table:table-cell table:number-columns-repeated="1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5.78" calcext:value-type="float">
            <text:p>95.78</text:p>
          </table:table-cell>
          <table:table-cell office:value-type="float" office:value="9.95" calcext:value-type="float">
            <text:p>9.95</text:p>
          </table:table-cell>
          <table:table-cell table:style-name="ce4" office:value-type="float" office:value="46.13" calcext:value-type="float">
            <text:p>46.13</text:p>
          </table:table-cell>
          <table:table-cell table:style-name="ce4" office:value-type="float" office:value="49.27" calcext:value-type="float">
            <text:p>49.27</text:p>
          </table:table-cell>
          <table:table-cell office:value-type="float" office:value="49.27" calcext:value-type="float">
            <text:p>49.27</text:p>
          </table:table-cell>
          <table:table-cell office:value-type="float" office:value="76.74" calcext:value-type="float">
            <text:p>76.74</text:p>
          </table:table-cell>
          <table:table-cell office:value-type="float" office:value="39.04" calcext:value-type="float">
            <text:p>39.04</text:p>
          </table:table-cell>
          <table:table-cell office:value-type="float" office:value="69.8" calcext:value-type="float">
            <text:p>69.8</text:p>
          </table:table-cell>
          <table:table-cell office:value-type="float" office:value="32.27" calcext:value-type="float">
            <text:p>32.27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24.046" calcext:value-type="float">
            <text:p>3924.046</text:p>
          </table:table-cell>
          <table:table-cell office:value-type="string" calcext:value-type="string">
            <text:p>5d7aee24cbd9c01b9f16311931ce36bac2900610cc5e246a8f1764b5125c0e05</text:p>
          </table:table-cell>
          <table:table-cell office:value-type="float" office:value="88.76" calcext:value-type="float">
            <text:p>88.76</text:p>
          </table:table-cell>
          <table:table-cell office:value-type="float" office:value="8.92" calcext:value-type="float">
            <text:p>8.92</text:p>
          </table:table-cell>
          <table:table-cell table:style-name="ce4" office:value-type="float" office:value="44.99" calcext:value-type="float">
            <text:p>44.99</text:p>
          </table:table-cell>
          <table:table-cell table:style-name="ce4" office:value-type="float" office:value="48.84" calcext:value-type="float">
            <text:p>48.84</text:p>
          </table:table-cell>
          <table:table-cell office:value-type="float" office:value="48.84" calcext:value-type="float">
            <text:p>48.84</text:p>
          </table:table-cell>
          <table:table-cell office:value-type="float" office:value="75.3" calcext:value-type="float">
            <text:p>75.3</text:p>
          </table:table-cell>
          <table:table-cell office:value-type="float" office:value="38.58" calcext:value-type="float">
            <text:p>38.58</text:p>
          </table:table-cell>
          <table:table-cell office:value-type="float" office:value="69.47" calcext:value-type="float">
            <text:p>69.47</text:p>
          </table:table-cell>
          <table:table-cell office:value-type="float" office:value="31.66" calcext:value-type="float">
            <text:p>31.66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75.659" calcext:value-type="float">
            <text:p>575.659</text:p>
          </table:table-cell>
          <table:table-cell office:value-type="string" calcext:value-type="string">
            <text:p>cf648ba11a006a6a984fe043d4c0bd7a5d0569c3151878f568671bddf2f5f23e</text:p>
          </table:table-cell>
          <table:table-cell office:value-type="float" office:value="95.78" calcext:value-type="float">
            <text:p>95.78</text:p>
          </table:table-cell>
          <table:table-cell office:value-type="float" office:value="9.95" calcext:value-type="float">
            <text:p>9.95</text:p>
          </table:table-cell>
          <table:table-cell table:style-name="ce4" office:value-type="float" office:value="46.13" calcext:value-type="float">
            <text:p>46.13</text:p>
          </table:table-cell>
          <table:table-cell table:style-name="ce4" office:value-type="float" office:value="49.27" calcext:value-type="float">
            <text:p>49.27</text:p>
          </table:table-cell>
          <table:table-cell office:value-type="float" office:value="49.27" calcext:value-type="float">
            <text:p>49.27</text:p>
          </table:table-cell>
          <table:table-cell office:value-type="float" office:value="76.74" calcext:value-type="float">
            <text:p>76.74</text:p>
          </table:table-cell>
          <table:table-cell office:value-type="float" office:value="39.04" calcext:value-type="float">
            <text:p>39.04</text:p>
          </table:table-cell>
          <table:table-cell office:value-type="float" office:value="69.8" calcext:value-type="float">
            <text:p>69.8</text:p>
          </table:table-cell>
          <table:table-cell office:value-type="float" office:value="32.27" calcext:value-type="float">
            <text:p>32.27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89.304" calcext:value-type="float">
            <text:p>589.304</text:p>
          </table:table-cell>
          <table:table-cell office:value-type="string" calcext:value-type="string">
            <text:p>5d7aee24cbd9c01b9f16311931ce36bac2900610cc5e246a8f1764b5125c0e05</text:p>
          </table:table-cell>
          <table:table-cell office:value-type="float" office:value="88.76" calcext:value-type="float">
            <text:p>88.76</text:p>
          </table:table-cell>
          <table:table-cell office:value-type="float" office:value="8.92" calcext:value-type="float">
            <text:p>8.92</text:p>
          </table:table-cell>
          <table:table-cell table:style-name="ce4" office:value-type="float" office:value="44.99" calcext:value-type="float">
            <text:p>44.99</text:p>
          </table:table-cell>
          <table:table-cell table:style-name="ce4" office:value-type="float" office:value="48.84" calcext:value-type="float">
            <text:p>48.84</text:p>
          </table:table-cell>
          <table:table-cell office:value-type="float" office:value="48.84" calcext:value-type="float">
            <text:p>48.84</text:p>
          </table:table-cell>
          <table:table-cell office:value-type="float" office:value="75.3" calcext:value-type="float">
            <text:p>75.3</text:p>
          </table:table-cell>
          <table:table-cell office:value-type="float" office:value="38.58" calcext:value-type="float">
            <text:p>38.58</text:p>
          </table:table-cell>
          <table:table-cell office:value-type="float" office:value="69.47" calcext:value-type="float">
            <text:p>69.47</text:p>
          </table:table-cell>
          <table:table-cell office:value-type="float" office:value="31.66" calcext:value-type="float">
            <text:p>31.66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83.913" calcext:value-type="float">
            <text:p>583.913</text:p>
          </table:table-cell>
          <table:table-cell office:value-type="string" calcext:value-type="string">
            <text:p>cf648ba11a006a6a984fe043d4c0bd7a5d0569c3151878f568671bddf2f5f23e</text:p>
          </table:table-cell>
          <table:table-cell office:value-type="float" office:value="99.96" calcext:value-type="float">
            <text:p>99.96</text:p>
          </table:table-cell>
          <table:table-cell office:value-type="float" office:value="16.09" calcext:value-type="float">
            <text:p>16.09</text:p>
          </table:table-cell>
          <table:table-cell table:style-name="ce4" office:value-type="float" office:value="60.4" calcext:value-type="float">
            <text:p>60.4</text:p>
          </table:table-cell>
          <table:table-cell table:style-name="ce4" office:value-type="float" office:value="53.79" calcext:value-type="float">
            <text:p>53.79</text:p>
          </table:table-cell>
          <table:table-cell office:value-type="float" office:value="53.79" calcext:value-type="float">
            <text:p>53.79</text:p>
          </table:table-cell>
          <table:table-cell office:value-type="float" office:value="79.45" calcext:value-type="float">
            <text:p>79.45</text:p>
          </table:table-cell>
          <table:table-cell office:value-type="float" office:value="41.42" calcext:value-type="float">
            <text:p>41.42</text:p>
          </table:table-cell>
          <table:table-cell office:value-type="float" office:value="71.36" calcext:value-type="float">
            <text:p>71.36</text:p>
          </table:table-cell>
          <table:table-cell office:value-type="float" office:value="39.85" calcext:value-type="float">
            <text:p>39.8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42080" calcext:value-type="float">
            <text:p>5420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6720" calcext:value-type="float">
            <text:p>52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90c32b7cbb9e6d0b59b3be5590d0fed3a128cb09f5a07f10011775cd70cda7", "98e15cc016785ff7492bac21550948ced22dfd9debd8e92ef49869d382168bc0", "e17bbf01b95a8408716fe1793ad3c9a9c7c8d8eaaf70c7b4623ec58b6e895ff1", "fb7a137cfaccf2af7f221723fc23e2e46a5c99866fd4099936c7b61440351b50", "3f18636663ab714e64ed4e1c2cb481165f6a7f77560fb95a81aa4a07e627fd2f")</text:p>
          </table:table-cell>
          <table:table-cell office:value-type="float" office:value="100" calcext:value-type="float">
            <text:p>100</text:p>
          </table:table-cell>
          <table:table-cell office:value-type="float" office:value="16.35" calcext:value-type="float">
            <text:p>16.35</text:p>
          </table:table-cell>
          <table:table-cell table:style-name="ce4" office:value-type="float" office:value="61.29" calcext:value-type="float">
            <text:p>61.29</text:p>
          </table:table-cell>
          <table:table-cell table:style-name="ce4" office:value-type="float" office:value="54.13" calcext:value-type="float">
            <text:p>54.13</text:p>
          </table:table-cell>
          <table:table-cell office:value-type="float" office:value="54.13" calcext:value-type="float">
            <text:p>54.13</text:p>
          </table:table-cell>
          <table:table-cell office:value-type="float" office:value="79.21" calcext:value-type="float">
            <text:p>79.21</text:p>
          </table:table-cell>
          <table:table-cell office:value-type="float" office:value="41.45" calcext:value-type="float">
            <text:p>41.45</text:p>
          </table:table-cell>
          <table:table-cell office:value-type="float" office:value="71.4" calcext:value-type="float">
            <text:p>71.4</text:p>
          </table:table-cell>
          <table:table-cell office:value-type="float" office:value="40.24" calcext:value-type="float">
            <text:p>40.24</text:p>
          </table:table-cell>
          <table:table-cell office:value-type="float" office:value="44.58" calcext:value-type="float">
            <text:p>44.5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8000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02680" calcext:value-type="float">
            <text:p>602680</text:p>
          </table:table-cell>
          <table:table-cell table:style-name="ce8" office:value-type="float" office:value="18021.905" calcext:value-type="float">
            <text:p>18021.905</text:p>
          </table:table-cell>
          <table:table-cell office:value-type="string" calcext:value-type="string">
            <text:p>("26ba14c692d4e8d12055a9a45f4507c50b76ddf19d62d56c4086ea95bd092bcd", "0a0a170155bcdaa57c9895154ece7c842c4e5c709bd7eb515803d304237abd79", "504761f3686bb89d17f0f955f68d5583183e3f1d7a252b94324b6ece7721f44c", "63ad1904d5f048cbc96c5ebdae14483464cf301b9a0bd5007ba36f99d90adf4f", "96b0f468837c27f08cb6794c8c9b4a0cc3309b2f4e1087366c520f8dfb8c7f8f")</text:p>
          </table:table-cell>
          <table:table-cell table:number-columns-repeated="19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19" calcext:value-type="float">
            <text:p>97.19</text:p>
          </table:table-cell>
          <table:table-cell office:value-type="float" office:value="14.08" calcext:value-type="float">
            <text:p>14.08</text:p>
          </table:table-cell>
          <table:table-cell table:style-name="ce4" office:value-type="float" office:value="56.88" calcext:value-type="float">
            <text:p>56.88</text:p>
          </table:table-cell>
          <table:table-cell table:style-name="ce4" office:value-type="float" office:value="49.65" calcext:value-type="float">
            <text:p>49.65</text:p>
          </table:table-cell>
          <table:table-cell office:value-type="float" office:value="49.65" calcext:value-type="float">
            <text:p>49.65</text:p>
          </table:table-cell>
          <table:table-cell office:value-type="float" office:value="79.86" calcext:value-type="float">
            <text:p>79.86</text:p>
          </table:table-cell>
          <table:table-cell office:value-type="float" office:value="39.89" calcext:value-type="float">
            <text:p>39.89</text:p>
          </table:table-cell>
          <table:table-cell office:value-type="float" office:value="70.98" calcext:value-type="float">
            <text:p>70.98</text:p>
          </table:table-cell>
          <table:table-cell office:value-type="float" office:value="36.65" calcext:value-type="float">
            <text:p>36.6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79.305" calcext:value-type="float">
            <text:p>2079.305</text:p>
          </table:table-cell>
          <table:table-cell office:value-type="string" calcext:value-type="string">
            <text:p>d1d00f62290a77ad0f60102a6759860e602e206627c2f99f5a0d9b8bb7a8dc4c</text:p>
          </table:table-cell>
          <table:table-cell office:value-type="float" office:value="89.96" calcext:value-type="float">
            <text:p>89.96</text:p>
          </table:table-cell>
          <table:table-cell office:value-type="float" office:value="14.08" calcext:value-type="float">
            <text:p>14.08</text:p>
          </table:table-cell>
          <table:table-cell table:style-name="ce4" office:value-type="float" office:value="56.88" calcext:value-type="float">
            <text:p>56.88</text:p>
          </table:table-cell>
          <table:table-cell table:style-name="ce4" office:value-type="float" office:value="48.91" calcext:value-type="float">
            <text:p>48.91</text:p>
          </table:table-cell>
          <table:table-cell office:value-type="float" office:value="48.91" calcext:value-type="float">
            <text:p>48.91</text:p>
          </table:table-cell>
          <table:table-cell office:value-type="float" office:value="80.21" calcext:value-type="float">
            <text:p>80.21</text:p>
          </table:table-cell>
          <table:table-cell office:value-type="float" office:value="39.78" calcext:value-type="float">
            <text:p>39.78</text:p>
          </table:table-cell>
          <table:table-cell office:value-type="float" office:value="71.03" calcext:value-type="float">
            <text:p>71.03</text:p>
          </table:table-cell>
          <table:table-cell office:value-type="float" office:value="36.38" calcext:value-type="float">
            <text:p>36.38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91.442" calcext:value-type="float">
            <text:p>691.442</text:p>
          </table:table-cell>
          <table:table-cell office:value-type="string" calcext:value-type="string">
            <text:p>d7ef96dbb2dd8f69eab86bf96d672f462d09d0f3654215b16afbfadc3548fcc1</text:p>
          </table:table-cell>
          <table:table-cell office:value-type="float" office:value="97.19" calcext:value-type="float">
            <text:p>97.19</text:p>
          </table:table-cell>
          <table:table-cell office:value-type="float" office:value="14.08" calcext:value-type="float">
            <text:p>14.08</text:p>
          </table:table-cell>
          <table:table-cell table:style-name="ce4" office:value-type="float" office:value="56.88" calcext:value-type="float">
            <text:p>56.88</text:p>
          </table:table-cell>
          <table:table-cell table:style-name="ce4" office:value-type="float" office:value="49.65" calcext:value-type="float">
            <text:p>49.65</text:p>
          </table:table-cell>
          <table:table-cell office:value-type="float" office:value="49.65" calcext:value-type="float">
            <text:p>49.65</text:p>
          </table:table-cell>
          <table:table-cell office:value-type="float" office:value="79.86" calcext:value-type="float">
            <text:p>79.86</text:p>
          </table:table-cell>
          <table:table-cell office:value-type="float" office:value="39.89" calcext:value-type="float">
            <text:p>39.89</text:p>
          </table:table-cell>
          <table:table-cell office:value-type="float" office:value="70.98" calcext:value-type="float">
            <text:p>70.98</text:p>
          </table:table-cell>
          <table:table-cell office:value-type="float" office:value="36.65" calcext:value-type="float">
            <text:p>36.65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17.169" calcext:value-type="float">
            <text:p>717.169</text:p>
          </table:table-cell>
          <table:table-cell office:value-type="string" calcext:value-type="string">
            <text:p>d1d00f62290a77ad0f60102a6759860e602e206627c2f99f5a0d9b8bb7a8dc4c</text:p>
          </table:table-cell>
          <table:table-cell office:value-type="float" office:value="89.96" calcext:value-type="float">
            <text:p>89.96</text:p>
          </table:table-cell>
          <table:table-cell office:value-type="float" office:value="14.08" calcext:value-type="float">
            <text:p>14.08</text:p>
          </table:table-cell>
          <table:table-cell table:style-name="ce4" office:value-type="float" office:value="56.88" calcext:value-type="float">
            <text:p>56.88</text:p>
          </table:table-cell>
          <table:table-cell table:style-name="ce4" office:value-type="float" office:value="48.91" calcext:value-type="float">
            <text:p>48.91</text:p>
          </table:table-cell>
          <table:table-cell office:value-type="float" office:value="48.91" calcext:value-type="float">
            <text:p>48.91</text:p>
          </table:table-cell>
          <table:table-cell office:value-type="float" office:value="80.21" calcext:value-type="float">
            <text:p>80.21</text:p>
          </table:table-cell>
          <table:table-cell office:value-type="float" office:value="39.78" calcext:value-type="float">
            <text:p>39.78</text:p>
          </table:table-cell>
          <table:table-cell office:value-type="float" office:value="71.03" calcext:value-type="float">
            <text:p>71.03</text:p>
          </table:table-cell>
          <table:table-cell office:value-type="float" office:value="36.38" calcext:value-type="float">
            <text:p>36.38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72.992" calcext:value-type="float">
            <text:p>672.992</text:p>
          </table:table-cell>
          <table:table-cell office:value-type="string" calcext:value-type="string">
            <text:p>d7ef96dbb2dd8f69eab86bf96d672f462d09d0f3654215b16afbfadc3548fcc1</text:p>
          </table:table-cell>
          <table:table-cell office:value-type="float" office:value="99.92" calcext:value-type="float">
            <text:p>99.92</text:p>
          </table:table-cell>
          <table:table-cell office:value-type="float" office:value="16.35" calcext:value-type="float">
            <text:p>16.35</text:p>
          </table:table-cell>
          <table:table-cell table:style-name="ce4" office:value-type="float" office:value="61.2" calcext:value-type="float">
            <text:p>61.2</text:p>
          </table:table-cell>
          <table:table-cell table:style-name="ce4" office:value-type="float" office:value="54.25" calcext:value-type="float">
            <text:p>54.25</text:p>
          </table:table-cell>
          <table:table-cell office:value-type="float" office:value="54.25" calcext:value-type="float">
            <text:p>54.25</text:p>
          </table:table-cell>
          <table:table-cell office:value-type="float" office:value="79.25" calcext:value-type="float">
            <text:p>79.25</text:p>
          </table:table-cell>
          <table:table-cell office:value-type="float" office:value="41.59" calcext:value-type="float">
            <text:p>41.59</text:p>
          </table:table-cell>
          <table:table-cell office:value-type="float" office:value="71.39" calcext:value-type="float">
            <text:p>71.39</text:p>
          </table:table-cell>
          <table:table-cell office:value-type="float" office:value="40.36" calcext:value-type="float">
            <text:p>40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2880" calcext:value-type="float">
            <text:p>5328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920" calcext:value-type="float">
            <text:p>187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fe2239491b5a17d8333ee7411e4cec97fefe3adbfb394330e57edd929b423b", "8a6fe6be539bbce734bfcb3ae51fa78f955d82c7e1849a9eed55c2558e100e25", "5fd23aa5d88c82cebd052a684d82f8c14e9bb499ef053fd543fc73043d0864ab", "f4486ec3f649d0c77fbd94244c9de28b6db09b2b14ba532d3e55607dceeadcc5", "85a669d6f6b86dd7a6febf154fad14ac78506449b524adfdbb80fc732ae4658d")</text:p>
          </table:table-cell>
          <table:table-cell office:value-type="float" office:value="100" calcext:value-type="float">
            <text:p>100</text:p>
          </table:table-cell>
          <table:table-cell office:value-type="float" office:value="18.49" calcext:value-type="float">
            <text:p>18.49</text:p>
          </table:table-cell>
          <table:table-cell table:style-name="ce4" office:value-type="float" office:value="63.01" calcext:value-type="float">
            <text:p>63.01</text:p>
          </table:table-cell>
          <table:table-cell table:style-name="ce4" office:value-type="float" office:value="56.26" calcext:value-type="float">
            <text:p>56.26</text:p>
          </table:table-cell>
          <table:table-cell office:value-type="float" office:value="56.26" calcext:value-type="float">
            <text:p>56.26</text:p>
          </table:table-cell>
          <table:table-cell office:value-type="float" office:value="80.65" calcext:value-type="float">
            <text:p>80.65</text:p>
          </table:table-cell>
          <table:table-cell office:value-type="float" office:value="42.66" calcext:value-type="float">
            <text:p>42.66</text:p>
          </table:table-cell>
          <table:table-cell office:value-type="float" office:value="72" calcext:value-type="float">
            <text:p>72</text:p>
          </table:table-cell>
          <table:table-cell office:value-type="float" office:value="42.02" calcext:value-type="float">
            <text:p>42.02</text:p>
          </table:table-cell>
          <table:table-cell office:value-type="float" office:value="40.08" calcext:value-type="float">
            <text:p>40.08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70000" calcext:value-type="float">
            <text:p>1.07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98480" calcext:value-type="float">
            <text:p>398480</text:p>
          </table:table-cell>
          <table:table-cell table:style-name="ce8" office:value-type="float" office:value="20414.015" calcext:value-type="float">
            <text:p>20414.015</text:p>
          </table:table-cell>
          <table:table-cell office:value-type="string" calcext:value-type="string">
            <text:p>("3dc8c2a455d1a342087636bdab91eee9c9a86aec46b2765afd0ee886fe8c11fe", "bab303a10ba2d5eb0915c8d66b3153dbb8bd74fb084d8df57e80b93b39e66a92", "abee310e4661ebd1c977d9530b90438a84e03b2089b5d41bcf1856d9f750d92c", "6300dd02acaaae1e7d4c1f5e422c160d5f50e41626c26e75867b3966930825d3", "7fde8dccb079ef9de48c062e3e7c58a53307d55d96c9cc5b76ef3a3d5b4d0226")</text:p>
          </table:table-cell>
          <table:table-cell table:number-columns-repeated="19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6.79" calcext:value-type="float">
            <text:p>96.79</text:p>
          </table:table-cell>
          <table:table-cell office:value-type="float" office:value="14.68" calcext:value-type="float">
            <text:p>14.68</text:p>
          </table:table-cell>
          <table:table-cell table:style-name="ce4" office:value-type="float" office:value="55.87" calcext:value-type="float">
            <text:p>55.87</text:p>
          </table:table-cell>
          <table:table-cell table:style-name="ce4" office:value-type="float" office:value="55.18" calcext:value-type="float">
            <text:p>55.18</text:p>
          </table:table-cell>
          <table:table-cell office:value-type="float" office:value="55.18" calcext:value-type="float">
            <text:p>55.18</text:p>
          </table:table-cell>
          <table:table-cell office:value-type="float" office:value="78.81" calcext:value-type="float">
            <text:p>78.81</text:p>
          </table:table-cell>
          <table:table-cell office:value-type="float" office:value="40.92" calcext:value-type="float">
            <text:p>40.92</text:p>
          </table:table-cell>
          <table:table-cell office:value-type="float" office:value="70.98" calcext:value-type="float">
            <text:p>70.98</text:p>
          </table:table-cell>
          <table:table-cell office:value-type="float" office:value="38.07" calcext:value-type="float">
            <text:p>38.07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93.34" calcext:value-type="float">
            <text:p>993.34</text:p>
          </table:table-cell>
          <table:table-cell office:value-type="string" calcext:value-type="string">
            <text:p>2b410767d599d72d3b584d88414a86c72f4447ddfc6448c70a5a0b05fedba75f</text:p>
          </table:table-cell>
          <table:table-cell office:value-type="float" office:value="88.96" calcext:value-type="float">
            <text:p>88.96</text:p>
          </table:table-cell>
          <table:table-cell office:value-type="float" office:value="14.24" calcext:value-type="float">
            <text:p>14.24</text:p>
          </table:table-cell>
          <table:table-cell table:style-name="ce4" office:value-type="float" office:value="54.44" calcext:value-type="float">
            <text:p>54.44</text:p>
          </table:table-cell>
          <table:table-cell table:style-name="ce4" office:value-type="float" office:value="54.64" calcext:value-type="float">
            <text:p>54.64</text:p>
          </table:table-cell>
          <table:table-cell office:value-type="float" office:value="54.64" calcext:value-type="float">
            <text:p>54.64</text:p>
          </table:table-cell>
          <table:table-cell office:value-type="float" office:value="79" calcext:value-type="float">
            <text:p>79</text:p>
          </table:table-cell>
          <table:table-cell office:value-type="float" office:value="40.77" calcext:value-type="float">
            <text:p>40.77</text:p>
          </table:table-cell>
          <table:table-cell office:value-type="float" office:value="70.91" calcext:value-type="float">
            <text:p>70.91</text:p>
          </table:table-cell>
          <table:table-cell office:value-type="float" office:value="37.3" calcext:value-type="float">
            <text:p>37.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6.873" calcext:value-type="float">
            <text:p>356.873</text:p>
          </table:table-cell>
          <table:table-cell office:value-type="string" calcext:value-type="string">
            <text:p>8a0c2bff59cc3e0aa954e59d83405f4fafcf80832ccfdc6389643256a8895cec</text:p>
          </table:table-cell>
          <table:table-cell office:value-type="float" office:value="96.79" calcext:value-type="float">
            <text:p>96.79</text:p>
          </table:table-cell>
          <table:table-cell office:value-type="float" office:value="14.68" calcext:value-type="float">
            <text:p>14.68</text:p>
          </table:table-cell>
          <table:table-cell table:style-name="ce4" office:value-type="float" office:value="55.87" calcext:value-type="float">
            <text:p>55.87</text:p>
          </table:table-cell>
          <table:table-cell table:style-name="ce4" office:value-type="float" office:value="55.18" calcext:value-type="float">
            <text:p>55.18</text:p>
          </table:table-cell>
          <table:table-cell office:value-type="float" office:value="55.18" calcext:value-type="float">
            <text:p>55.18</text:p>
          </table:table-cell>
          <table:table-cell office:value-type="float" office:value="78.81" calcext:value-type="float">
            <text:p>78.81</text:p>
          </table:table-cell>
          <table:table-cell office:value-type="float" office:value="40.92" calcext:value-type="float">
            <text:p>40.92</text:p>
          </table:table-cell>
          <table:table-cell office:value-type="float" office:value="70.98" calcext:value-type="float">
            <text:p>70.98</text:p>
          </table:table-cell>
          <table:table-cell office:value-type="float" office:value="38.07" calcext:value-type="float">
            <text:p>38.07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63.038" calcext:value-type="float">
            <text:p>363.038</text:p>
          </table:table-cell>
          <table:table-cell office:value-type="string" calcext:value-type="string">
            <text:p>2b410767d599d72d3b584d88414a86c72f4447ddfc6448c70a5a0b05fedba75f</text:p>
          </table:table-cell>
          <table:table-cell office:value-type="float" office:value="88.96" calcext:value-type="float">
            <text:p>88.96</text:p>
          </table:table-cell>
          <table:table-cell office:value-type="float" office:value="14.24" calcext:value-type="float">
            <text:p>14.24</text:p>
          </table:table-cell>
          <table:table-cell table:style-name="ce4" office:value-type="float" office:value="54.44" calcext:value-type="float">
            <text:p>54.44</text:p>
          </table:table-cell>
          <table:table-cell table:style-name="ce4" office:value-type="float" office:value="54.64" calcext:value-type="float">
            <text:p>54.64</text:p>
          </table:table-cell>
          <table:table-cell office:value-type="float" office:value="54.64" calcext:value-type="float">
            <text:p>54.64</text:p>
          </table:table-cell>
          <table:table-cell office:value-type="float" office:value="79" calcext:value-type="float">
            <text:p>79</text:p>
          </table:table-cell>
          <table:table-cell office:value-type="float" office:value="40.77" calcext:value-type="float">
            <text:p>40.77</text:p>
          </table:table-cell>
          <table:table-cell office:value-type="float" office:value="70.91" calcext:value-type="float">
            <text:p>70.91</text:p>
          </table:table-cell>
          <table:table-cell office:value-type="float" office:value="37.3" calcext:value-type="float">
            <text:p>37.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4.48" calcext:value-type="float">
            <text:p>354.48</text:p>
          </table:table-cell>
          <table:table-cell office:value-type="string" calcext:value-type="string">
            <text:p>8a0c2bff59cc3e0aa954e59d83405f4fafcf80832ccfdc6389643256a8895cec</text:p>
          </table:table-cell>
          <table:table-cell office:value-type="float" office:value="100" calcext:value-type="float">
            <text:p>100</text:p>
          </table:table-cell>
          <table:table-cell office:value-type="float" office:value="18.54" calcext:value-type="float">
            <text:p>18.54</text:p>
          </table:table-cell>
          <table:table-cell table:style-name="ce4" office:value-type="float" office:value="57.99" calcext:value-type="float">
            <text:p>57.99</text:p>
          </table:table-cell>
          <table:table-cell table:style-name="ce4" office:value-type="float" office:value="61.46" calcext:value-type="float">
            <text:p>61.46</text:p>
          </table:table-cell>
          <table:table-cell office:value-type="float" office:value="61.46" calcext:value-type="float">
            <text:p>61.46</text:p>
          </table:table-cell>
          <table:table-cell office:value-type="float" office:value="81.64" calcext:value-type="float">
            <text:p>81.64</text:p>
          </table:table-cell>
          <table:table-cell office:value-type="float" office:value="43.25" calcext:value-type="float">
            <text:p>43.25</text:p>
          </table:table-cell>
          <table:table-cell office:value-type="float" office:value="72.08" calcext:value-type="float">
            <text:p>72.08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40200" calcext:value-type="float">
            <text:p>5402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200" calcext:value-type="float">
            <text:p>308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ca668e514326d149b80418ca957eabd66703b6fb7be80a0fd402cb1114b3f56", "72cd875619a3a94fab2de02265b81bc130b6dfefbb2cd3711f404f78858b1d13", "958fcb0e20cc7686616cf397a70397ff73ea3ee711168eac248c86cdec060d8a", "806451aba8ef2be37ed91a9b9d5a6962aefe73acb078885ffbc2f7ad49de1f65", "729edbaf51dcaa257bda15b732aedf5b0ee8629d77a4f9431ed99abbc01eaa80")</text:p>
          </table:table-cell>
          <table:table-cell office:value-type="float" office:value="100" calcext:value-type="float">
            <text:p>100</text:p>
          </table:table-cell>
          <table:table-cell office:value-type="float" office:value="20.61" calcext:value-type="float">
            <text:p>20.61</text:p>
          </table:table-cell>
          <table:table-cell table:style-name="ce4" office:value-type="float" office:value="60.4" calcext:value-type="float">
            <text:p>60.4</text:p>
          </table:table-cell>
          <table:table-cell table:style-name="ce4" office:value-type="float" office:value="63.55" calcext:value-type="float">
            <text:p>63.55</text:p>
          </table:table-cell>
          <table:table-cell office:value-type="float" office:value="63.55" calcext:value-type="float">
            <text:p>63.55</text:p>
          </table:table-cell>
          <table:table-cell office:value-type="float" office:value="82.77" calcext:value-type="float">
            <text:p>82.77</text:p>
          </table:table-cell>
          <table:table-cell office:value-type="float" office:value="44.19" calcext:value-type="float">
            <text:p>44.19</text:p>
          </table:table-cell>
          <table:table-cell office:value-type="float" office:value="72.61" calcext:value-type="float">
            <text:p>72.61</text:p>
          </table:table-cell>
          <table:table-cell office:value-type="float" office:value="43.02" calcext:value-type="float">
            <text:p>43.02</text:p>
          </table:table-cell>
          <table:table-cell office:value-type="float" office:value="43.82" calcext:value-type="float">
            <text:p>43.82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8000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48480" calcext:value-type="float">
            <text:p>248480</text:p>
          </table:table-cell>
          <table:table-cell table:style-name="ce8" office:value-type="float" office:value="20225.406" calcext:value-type="float">
            <text:p>20225.406</text:p>
          </table:table-cell>
          <table:table-cell office:value-type="string" calcext:value-type="string">
            <text:p>("aa5302fdbaeba3df9f221b0b93c6ea79469f24a8e30c3472f6fb2ee97cdbe879", "2cafd43902379149c0d7e9bd8b56850d469ce2e1175626a235b47e151083812b", "290bfd7fd84b19540f32dc41713b118e2f3b0a8c388a00a9476506e34221d247", "bf3173f5bd847767fd1e4a04600e9acb26c46cec7d3a60cde8a82e56eaddbd2f", "384bc0b486a9d7bc577ecddeed56d07604687a935a764c13d63e8258f2008c5a")</text:p>
          </table:table-cell>
          <table:table-cell table:number-columns-repeated="1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emens-Data-Measures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4.0 =&gt; "High-Risk",8.0 =&gt; "Risky",Inf =&gt; "Low-Risk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,2)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(166, 166, 166)</text:p>
          </table:table-cell>
          <table:table-cell office:value-type="string" calcext:value-type="string">
            <text:p>(42, 614, 42)</text:p>
          </table:table-cell>
          <table:table-cell office:value-type="string" calcext:value-type="string">
            <text:p>[52]</text:p>
          </table:table-cell>
          <table:table-cell office:value-type="string" calcext:value-type="string">
            <text:p>[(30,)]</text:p>
          </table:table-cell>
          <table:table-cell office:value-type="float" office:value="97.39" calcext:value-type="float">
            <text:p>97.39</text:p>
          </table:table-cell>
          <table:table-cell office:value-type="float" office:value="14.67" calcext:value-type="float">
            <text:p>14.67</text:p>
          </table:table-cell>
          <table:table-cell table:style-name="ce4" office:value-type="float" office:value="52.87" calcext:value-type="float">
            <text:p>52.87</text:p>
          </table:table-cell>
          <table:table-cell table:style-name="ce4" office:value-type="float" office:value="55.52" calcext:value-type="float">
            <text:p>55.52</text:p>
          </table:table-cell>
          <table:table-cell office:value-type="float" office:value="55.52" calcext:value-type="float">
            <text:p>55.52</text:p>
          </table:table-cell>
          <table:table-cell office:value-type="float" office:value="80.17" calcext:value-type="float">
            <text:p>80.17</text:p>
          </table:table-cell>
          <table:table-cell office:value-type="float" office:value="41.12" calcext:value-type="float">
            <text:p>41.12</text:p>
          </table:table-cell>
          <table:table-cell office:value-type="float" office:value="71.13" calcext:value-type="float">
            <text:p>71.13</text:p>
          </table:table-cell>
          <table:table-cell office:value-type="float" office:value="36.82" calcext:value-type="float">
            <text:p>36.8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71.64" calcext:value-type="float">
            <text:p>971.64</text:p>
          </table:table-cell>
          <table:table-cell office:value-type="string" calcext:value-type="string">
            <text:p>d81745b6f462ab1009125eb1e8016c0d69537697d1f06019d48f85dd86784e82</text:p>
          </table:table-cell>
          <table:table-cell office:value-type="float" office:value="88.96" calcext:value-type="float">
            <text:p>88.96</text:p>
          </table:table-cell>
          <table:table-cell office:value-type="float" office:value="13.42" calcext:value-type="float">
            <text:p>13.42</text:p>
          </table:table-cell>
          <table:table-cell table:style-name="ce4" office:value-type="float" office:value="52.58" calcext:value-type="float">
            <text:p>52.58</text:p>
          </table:table-cell>
          <table:table-cell table:style-name="ce4" office:value-type="float" office:value="52.46" calcext:value-type="float">
            <text:p>52.46</text:p>
          </table:table-cell>
          <table:table-cell office:value-type="float" office:value="52.46" calcext:value-type="float">
            <text:p>52.46</text:p>
          </table:table-cell>
          <table:table-cell office:value-type="float" office:value="79.37" calcext:value-type="float">
            <text:p>79.37</text:p>
          </table:table-cell>
          <table:table-cell office:value-type="float" office:value="40.31" calcext:value-type="float">
            <text:p>40.31</text:p>
          </table:table-cell>
          <table:table-cell office:value-type="float" office:value="70.77" calcext:value-type="float">
            <text:p>70.77</text:p>
          </table:table-cell>
          <table:table-cell office:value-type="float" office:value="35.83" calcext:value-type="float">
            <text:p>35.8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17.072" calcext:value-type="float">
            <text:p>417.072</text:p>
          </table:table-cell>
          <table:table-cell office:value-type="string" calcext:value-type="string">
            <text:p>63951cd2257f4a29fe1df5bdb0efa0c94f8d5582d420cda73b5c5f306f1821c2</text:p>
          </table:table-cell>
          <table:table-cell office:value-type="float" office:value="97.39" calcext:value-type="float">
            <text:p>97.39</text:p>
          </table:table-cell>
          <table:table-cell office:value-type="float" office:value="14.67" calcext:value-type="float">
            <text:p>14.67</text:p>
          </table:table-cell>
          <table:table-cell table:style-name="ce4" office:value-type="float" office:value="52.87" calcext:value-type="float">
            <text:p>52.87</text:p>
          </table:table-cell>
          <table:table-cell table:style-name="ce4" office:value-type="float" office:value="55.52" calcext:value-type="float">
            <text:p>55.52</text:p>
          </table:table-cell>
          <table:table-cell office:value-type="float" office:value="55.52" calcext:value-type="float">
            <text:p>55.52</text:p>
          </table:table-cell>
          <table:table-cell office:value-type="float" office:value="80.17" calcext:value-type="float">
            <text:p>80.17</text:p>
          </table:table-cell>
          <table:table-cell office:value-type="float" office:value="41.12" calcext:value-type="float">
            <text:p>41.12</text:p>
          </table:table-cell>
          <table:table-cell office:value-type="float" office:value="71.13" calcext:value-type="float">
            <text:p>71.13</text:p>
          </table:table-cell>
          <table:table-cell office:value-type="float" office:value="36.82" calcext:value-type="float">
            <text:p>36.8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38.783" calcext:value-type="float">
            <text:p>438.783</text:p>
          </table:table-cell>
          <table:table-cell office:value-type="string" calcext:value-type="string">
            <text:p>d81745b6f462ab1009125eb1e8016c0d69537697d1f06019d48f85dd86784e82</text:p>
          </table:table-cell>
          <table:table-cell office:value-type="float" office:value="88.96" calcext:value-type="float">
            <text:p>88.96</text:p>
          </table:table-cell>
          <table:table-cell office:value-type="float" office:value="13.42" calcext:value-type="float">
            <text:p>13.42</text:p>
          </table:table-cell>
          <table:table-cell table:style-name="ce4" office:value-type="float" office:value="52.58" calcext:value-type="float">
            <text:p>52.58</text:p>
          </table:table-cell>
          <table:table-cell table:style-name="ce4" office:value-type="float" office:value="52.46" calcext:value-type="float">
            <text:p>52.46</text:p>
          </table:table-cell>
          <table:table-cell office:value-type="float" office:value="52.46" calcext:value-type="float">
            <text:p>52.46</text:p>
          </table:table-cell>
          <table:table-cell office:value-type="float" office:value="79.37" calcext:value-type="float">
            <text:p>79.37</text:p>
          </table:table-cell>
          <table:table-cell office:value-type="float" office:value="40.31" calcext:value-type="float">
            <text:p>40.31</text:p>
          </table:table-cell>
          <table:table-cell office:value-type="float" office:value="70.77" calcext:value-type="float">
            <text:p>70.77</text:p>
          </table:table-cell>
          <table:table-cell office:value-type="float" office:value="35.83" calcext:value-type="float">
            <text:p>35.83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9.198" calcext:value-type="float">
            <text:p>449.198</text:p>
          </table:table-cell>
          <table:table-cell office:value-type="string" calcext:value-type="string">
            <text:p>63951cd2257f4a29fe1df5bdb0efa0c94f8d5582d420cda73b5c5f306f1821c2</text:p>
          </table:table-cell>
          <table:table-cell office:value-type="float" office:value="99.92" calcext:value-type="float">
            <text:p>99.92</text:p>
          </table:table-cell>
          <table:table-cell office:value-type="float" office:value="18.99" calcext:value-type="float">
            <text:p>18.99</text:p>
          </table:table-cell>
          <table:table-cell table:style-name="ce4" office:value-type="float" office:value="58.94" calcext:value-type="float">
            <text:p>58.94</text:p>
          </table:table-cell>
          <table:table-cell table:style-name="ce4" office:value-type="float" office:value="60.49" calcext:value-type="float">
            <text:p>60.49</text:p>
          </table:table-cell>
          <table:table-cell office:value-type="float" office:value="60.49" calcext:value-type="float">
            <text:p>60.49</text:p>
          </table:table-cell>
          <table:table-cell office:value-type="float" office:value="82.32" calcext:value-type="float">
            <text:p>82.32</text:p>
          </table:table-cell>
          <table:table-cell office:value-type="float" office:value="43.03" calcext:value-type="float">
            <text:p>43.03</text:p>
          </table:table-cell>
          <table:table-cell office:value-type="float" office:value="72.24" calcext:value-type="float">
            <text:p>72.24</text:p>
          </table:table-cell>
          <table:table-cell office:value-type="float" office:value="41.09" calcext:value-type="float">
            <text:p>41.0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37080" calcext:value-type="float">
            <text:p>5370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320" calcext:value-type="float">
            <text:p>144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56f9e80e3bb234e0d255de9bd87498b354b57f4b81394cc6276a828029f4f8f", "67816bc1f83c8640424a5cd94e8e9ec3c9bd0388c65939b058046e399bffdad2", "6199878029cb94703869f7de90d576c6b0f9f2e0f65395a28d1045515418fbce", "2da1bf280f81bd7e0f5e7ac30a20f3a66220d7ccbad35524d5c6778a9cec3260", "52f90d048df3c975531a0ab6b588d2fe545ecd288bfc70f4a7ed8316f7211c1e")</text:p>
          </table:table-cell>
          <table:table-cell office:value-type="float" office:value="100" calcext:value-type="float">
            <text:p>100</text:p>
          </table:table-cell>
          <table:table-cell office:value-type="float" office:value="20.02" calcext:value-type="float">
            <text:p>20.02</text:p>
          </table:table-cell>
          <table:table-cell table:style-name="ce4" office:value-type="float" office:value="60.06" calcext:value-type="float">
            <text:p>60.06</text:p>
          </table:table-cell>
          <table:table-cell table:style-name="ce4" office:value-type="float" office:value="62.54" calcext:value-type="float">
            <text:p>62.54</text:p>
          </table:table-cell>
          <table:table-cell office:value-type="float" office:value="62.54" calcext:value-type="float">
            <text:p>62.54</text:p>
          </table:table-cell>
          <table:table-cell office:value-type="float" office:value="82.44" calcext:value-type="float">
            <text:p>82.44</text:p>
          </table:table-cell>
          <table:table-cell office:value-type="float" office:value="43.62" calcext:value-type="float">
            <text:p>43.62</text:p>
          </table:table-cell>
          <table:table-cell office:value-type="float" office:value="72.46" calcext:value-type="float">
            <text:p>72.46</text:p>
          </table:table-cell>
          <table:table-cell office:value-type="float" office:value="42.29" calcext:value-type="float">
            <text:p>42.29</text:p>
          </table:table-cell>
          <table:table-cell office:value-type="float" office:value="42.25" calcext:value-type="float">
            <text:p>42.25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080000" calcext:value-type="float">
            <text:p>1.08E+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93880" calcext:value-type="float">
            <text:p>793880</text:p>
          </table:table-cell>
          <table:table-cell table:style-name="ce8" office:value-type="float" office:value="18428.356" calcext:value-type="float">
            <text:p>18428.356</text:p>
          </table:table-cell>
          <table:table-cell office:value-type="string" calcext:value-type="string">
            <text:p>("9360fd0f4db8f5159f921a2486a6d49004db530766f27cf69d29c0f32ac56d2a", "5accdc53b56ef9d48d9b22c47538103843632518b418504f91ae72ba4de99f0a", "6b4a87a4e0e066aff48adc7395737ab2e1dc194a8babcd8269e6b06a5d370c44", "7012f221056f1d65a712d8d59adb883feb8583912b1d35c9534dcdd9aa4f5a32", "ffb1d43664d43600324048f034997f618d42e103afd968405e51347e311569c6")</text:p>
          </table:table-cell>
          <table:table-cell table:number-columns-repeated="193"/>
        </table:table-row>
        <table:table-row table:style-name="ro2" table:number-rows-repeated="1048520">
          <table:table-cell table:number-columns-repeated="319"/>
        </table:table-row>
        <table:table-row table:style-name="ro2">
          <table:table-cell table:number-columns-repeated="319"/>
        </table:table-row>
        <calcext:conditional-formats>
          <calcext:conditional-format calcext:target-range-address="full_columns.Q56:full_columns.Q1048576 full_columns.AF56:full_columns.AG1048576 full_columns.AU56:full_columns.AV1048576 full_columns.BJ56:full_columns.BK1048576 full_columns.BY56:full_columns.BZ1048576 full_columns.R56:full_columns.R1048576 full_columns.CY56:full_columns.CY1048576 full_columns.CZ56:full_columns.CZ1048576 full_columns.Q1:full_columns.R51 full_columns.AF1:full_columns.AG51 full_columns.AU1:full_columns.AV51 full_columns.BJ1:full_columns.BK51 full_columns.BY1:full_columns.BZ51 full_columns.CY1:full_columns.CZ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U56:full_columns.DU1048576 full_columns.DU1:full_columns.DU5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Q52:full_columns.R55 full_columns.AF52:full_columns.AG55 full_columns.AU52:full_columns.AV55 full_columns.BJ52:full_columns.BK55 full_columns.BY52:full_columns.BZ55 full_columns.CY52:full_columns.CZ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U52:full_columns.DU5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2:16:12.611036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5:09:09.157918036</dc:date>
    <meta:editing-duration>PT11H43M27S</meta:editing-duration>
    <meta:editing-cycles>7</meta:editing-cycles>
    <meta:generator>LibreOffice/6.4.7.2$Linux_X86_64 LibreOffice_project/40$Build-2</meta:generator>
    <meta:document-statistic meta:table-count="1" meta:cell-count="6930" meta:object-count="0"/>
  </office:meta>
</office:document-meta>
</file>